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0" style:family="table-column">
      <style:table-column-properties fo:break-before="auto" style:column-width="113.44pt"/>
    </style:style>
    <style:style style:name="co31" style:family="table-column">
      <style:table-column-properties fo:break-before="auto" style:column-width="115.74pt"/>
    </style:style>
    <style:style style:name="co29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31.86pt"/>
    </style:style>
    <style:style style:name="co7" style:family="table-column">
      <style:table-column-properties fo:break-before="auto" style:column-width="16.44pt"/>
    </style:style>
    <style:style style:name="co8" style:family="table-column">
      <style:table-column-properties fo:break-before="auto" style:column-width="19.5pt"/>
    </style:style>
    <style:style style:name="co9" style:family="table-column">
      <style:table-column-properties fo:break-before="auto" style:column-width="17.21pt"/>
    </style:style>
    <style:style style:name="co10" style:family="table-column">
      <style:table-column-properties fo:break-before="auto" style:column-width="38.81pt"/>
    </style:style>
    <style:style style:name="co11" style:family="table-column">
      <style:table-column-properties fo:break-before="auto" style:column-width="35.74pt"/>
    </style:style>
    <style:style style:name="co12" style:family="table-column">
      <style:table-column-properties fo:break-before="auto" style:column-width="40.34pt"/>
    </style:style>
    <style:style style:name="co13" style:family="table-column">
      <style:table-column-properties fo:break-before="auto" style:column-width="36.51pt"/>
    </style:style>
    <style:style style:name="co14" style:family="table-column">
      <style:table-column-properties fo:break-before="auto" style:column-width="47.31pt"/>
    </style:style>
    <style:style style:name="co15" style:family="table-column">
      <style:table-column-properties fo:break-before="auto" style:column-width="45.01pt"/>
    </style:style>
    <style:style style:name="co16" style:family="table-column">
      <style:table-column-properties fo:break-before="auto" style:column-width="28.01pt"/>
    </style:style>
    <style:style style:name="co17" style:family="table-column">
      <style:table-column-properties fo:break-before="auto" style:column-width="29.54pt"/>
    </style:style>
    <style:style style:name="co18" style:family="table-column">
      <style:table-column-properties fo:break-before="auto" style:column-width="20.3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55.05pt"/>
    </style:style>
    <style:style style:name="co21" style:family="table-column">
      <style:table-column-properties fo:break-before="auto" style:column-width="61.99pt"/>
    </style:style>
    <style:style style:name="co22" style:family="table-column">
      <style:table-column-properties fo:break-before="auto" style:column-width="55.81pt"/>
    </style:style>
    <style:style style:name="co23" style:family="table-column">
      <style:table-column-properties fo:break-before="auto" style:column-width="50.4pt"/>
    </style:style>
    <style:style style:name="co24" style:family="table-column">
      <style:table-column-properties fo:break-before="auto" style:column-width="51.14pt"/>
    </style:style>
    <style:style style:name="co25" style:family="table-column">
      <style:table-column-properties fo:break-before="auto" style:column-width="24.89pt"/>
    </style:style>
    <style:style style:name="co26" style:family="table-column">
      <style:table-column-properties fo:break-before="auto" style:column-width="34.21pt"/>
    </style:style>
    <style:style style:name="co27" style:family="table-column">
      <style:table-column-properties fo:break-before="auto" style:column-width="49.66pt"/>
    </style:style>
    <style:style style:name="co28" style:family="table-column">
      <style:table-column-properties fo:break-before="auto" style:column-width="51.96pt"/>
    </style:style>
    <style:style style:name="co32" style:family="table-column">
      <style:table-column-properties fo:break-before="auto" style:column-width="44.19pt"/>
    </style:style>
    <style:style style:name="co33" style:family="table-column">
      <style:table-column-properties fo:break-before="auto" style:column-width="32.66pt"/>
    </style:style>
    <style:style style:name="co34" style:family="table-column">
      <style:table-column-properties fo:break-before="auto" style:column-width="38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5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50"/>
    <style:style style:name="ce4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23" table:number-columns-repeated="2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2" office:value-type="string" calcext:value-type="string">
            <text:p>2019-10-21 17:35:10</text:p>
          </table:table-cell>
          <table:table-cell office:value-type="float" office:value="9228924" calcext:value-type="float">
            <text:p>9228924</text:p>
          </table:table-cell>
          <table:table-cell office:value-type="float" office:value="105472" calcext:value-type="float">
            <text:p>1054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739300" calcext:value-type="float">
            <text:p>5739300</text:p>
          </table:table-cell>
          <table:table-cell office:value-type="float" office:value="33244" calcext:value-type="float">
            <text:p>33244</text:p>
          </table:table-cell>
          <table:table-cell office:value-type="float" office:value="9604" calcext:value-type="float">
            <text:p>9604</text:p>
          </table:table-cell>
          <table:table-cell office:value-type="float" office:value="23640" calcext:value-type="float">
            <text:p>23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82" calcext:value-type="float">
            <text:p>1382</text:p>
          </table:table-cell>
          <table:table-cell office:value-type="float" office:value="4480" calcext:value-type="float">
            <text:p>4480</text:p>
          </table:table-cell>
          <table:table-cell office:value-type="float" office:value="102" calcext:value-type="float">
            <text:p>102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-10-21 17:35:11</text:p>
          </table:table-cell>
          <table:table-cell office:value-type="float" office:value="9196168" calcext:value-type="float">
            <text:p>91961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7240" calcext:value-type="float">
            <text:p>6147240</text:p>
          </table:table-cell>
          <table:table-cell office:value-type="float" office:value="73764" calcext:value-type="float">
            <text:p>73764</text:p>
          </table:table-cell>
          <table:table-cell office:value-type="float" office:value="37668" calcext:value-type="float">
            <text:p>37668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26" calcext:value-type="float">
            <text:p>242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842" calcext:value-type="float">
            <text:p>3842</text:p>
          </table:table-cell>
          <table:table-cell office:value-type="float" office:value="13440" calcext:value-type="float">
            <text:p>13440</text:p>
          </table:table-cell>
          <table:table-cell office:value-type="float" office:value="11211" calcext:value-type="float">
            <text:p>11211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2400" calcext:value-type="float">
            <text:p>22400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12</text:p>
          </table:table-cell>
          <table:table-cell office:value-type="float" office:value="9196044" calcext:value-type="float">
            <text:p>919604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7240" calcext:value-type="float">
            <text:p>6147240</text:p>
          </table:table-cell>
          <table:table-cell office:value-type="float" office:value="73764" calcext:value-type="float">
            <text:p>73764</text:p>
          </table:table-cell>
          <table:table-cell office:value-type="float" office:value="37668" calcext:value-type="float">
            <text:p>37668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842" calcext:value-type="float">
            <text:p>3842</text:p>
          </table:table-cell>
          <table:table-cell office:value-type="float" office:value="13440" calcext:value-type="float">
            <text:p>13440</text:p>
          </table:table-cell>
          <table:table-cell office:value-type="float" office:value="11211" calcext:value-type="float">
            <text:p>11211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2400" calcext:value-type="float">
            <text:p>22400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13</text:p>
          </table:table-cell>
          <table:table-cell office:value-type="float" office:value="9203756" calcext:value-type="float">
            <text:p>92037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7240" calcext:value-type="float">
            <text:p>6147240</text:p>
          </table:table-cell>
          <table:table-cell office:value-type="float" office:value="73764" calcext:value-type="float">
            <text:p>73764</text:p>
          </table:table-cell>
          <table:table-cell office:value-type="float" office:value="37668" calcext:value-type="float">
            <text:p>37668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842" calcext:value-type="float">
            <text:p>3842</text:p>
          </table:table-cell>
          <table:table-cell office:value-type="float" office:value="13440" calcext:value-type="float">
            <text:p>13440</text:p>
          </table:table-cell>
          <table:table-cell office:value-type="float" office:value="11211" calcext:value-type="float">
            <text:p>11211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2400" calcext:value-type="float">
            <text:p>22400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14</text:p>
          </table:table-cell>
          <table:table-cell office:value-type="float" office:value="9203856" calcext:value-type="float">
            <text:p>92038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7240" calcext:value-type="float">
            <text:p>6147240</text:p>
          </table:table-cell>
          <table:table-cell office:value-type="float" office:value="73764" calcext:value-type="float">
            <text:p>73764</text:p>
          </table:table-cell>
          <table:table-cell office:value-type="float" office:value="37668" calcext:value-type="float">
            <text:p>37668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3842" calcext:value-type="float">
            <text:p>3842</text:p>
          </table:table-cell>
          <table:table-cell office:value-type="float" office:value="13440" calcext:value-type="float">
            <text:p>13440</text:p>
          </table:table-cell>
          <table:table-cell office:value-type="float" office:value="11211" calcext:value-type="float">
            <text:p>11211</text:p>
          </table:table-cell>
          <table:table-cell office:value-type="float" office:value="1664" calcext:value-type="float">
            <text:p>1664</text:p>
          </table:table-cell>
          <table:table-cell office:value-type="float" office:value="1304" calcext:value-type="float">
            <text:p>1304</text:p>
          </table:table-cell>
          <table:table-cell office:value-type="float" office:value="22400" calcext:value-type="float">
            <text:p>22400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15</text:p>
          </table:table-cell>
          <table:table-cell office:value-type="float" office:value="9158888" calcext:value-type="float">
            <text:p>915888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9768" calcext:value-type="float">
            <text:p>6169768</text:p>
          </table:table-cell>
          <table:table-cell office:value-type="float" office:value="114572" calcext:value-type="float">
            <text:p>114572</text:p>
          </table:table-cell>
          <table:table-cell office:value-type="float" office:value="78476" calcext:value-type="float">
            <text:p>78476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6953" calcext:value-type="float">
            <text:p>6953</text:p>
          </table:table-cell>
          <table:table-cell office:value-type="float" office:value="38316" calcext:value-type="float">
            <text:p>38316</text:p>
          </table:table-cell>
          <table:table-cell office:value-type="float" office:value="33660" calcext:value-type="float">
            <text:p>33660</text:p>
          </table:table-cell>
          <table:table-cell office:value-type="float" office:value="5120" calcext:value-type="float">
            <text:p>5120</text:p>
          </table:table-cell>
          <table:table-cell office:value-type="float" office:value="2655" calcext:value-type="float">
            <text:p>2655</text:p>
          </table:table-cell>
          <table:table-cell office:value-type="float" office:value="38316" calcext:value-type="float">
            <text:p>3831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993" calcext:value-type="float">
            <text:p>1993</text:p>
          </table:table-cell>
          <table:table-cell office:value-type="float" office:value="208" calcext:value-type="float">
            <text:p>208</text:p>
          </table:table-cell>
          <table:table-cell office:value-type="float" office:value="4764" calcext:value-type="float">
            <text:p>4764</text:p>
          </table:table-cell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16</text:p>
          </table:table-cell>
          <table:table-cell office:value-type="float" office:value="9002532" calcext:value-type="float">
            <text:p>90025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47592" calcext:value-type="float">
            <text:p>6247592</text:p>
          </table:table-cell>
          <table:table-cell office:value-type="float" office:value="270824" calcext:value-type="float">
            <text:p>270824</text:p>
          </table:table-cell>
          <table:table-cell office:value-type="float" office:value="234728" calcext:value-type="float">
            <text:p>234728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576" calcext:value-type="float">
            <text:p>24576</text:p>
          </table:table-cell>
          <table:table-cell office:value-type="float" office:value="12719" calcext:value-type="float">
            <text:p>12719</text:p>
          </table:table-cell>
          <table:table-cell office:value-type="float" office:value="129508" calcext:value-type="float">
            <text:p>129508</text:p>
          </table:table-cell>
          <table:table-cell office:value-type="float" office:value="115517" calcext:value-type="float">
            <text:p>115517</text:p>
          </table:table-cell>
          <table:table-cell office:value-type="float" office:value="18148" calcext:value-type="float">
            <text:p>18148</text:p>
          </table:table-cell>
          <table:table-cell office:value-type="float" office:value="7589" calcext:value-type="float">
            <text:p>7589</text:p>
          </table:table-cell>
          <table:table-cell office:value-type="float" office:value="202408" calcext:value-type="float">
            <text:p>20240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505" calcext:value-type="float">
            <text:p>8505</text:p>
          </table:table-cell>
          <table:table-cell office:value-type="float" office:value="208" calcext:value-type="float">
            <text:p>208</text:p>
          </table:table-cell>
          <table:table-cell office:value-type="float" office:value="11276" calcext:value-type="float">
            <text:p>11276</text:p>
          </table:table-cell>
          <table:table-cell office:value-type="float" office:value="6512" calcext:value-type="float">
            <text:p>6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17</text:p>
          </table:table-cell>
          <table:table-cell office:value-type="float" office:value="8833520" calcext:value-type="float">
            <text:p>883352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3240" calcext:value-type="float">
            <text:p>6403240</text:p>
          </table:table-cell>
          <table:table-cell office:value-type="float" office:value="443340" calcext:value-type="float">
            <text:p>443340</text:p>
          </table:table-cell>
          <table:table-cell office:value-type="float" office:value="407244" calcext:value-type="float">
            <text:p>407244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8544" calcext:value-type="float">
            <text:p>108544</text:p>
          </table:table-cell>
          <table:table-cell office:value-type="float" office:value="51735" calcext:value-type="float">
            <text:p>51735</text:p>
          </table:table-cell>
          <table:table-cell office:value-type="float" office:value="234084" calcext:value-type="float">
            <text:p>234084</text:p>
          </table:table-cell>
          <table:table-cell office:value-type="float" office:value="209275" calcext:value-type="float">
            <text:p>209275</text:p>
          </table:table-cell>
          <table:table-cell office:value-type="float" office:value="33124" calcext:value-type="float">
            <text:p>33124</text:p>
          </table:table-cell>
          <table:table-cell office:value-type="float" office:value="13242" calcext:value-type="float">
            <text:p>13242</text:p>
          </table:table-cell>
          <table:table-cell office:value-type="float" office:value="237180" calcext:value-type="float">
            <text:p>23718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5964" calcext:value-type="float">
            <text:p>15964</text:p>
          </table:table-cell>
          <table:table-cell office:value-type="float" office:value="208" calcext:value-type="float">
            <text:p>208</text:p>
          </table:table-cell>
          <table:table-cell office:value-type="float" office:value="18735" calcext:value-type="float">
            <text:p>18735</text:p>
          </table:table-cell>
          <table:table-cell office:value-type="float" office:value="7459" calcext:value-type="float">
            <text:p>7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18</text:p>
          </table:table-cell>
          <table:table-cell office:value-type="float" office:value="8688452" calcext:value-type="float">
            <text:p>868845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91304" calcext:value-type="float">
            <text:p>6491304</text:p>
          </table:table-cell>
          <table:table-cell office:value-type="float" office:value="587740" calcext:value-type="float">
            <text:p>587740</text:p>
          </table:table-cell>
          <table:table-cell office:value-type="float" office:value="551644" calcext:value-type="float">
            <text:p>551644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8848" calcext:value-type="float">
            <text:p>78848</text:p>
          </table:table-cell>
          <table:table-cell office:value-type="float" office:value="64355" calcext:value-type="float">
            <text:p>64355</text:p>
          </table:table-cell>
          <table:table-cell office:value-type="float" office:value="336784" calcext:value-type="float">
            <text:p>336784</text:p>
          </table:table-cell>
          <table:table-cell office:value-type="float" office:value="301473" calcext:value-type="float">
            <text:p>301473</text:p>
          </table:table-cell>
          <table:table-cell office:value-type="float" office:value="47764" calcext:value-type="float">
            <text:p>47764</text:p>
          </table:table-cell>
          <table:table-cell office:value-type="float" office:value="18800" calcext:value-type="float">
            <text:p>18800</text:p>
          </table:table-cell>
          <table:table-cell office:value-type="float" office:value="399728" calcext:value-type="float">
            <text:p>39972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3299" calcext:value-type="float">
            <text:p>23299</text:p>
          </table:table-cell>
          <table:table-cell office:value-type="float" office:value="208" calcext:value-type="float">
            <text:p>208</text:p>
          </table:table-cell>
          <table:table-cell office:value-type="float" office:value="26070" calcext:value-type="float">
            <text:p>26070</text:p>
          </table:table-cell>
          <table:table-cell office:value-type="float" office:value="7335" calcext:value-type="float">
            <text:p>7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19</text:p>
          </table:table-cell>
          <table:table-cell office:value-type="float" office:value="8554148" calcext:value-type="float">
            <text:p>855414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77320" calcext:value-type="float">
            <text:p>6577320</text:p>
          </table:table-cell>
          <table:table-cell office:value-type="float" office:value="722180" calcext:value-type="float">
            <text:p>722180</text:p>
          </table:table-cell>
          <table:table-cell office:value-type="float" office:value="686084" calcext:value-type="float">
            <text:p>686084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2944" calcext:value-type="float">
            <text:p>82944</text:p>
          </table:table-cell>
          <table:table-cell office:value-type="float" office:value="44313" calcext:value-type="float">
            <text:p>44313</text:p>
          </table:table-cell>
          <table:table-cell office:value-type="float" office:value="437776" calcext:value-type="float">
            <text:p>437776</text:p>
          </table:table-cell>
          <table:table-cell office:value-type="float" office:value="392105" calcext:value-type="float">
            <text:p>392105</text:p>
          </table:table-cell>
          <table:table-cell office:value-type="float" office:value="62228" calcext:value-type="float">
            <text:p>62228</text:p>
          </table:table-cell>
          <table:table-cell office:value-type="float" office:value="24264" calcext:value-type="float">
            <text:p>24264</text:p>
          </table:table-cell>
          <table:table-cell office:value-type="float" office:value="577736" calcext:value-type="float">
            <text:p>57773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0508" calcext:value-type="float">
            <text:p>30508</text:p>
          </table:table-cell>
          <table:table-cell office:value-type="float" office:value="208" calcext:value-type="float">
            <text:p>208</text:p>
          </table:table-cell>
          <table:table-cell office:value-type="float" office:value="33279" calcext:value-type="float">
            <text:p>33279</text:p>
          </table:table-cell>
          <table:table-cell office:value-type="float" office:value="7209" calcext:value-type="float">
            <text:p>7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20</text:p>
          </table:table-cell>
          <table:table-cell office:value-type="float" office:value="8395304" calcext:value-type="float">
            <text:p>839530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0920" calcext:value-type="float">
            <text:p>6730920</text:p>
          </table:table-cell>
          <table:table-cell office:value-type="float" office:value="880560" calcext:value-type="float">
            <text:p>880560</text:p>
          </table:table-cell>
          <table:table-cell office:value-type="float" office:value="844464" calcext:value-type="float">
            <text:p>844464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67353" calcext:value-type="float">
            <text:p>67353</text:p>
          </table:table-cell>
          <table:table-cell office:value-type="float" office:value="540432" calcext:value-type="float">
            <text:p>540432</text:p>
          </table:table-cell>
          <table:table-cell office:value-type="float" office:value="484396" calcext:value-type="float">
            <text:p>484396</text:p>
          </table:table-cell>
          <table:table-cell office:value-type="float" office:value="76820" calcext:value-type="float">
            <text:p>76820</text:p>
          </table:table-cell>
          <table:table-cell office:value-type="float" office:value="29828" calcext:value-type="float">
            <text:p>29828</text:p>
          </table:table-cell>
          <table:table-cell office:value-type="float" office:value="577736" calcext:value-type="float">
            <text:p>57773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7850" calcext:value-type="float">
            <text:p>37850</text:p>
          </table:table-cell>
          <table:table-cell office:value-type="float" office:value="208" calcext:value-type="float">
            <text:p>208</text:p>
          </table:table-cell>
          <table:table-cell office:value-type="float" office:value="40621" calcext:value-type="float">
            <text:p>40621</text:p>
          </table:table-cell>
          <table:table-cell office:value-type="float" office:value="7342" calcext:value-type="float">
            <text:p>7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21</text:p>
          </table:table-cell>
          <table:table-cell office:value-type="float" office:value="8343968" calcext:value-type="float">
            <text:p>83439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8260" calcext:value-type="float">
            <text:p>928260</text:p>
          </table:table-cell>
          <table:table-cell office:value-type="float" office:value="892164" calcext:value-type="float">
            <text:p>892164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440" calcext:value-type="float">
            <text:p>42440</text:p>
          </table:table-cell>
          <table:table-cell office:value-type="float" office:value="573328" calcext:value-type="float">
            <text:p>573328</text:p>
          </table:table-cell>
          <table:table-cell office:value-type="float" office:value="514076" calcext:value-type="float">
            <text:p>514076</text:p>
          </table:table-cell>
          <table:table-cell office:value-type="float" office:value="81556" calcext:value-type="float">
            <text:p>81556</text:p>
          </table:table-cell>
          <table:table-cell office:value-type="float" office:value="31617" calcext:value-type="float">
            <text:p>3161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22</text:p>
          </table:table-cell>
          <table:table-cell office:value-type="float" office:value="8343968" calcext:value-type="float">
            <text:p>83439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8260" calcext:value-type="float">
            <text:p>928260</text:p>
          </table:table-cell>
          <table:table-cell office:value-type="float" office:value="892164" calcext:value-type="float">
            <text:p>89216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440" calcext:value-type="float">
            <text:p>42440</text:p>
          </table:table-cell>
          <table:table-cell office:value-type="float" office:value="573328" calcext:value-type="float">
            <text:p>573328</text:p>
          </table:table-cell>
          <table:table-cell office:value-type="float" office:value="514076" calcext:value-type="float">
            <text:p>514076</text:p>
          </table:table-cell>
          <table:table-cell office:value-type="float" office:value="81556" calcext:value-type="float">
            <text:p>81556</text:p>
          </table:table-cell>
          <table:table-cell office:value-type="float" office:value="31617" calcext:value-type="float">
            <text:p>3161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23</text:p>
          </table:table-cell>
          <table:table-cell office:value-type="float" office:value="8343968" calcext:value-type="float">
            <text:p>83439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8260" calcext:value-type="float">
            <text:p>928260</text:p>
          </table:table-cell>
          <table:table-cell office:value-type="float" office:value="892164" calcext:value-type="float">
            <text:p>89216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440" calcext:value-type="float">
            <text:p>42440</text:p>
          </table:table-cell>
          <table:table-cell office:value-type="float" office:value="573328" calcext:value-type="float">
            <text:p>573328</text:p>
          </table:table-cell>
          <table:table-cell office:value-type="float" office:value="514076" calcext:value-type="float">
            <text:p>514076</text:p>
          </table:table-cell>
          <table:table-cell office:value-type="float" office:value="81556" calcext:value-type="float">
            <text:p>81556</text:p>
          </table:table-cell>
          <table:table-cell office:value-type="float" office:value="31617" calcext:value-type="float">
            <text:p>3161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24</text:p>
          </table:table-cell>
          <table:table-cell office:value-type="float" office:value="8327104" calcext:value-type="float">
            <text:p>832710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8260" calcext:value-type="float">
            <text:p>928260</text:p>
          </table:table-cell>
          <table:table-cell office:value-type="float" office:value="892164" calcext:value-type="float">
            <text:p>89216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440" calcext:value-type="float">
            <text:p>42440</text:p>
          </table:table-cell>
          <table:table-cell office:value-type="float" office:value="573328" calcext:value-type="float">
            <text:p>573328</text:p>
          </table:table-cell>
          <table:table-cell office:value-type="float" office:value="514076" calcext:value-type="float">
            <text:p>514076</text:p>
          </table:table-cell>
          <table:table-cell office:value-type="float" office:value="81556" calcext:value-type="float">
            <text:p>81556</text:p>
          </table:table-cell>
          <table:table-cell office:value-type="float" office:value="31617" calcext:value-type="float">
            <text:p>3161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25</text:p>
          </table:table-cell>
          <table:table-cell office:value-type="float" office:value="8326980" calcext:value-type="float">
            <text:p>832698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8260" calcext:value-type="float">
            <text:p>928260</text:p>
          </table:table-cell>
          <table:table-cell office:value-type="float" office:value="892164" calcext:value-type="float">
            <text:p>89216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440" calcext:value-type="float">
            <text:p>42440</text:p>
          </table:table-cell>
          <table:table-cell office:value-type="float" office:value="573328" calcext:value-type="float">
            <text:p>573328</text:p>
          </table:table-cell>
          <table:table-cell office:value-type="float" office:value="514076" calcext:value-type="float">
            <text:p>514076</text:p>
          </table:table-cell>
          <table:table-cell office:value-type="float" office:value="81556" calcext:value-type="float">
            <text:p>81556</text:p>
          </table:table-cell>
          <table:table-cell office:value-type="float" office:value="31617" calcext:value-type="float">
            <text:p>3161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26</text:p>
          </table:table-cell>
          <table:table-cell office:value-type="float" office:value="8326488" calcext:value-type="float">
            <text:p>832648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8260" calcext:value-type="float">
            <text:p>928260</text:p>
          </table:table-cell>
          <table:table-cell office:value-type="float" office:value="892164" calcext:value-type="float">
            <text:p>89216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440" calcext:value-type="float">
            <text:p>42440</text:p>
          </table:table-cell>
          <table:table-cell office:value-type="float" office:value="573328" calcext:value-type="float">
            <text:p>573328</text:p>
          </table:table-cell>
          <table:table-cell office:value-type="float" office:value="514076" calcext:value-type="float">
            <text:p>514076</text:p>
          </table:table-cell>
          <table:table-cell office:value-type="float" office:value="81556" calcext:value-type="float">
            <text:p>81556</text:p>
          </table:table-cell>
          <table:table-cell office:value-type="float" office:value="31617" calcext:value-type="float">
            <text:p>3161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27</text:p>
          </table:table-cell>
          <table:table-cell office:value-type="float" office:value="8324256" calcext:value-type="float">
            <text:p>83242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8260" calcext:value-type="float">
            <text:p>928260</text:p>
          </table:table-cell>
          <table:table-cell office:value-type="float" office:value="892164" calcext:value-type="float">
            <text:p>89216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440" calcext:value-type="float">
            <text:p>42440</text:p>
          </table:table-cell>
          <table:table-cell office:value-type="float" office:value="573328" calcext:value-type="float">
            <text:p>573328</text:p>
          </table:table-cell>
          <table:table-cell office:value-type="float" office:value="514076" calcext:value-type="float">
            <text:p>514076</text:p>
          </table:table-cell>
          <table:table-cell office:value-type="float" office:value="81556" calcext:value-type="float">
            <text:p>81556</text:p>
          </table:table-cell>
          <table:table-cell office:value-type="float" office:value="31617" calcext:value-type="float">
            <text:p>3161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28</text:p>
          </table:table-cell>
          <table:table-cell office:value-type="float" office:value="8323512" calcext:value-type="float">
            <text:p>832351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8260" calcext:value-type="float">
            <text:p>928260</text:p>
          </table:table-cell>
          <table:table-cell office:value-type="float" office:value="892164" calcext:value-type="float">
            <text:p>89216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440" calcext:value-type="float">
            <text:p>42440</text:p>
          </table:table-cell>
          <table:table-cell office:value-type="float" office:value="573328" calcext:value-type="float">
            <text:p>573328</text:p>
          </table:table-cell>
          <table:table-cell office:value-type="float" office:value="514076" calcext:value-type="float">
            <text:p>514076</text:p>
          </table:table-cell>
          <table:table-cell office:value-type="float" office:value="81556" calcext:value-type="float">
            <text:p>81556</text:p>
          </table:table-cell>
          <table:table-cell office:value-type="float" office:value="31617" calcext:value-type="float">
            <text:p>3161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29</text:p>
          </table:table-cell>
          <table:table-cell office:value-type="float" office:value="8331588" calcext:value-type="float">
            <text:p>833158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3196" calcext:value-type="float">
            <text:p>923196</text:p>
          </table:table-cell>
          <table:table-cell office:value-type="float" office:value="887100" calcext:value-type="float">
            <text:p>887100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9" calcext:value-type="float">
            <text:p>34879</text:p>
          </table:table-cell>
          <table:table-cell office:value-type="float" office:value="573328" calcext:value-type="float">
            <text:p>573328</text:p>
          </table:table-cell>
          <table:table-cell office:value-type="float" office:value="413513" calcext:value-type="float">
            <text:p>413513</text:p>
          </table:table-cell>
          <table:table-cell office:value-type="float" office:value="81556" calcext:value-type="float">
            <text:p>81556</text:p>
          </table:table-cell>
          <table:table-cell office:value-type="float" office:value="25554" calcext:value-type="float">
            <text:p>25554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21 17:35:30</text:p>
          </table:table-cell>
          <table:table-cell office:value-type="float" office:value="8332208" calcext:value-type="float">
            <text:p>833220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3196" calcext:value-type="float">
            <text:p>923196</text:p>
          </table:table-cell>
          <table:table-cell office:value-type="float" office:value="887100" calcext:value-type="float">
            <text:p>887100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9" calcext:value-type="float">
            <text:p>34879</text:p>
          </table:table-cell>
          <table:table-cell office:value-type="float" office:value="573328" calcext:value-type="float">
            <text:p>573328</text:p>
          </table:table-cell>
          <table:table-cell office:value-type="float" office:value="413513" calcext:value-type="float">
            <text:p>413513</text:p>
          </table:table-cell>
          <table:table-cell office:value-type="float" office:value="81556" calcext:value-type="float">
            <text:p>81556</text:p>
          </table:table-cell>
          <table:table-cell office:value-type="float" office:value="25554" calcext:value-type="float">
            <text:p>25554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31</text:p>
          </table:table-cell>
          <table:table-cell office:value-type="float" office:value="8337044" calcext:value-type="float">
            <text:p>833704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3196" calcext:value-type="float">
            <text:p>923196</text:p>
          </table:table-cell>
          <table:table-cell office:value-type="float" office:value="887100" calcext:value-type="float">
            <text:p>887100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9" calcext:value-type="float">
            <text:p>34879</text:p>
          </table:table-cell>
          <table:table-cell office:value-type="float" office:value="573328" calcext:value-type="float">
            <text:p>573328</text:p>
          </table:table-cell>
          <table:table-cell office:value-type="float" office:value="413513" calcext:value-type="float">
            <text:p>413513</text:p>
          </table:table-cell>
          <table:table-cell office:value-type="float" office:value="81556" calcext:value-type="float">
            <text:p>81556</text:p>
          </table:table-cell>
          <table:table-cell office:value-type="float" office:value="25554" calcext:value-type="float">
            <text:p>25554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32</text:p>
          </table:table-cell>
          <table:table-cell office:value-type="float" office:value="8341632" calcext:value-type="float">
            <text:p>83416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3196" calcext:value-type="float">
            <text:p>923196</text:p>
          </table:table-cell>
          <table:table-cell office:value-type="float" office:value="887100" calcext:value-type="float">
            <text:p>887100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9" calcext:value-type="float">
            <text:p>34879</text:p>
          </table:table-cell>
          <table:table-cell office:value-type="float" office:value="573328" calcext:value-type="float">
            <text:p>573328</text:p>
          </table:table-cell>
          <table:table-cell office:value-type="float" office:value="413513" calcext:value-type="float">
            <text:p>413513</text:p>
          </table:table-cell>
          <table:table-cell office:value-type="float" office:value="81556" calcext:value-type="float">
            <text:p>81556</text:p>
          </table:table-cell>
          <table:table-cell office:value-type="float" office:value="25554" calcext:value-type="float">
            <text:p>25554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33</text:p>
          </table:table-cell>
          <table:table-cell office:value-type="float" office:value="8338532" calcext:value-type="float">
            <text:p>83385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3196" calcext:value-type="float">
            <text:p>923196</text:p>
          </table:table-cell>
          <table:table-cell office:value-type="float" office:value="887100" calcext:value-type="float">
            <text:p>887100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9" calcext:value-type="float">
            <text:p>34879</text:p>
          </table:table-cell>
          <table:table-cell office:value-type="float" office:value="573328" calcext:value-type="float">
            <text:p>573328</text:p>
          </table:table-cell>
          <table:table-cell office:value-type="float" office:value="413514" calcext:value-type="float">
            <text:p>413514</text:p>
          </table:table-cell>
          <table:table-cell office:value-type="float" office:value="81556" calcext:value-type="float">
            <text:p>81556</text:p>
          </table:table-cell>
          <table:table-cell office:value-type="float" office:value="25554" calcext:value-type="float">
            <text:p>25554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34</text:p>
          </table:table-cell>
          <table:table-cell office:value-type="float" office:value="8338544" calcext:value-type="float">
            <text:p>833854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3196" calcext:value-type="float">
            <text:p>923196</text:p>
          </table:table-cell>
          <table:table-cell office:value-type="float" office:value="887100" calcext:value-type="float">
            <text:p>887100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9" calcext:value-type="float">
            <text:p>34879</text:p>
          </table:table-cell>
          <table:table-cell office:value-type="float" office:value="573328" calcext:value-type="float">
            <text:p>573328</text:p>
          </table:table-cell>
          <table:table-cell office:value-type="float" office:value="413514" calcext:value-type="float">
            <text:p>413514</text:p>
          </table:table-cell>
          <table:table-cell office:value-type="float" office:value="81556" calcext:value-type="float">
            <text:p>81556</text:p>
          </table:table-cell>
          <table:table-cell office:value-type="float" office:value="25554" calcext:value-type="float">
            <text:p>25554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35</text:p>
          </table:table-cell>
          <table:table-cell office:value-type="float" office:value="8339164" calcext:value-type="float">
            <text:p>83391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3196" calcext:value-type="float">
            <text:p>923196</text:p>
          </table:table-cell>
          <table:table-cell office:value-type="float" office:value="887100" calcext:value-type="float">
            <text:p>887100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9" calcext:value-type="float">
            <text:p>34879</text:p>
          </table:table-cell>
          <table:table-cell office:value-type="float" office:value="573328" calcext:value-type="float">
            <text:p>573328</text:p>
          </table:table-cell>
          <table:table-cell office:value-type="float" office:value="413514" calcext:value-type="float">
            <text:p>413514</text:p>
          </table:table-cell>
          <table:table-cell office:value-type="float" office:value="81556" calcext:value-type="float">
            <text:p>81556</text:p>
          </table:table-cell>
          <table:table-cell office:value-type="float" office:value="25554" calcext:value-type="float">
            <text:p>25554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36</text:p>
          </table:table-cell>
          <table:table-cell office:value-type="float" office:value="8343256" calcext:value-type="float">
            <text:p>83432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923196" calcext:value-type="float">
            <text:p>923196</text:p>
          </table:table-cell>
          <table:table-cell office:value-type="float" office:value="887100" calcext:value-type="float">
            <text:p>887100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79" calcext:value-type="float">
            <text:p>34879</text:p>
          </table:table-cell>
          <table:table-cell office:value-type="float" office:value="573328" calcext:value-type="float">
            <text:p>573328</text:p>
          </table:table-cell>
          <table:table-cell office:value-type="float" office:value="413514" calcext:value-type="float">
            <text:p>413514</text:p>
          </table:table-cell>
          <table:table-cell office:value-type="float" office:value="81556" calcext:value-type="float">
            <text:p>81556</text:p>
          </table:table-cell>
          <table:table-cell office:value-type="float" office:value="25554" calcext:value-type="float">
            <text:p>25554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37</text:p>
          </table:table-cell>
          <table:table-cell office:value-type="float" office:value="8362352" calcext:value-type="float">
            <text:p>836235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96080" calcext:value-type="float">
            <text:p>896080</text:p>
          </table:table-cell>
          <table:table-cell office:value-type="float" office:value="859984" calcext:value-type="float">
            <text:p>859984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7" calcext:value-type="float">
            <text:p>27317</text:p>
          </table:table-cell>
          <table:table-cell office:value-type="float" office:value="573328" calcext:value-type="float">
            <text:p>573328</text:p>
          </table:table-cell>
          <table:table-cell office:value-type="float" office:value="312951" calcext:value-type="float">
            <text:p>312951</text:p>
          </table:table-cell>
          <table:table-cell office:value-type="float" office:value="81556" calcext:value-type="float">
            <text:p>81556</text:p>
          </table:table-cell>
          <table:table-cell office:value-type="float" office:value="19492" calcext:value-type="float">
            <text:p>19492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21 17:35:38</text:p>
          </table:table-cell>
          <table:table-cell office:value-type="float" office:value="8362356" calcext:value-type="float">
            <text:p>83623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96080" calcext:value-type="float">
            <text:p>896080</text:p>
          </table:table-cell>
          <table:table-cell office:value-type="float" office:value="859984" calcext:value-type="float">
            <text:p>85998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7" calcext:value-type="float">
            <text:p>27317</text:p>
          </table:table-cell>
          <table:table-cell office:value-type="float" office:value="573328" calcext:value-type="float">
            <text:p>573328</text:p>
          </table:table-cell>
          <table:table-cell office:value-type="float" office:value="312951" calcext:value-type="float">
            <text:p>312951</text:p>
          </table:table-cell>
          <table:table-cell office:value-type="float" office:value="81556" calcext:value-type="float">
            <text:p>81556</text:p>
          </table:table-cell>
          <table:table-cell office:value-type="float" office:value="19492" calcext:value-type="float">
            <text:p>19492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39</text:p>
          </table:table-cell>
          <table:table-cell office:value-type="float" office:value="8370548" calcext:value-type="float">
            <text:p>837054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96080" calcext:value-type="float">
            <text:p>896080</text:p>
          </table:table-cell>
          <table:table-cell office:value-type="float" office:value="859984" calcext:value-type="float">
            <text:p>85998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7" calcext:value-type="float">
            <text:p>27317</text:p>
          </table:table-cell>
          <table:table-cell office:value-type="float" office:value="573328" calcext:value-type="float">
            <text:p>573328</text:p>
          </table:table-cell>
          <table:table-cell office:value-type="float" office:value="312951" calcext:value-type="float">
            <text:p>312951</text:p>
          </table:table-cell>
          <table:table-cell office:value-type="float" office:value="81556" calcext:value-type="float">
            <text:p>81556</text:p>
          </table:table-cell>
          <table:table-cell office:value-type="float" office:value="19492" calcext:value-type="float">
            <text:p>19492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40</text:p>
          </table:table-cell>
          <table:table-cell office:value-type="float" office:value="8370548" calcext:value-type="float">
            <text:p>837054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96080" calcext:value-type="float">
            <text:p>896080</text:p>
          </table:table-cell>
          <table:table-cell office:value-type="float" office:value="859984" calcext:value-type="float">
            <text:p>85998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7" calcext:value-type="float">
            <text:p>27317</text:p>
          </table:table-cell>
          <table:table-cell office:value-type="float" office:value="573328" calcext:value-type="float">
            <text:p>573328</text:p>
          </table:table-cell>
          <table:table-cell office:value-type="float" office:value="312951" calcext:value-type="float">
            <text:p>312951</text:p>
          </table:table-cell>
          <table:table-cell office:value-type="float" office:value="81556" calcext:value-type="float">
            <text:p>81556</text:p>
          </table:table-cell>
          <table:table-cell office:value-type="float" office:value="19492" calcext:value-type="float">
            <text:p>19492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41</text:p>
          </table:table-cell>
          <table:table-cell office:value-type="float" office:value="8366772" calcext:value-type="float">
            <text:p>83667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96148" calcext:value-type="float">
            <text:p>896148</text:p>
          </table:table-cell>
          <table:table-cell office:value-type="float" office:value="860052" calcext:value-type="float">
            <text:p>860052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7" calcext:value-type="float">
            <text:p>27317</text:p>
          </table:table-cell>
          <table:table-cell office:value-type="float" office:value="573328" calcext:value-type="float">
            <text:p>573328</text:p>
          </table:table-cell>
          <table:table-cell office:value-type="float" office:value="312953" calcext:value-type="float">
            <text:p>312953</text:p>
          </table:table-cell>
          <table:table-cell office:value-type="float" office:value="81556" calcext:value-type="float">
            <text:p>81556</text:p>
          </table:table-cell>
          <table:table-cell office:value-type="float" office:value="19492" calcext:value-type="float">
            <text:p>19492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42</text:p>
          </table:table-cell>
          <table:table-cell office:value-type="float" office:value="8366772" calcext:value-type="float">
            <text:p>83667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96148" calcext:value-type="float">
            <text:p>896148</text:p>
          </table:table-cell>
          <table:table-cell office:value-type="float" office:value="860052" calcext:value-type="float">
            <text:p>860052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7" calcext:value-type="float">
            <text:p>27317</text:p>
          </table:table-cell>
          <table:table-cell office:value-type="float" office:value="573328" calcext:value-type="float">
            <text:p>573328</text:p>
          </table:table-cell>
          <table:table-cell office:value-type="float" office:value="312953" calcext:value-type="float">
            <text:p>312953</text:p>
          </table:table-cell>
          <table:table-cell office:value-type="float" office:value="81556" calcext:value-type="float">
            <text:p>81556</text:p>
          </table:table-cell>
          <table:table-cell office:value-type="float" office:value="19492" calcext:value-type="float">
            <text:p>19492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43</text:p>
          </table:table-cell>
          <table:table-cell office:value-type="float" office:value="8366776" calcext:value-type="float">
            <text:p>836677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96148" calcext:value-type="float">
            <text:p>896148</text:p>
          </table:table-cell>
          <table:table-cell office:value-type="float" office:value="860052" calcext:value-type="float">
            <text:p>860052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7" calcext:value-type="float">
            <text:p>27317</text:p>
          </table:table-cell>
          <table:table-cell office:value-type="float" office:value="573328" calcext:value-type="float">
            <text:p>573328</text:p>
          </table:table-cell>
          <table:table-cell office:value-type="float" office:value="312953" calcext:value-type="float">
            <text:p>312953</text:p>
          </table:table-cell>
          <table:table-cell office:value-type="float" office:value="81556" calcext:value-type="float">
            <text:p>81556</text:p>
          </table:table-cell>
          <table:table-cell office:value-type="float" office:value="19492" calcext:value-type="float">
            <text:p>19492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44</text:p>
          </table:table-cell>
          <table:table-cell office:value-type="float" office:value="8365112" calcext:value-type="float">
            <text:p>836511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96148" calcext:value-type="float">
            <text:p>896148</text:p>
          </table:table-cell>
          <table:table-cell office:value-type="float" office:value="860052" calcext:value-type="float">
            <text:p>860052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317" calcext:value-type="float">
            <text:p>27317</text:p>
          </table:table-cell>
          <table:table-cell office:value-type="float" office:value="573328" calcext:value-type="float">
            <text:p>573328</text:p>
          </table:table-cell>
          <table:table-cell office:value-type="float" office:value="312953" calcext:value-type="float">
            <text:p>312953</text:p>
          </table:table-cell>
          <table:table-cell office:value-type="float" office:value="81556" calcext:value-type="float">
            <text:p>81556</text:p>
          </table:table-cell>
          <table:table-cell office:value-type="float" office:value="19492" calcext:value-type="float">
            <text:p>19492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45</text:p>
          </table:table-cell>
          <table:table-cell office:value-type="float" office:value="8383080" calcext:value-type="float">
            <text:p>838308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4292" calcext:value-type="float">
            <text:p>874292</text:p>
          </table:table-cell>
          <table:table-cell office:value-type="float" office:value="838196" calcext:value-type="float">
            <text:p>838196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5" calcext:value-type="float">
            <text:p>19755</text:p>
          </table:table-cell>
          <table:table-cell office:value-type="float" office:value="573328" calcext:value-type="float">
            <text:p>573328</text:p>
          </table:table-cell>
          <table:table-cell office:value-type="float" office:value="212390" calcext:value-type="float">
            <text:p>212390</text:p>
          </table:table-cell>
          <table:table-cell office:value-type="float" office:value="81556" calcext:value-type="float">
            <text:p>81556</text:p>
          </table:table-cell>
          <table:table-cell office:value-type="float" office:value="13429" calcext:value-type="float">
            <text:p>13429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21 17:35:46</text:p>
          </table:table-cell>
          <table:table-cell office:value-type="float" office:value="8383080" calcext:value-type="float">
            <text:p>838308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4292" calcext:value-type="float">
            <text:p>874292</text:p>
          </table:table-cell>
          <table:table-cell office:value-type="float" office:value="838196" calcext:value-type="float">
            <text:p>83819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5" calcext:value-type="float">
            <text:p>19755</text:p>
          </table:table-cell>
          <table:table-cell office:value-type="float" office:value="573328" calcext:value-type="float">
            <text:p>573328</text:p>
          </table:table-cell>
          <table:table-cell office:value-type="float" office:value="212390" calcext:value-type="float">
            <text:p>212390</text:p>
          </table:table-cell>
          <table:table-cell office:value-type="float" office:value="81556" calcext:value-type="float">
            <text:p>81556</text:p>
          </table:table-cell>
          <table:table-cell office:value-type="float" office:value="13429" calcext:value-type="float">
            <text:p>13429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47</text:p>
          </table:table-cell>
          <table:table-cell office:value-type="float" office:value="8383088" calcext:value-type="float">
            <text:p>838308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4292" calcext:value-type="float">
            <text:p>874292</text:p>
          </table:table-cell>
          <table:table-cell office:value-type="float" office:value="838196" calcext:value-type="float">
            <text:p>83819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5" calcext:value-type="float">
            <text:p>19755</text:p>
          </table:table-cell>
          <table:table-cell office:value-type="float" office:value="573328" calcext:value-type="float">
            <text:p>573328</text:p>
          </table:table-cell>
          <table:table-cell office:value-type="float" office:value="212390" calcext:value-type="float">
            <text:p>212390</text:p>
          </table:table-cell>
          <table:table-cell office:value-type="float" office:value="81556" calcext:value-type="float">
            <text:p>81556</text:p>
          </table:table-cell>
          <table:table-cell office:value-type="float" office:value="13429" calcext:value-type="float">
            <text:p>13429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48</text:p>
          </table:table-cell>
          <table:table-cell office:value-type="float" office:value="8390776" calcext:value-type="float">
            <text:p>839077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4292" calcext:value-type="float">
            <text:p>874292</text:p>
          </table:table-cell>
          <table:table-cell office:value-type="float" office:value="838196" calcext:value-type="float">
            <text:p>83819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5" calcext:value-type="float">
            <text:p>19755</text:p>
          </table:table-cell>
          <table:table-cell office:value-type="float" office:value="573328" calcext:value-type="float">
            <text:p>573328</text:p>
          </table:table-cell>
          <table:table-cell office:value-type="float" office:value="212390" calcext:value-type="float">
            <text:p>212390</text:p>
          </table:table-cell>
          <table:table-cell office:value-type="float" office:value="81556" calcext:value-type="float">
            <text:p>81556</text:p>
          </table:table-cell>
          <table:table-cell office:value-type="float" office:value="13429" calcext:value-type="float">
            <text:p>13429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49</text:p>
          </table:table-cell>
          <table:table-cell office:value-type="float" office:value="8403532" calcext:value-type="float">
            <text:p>84035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4292" calcext:value-type="float">
            <text:p>874292</text:p>
          </table:table-cell>
          <table:table-cell office:value-type="float" office:value="838196" calcext:value-type="float">
            <text:p>83819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5" calcext:value-type="float">
            <text:p>19755</text:p>
          </table:table-cell>
          <table:table-cell office:value-type="float" office:value="573328" calcext:value-type="float">
            <text:p>573328</text:p>
          </table:table-cell>
          <table:table-cell office:value-type="float" office:value="212391" calcext:value-type="float">
            <text:p>212391</text:p>
          </table:table-cell>
          <table:table-cell office:value-type="float" office:value="81556" calcext:value-type="float">
            <text:p>81556</text:p>
          </table:table-cell>
          <table:table-cell office:value-type="float" office:value="13429" calcext:value-type="float">
            <text:p>13429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50</text:p>
          </table:table-cell>
          <table:table-cell office:value-type="float" office:value="8403408" calcext:value-type="float">
            <text:p>840340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4292" calcext:value-type="float">
            <text:p>874292</text:p>
          </table:table-cell>
          <table:table-cell office:value-type="float" office:value="838196" calcext:value-type="float">
            <text:p>83819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5" calcext:value-type="float">
            <text:p>19755</text:p>
          </table:table-cell>
          <table:table-cell office:value-type="float" office:value="573328" calcext:value-type="float">
            <text:p>573328</text:p>
          </table:table-cell>
          <table:table-cell office:value-type="float" office:value="212391" calcext:value-type="float">
            <text:p>212391</text:p>
          </table:table-cell>
          <table:table-cell office:value-type="float" office:value="81556" calcext:value-type="float">
            <text:p>81556</text:p>
          </table:table-cell>
          <table:table-cell office:value-type="float" office:value="13429" calcext:value-type="float">
            <text:p>13429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51</text:p>
          </table:table-cell>
          <table:table-cell office:value-type="float" office:value="8403408" calcext:value-type="float">
            <text:p>840340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4292" calcext:value-type="float">
            <text:p>874292</text:p>
          </table:table-cell>
          <table:table-cell office:value-type="float" office:value="838196" calcext:value-type="float">
            <text:p>83819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5" calcext:value-type="float">
            <text:p>19755</text:p>
          </table:table-cell>
          <table:table-cell office:value-type="float" office:value="573328" calcext:value-type="float">
            <text:p>573328</text:p>
          </table:table-cell>
          <table:table-cell office:value-type="float" office:value="212391" calcext:value-type="float">
            <text:p>212391</text:p>
          </table:table-cell>
          <table:table-cell office:value-type="float" office:value="81556" calcext:value-type="float">
            <text:p>81556</text:p>
          </table:table-cell>
          <table:table-cell office:value-type="float" office:value="13429" calcext:value-type="float">
            <text:p>13429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52</text:p>
          </table:table-cell>
          <table:table-cell office:value-type="float" office:value="8407376" calcext:value-type="float">
            <text:p>840737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74292" calcext:value-type="float">
            <text:p>874292</text:p>
          </table:table-cell>
          <table:table-cell office:value-type="float" office:value="838196" calcext:value-type="float">
            <text:p>83819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755" calcext:value-type="float">
            <text:p>19755</text:p>
          </table:table-cell>
          <table:table-cell office:value-type="float" office:value="573328" calcext:value-type="float">
            <text:p>573328</text:p>
          </table:table-cell>
          <table:table-cell office:value-type="float" office:value="212391" calcext:value-type="float">
            <text:p>212391</text:p>
          </table:table-cell>
          <table:table-cell office:value-type="float" office:value="81556" calcext:value-type="float">
            <text:p>81556</text:p>
          </table:table-cell>
          <table:table-cell office:value-type="float" office:value="13429" calcext:value-type="float">
            <text:p>13429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53</text:p>
          </table:table-cell>
          <table:table-cell office:value-type="float" office:value="8427872" calcext:value-type="float">
            <text:p>84278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21 17:35:54</text:p>
          </table:table-cell>
          <table:table-cell office:value-type="float" office:value="8428104" calcext:value-type="float">
            <text:p>842810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55</text:p>
          </table:table-cell>
          <table:table-cell office:value-type="float" office:value="8435748" calcext:value-type="float">
            <text:p>843574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56</text:p>
          </table:table-cell>
          <table:table-cell office:value-type="float" office:value="8435748" calcext:value-type="float">
            <text:p>843574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57</text:p>
          </table:table-cell>
          <table:table-cell office:value-type="float" office:value="8415448" calcext:value-type="float">
            <text:p>841544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58</text:p>
          </table:table-cell>
          <table:table-cell office:value-type="float" office:value="8415324" calcext:value-type="float">
            <text:p>841532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5:59</text:p>
          </table:table-cell>
          <table:table-cell office:value-type="float" office:value="8419120" calcext:value-type="float">
            <text:p>841912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00</text:p>
          </table:table-cell>
          <table:table-cell office:value-type="float" office:value="8419120" calcext:value-type="float">
            <text:p>841912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01</text:p>
          </table:table-cell>
          <table:table-cell office:value-type="float" office:value="8418556" calcext:value-type="float">
            <text:p>84185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02</text:p>
          </table:table-cell>
          <table:table-cell office:value-type="float" office:value="8418556" calcext:value-type="float">
            <text:p>84185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03</text:p>
          </table:table-cell>
          <table:table-cell office:value-type="float" office:value="8418556" calcext:value-type="float">
            <text:p>84185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04</text:p>
          </table:table-cell>
          <table:table-cell office:value-type="float" office:value="8418556" calcext:value-type="float">
            <text:p>84185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05</text:p>
          </table:table-cell>
          <table:table-cell office:value-type="float" office:value="8419060" calcext:value-type="float">
            <text:p>841906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06</text:p>
          </table:table-cell>
          <table:table-cell office:value-type="float" office:value="8418804" calcext:value-type="float">
            <text:p>841880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07</text:p>
          </table:table-cell>
          <table:table-cell office:value-type="float" office:value="8419296" calcext:value-type="float">
            <text:p>841929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08</text:p>
          </table:table-cell>
          <table:table-cell office:value-type="float" office:value="8419432" calcext:value-type="float">
            <text:p>84194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09</text:p>
          </table:table-cell>
          <table:table-cell office:value-type="float" office:value="8419308" calcext:value-type="float">
            <text:p>841930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10</text:p>
          </table:table-cell>
          <table:table-cell office:value-type="float" office:value="8419368" calcext:value-type="float">
            <text:p>84193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11</text:p>
          </table:table-cell>
          <table:table-cell office:value-type="float" office:value="8419244" calcext:value-type="float">
            <text:p>841924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12</text:p>
          </table:table-cell>
          <table:table-cell office:value-type="float" office:value="8435528" calcext:value-type="float">
            <text:p>84355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13</text:p>
          </table:table-cell>
          <table:table-cell office:value-type="float" office:value="8435528" calcext:value-type="float">
            <text:p>84355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14</text:p>
          </table:table-cell>
          <table:table-cell office:value-type="float" office:value="8435528" calcext:value-type="float">
            <text:p>84355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15</text:p>
          </table:table-cell>
          <table:table-cell office:value-type="float" office:value="8421004" calcext:value-type="float">
            <text:p>842100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16</text:p>
          </table:table-cell>
          <table:table-cell office:value-type="float" office:value="8421004" calcext:value-type="float">
            <text:p>842100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17</text:p>
          </table:table-cell>
          <table:table-cell office:value-type="float" office:value="8421004" calcext:value-type="float">
            <text:p>842100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18</text:p>
          </table:table-cell>
          <table:table-cell office:value-type="float" office:value="8420516" calcext:value-type="float">
            <text:p>842051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19</text:p>
          </table:table-cell>
          <table:table-cell office:value-type="float" office:value="8420020" calcext:value-type="float">
            <text:p>842002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20</text:p>
          </table:table-cell>
          <table:table-cell office:value-type="float" office:value="8420020" calcext:value-type="float">
            <text:p>842002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21</text:p>
          </table:table-cell>
          <table:table-cell office:value-type="float" office:value="8420036" calcext:value-type="float">
            <text:p>842003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22</text:p>
          </table:table-cell>
          <table:table-cell office:value-type="float" office:value="8420036" calcext:value-type="float">
            <text:p>842003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23</text:p>
          </table:table-cell>
          <table:table-cell office:value-type="float" office:value="8420252" calcext:value-type="float">
            <text:p>842025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24</text:p>
          </table:table-cell>
          <table:table-cell office:value-type="float" office:value="8420540" calcext:value-type="float">
            <text:p>84205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25</text:p>
          </table:table-cell>
          <table:table-cell office:value-type="float" office:value="8419432" calcext:value-type="float">
            <text:p>84194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26</text:p>
          </table:table-cell>
          <table:table-cell office:value-type="float" office:value="8419432" calcext:value-type="float">
            <text:p>84194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27</text:p>
          </table:table-cell>
          <table:table-cell office:value-type="float" office:value="8419432" calcext:value-type="float">
            <text:p>84194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28</text:p>
          </table:table-cell>
          <table:table-cell office:value-type="float" office:value="8419432" calcext:value-type="float">
            <text:p>84194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29</text:p>
          </table:table-cell>
          <table:table-cell office:value-type="float" office:value="8419432" calcext:value-type="float">
            <text:p>84194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30</text:p>
          </table:table-cell>
          <table:table-cell office:value-type="float" office:value="8435968" calcext:value-type="float">
            <text:p>84359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31</text:p>
          </table:table-cell>
          <table:table-cell office:value-type="float" office:value="8435976" calcext:value-type="float">
            <text:p>843597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32</text:p>
          </table:table-cell>
          <table:table-cell office:value-type="float" office:value="8435964" calcext:value-type="float">
            <text:p>84359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33</text:p>
          </table:table-cell>
          <table:table-cell office:value-type="float" office:value="8435964" calcext:value-type="float">
            <text:p>84359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34</text:p>
          </table:table-cell>
          <table:table-cell office:value-type="float" office:value="8435964" calcext:value-type="float">
            <text:p>84359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35</text:p>
          </table:table-cell>
          <table:table-cell office:value-type="float" office:value="8435964" calcext:value-type="float">
            <text:p>84359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36</text:p>
          </table:table-cell>
          <table:table-cell office:value-type="float" office:value="8435964" calcext:value-type="float">
            <text:p>84359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37</text:p>
          </table:table-cell>
          <table:table-cell office:value-type="float" office:value="8435964" calcext:value-type="float">
            <text:p>84359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38</text:p>
          </table:table-cell>
          <table:table-cell office:value-type="float" office:value="8435964" calcext:value-type="float">
            <text:p>84359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39</text:p>
          </table:table-cell>
          <table:table-cell office:value-type="float" office:value="8435964" calcext:value-type="float">
            <text:p>84359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40</text:p>
          </table:table-cell>
          <table:table-cell office:value-type="float" office:value="8435964" calcext:value-type="float">
            <text:p>84359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41</text:p>
          </table:table-cell>
          <table:table-cell office:value-type="float" office:value="8436068" calcext:value-type="float">
            <text:p>84360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42</text:p>
          </table:table-cell>
          <table:table-cell office:value-type="float" office:value="8436068" calcext:value-type="float">
            <text:p>84360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43</text:p>
          </table:table-cell>
          <table:table-cell office:value-type="float" office:value="8436068" calcext:value-type="float">
            <text:p>84360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44</text:p>
          </table:table-cell>
          <table:table-cell office:value-type="float" office:value="8436068" calcext:value-type="float">
            <text:p>84360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45</text:p>
          </table:table-cell>
          <table:table-cell office:value-type="float" office:value="8436068" calcext:value-type="float">
            <text:p>84360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46</text:p>
          </table:table-cell>
          <table:table-cell office:value-type="float" office:value="8436068" calcext:value-type="float">
            <text:p>84360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47</text:p>
          </table:table-cell>
          <table:table-cell office:value-type="float" office:value="8435824" calcext:value-type="float">
            <text:p>843582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48</text:p>
          </table:table-cell>
          <table:table-cell office:value-type="float" office:value="8435828" calcext:value-type="float">
            <text:p>84358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49</text:p>
          </table:table-cell>
          <table:table-cell office:value-type="float" office:value="8435828" calcext:value-type="float">
            <text:p>84358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50</text:p>
          </table:table-cell>
          <table:table-cell office:value-type="float" office:value="8435832" calcext:value-type="float">
            <text:p>84358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51</text:p>
          </table:table-cell>
          <table:table-cell office:value-type="float" office:value="8435832" calcext:value-type="float">
            <text:p>84358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52</text:p>
          </table:table-cell>
          <table:table-cell office:value-type="float" office:value="8435832" calcext:value-type="float">
            <text:p>84358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53</text:p>
          </table:table-cell>
          <table:table-cell office:value-type="float" office:value="8435832" calcext:value-type="float">
            <text:p>84358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54</text:p>
          </table:table-cell>
          <table:table-cell office:value-type="float" office:value="8435832" calcext:value-type="float">
            <text:p>84358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55</text:p>
          </table:table-cell>
          <table:table-cell office:value-type="float" office:value="8435832" calcext:value-type="float">
            <text:p>84358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56</text:p>
          </table:table-cell>
          <table:table-cell office:value-type="float" office:value="8435832" calcext:value-type="float">
            <text:p>84358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12045" calcext:value-type="float">
            <text:p>12045</text:p>
          </table:table-cell>
          <table:table-cell office:value-type="float" office:value="573328" calcext:value-type="float">
            <text:p>573328</text:p>
          </table:table-cell>
          <table:table-cell office:value-type="float" office:value="111829" calcext:value-type="float">
            <text:p>111829</text:p>
          </table:table-cell>
          <table:table-cell office:value-type="float" office:value="81556" calcext:value-type="float">
            <text:p>81556</text:p>
          </table:table-cell>
          <table:table-cell office:value-type="float" office:value="7367" calcext:value-type="float">
            <text:p>7367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2" calcext:value-type="float">
            <text:p>1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57</text:p>
          </table:table-cell>
          <table:table-cell office:value-type="float" office:value="8431532" calcext:value-type="float">
            <text:p>84315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20244" calcext:value-type="float">
            <text:p>20244</text:p>
          </table:table-cell>
          <table:table-cell office:value-type="float" office:value="573328" calcext:value-type="float">
            <text:p>573328</text:p>
          </table:table-cell>
          <table:table-cell office:value-type="float" office:value="128295" calcext:value-type="float">
            <text:p>128295</text:p>
          </table:table-cell>
          <table:table-cell office:value-type="float" office:value="81556" calcext:value-type="float">
            <text:p>81556</text:p>
          </table:table-cell>
          <table:table-cell office:value-type="float" office:value="8360" calcext:value-type="float">
            <text:p>8360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9521" calcext:value-type="float">
            <text:p>9521</text:p>
          </table:table-cell>
          <table:table-cell office:value-type="float" office:value="208" calcext:value-type="float">
            <text:p>208</text:p>
          </table:table-cell>
          <table:table-cell office:value-type="float" office:value="12292" calcext:value-type="float">
            <text:p>12292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58</text:p>
          </table:table-cell>
          <table:table-cell office:value-type="float" office:value="8431588" calcext:value-type="float">
            <text:p>843158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46712" calcext:value-type="float">
            <text:p>846712</text:p>
          </table:table-cell>
          <table:table-cell office:value-type="float" office:value="810616" calcext:value-type="float">
            <text:p>810616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056" calcext:value-type="float">
            <text:p>45056</text:p>
          </table:table-cell>
          <table:table-cell office:value-type="float" office:value="29118" calcext:value-type="float">
            <text:p>29118</text:p>
          </table:table-cell>
          <table:table-cell office:value-type="float" office:value="573328" calcext:value-type="float">
            <text:p>573328</text:p>
          </table:table-cell>
          <table:table-cell office:value-type="float" office:value="229388" calcext:value-type="float">
            <text:p>229388</text:p>
          </table:table-cell>
          <table:table-cell office:value-type="float" office:value="81556" calcext:value-type="float">
            <text:p>81556</text:p>
          </table:table-cell>
          <table:table-cell office:value-type="float" office:value="14454" calcext:value-type="float">
            <text:p>14454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7564" calcext:value-type="float">
            <text:p>17564</text:p>
          </table:table-cell>
          <table:table-cell office:value-type="float" office:value="208" calcext:value-type="float">
            <text:p>208</text:p>
          </table:table-cell>
          <table:table-cell office:value-type="float" office:value="20335" calcext:value-type="float">
            <text:p>20335</text:p>
          </table:table-cell>
          <table:table-cell office:value-type="float" office:value="8043" calcext:value-type="float">
            <text:p>8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6:59</text:p>
          </table:table-cell>
          <table:table-cell office:value-type="float" office:value="8427252" calcext:value-type="float">
            <text:p>842725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56008" calcext:value-type="float">
            <text:p>856008</text:p>
          </table:table-cell>
          <table:table-cell office:value-type="float" office:value="819912" calcext:value-type="float">
            <text:p>819912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5296" calcext:value-type="float">
            <text:p>55296</text:p>
          </table:table-cell>
          <table:table-cell office:value-type="float" office:value="34506" calcext:value-type="float">
            <text:p>34506</text:p>
          </table:table-cell>
          <table:table-cell office:value-type="float" office:value="573328" calcext:value-type="float">
            <text:p>573328</text:p>
          </table:table-cell>
          <table:table-cell office:value-type="float" office:value="324441" calcext:value-type="float">
            <text:p>324441</text:p>
          </table:table-cell>
          <table:table-cell office:value-type="float" office:value="81556" calcext:value-type="float">
            <text:p>81556</text:p>
          </table:table-cell>
          <table:table-cell office:value-type="float" office:value="20184" calcext:value-type="float">
            <text:p>20184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5125" calcext:value-type="float">
            <text:p>25125</text:p>
          </table:table-cell>
          <table:table-cell office:value-type="float" office:value="208" calcext:value-type="float">
            <text:p>208</text:p>
          </table:table-cell>
          <table:table-cell office:value-type="float" office:value="27896" calcext:value-type="float">
            <text:p>27896</text:p>
          </table:table-cell>
          <table:table-cell office:value-type="float" office:value="7561" calcext:value-type="float">
            <text:p>7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00</text:p>
          </table:table-cell>
          <table:table-cell office:value-type="float" office:value="8414728" calcext:value-type="float">
            <text:p>84147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9592" calcext:value-type="float">
            <text:p>6759592</text:p>
          </table:table-cell>
          <table:table-cell office:value-type="float" office:value="868224" calcext:value-type="float">
            <text:p>868224</text:p>
          </table:table-cell>
          <table:table-cell office:value-type="float" office:value="832128" calcext:value-type="float">
            <text:p>832128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536" calcext:value-type="float">
            <text:p>65536</text:p>
          </table:table-cell>
          <table:table-cell office:value-type="float" office:value="39837" calcext:value-type="float">
            <text:p>39837</text:p>
          </table:table-cell>
          <table:table-cell office:value-type="float" office:value="573328" calcext:value-type="float">
            <text:p>573328</text:p>
          </table:table-cell>
          <table:table-cell office:value-type="float" office:value="421058" calcext:value-type="float">
            <text:p>421058</text:p>
          </table:table-cell>
          <table:table-cell office:value-type="float" office:value="81556" calcext:value-type="float">
            <text:p>81556</text:p>
          </table:table-cell>
          <table:table-cell office:value-type="float" office:value="26009" calcext:value-type="float">
            <text:p>26009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811" calcext:value-type="float">
            <text:p>32811</text:p>
          </table:table-cell>
          <table:table-cell office:value-type="float" office:value="208" calcext:value-type="float">
            <text:p>208</text:p>
          </table:table-cell>
          <table:table-cell office:value-type="float" office:value="35582" calcext:value-type="float">
            <text:p>35582</text:p>
          </table:table-cell>
          <table:table-cell office:value-type="float" office:value="7686" calcext:value-type="float">
            <text:p>7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01</text:p>
          </table:table-cell>
          <table:table-cell office:value-type="float" office:value="8405428" calcext:value-type="float">
            <text:p>84054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1640" calcext:value-type="float">
            <text:p>6761640</text:p>
          </table:table-cell>
          <table:table-cell office:value-type="float" office:value="877152" calcext:value-type="float">
            <text:p>877152</text:p>
          </table:table-cell>
          <table:table-cell office:value-type="float" office:value="841056" calcext:value-type="float">
            <text:p>841056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50956" calcext:value-type="float">
            <text:p>50956</text:p>
          </table:table-cell>
          <table:table-cell office:value-type="float" office:value="576656" calcext:value-type="float">
            <text:p>576656</text:p>
          </table:table-cell>
          <table:table-cell office:value-type="float" office:value="516929" calcext:value-type="float">
            <text:p>516929</text:p>
          </table:table-cell>
          <table:table-cell office:value-type="float" office:value="82068" calcext:value-type="float">
            <text:p>82068</text:p>
          </table:table-cell>
          <table:table-cell office:value-type="float" office:value="31788" calcext:value-type="float">
            <text:p>31788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438" calcext:value-type="float">
            <text:p>40438</text:p>
          </table:table-cell>
          <table:table-cell office:value-type="float" office:value="208" calcext:value-type="float">
            <text:p>208</text:p>
          </table:table-cell>
          <table:table-cell office:value-type="float" office:value="43209" calcext:value-type="float">
            <text:p>43209</text:p>
          </table:table-cell>
          <table:table-cell office:value-type="float" office:value="7627" calcext:value-type="float">
            <text:p>7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02</text:p>
          </table:table-cell>
          <table:table-cell office:value-type="float" office:value="8251420" calcext:value-type="float">
            <text:p>825142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9704" calcext:value-type="float">
            <text:p>6849704</text:p>
          </table:table-cell>
          <table:table-cell office:value-type="float" office:value="1030884" calcext:value-type="float">
            <text:p>1030884</text:p>
          </table:table-cell>
          <table:table-cell office:value-type="float" office:value="994788" calcext:value-type="float">
            <text:p>994788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68198" calcext:value-type="float">
            <text:p>68198</text:p>
          </table:table-cell>
          <table:table-cell office:value-type="float" office:value="679312" calcext:value-type="float">
            <text:p>679312</text:p>
          </table:table-cell>
          <table:table-cell office:value-type="float" office:value="609059" calcext:value-type="float">
            <text:p>609059</text:p>
          </table:table-cell>
          <table:table-cell office:value-type="float" office:value="96660" calcext:value-type="float">
            <text:p>96660</text:p>
          </table:table-cell>
          <table:table-cell office:value-type="float" office:value="37343" calcext:value-type="float">
            <text:p>37343</text:p>
          </table:table-cell>
          <table:table-cell office:value-type="float" office:value="955548" calcext:value-type="float">
            <text:p>955548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7767" calcext:value-type="float">
            <text:p>47767</text:p>
          </table:table-cell>
          <table:table-cell office:value-type="float" office:value="208" calcext:value-type="float">
            <text:p>208</text:p>
          </table:table-cell>
          <table:table-cell office:value-type="float" office:value="50538" calcext:value-type="float">
            <text:p>50538</text:p>
          </table:table-cell>
          <table:table-cell office:value-type="float" office:value="7329" calcext:value-type="float">
            <text:p>7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03</text:p>
          </table:table-cell>
          <table:table-cell office:value-type="float" office:value="8238412" calcext:value-type="float">
            <text:p>823841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50094" calcext:value-type="float">
            <text:p>50094</text:p>
          </table:table-cell>
          <table:table-cell office:value-type="float" office:value="685328" calcext:value-type="float">
            <text:p>685328</text:p>
          </table:table-cell>
          <table:table-cell office:value-type="float" office:value="614642" calcext:value-type="float">
            <text:p>614642</text:p>
          </table:table-cell>
          <table:table-cell office:value-type="float" office:value="97556" calcext:value-type="float">
            <text:p>97556</text:p>
          </table:table-cell>
          <table:table-cell office:value-type="float" office:value="37679" calcext:value-type="float">
            <text:p>37679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04</text:p>
          </table:table-cell>
          <table:table-cell office:value-type="float" office:value="8238412" calcext:value-type="float">
            <text:p>823841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50094" calcext:value-type="float">
            <text:p>50094</text:p>
          </table:table-cell>
          <table:table-cell office:value-type="float" office:value="685328" calcext:value-type="float">
            <text:p>685328</text:p>
          </table:table-cell>
          <table:table-cell office:value-type="float" office:value="614642" calcext:value-type="float">
            <text:p>614642</text:p>
          </table:table-cell>
          <table:table-cell office:value-type="float" office:value="97556" calcext:value-type="float">
            <text:p>97556</text:p>
          </table:table-cell>
          <table:table-cell office:value-type="float" office:value="37679" calcext:value-type="float">
            <text:p>37679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05</text:p>
          </table:table-cell>
          <table:table-cell office:value-type="float" office:value="8242628" calcext:value-type="float">
            <text:p>82426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50094" calcext:value-type="float">
            <text:p>50094</text:p>
          </table:table-cell>
          <table:table-cell office:value-type="float" office:value="685328" calcext:value-type="float">
            <text:p>685328</text:p>
          </table:table-cell>
          <table:table-cell office:value-type="float" office:value="614642" calcext:value-type="float">
            <text:p>614642</text:p>
          </table:table-cell>
          <table:table-cell office:value-type="float" office:value="97556" calcext:value-type="float">
            <text:p>97556</text:p>
          </table:table-cell>
          <table:table-cell office:value-type="float" office:value="37679" calcext:value-type="float">
            <text:p>37679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06</text:p>
          </table:table-cell>
          <table:table-cell office:value-type="float" office:value="8242136" calcext:value-type="float">
            <text:p>824213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50094" calcext:value-type="float">
            <text:p>50094</text:p>
          </table:table-cell>
          <table:table-cell office:value-type="float" office:value="685328" calcext:value-type="float">
            <text:p>685328</text:p>
          </table:table-cell>
          <table:table-cell office:value-type="float" office:value="614642" calcext:value-type="float">
            <text:p>614642</text:p>
          </table:table-cell>
          <table:table-cell office:value-type="float" office:value="97556" calcext:value-type="float">
            <text:p>97556</text:p>
          </table:table-cell>
          <table:table-cell office:value-type="float" office:value="37679" calcext:value-type="float">
            <text:p>37679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07</text:p>
          </table:table-cell>
          <table:table-cell office:value-type="float" office:value="8237920" calcext:value-type="float">
            <text:p>823792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50094" calcext:value-type="float">
            <text:p>50094</text:p>
          </table:table-cell>
          <table:table-cell office:value-type="float" office:value="685328" calcext:value-type="float">
            <text:p>685328</text:p>
          </table:table-cell>
          <table:table-cell office:value-type="float" office:value="614642" calcext:value-type="float">
            <text:p>614642</text:p>
          </table:table-cell>
          <table:table-cell office:value-type="float" office:value="97556" calcext:value-type="float">
            <text:p>97556</text:p>
          </table:table-cell>
          <table:table-cell office:value-type="float" office:value="37679" calcext:value-type="float">
            <text:p>37679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08</text:p>
          </table:table-cell>
          <table:table-cell office:value-type="float" office:value="8242232" calcext:value-type="float">
            <text:p>82422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50094" calcext:value-type="float">
            <text:p>50094</text:p>
          </table:table-cell>
          <table:table-cell office:value-type="float" office:value="685328" calcext:value-type="float">
            <text:p>685328</text:p>
          </table:table-cell>
          <table:table-cell office:value-type="float" office:value="614642" calcext:value-type="float">
            <text:p>614642</text:p>
          </table:table-cell>
          <table:table-cell office:value-type="float" office:value="97556" calcext:value-type="float">
            <text:p>97556</text:p>
          </table:table-cell>
          <table:table-cell office:value-type="float" office:value="37679" calcext:value-type="float">
            <text:p>37679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09</text:p>
          </table:table-cell>
          <table:table-cell office:value-type="float" office:value="8242384" calcext:value-type="float">
            <text:p>824238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50094" calcext:value-type="float">
            <text:p>50094</text:p>
          </table:table-cell>
          <table:table-cell office:value-type="float" office:value="685328" calcext:value-type="float">
            <text:p>685328</text:p>
          </table:table-cell>
          <table:table-cell office:value-type="float" office:value="614642" calcext:value-type="float">
            <text:p>614642</text:p>
          </table:table-cell>
          <table:table-cell office:value-type="float" office:value="97556" calcext:value-type="float">
            <text:p>97556</text:p>
          </table:table-cell>
          <table:table-cell office:value-type="float" office:value="37679" calcext:value-type="float">
            <text:p>37679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10</text:p>
          </table:table-cell>
          <table:table-cell office:value-type="float" office:value="8242436" calcext:value-type="float">
            <text:p>824243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50094" calcext:value-type="float">
            <text:p>50094</text:p>
          </table:table-cell>
          <table:table-cell office:value-type="float" office:value="685328" calcext:value-type="float">
            <text:p>685328</text:p>
          </table:table-cell>
          <table:table-cell office:value-type="float" office:value="614642" calcext:value-type="float">
            <text:p>614642</text:p>
          </table:table-cell>
          <table:table-cell office:value-type="float" office:value="97556" calcext:value-type="float">
            <text:p>97556</text:p>
          </table:table-cell>
          <table:table-cell office:value-type="float" office:value="37679" calcext:value-type="float">
            <text:p>37679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2" calcext:value-type="float">
            <text:p>50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11</text:p>
          </table:table-cell>
          <table:table-cell office:value-type="float" office:value="8234396" calcext:value-type="float">
            <text:p>823439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42532" calcext:value-type="float">
            <text:p>42532</text:p>
          </table:table-cell>
          <table:table-cell office:value-type="float" office:value="685328" calcext:value-type="float">
            <text:p>685328</text:p>
          </table:table-cell>
          <table:table-cell office:value-type="float" office:value="514080" calcext:value-type="float">
            <text:p>514080</text:p>
          </table:table-cell>
          <table:table-cell office:value-type="float" office:value="97556" calcext:value-type="float">
            <text:p>97556</text:p>
          </table:table-cell>
          <table:table-cell office:value-type="float" office:value="31617" calcext:value-type="float">
            <text:p>31617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21 17:37:12</text:p>
          </table:table-cell>
          <table:table-cell office:value-type="float" office:value="8234396" calcext:value-type="float">
            <text:p>823439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42532" calcext:value-type="float">
            <text:p>42532</text:p>
          </table:table-cell>
          <table:table-cell office:value-type="float" office:value="685328" calcext:value-type="float">
            <text:p>685328</text:p>
          </table:table-cell>
          <table:table-cell office:value-type="float" office:value="514080" calcext:value-type="float">
            <text:p>514080</text:p>
          </table:table-cell>
          <table:table-cell office:value-type="float" office:value="97556" calcext:value-type="float">
            <text:p>97556</text:p>
          </table:table-cell>
          <table:table-cell office:value-type="float" office:value="31617" calcext:value-type="float">
            <text:p>31617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13</text:p>
          </table:table-cell>
          <table:table-cell office:value-type="float" office:value="8242480" calcext:value-type="float">
            <text:p>824248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42532" calcext:value-type="float">
            <text:p>42532</text:p>
          </table:table-cell>
          <table:table-cell office:value-type="float" office:value="685328" calcext:value-type="float">
            <text:p>685328</text:p>
          </table:table-cell>
          <table:table-cell office:value-type="float" office:value="514080" calcext:value-type="float">
            <text:p>514080</text:p>
          </table:table-cell>
          <table:table-cell office:value-type="float" office:value="97556" calcext:value-type="float">
            <text:p>97556</text:p>
          </table:table-cell>
          <table:table-cell office:value-type="float" office:value="31617" calcext:value-type="float">
            <text:p>31617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14</text:p>
          </table:table-cell>
          <table:table-cell office:value-type="float" office:value="8242480" calcext:value-type="float">
            <text:p>824248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42532" calcext:value-type="float">
            <text:p>42532</text:p>
          </table:table-cell>
          <table:table-cell office:value-type="float" office:value="685328" calcext:value-type="float">
            <text:p>685328</text:p>
          </table:table-cell>
          <table:table-cell office:value-type="float" office:value="514080" calcext:value-type="float">
            <text:p>514080</text:p>
          </table:table-cell>
          <table:table-cell office:value-type="float" office:value="97556" calcext:value-type="float">
            <text:p>97556</text:p>
          </table:table-cell>
          <table:table-cell office:value-type="float" office:value="31617" calcext:value-type="float">
            <text:p>31617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15</text:p>
          </table:table-cell>
          <table:table-cell office:value-type="float" office:value="8238984" calcext:value-type="float">
            <text:p>823898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42532" calcext:value-type="float">
            <text:p>42532</text:p>
          </table:table-cell>
          <table:table-cell office:value-type="float" office:value="685328" calcext:value-type="float">
            <text:p>685328</text:p>
          </table:table-cell>
          <table:table-cell office:value-type="float" office:value="514084" calcext:value-type="float">
            <text:p>514084</text:p>
          </table:table-cell>
          <table:table-cell office:value-type="float" office:value="97556" calcext:value-type="float">
            <text:p>97556</text:p>
          </table:table-cell>
          <table:table-cell office:value-type="float" office:value="31617" calcext:value-type="float">
            <text:p>31617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16</text:p>
          </table:table-cell>
          <table:table-cell office:value-type="float" office:value="8238860" calcext:value-type="float">
            <text:p>823886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42532" calcext:value-type="float">
            <text:p>42532</text:p>
          </table:table-cell>
          <table:table-cell office:value-type="float" office:value="685328" calcext:value-type="float">
            <text:p>685328</text:p>
          </table:table-cell>
          <table:table-cell office:value-type="float" office:value="514084" calcext:value-type="float">
            <text:p>514084</text:p>
          </table:table-cell>
          <table:table-cell office:value-type="float" office:value="97556" calcext:value-type="float">
            <text:p>97556</text:p>
          </table:table-cell>
          <table:table-cell office:value-type="float" office:value="31617" calcext:value-type="float">
            <text:p>31617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17</text:p>
          </table:table-cell>
          <table:table-cell office:value-type="float" office:value="8243016" calcext:value-type="float">
            <text:p>824301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42532" calcext:value-type="float">
            <text:p>42532</text:p>
          </table:table-cell>
          <table:table-cell office:value-type="float" office:value="685328" calcext:value-type="float">
            <text:p>685328</text:p>
          </table:table-cell>
          <table:table-cell office:value-type="float" office:value="514084" calcext:value-type="float">
            <text:p>514084</text:p>
          </table:table-cell>
          <table:table-cell office:value-type="float" office:value="97556" calcext:value-type="float">
            <text:p>97556</text:p>
          </table:table-cell>
          <table:table-cell office:value-type="float" office:value="31617" calcext:value-type="float">
            <text:p>31617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18</text:p>
          </table:table-cell>
          <table:table-cell office:value-type="float" office:value="8243016" calcext:value-type="float">
            <text:p>824301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42532" calcext:value-type="float">
            <text:p>42532</text:p>
          </table:table-cell>
          <table:table-cell office:value-type="float" office:value="685328" calcext:value-type="float">
            <text:p>685328</text:p>
          </table:table-cell>
          <table:table-cell office:value-type="float" office:value="514084" calcext:value-type="float">
            <text:p>514084</text:p>
          </table:table-cell>
          <table:table-cell office:value-type="float" office:value="97556" calcext:value-type="float">
            <text:p>97556</text:p>
          </table:table-cell>
          <table:table-cell office:value-type="float" office:value="31617" calcext:value-type="float">
            <text:p>31617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2" calcext:value-type="float">
            <text:p>4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19</text:p>
          </table:table-cell>
          <table:table-cell office:value-type="float" office:value="8239172" calcext:value-type="float">
            <text:p>82391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34970" calcext:value-type="float">
            <text:p>34970</text:p>
          </table:table-cell>
          <table:table-cell office:value-type="float" office:value="685328" calcext:value-type="float">
            <text:p>685328</text:p>
          </table:table-cell>
          <table:table-cell office:value-type="float" office:value="413522" calcext:value-type="float">
            <text:p>413522</text:p>
          </table:table-cell>
          <table:table-cell office:value-type="float" office:value="97556" calcext:value-type="float">
            <text:p>97556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21 17:37:20</text:p>
          </table:table-cell>
          <table:table-cell office:value-type="float" office:value="8238064" calcext:value-type="float">
            <text:p>82380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34970" calcext:value-type="float">
            <text:p>34970</text:p>
          </table:table-cell>
          <table:table-cell office:value-type="float" office:value="685328" calcext:value-type="float">
            <text:p>685328</text:p>
          </table:table-cell>
          <table:table-cell office:value-type="float" office:value="413522" calcext:value-type="float">
            <text:p>413522</text:p>
          </table:table-cell>
          <table:table-cell office:value-type="float" office:value="97556" calcext:value-type="float">
            <text:p>97556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21</text:p>
          </table:table-cell>
          <table:table-cell office:value-type="float" office:value="8242108" calcext:value-type="float">
            <text:p>824210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34970" calcext:value-type="float">
            <text:p>34970</text:p>
          </table:table-cell>
          <table:table-cell office:value-type="float" office:value="685328" calcext:value-type="float">
            <text:p>685328</text:p>
          </table:table-cell>
          <table:table-cell office:value-type="float" office:value="413522" calcext:value-type="float">
            <text:p>413522</text:p>
          </table:table-cell>
          <table:table-cell office:value-type="float" office:value="97556" calcext:value-type="float">
            <text:p>97556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22</text:p>
          </table:table-cell>
          <table:table-cell office:value-type="float" office:value="8226532" calcext:value-type="float">
            <text:p>82265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34970" calcext:value-type="float">
            <text:p>34970</text:p>
          </table:table-cell>
          <table:table-cell office:value-type="float" office:value="685328" calcext:value-type="float">
            <text:p>685328</text:p>
          </table:table-cell>
          <table:table-cell office:value-type="float" office:value="413522" calcext:value-type="float">
            <text:p>413522</text:p>
          </table:table-cell>
          <table:table-cell office:value-type="float" office:value="97556" calcext:value-type="float">
            <text:p>97556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23</text:p>
          </table:table-cell>
          <table:table-cell office:value-type="float" office:value="8222440" calcext:value-type="float">
            <text:p>82224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34970" calcext:value-type="float">
            <text:p>34970</text:p>
          </table:table-cell>
          <table:table-cell office:value-type="float" office:value="685328" calcext:value-type="float">
            <text:p>685328</text:p>
          </table:table-cell>
          <table:table-cell office:value-type="float" office:value="413522" calcext:value-type="float">
            <text:p>413522</text:p>
          </table:table-cell>
          <table:table-cell office:value-type="float" office:value="97556" calcext:value-type="float">
            <text:p>97556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25</text:p>
          </table:table-cell>
          <table:table-cell office:value-type="float" office:value="8222440" calcext:value-type="float">
            <text:p>82224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34970" calcext:value-type="float">
            <text:p>34970</text:p>
          </table:table-cell>
          <table:table-cell office:value-type="float" office:value="685328" calcext:value-type="float">
            <text:p>685328</text:p>
          </table:table-cell>
          <table:table-cell office:value-type="float" office:value="413522" calcext:value-type="float">
            <text:p>413522</text:p>
          </table:table-cell>
          <table:table-cell office:value-type="float" office:value="97556" calcext:value-type="float">
            <text:p>97556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26</text:p>
          </table:table-cell>
          <table:table-cell office:value-type="float" office:value="8222440" calcext:value-type="float">
            <text:p>82224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34970" calcext:value-type="float">
            <text:p>34970</text:p>
          </table:table-cell>
          <table:table-cell office:value-type="float" office:value="685328" calcext:value-type="float">
            <text:p>685328</text:p>
          </table:table-cell>
          <table:table-cell office:value-type="float" office:value="413522" calcext:value-type="float">
            <text:p>413522</text:p>
          </table:table-cell>
          <table:table-cell office:value-type="float" office:value="97556" calcext:value-type="float">
            <text:p>97556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27</text:p>
          </table:table-cell>
          <table:table-cell office:value-type="float" office:value="8221944" calcext:value-type="float">
            <text:p>822194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9500" calcext:value-type="float">
            <text:p>1039500</text:p>
          </table:table-cell>
          <table:table-cell office:value-type="float" office:value="1003404" calcext:value-type="float">
            <text:p>1003404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3424" calcext:value-type="float">
            <text:p>103424</text:p>
          </table:table-cell>
          <table:table-cell office:value-type="float" office:value="34970" calcext:value-type="float">
            <text:p>34970</text:p>
          </table:table-cell>
          <table:table-cell office:value-type="float" office:value="685328" calcext:value-type="float">
            <text:p>685328</text:p>
          </table:table-cell>
          <table:table-cell office:value-type="float" office:value="413522" calcext:value-type="float">
            <text:p>413522</text:p>
          </table:table-cell>
          <table:table-cell office:value-type="float" office:value="97556" calcext:value-type="float">
            <text:p>97556</text:p>
          </table:table-cell>
          <table:table-cell office:value-type="float" office:value="25554" calcext:value-type="float">
            <text:p>25554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2" calcext:value-type="float">
            <text:p>34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28</text:p>
          </table:table-cell>
          <table:table-cell office:value-type="float" office:value="8224424" calcext:value-type="float">
            <text:p>822442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2332" calcext:value-type="float">
            <text:p>1032332</text:p>
          </table:table-cell>
          <table:table-cell office:value-type="float" office:value="996236" calcext:value-type="float">
            <text:p>996236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8" calcext:value-type="float">
            <text:p>27408</text:p>
          </table:table-cell>
          <table:table-cell office:value-type="float" office:value="685328" calcext:value-type="float">
            <text:p>685328</text:p>
          </table:table-cell>
          <table:table-cell office:value-type="float" office:value="312959" calcext:value-type="float">
            <text:p>312959</text:p>
          </table:table-cell>
          <table:table-cell office:value-type="float" office:value="97556" calcext:value-type="float">
            <text:p>97556</text:p>
          </table:table-cell>
          <table:table-cell office:value-type="float" office:value="19492" calcext:value-type="float">
            <text:p>19492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21 17:37:29</text:p>
          </table:table-cell>
          <table:table-cell office:value-type="float" office:value="8224176" calcext:value-type="float">
            <text:p>822417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2332" calcext:value-type="float">
            <text:p>1032332</text:p>
          </table:table-cell>
          <table:table-cell office:value-type="float" office:value="996236" calcext:value-type="float">
            <text:p>99623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8" calcext:value-type="float">
            <text:p>27408</text:p>
          </table:table-cell>
          <table:table-cell office:value-type="float" office:value="685328" calcext:value-type="float">
            <text:p>685328</text:p>
          </table:table-cell>
          <table:table-cell office:value-type="float" office:value="312959" calcext:value-type="float">
            <text:p>312959</text:p>
          </table:table-cell>
          <table:table-cell office:value-type="float" office:value="97556" calcext:value-type="float">
            <text:p>97556</text:p>
          </table:table-cell>
          <table:table-cell office:value-type="float" office:value="19492" calcext:value-type="float">
            <text:p>19492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30</text:p>
          </table:table-cell>
          <table:table-cell office:value-type="float" office:value="8232408" calcext:value-type="float">
            <text:p>823240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2332" calcext:value-type="float">
            <text:p>1032332</text:p>
          </table:table-cell>
          <table:table-cell office:value-type="float" office:value="996236" calcext:value-type="float">
            <text:p>99623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8" calcext:value-type="float">
            <text:p>27408</text:p>
          </table:table-cell>
          <table:table-cell office:value-type="float" office:value="685328" calcext:value-type="float">
            <text:p>685328</text:p>
          </table:table-cell>
          <table:table-cell office:value-type="float" office:value="312959" calcext:value-type="float">
            <text:p>312959</text:p>
          </table:table-cell>
          <table:table-cell office:value-type="float" office:value="97556" calcext:value-type="float">
            <text:p>97556</text:p>
          </table:table-cell>
          <table:table-cell office:value-type="float" office:value="19492" calcext:value-type="float">
            <text:p>19492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31</text:p>
          </table:table-cell>
          <table:table-cell office:value-type="float" office:value="8233244" calcext:value-type="float">
            <text:p>823324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2332" calcext:value-type="float">
            <text:p>1032332</text:p>
          </table:table-cell>
          <table:table-cell office:value-type="float" office:value="996236" calcext:value-type="float">
            <text:p>99623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8" calcext:value-type="float">
            <text:p>27408</text:p>
          </table:table-cell>
          <table:table-cell office:value-type="float" office:value="685328" calcext:value-type="float">
            <text:p>685328</text:p>
          </table:table-cell>
          <table:table-cell office:value-type="float" office:value="312959" calcext:value-type="float">
            <text:p>312959</text:p>
          </table:table-cell>
          <table:table-cell office:value-type="float" office:value="97556" calcext:value-type="float">
            <text:p>97556</text:p>
          </table:table-cell>
          <table:table-cell office:value-type="float" office:value="19492" calcext:value-type="float">
            <text:p>19492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32</text:p>
          </table:table-cell>
          <table:table-cell office:value-type="float" office:value="8230060" calcext:value-type="float">
            <text:p>823006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2332" calcext:value-type="float">
            <text:p>1032332</text:p>
          </table:table-cell>
          <table:table-cell office:value-type="float" office:value="996236" calcext:value-type="float">
            <text:p>99623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8" calcext:value-type="float">
            <text:p>27408</text:p>
          </table:table-cell>
          <table:table-cell office:value-type="float" office:value="685328" calcext:value-type="float">
            <text:p>685328</text:p>
          </table:table-cell>
          <table:table-cell office:value-type="float" office:value="312959" calcext:value-type="float">
            <text:p>312959</text:p>
          </table:table-cell>
          <table:table-cell office:value-type="float" office:value="97556" calcext:value-type="float">
            <text:p>97556</text:p>
          </table:table-cell>
          <table:table-cell office:value-type="float" office:value="19492" calcext:value-type="float">
            <text:p>19492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33</text:p>
          </table:table-cell>
          <table:table-cell office:value-type="float" office:value="8230096" calcext:value-type="float">
            <text:p>823009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2332" calcext:value-type="float">
            <text:p>1032332</text:p>
          </table:table-cell>
          <table:table-cell office:value-type="float" office:value="996236" calcext:value-type="float">
            <text:p>99623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8" calcext:value-type="float">
            <text:p>27408</text:p>
          </table:table-cell>
          <table:table-cell office:value-type="float" office:value="685328" calcext:value-type="float">
            <text:p>685328</text:p>
          </table:table-cell>
          <table:table-cell office:value-type="float" office:value="312959" calcext:value-type="float">
            <text:p>312959</text:p>
          </table:table-cell>
          <table:table-cell office:value-type="float" office:value="97556" calcext:value-type="float">
            <text:p>97556</text:p>
          </table:table-cell>
          <table:table-cell office:value-type="float" office:value="19492" calcext:value-type="float">
            <text:p>19492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34</text:p>
          </table:table-cell>
          <table:table-cell office:value-type="float" office:value="8233744" calcext:value-type="float">
            <text:p>823374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2332" calcext:value-type="float">
            <text:p>1032332</text:p>
          </table:table-cell>
          <table:table-cell office:value-type="float" office:value="996236" calcext:value-type="float">
            <text:p>99623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8" calcext:value-type="float">
            <text:p>27408</text:p>
          </table:table-cell>
          <table:table-cell office:value-type="float" office:value="685328" calcext:value-type="float">
            <text:p>685328</text:p>
          </table:table-cell>
          <table:table-cell office:value-type="float" office:value="312959" calcext:value-type="float">
            <text:p>312959</text:p>
          </table:table-cell>
          <table:table-cell office:value-type="float" office:value="97556" calcext:value-type="float">
            <text:p>97556</text:p>
          </table:table-cell>
          <table:table-cell office:value-type="float" office:value="19492" calcext:value-type="float">
            <text:p>19492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35</text:p>
          </table:table-cell>
          <table:table-cell office:value-type="float" office:value="8233620" calcext:value-type="float">
            <text:p>823362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32332" calcext:value-type="float">
            <text:p>1032332</text:p>
          </table:table-cell>
          <table:table-cell office:value-type="float" office:value="996236" calcext:value-type="float">
            <text:p>99623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6256" calcext:value-type="float">
            <text:p>96256</text:p>
          </table:table-cell>
          <table:table-cell office:value-type="float" office:value="27408" calcext:value-type="float">
            <text:p>27408</text:p>
          </table:table-cell>
          <table:table-cell office:value-type="float" office:value="685328" calcext:value-type="float">
            <text:p>685328</text:p>
          </table:table-cell>
          <table:table-cell office:value-type="float" office:value="312959" calcext:value-type="float">
            <text:p>312959</text:p>
          </table:table-cell>
          <table:table-cell office:value-type="float" office:value="97556" calcext:value-type="float">
            <text:p>97556</text:p>
          </table:table-cell>
          <table:table-cell office:value-type="float" office:value="19492" calcext:value-type="float">
            <text:p>19492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2" calcext:value-type="float">
            <text:p>26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36</text:p>
          </table:table-cell>
          <table:table-cell office:value-type="float" office:value="8250680" calcext:value-type="float">
            <text:p>825068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07228" calcext:value-type="float">
            <text:p>1007228</text:p>
          </table:table-cell>
          <table:table-cell office:value-type="float" office:value="971132" calcext:value-type="float">
            <text:p>971132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6" calcext:value-type="float">
            <text:p>19846</text:p>
          </table:table-cell>
          <table:table-cell office:value-type="float" office:value="685328" calcext:value-type="float">
            <text:p>685328</text:p>
          </table:table-cell>
          <table:table-cell office:value-type="float" office:value="212397" calcext:value-type="float">
            <text:p>212397</text:p>
          </table:table-cell>
          <table:table-cell office:value-type="float" office:value="97556" calcext:value-type="float">
            <text:p>97556</text:p>
          </table:table-cell>
          <table:table-cell office:value-type="float" office:value="13429" calcext:value-type="float">
            <text:p>13429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21 17:37:37</text:p>
          </table:table-cell>
          <table:table-cell office:value-type="float" office:value="8250620" calcext:value-type="float">
            <text:p>825062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07228" calcext:value-type="float">
            <text:p>1007228</text:p>
          </table:table-cell>
          <table:table-cell office:value-type="float" office:value="971132" calcext:value-type="float">
            <text:p>971132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6" calcext:value-type="float">
            <text:p>19846</text:p>
          </table:table-cell>
          <table:table-cell office:value-type="float" office:value="685328" calcext:value-type="float">
            <text:p>685328</text:p>
          </table:table-cell>
          <table:table-cell office:value-type="float" office:value="212397" calcext:value-type="float">
            <text:p>212397</text:p>
          </table:table-cell>
          <table:table-cell office:value-type="float" office:value="97556" calcext:value-type="float">
            <text:p>97556</text:p>
          </table:table-cell>
          <table:table-cell office:value-type="float" office:value="13429" calcext:value-type="float">
            <text:p>13429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38</text:p>
          </table:table-cell>
          <table:table-cell office:value-type="float" office:value="8258928" calcext:value-type="float">
            <text:p>82589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07228" calcext:value-type="float">
            <text:p>1007228</text:p>
          </table:table-cell>
          <table:table-cell office:value-type="float" office:value="971132" calcext:value-type="float">
            <text:p>971132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6" calcext:value-type="float">
            <text:p>19846</text:p>
          </table:table-cell>
          <table:table-cell office:value-type="float" office:value="685328" calcext:value-type="float">
            <text:p>685328</text:p>
          </table:table-cell>
          <table:table-cell office:value-type="float" office:value="212397" calcext:value-type="float">
            <text:p>212397</text:p>
          </table:table-cell>
          <table:table-cell office:value-type="float" office:value="97556" calcext:value-type="float">
            <text:p>97556</text:p>
          </table:table-cell>
          <table:table-cell office:value-type="float" office:value="13429" calcext:value-type="float">
            <text:p>13429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39</text:p>
          </table:table-cell>
          <table:table-cell office:value-type="float" office:value="8258928" calcext:value-type="float">
            <text:p>82589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07228" calcext:value-type="float">
            <text:p>1007228</text:p>
          </table:table-cell>
          <table:table-cell office:value-type="float" office:value="971132" calcext:value-type="float">
            <text:p>971132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6" calcext:value-type="float">
            <text:p>19846</text:p>
          </table:table-cell>
          <table:table-cell office:value-type="float" office:value="685328" calcext:value-type="float">
            <text:p>685328</text:p>
          </table:table-cell>
          <table:table-cell office:value-type="float" office:value="212397" calcext:value-type="float">
            <text:p>212397</text:p>
          </table:table-cell>
          <table:table-cell office:value-type="float" office:value="97556" calcext:value-type="float">
            <text:p>97556</text:p>
          </table:table-cell>
          <table:table-cell office:value-type="float" office:value="13429" calcext:value-type="float">
            <text:p>13429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40</text:p>
          </table:table-cell>
          <table:table-cell office:value-type="float" office:value="8255212" calcext:value-type="float">
            <text:p>825521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07228" calcext:value-type="float">
            <text:p>1007228</text:p>
          </table:table-cell>
          <table:table-cell office:value-type="float" office:value="971132" calcext:value-type="float">
            <text:p>971132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6" calcext:value-type="float">
            <text:p>19846</text:p>
          </table:table-cell>
          <table:table-cell office:value-type="float" office:value="685328" calcext:value-type="float">
            <text:p>685328</text:p>
          </table:table-cell>
          <table:table-cell office:value-type="float" office:value="212397" calcext:value-type="float">
            <text:p>212397</text:p>
          </table:table-cell>
          <table:table-cell office:value-type="float" office:value="97556" calcext:value-type="float">
            <text:p>97556</text:p>
          </table:table-cell>
          <table:table-cell office:value-type="float" office:value="13429" calcext:value-type="float">
            <text:p>13429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41</text:p>
          </table:table-cell>
          <table:table-cell office:value-type="float" office:value="8255144" calcext:value-type="float">
            <text:p>825514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07228" calcext:value-type="float">
            <text:p>1007228</text:p>
          </table:table-cell>
          <table:table-cell office:value-type="float" office:value="971132" calcext:value-type="float">
            <text:p>971132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6" calcext:value-type="float">
            <text:p>19846</text:p>
          </table:table-cell>
          <table:table-cell office:value-type="float" office:value="685328" calcext:value-type="float">
            <text:p>685328</text:p>
          </table:table-cell>
          <table:table-cell office:value-type="float" office:value="212397" calcext:value-type="float">
            <text:p>212397</text:p>
          </table:table-cell>
          <table:table-cell office:value-type="float" office:value="97556" calcext:value-type="float">
            <text:p>97556</text:p>
          </table:table-cell>
          <table:table-cell office:value-type="float" office:value="13429" calcext:value-type="float">
            <text:p>13429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37:42" calcext:value-type="date">
            <text:p>10/21/19 05:37 PM</text:p>
          </table:table-cell>
          <table:table-cell office:value-type="float" office:value="8255156" calcext:value-type="float">
            <text:p>82551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07228" calcext:value-type="float">
            <text:p>1007228</text:p>
          </table:table-cell>
          <table:table-cell office:value-type="float" office:value="971132" calcext:value-type="float">
            <text:p>971132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6" calcext:value-type="float">
            <text:p>19846</text:p>
          </table:table-cell>
          <table:table-cell office:value-type="float" office:value="685328" calcext:value-type="float">
            <text:p>685328</text:p>
          </table:table-cell>
          <table:table-cell office:value-type="float" office:value="212397" calcext:value-type="float">
            <text:p>212397</text:p>
          </table:table-cell>
          <table:table-cell office:value-type="float" office:value="97556" calcext:value-type="float">
            <text:p>97556</text:p>
          </table:table-cell>
          <table:table-cell office:value-type="float" office:value="13429" calcext:value-type="float">
            <text:p>13429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37:43" calcext:value-type="date">
            <text:p>10/21/19 05:37 PM</text:p>
          </table:table-cell>
          <table:table-cell office:value-type="float" office:value="8253756" calcext:value-type="float">
            <text:p>82537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3800" calcext:value-type="float">
            <text:p>6853800</text:p>
          </table:table-cell>
          <table:table-cell office:value-type="float" office:value="1007228" calcext:value-type="float">
            <text:p>1007228</text:p>
          </table:table-cell>
          <table:table-cell office:value-type="float" office:value="971132" calcext:value-type="float">
            <text:p>971132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1680" calcext:value-type="float">
            <text:p>71680</text:p>
          </table:table-cell>
          <table:table-cell office:value-type="float" office:value="19846" calcext:value-type="float">
            <text:p>19846</text:p>
          </table:table-cell>
          <table:table-cell office:value-type="float" office:value="685328" calcext:value-type="float">
            <text:p>685328</text:p>
          </table:table-cell>
          <table:table-cell office:value-type="float" office:value="212397" calcext:value-type="float">
            <text:p>212397</text:p>
          </table:table-cell>
          <table:table-cell office:value-type="float" office:value="97556" calcext:value-type="float">
            <text:p>97556</text:p>
          </table:table-cell>
          <table:table-cell office:value-type="float" office:value="13429" calcext:value-type="float">
            <text:p>13429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2" calcext:value-type="float">
            <text:p>18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37:44" calcext:value-type="date">
            <text:p>10/21/19 05:37 PM</text:p>
          </table:table-cell>
          <table:table-cell office:value-type="float" office:value="8874888" calcext:value-type="float">
            <text:p>887488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0360" calcext:value-type="float">
            <text:p>6280360</text:p>
          </table:table-cell>
          <table:table-cell office:value-type="float" office:value="380692" calcext:value-type="float">
            <text:p>380692</text:p>
          </table:table-cell>
          <table:table-cell office:value-type="float" office:value="344596" calcext:value-type="float">
            <text:p>344596</text:p>
          </table:table-cell>
          <table:table-cell office:value-type="float" office:value="36096" calcext:value-type="float">
            <text:p>3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210" calcext:value-type="float">
            <text:p>4210</text:p>
          </table:table-cell>
          <table:table-cell office:value-type="float" office:value="111892" calcext:value-type="float">
            <text:p>111892</text:p>
          </table:table-cell>
          <table:table-cell office:value-type="float" office:value="11272" calcext:value-type="float">
            <text:p>11272</text:p>
          </table:table-cell>
          <table:table-cell office:value-type="float" office:value="97556" calcext:value-type="float">
            <text:p>97556</text:p>
          </table:table-cell>
          <table:table-cell office:value-type="float" office:value="1304" calcext:value-type="float">
            <text:p>1304</text:p>
          </table:table-cell>
          <table:table-cell office:value-type="float" office:value="1142216" calcext:value-type="float">
            <text:p>1142216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3" office:value-type="date" office:date-value="2019-10-21T17:37:45" calcext:value-type="date">
            <text:p>10/21/19 05:37 PM</text:p>
          </table:table-cell>
          <table:table-cell office:value-type="float" office:value="8877044" calcext:value-type="float">
            <text:p>887704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0360" calcext:value-type="float">
            <text:p>6280360</text:p>
          </table:table-cell>
          <table:table-cell office:value-type="float" office:value="380692" calcext:value-type="float">
            <text:p>380692</text:p>
          </table:table-cell>
          <table:table-cell office:value-type="float" office:value="344596" calcext:value-type="float">
            <text:p>34459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370" calcext:value-type="float">
            <text:p>4370</text:p>
          </table:table-cell>
          <table:table-cell office:value-type="float" office:value="111892" calcext:value-type="float">
            <text:p>111892</text:p>
          </table:table-cell>
          <table:table-cell office:value-type="float" office:value="11272" calcext:value-type="float">
            <text:p>11272</text:p>
          </table:table-cell>
          <table:table-cell office:value-type="float" office:value="97556" calcext:value-type="float">
            <text:p>97556</text:p>
          </table:table-cell>
          <table:table-cell office:value-type="float" office:value="1304" calcext:value-type="float">
            <text:p>1304</text:p>
          </table:table-cell>
          <table:table-cell office:value-type="float" office:value="1065292" calcext:value-type="float">
            <text:p>1065292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37:46" calcext:value-type="date">
            <text:p>10/21/19 05:37 PM</text:p>
          </table:table-cell>
          <table:table-cell office:value-type="float" office:value="8881160" calcext:value-type="float">
            <text:p>888116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0360" calcext:value-type="float">
            <text:p>6280360</text:p>
          </table:table-cell>
          <table:table-cell office:value-type="float" office:value="380692" calcext:value-type="float">
            <text:p>380692</text:p>
          </table:table-cell>
          <table:table-cell office:value-type="float" office:value="344596" calcext:value-type="float">
            <text:p>34459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370" calcext:value-type="float">
            <text:p>4370</text:p>
          </table:table-cell>
          <table:table-cell office:value-type="float" office:value="111892" calcext:value-type="float">
            <text:p>111892</text:p>
          </table:table-cell>
          <table:table-cell office:value-type="float" office:value="11272" calcext:value-type="float">
            <text:p>11272</text:p>
          </table:table-cell>
          <table:table-cell office:value-type="float" office:value="97556" calcext:value-type="float">
            <text:p>97556</text:p>
          </table:table-cell>
          <table:table-cell office:value-type="float" office:value="1304" calcext:value-type="float">
            <text:p>1304</text:p>
          </table:table-cell>
          <table:table-cell office:value-type="float" office:value="1065292" calcext:value-type="float">
            <text:p>1065292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37:47" calcext:value-type="date">
            <text:p>10/21/19 05:37 PM</text:p>
          </table:table-cell>
          <table:table-cell office:value-type="float" office:value="8885448" calcext:value-type="float">
            <text:p>888544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0360" calcext:value-type="float">
            <text:p>6280360</text:p>
          </table:table-cell>
          <table:table-cell office:value-type="float" office:value="380692" calcext:value-type="float">
            <text:p>380692</text:p>
          </table:table-cell>
          <table:table-cell office:value-type="float" office:value="344596" calcext:value-type="float">
            <text:p>34459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370" calcext:value-type="float">
            <text:p>4370</text:p>
          </table:table-cell>
          <table:table-cell office:value-type="float" office:value="111892" calcext:value-type="float">
            <text:p>111892</text:p>
          </table:table-cell>
          <table:table-cell office:value-type="float" office:value="11272" calcext:value-type="float">
            <text:p>11272</text:p>
          </table:table-cell>
          <table:table-cell office:value-type="float" office:value="97556" calcext:value-type="float">
            <text:p>97556</text:p>
          </table:table-cell>
          <table:table-cell office:value-type="float" office:value="1304" calcext:value-type="float">
            <text:p>1304</text:p>
          </table:table-cell>
          <table:table-cell office:value-type="float" office:value="1065292" calcext:value-type="float">
            <text:p>1065292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37:48" calcext:value-type="date">
            <text:p>10/21/19 05:37 PM</text:p>
          </table:table-cell>
          <table:table-cell office:value-type="float" office:value="8901464" calcext:value-type="float">
            <text:p>89014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0360" calcext:value-type="float">
            <text:p>6280360</text:p>
          </table:table-cell>
          <table:table-cell office:value-type="float" office:value="380692" calcext:value-type="float">
            <text:p>380692</text:p>
          </table:table-cell>
          <table:table-cell office:value-type="float" office:value="344596" calcext:value-type="float">
            <text:p>344596</text:p>
          </table:table-cell>
          <table:table-cell office:value-type="float" office:value="36096" calcext:value-type="float">
            <text:p>36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370" calcext:value-type="float">
            <text:p>4370</text:p>
          </table:table-cell>
          <table:table-cell office:value-type="float" office:value="111892" calcext:value-type="float">
            <text:p>111892</text:p>
          </table:table-cell>
          <table:table-cell office:value-type="float" office:value="11272" calcext:value-type="float">
            <text:p>11272</text:p>
          </table:table-cell>
          <table:table-cell office:value-type="float" office:value="97556" calcext:value-type="float">
            <text:p>97556</text:p>
          </table:table-cell>
          <table:table-cell office:value-type="float" office:value="1304" calcext:value-type="float">
            <text:p>1304</text:p>
          </table:table-cell>
          <table:table-cell office:value-type="float" office:value="1065292" calcext:value-type="float">
            <text:p>1065292</text:p>
          </table:table-cell>
          <table:table-cell office:value-type="float" office:value="8064" calcext:value-type="float">
            <text:p>80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40" calcext:value-type="float">
            <text:p>2154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2" calcext:value-type="float">
            <text:p>2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standard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0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23" table:number-columns-repeated="2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2" office:value-type="string" calcext:value-type="string">
            <text:p>2019-10-21 17:37:48</text:p>
          </table:table-cell>
          <table:table-cell office:value-type="float" office:value="9231932" calcext:value-type="float">
            <text:p>9231932</text:p>
          </table:table-cell>
          <table:table-cell office:value-type="float" office:value="105472" calcext:value-type="float">
            <text:p>1054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747032" calcext:value-type="float">
            <text:p>5747032</text:p>
          </table:table-cell>
          <table:table-cell office:value-type="float" office:value="33000" calcext:value-type="float">
            <text:p>33000</text:p>
          </table:table-cell>
          <table:table-cell office:value-type="float" office:value="9232" calcext:value-type="float">
            <text:p>9232</text:p>
          </table:table-cell>
          <table:table-cell office:value-type="float" office:value="23768" calcext:value-type="float">
            <text:p>237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94" calcext:value-type="float">
            <text:p>1394</text:p>
          </table:table-cell>
          <table:table-cell office:value-type="float" office:value="192" calcext:value-type="float">
            <text:p>192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-10-21 17:37:49</text:p>
          </table:table-cell>
          <table:table-cell office:value-type="float" office:value="9202776" calcext:value-type="float">
            <text:p>920277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712" calcext:value-type="float">
            <text:p>6226712</text:p>
          </table:table-cell>
          <table:table-cell office:value-type="float" office:value="72984" calcext:value-type="float">
            <text:p>72984</text:p>
          </table:table-cell>
          <table:table-cell office:value-type="float" office:value="36668" calcext:value-type="float">
            <text:p>36668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3845" calcext:value-type="float">
            <text:p>3845</text:p>
          </table:table-cell>
          <table:table-cell office:value-type="float" office:value="11456" calcext:value-type="float">
            <text:p>11456</text:p>
          </table:table-cell>
          <table:table-cell office:value-type="float" office:value="11149" calcext:value-type="float">
            <text:p>11149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21248" calcext:value-type="float">
            <text:p>2124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596" calcext:value-type="float">
            <text:p>235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50</text:p>
          </table:table-cell>
          <table:table-cell office:value-type="float" office:value="9203364" calcext:value-type="float">
            <text:p>92033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712" calcext:value-type="float">
            <text:p>6226712</text:p>
          </table:table-cell>
          <table:table-cell office:value-type="float" office:value="72984" calcext:value-type="float">
            <text:p>72984</text:p>
          </table:table-cell>
          <table:table-cell office:value-type="float" office:value="36668" calcext:value-type="float">
            <text:p>36668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3845" calcext:value-type="float">
            <text:p>3845</text:p>
          </table:table-cell>
          <table:table-cell office:value-type="float" office:value="11456" calcext:value-type="float">
            <text:p>11456</text:p>
          </table:table-cell>
          <table:table-cell office:value-type="float" office:value="11149" calcext:value-type="float">
            <text:p>11149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21248" calcext:value-type="float">
            <text:p>2124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6" calcext:value-type="float">
            <text:p>235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51</text:p>
          </table:table-cell>
          <table:table-cell office:value-type="float" office:value="9194868" calcext:value-type="float">
            <text:p>91948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712" calcext:value-type="float">
            <text:p>6226712</text:p>
          </table:table-cell>
          <table:table-cell office:value-type="float" office:value="72984" calcext:value-type="float">
            <text:p>72984</text:p>
          </table:table-cell>
          <table:table-cell office:value-type="float" office:value="36668" calcext:value-type="float">
            <text:p>36668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3845" calcext:value-type="float">
            <text:p>3845</text:p>
          </table:table-cell>
          <table:table-cell office:value-type="float" office:value="11456" calcext:value-type="float">
            <text:p>11456</text:p>
          </table:table-cell>
          <table:table-cell office:value-type="float" office:value="11149" calcext:value-type="float">
            <text:p>11149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21248" calcext:value-type="float">
            <text:p>2124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6" calcext:value-type="float">
            <text:p>235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52</text:p>
          </table:table-cell>
          <table:table-cell office:value-type="float" office:value="9194840" calcext:value-type="float">
            <text:p>91948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6712" calcext:value-type="float">
            <text:p>6226712</text:p>
          </table:table-cell>
          <table:table-cell office:value-type="float" office:value="72984" calcext:value-type="float">
            <text:p>72984</text:p>
          </table:table-cell>
          <table:table-cell office:value-type="float" office:value="36668" calcext:value-type="float">
            <text:p>36668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3845" calcext:value-type="float">
            <text:p>3845</text:p>
          </table:table-cell>
          <table:table-cell office:value-type="float" office:value="11456" calcext:value-type="float">
            <text:p>11456</text:p>
          </table:table-cell>
          <table:table-cell office:value-type="float" office:value="11149" calcext:value-type="float">
            <text:p>11149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21248" calcext:value-type="float">
            <text:p>2124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6" calcext:value-type="float">
            <text:p>23596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53</text:p>
          </table:table-cell>
          <table:table-cell office:value-type="float" office:value="9156772" calcext:value-type="float">
            <text:p>91567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43096" calcext:value-type="float">
            <text:p>6243096</text:p>
          </table:table-cell>
          <table:table-cell office:value-type="float" office:value="107528" calcext:value-type="float">
            <text:p>107528</text:p>
          </table:table-cell>
          <table:table-cell office:value-type="float" office:value="71212" calcext:value-type="float">
            <text:p>71212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5315" calcext:value-type="float">
            <text:p>5315</text:p>
          </table:table-cell>
          <table:table-cell office:value-type="float" office:value="32320" calcext:value-type="float">
            <text:p>32320</text:p>
          </table:table-cell>
          <table:table-cell office:value-type="float" office:value="28506" calcext:value-type="float">
            <text:p>28506</text:p>
          </table:table-cell>
          <table:table-cell office:value-type="float" office:value="4416" calcext:value-type="float">
            <text:p>4416</text:p>
          </table:table-cell>
          <table:table-cell office:value-type="float" office:value="2425" calcext:value-type="float">
            <text:p>2425</text:p>
          </table:table-cell>
          <table:table-cell office:value-type="float" office:value="36608" calcext:value-type="float">
            <text:p>36608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96" calcext:value-type="float">
            <text:p>1696</text:p>
          </table:table-cell>
          <table:table-cell office:value-type="float" office:value="208" calcext:value-type="float">
            <text:p>208</text:p>
          </table:table-cell>
          <table:table-cell office:value-type="float" office:value="4471" calcext:value-type="float">
            <text:p>4471</text:p>
          </table:table-cell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54</text:p>
          </table:table-cell>
          <table:table-cell office:value-type="float" office:value="8999432" calcext:value-type="float">
            <text:p>89994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25016" calcext:value-type="float">
            <text:p>6325016</text:p>
          </table:table-cell>
          <table:table-cell office:value-type="float" office:value="264468" calcext:value-type="float">
            <text:p>264468</text:p>
          </table:table-cell>
          <table:table-cell office:value-type="float" office:value="228152" calcext:value-type="float">
            <text:p>228152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576" calcext:value-type="float">
            <text:p>24576</text:p>
          </table:table-cell>
          <table:table-cell office:value-type="float" office:value="15509" calcext:value-type="float">
            <text:p>15509</text:p>
          </table:table-cell>
          <table:table-cell office:value-type="float" office:value="127040" calcext:value-type="float">
            <text:p>127040</text:p>
          </table:table-cell>
          <table:table-cell office:value-type="float" office:value="107420" calcext:value-type="float">
            <text:p>107420</text:p>
          </table:table-cell>
          <table:table-cell office:value-type="float" office:value="17984" calcext:value-type="float">
            <text:p>17984</text:p>
          </table:table-cell>
          <table:table-cell office:value-type="float" office:value="7554" calcext:value-type="float">
            <text:p>7554</text:p>
          </table:table-cell>
          <table:table-cell office:value-type="float" office:value="200768" calcext:value-type="float">
            <text:p>200768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596" calcext:value-type="float">
            <text:p>23596</text:p>
          </table:table-cell>
          <table:table-cell office:value-type="float" office:value="8463" calcext:value-type="float">
            <text:p>8463</text:p>
          </table:table-cell>
          <table:table-cell office:value-type="float" office:value="208" calcext:value-type="float">
            <text:p>208</text:p>
          </table:table-cell>
          <table:table-cell office:value-type="float" office:value="11238" calcext:value-type="float">
            <text:p>11238</text:p>
          </table:table-cell>
          <table:table-cell office:value-type="float" office:value="6767" calcext:value-type="float">
            <text:p>6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55</text:p>
          </table:table-cell>
          <table:table-cell office:value-type="float" office:value="8834836" calcext:value-type="float">
            <text:p>883483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0664" calcext:value-type="float">
            <text:p>6480664</text:p>
          </table:table-cell>
          <table:table-cell office:value-type="float" office:value="432020" calcext:value-type="float">
            <text:p>432020</text:p>
          </table:table-cell>
          <table:table-cell office:value-type="float" office:value="395704" calcext:value-type="float">
            <text:p>395704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8544" calcext:value-type="float">
            <text:p>108544</text:p>
          </table:table-cell>
          <table:table-cell office:value-type="float" office:value="49830" calcext:value-type="float">
            <text:p>49830</text:p>
          </table:table-cell>
          <table:table-cell office:value-type="float" office:value="228352" calcext:value-type="float">
            <text:p>228352</text:p>
          </table:table-cell>
          <table:table-cell office:value-type="float" office:value="191749" calcext:value-type="float">
            <text:p>191749</text:p>
          </table:table-cell>
          <table:table-cell office:value-type="float" office:value="32448" calcext:value-type="float">
            <text:p>32448</text:p>
          </table:table-cell>
          <table:table-cell office:value-type="float" office:value="13035" calcext:value-type="float">
            <text:p>13035</text:p>
          </table:table-cell>
          <table:table-cell office:value-type="float" office:value="235776" calcext:value-type="float">
            <text:p>2357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6" calcext:value-type="float">
            <text:p>23596</text:p>
          </table:table-cell>
          <table:table-cell office:value-type="float" office:value="15696" calcext:value-type="float">
            <text:p>15696</text:p>
          </table:table-cell>
          <table:table-cell office:value-type="float" office:value="208" calcext:value-type="float">
            <text:p>208</text:p>
          </table:table-cell>
          <table:table-cell office:value-type="float" office:value="18471" calcext:value-type="float">
            <text:p>18471</text:p>
          </table:table-cell>
          <table:table-cell office:value-type="float" office:value="7233" calcext:value-type="float">
            <text:p>7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56</text:p>
          </table:table-cell>
          <table:table-cell office:value-type="float" office:value="8693180" calcext:value-type="float">
            <text:p>869318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2584" calcext:value-type="float">
            <text:p>6562584</text:p>
          </table:table-cell>
          <table:table-cell office:value-type="float" office:value="572844" calcext:value-type="float">
            <text:p>572844</text:p>
          </table:table-cell>
          <table:table-cell office:value-type="float" office:value="536528" calcext:value-type="float">
            <text:p>536528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1920" calcext:value-type="float">
            <text:p>81920</text:p>
          </table:table-cell>
          <table:table-cell office:value-type="float" office:value="61445" calcext:value-type="float">
            <text:p>61445</text:p>
          </table:table-cell>
          <table:table-cell office:value-type="float" office:value="328832" calcext:value-type="float">
            <text:p>328832</text:p>
          </table:table-cell>
          <table:table-cell office:value-type="float" office:value="275478" calcext:value-type="float">
            <text:p>275478</text:p>
          </table:table-cell>
          <table:table-cell office:value-type="float" office:value="46784" calcext:value-type="float">
            <text:p>46784</text:p>
          </table:table-cell>
          <table:table-cell office:value-type="float" office:value="18477" calcext:value-type="float">
            <text:p>18477</text:p>
          </table:table-cell>
          <table:table-cell office:value-type="float" office:value="397376" calcext:value-type="float">
            <text:p>3973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6" calcext:value-type="float">
            <text:p>23596</text:p>
          </table:table-cell>
          <table:table-cell office:value-type="float" office:value="22877" calcext:value-type="float">
            <text:p>22877</text:p>
          </table:table-cell>
          <table:table-cell office:value-type="float" office:value="208" calcext:value-type="float">
            <text:p>208</text:p>
          </table:table-cell>
          <table:table-cell office:value-type="float" office:value="25652" calcext:value-type="float">
            <text:p>25652</text:p>
          </table:table-cell>
          <table:table-cell office:value-type="float" office:value="7181" calcext:value-type="float">
            <text:p>7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57</text:p>
          </table:table-cell>
          <table:table-cell office:value-type="float" office:value="8559852" calcext:value-type="float">
            <text:p>855985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44504" calcext:value-type="float">
            <text:p>6644504</text:p>
          </table:table-cell>
          <table:table-cell office:value-type="float" office:value="705696" calcext:value-type="float">
            <text:p>705696</text:p>
          </table:table-cell>
          <table:table-cell office:value-type="float" office:value="669380" calcext:value-type="float">
            <text:p>669380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2944" calcext:value-type="float">
            <text:p>82944</text:p>
          </table:table-cell>
          <table:table-cell office:value-type="float" office:value="42927" calcext:value-type="float">
            <text:p>42927</text:p>
          </table:table-cell>
          <table:table-cell office:value-type="float" office:value="427520" calcext:value-type="float">
            <text:p>427520</text:p>
          </table:table-cell>
          <table:table-cell office:value-type="float" office:value="357671" calcext:value-type="float">
            <text:p>357671</text:p>
          </table:table-cell>
          <table:table-cell office:value-type="float" office:value="60864" calcext:value-type="float">
            <text:p>60864</text:p>
          </table:table-cell>
          <table:table-cell office:value-type="float" office:value="23819" calcext:value-type="float">
            <text:p>23819</text:p>
          </table:table-cell>
          <table:table-cell office:value-type="float" office:value="571776" calcext:value-type="float">
            <text:p>5717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6" calcext:value-type="float">
            <text:p>23596</text:p>
          </table:table-cell>
          <table:table-cell office:value-type="float" office:value="29926" calcext:value-type="float">
            <text:p>29926</text:p>
          </table:table-cell>
          <table:table-cell office:value-type="float" office:value="208" calcext:value-type="float">
            <text:p>208</text:p>
          </table:table-cell>
          <table:table-cell office:value-type="float" office:value="32701" calcext:value-type="float">
            <text:p>32701</text:p>
          </table:table-cell>
          <table:table-cell office:value-type="float" office:value="7049" calcext:value-type="float">
            <text:p>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58</text:p>
          </table:table-cell>
          <table:table-cell office:value-type="float" office:value="8412416" calcext:value-type="float">
            <text:p>841241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0152" calcext:value-type="float">
            <text:p>6800152</text:p>
          </table:table-cell>
          <table:table-cell office:value-type="float" office:value="853188" calcext:value-type="float">
            <text:p>853188</text:p>
          </table:table-cell>
          <table:table-cell office:value-type="float" office:value="816872" calcext:value-type="float">
            <text:p>816872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8000" calcext:value-type="float">
            <text:p>128000</text:p>
          </table:table-cell>
          <table:table-cell office:value-type="float" office:value="63953" calcext:value-type="float">
            <text:p>63953</text:p>
          </table:table-cell>
          <table:table-cell office:value-type="float" office:value="524096" calcext:value-type="float">
            <text:p>524096</text:p>
          </table:table-cell>
          <table:table-cell office:value-type="float" office:value="438075" calcext:value-type="float">
            <text:p>438075</text:p>
          </table:table-cell>
          <table:table-cell office:value-type="float" office:value="74688" calcext:value-type="float">
            <text:p>74688</text:p>
          </table:table-cell>
          <table:table-cell office:value-type="float" office:value="29044" calcext:value-type="float">
            <text:p>29044</text:p>
          </table:table-cell>
          <table:table-cell office:value-type="float" office:value="571776" calcext:value-type="float">
            <text:p>5717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6821" calcext:value-type="float">
            <text:p>36821</text:p>
          </table:table-cell>
          <table:table-cell office:value-type="float" office:value="208" calcext:value-type="float">
            <text:p>208</text:p>
          </table:table-cell>
          <table:table-cell office:value-type="float" office:value="39596" calcext:value-type="float">
            <text:p>39596</text:p>
          </table:table-cell>
          <table:table-cell office:value-type="float" office:value="6895" calcext:value-type="float">
            <text:p>6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7:59</text:p>
          </table:table-cell>
          <table:table-cell office:value-type="float" office:value="8336408" calcext:value-type="float">
            <text:p>833640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925828" calcext:value-type="float">
            <text:p>925828</text:p>
          </table:table-cell>
          <table:table-cell office:value-type="float" office:value="889512" calcext:value-type="float">
            <text:p>889512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8000" calcext:value-type="float">
            <text:p>128000</text:p>
          </table:table-cell>
          <table:table-cell office:value-type="float" office:value="42451" calcext:value-type="float">
            <text:p>42451</text:p>
          </table:table-cell>
          <table:table-cell office:value-type="float" office:value="571520" calcext:value-type="float">
            <text:p>571520</text:p>
          </table:table-cell>
          <table:table-cell office:value-type="float" office:value="477610" calcext:value-type="float">
            <text:p>477610</text:p>
          </table:table-cell>
          <table:table-cell office:value-type="float" office:value="81472" calcext:value-type="float">
            <text:p>81472</text:p>
          </table:table-cell>
          <table:table-cell office:value-type="float" office:value="31613" calcext:value-type="float">
            <text:p>3161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office:value-type="float" office:value="3390" calcext:value-type="float">
            <text:p>3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00</text:p>
          </table:table-cell>
          <table:table-cell office:value-type="float" office:value="8336412" calcext:value-type="float">
            <text:p>833641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925828" calcext:value-type="float">
            <text:p>925828</text:p>
          </table:table-cell>
          <table:table-cell office:value-type="float" office:value="889512" calcext:value-type="float">
            <text:p>889512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8000" calcext:value-type="float">
            <text:p>128000</text:p>
          </table:table-cell>
          <table:table-cell office:value-type="float" office:value="42451" calcext:value-type="float">
            <text:p>42451</text:p>
          </table:table-cell>
          <table:table-cell office:value-type="float" office:value="571520" calcext:value-type="float">
            <text:p>571520</text:p>
          </table:table-cell>
          <table:table-cell office:value-type="float" office:value="477610" calcext:value-type="float">
            <text:p>477610</text:p>
          </table:table-cell>
          <table:table-cell office:value-type="float" office:value="81472" calcext:value-type="float">
            <text:p>81472</text:p>
          </table:table-cell>
          <table:table-cell office:value-type="float" office:value="31613" calcext:value-type="float">
            <text:p>3161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01</text:p>
          </table:table-cell>
          <table:table-cell office:value-type="float" office:value="8338912" calcext:value-type="float">
            <text:p>833891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925828" calcext:value-type="float">
            <text:p>925828</text:p>
          </table:table-cell>
          <table:table-cell office:value-type="float" office:value="889512" calcext:value-type="float">
            <text:p>889512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8000" calcext:value-type="float">
            <text:p>128000</text:p>
          </table:table-cell>
          <table:table-cell office:value-type="float" office:value="42451" calcext:value-type="float">
            <text:p>42451</text:p>
          </table:table-cell>
          <table:table-cell office:value-type="float" office:value="571520" calcext:value-type="float">
            <text:p>571520</text:p>
          </table:table-cell>
          <table:table-cell office:value-type="float" office:value="477610" calcext:value-type="float">
            <text:p>477610</text:p>
          </table:table-cell>
          <table:table-cell office:value-type="float" office:value="81472" calcext:value-type="float">
            <text:p>81472</text:p>
          </table:table-cell>
          <table:table-cell office:value-type="float" office:value="31613" calcext:value-type="float">
            <text:p>3161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02</text:p>
          </table:table-cell>
          <table:table-cell office:value-type="float" office:value="8338912" calcext:value-type="float">
            <text:p>833891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925828" calcext:value-type="float">
            <text:p>925828</text:p>
          </table:table-cell>
          <table:table-cell office:value-type="float" office:value="889512" calcext:value-type="float">
            <text:p>889512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8000" calcext:value-type="float">
            <text:p>128000</text:p>
          </table:table-cell>
          <table:table-cell office:value-type="float" office:value="42451" calcext:value-type="float">
            <text:p>42451</text:p>
          </table:table-cell>
          <table:table-cell office:value-type="float" office:value="571520" calcext:value-type="float">
            <text:p>571520</text:p>
          </table:table-cell>
          <table:table-cell office:value-type="float" office:value="477610" calcext:value-type="float">
            <text:p>477610</text:p>
          </table:table-cell>
          <table:table-cell office:value-type="float" office:value="81472" calcext:value-type="float">
            <text:p>81472</text:p>
          </table:table-cell>
          <table:table-cell office:value-type="float" office:value="31613" calcext:value-type="float">
            <text:p>3161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03</text:p>
          </table:table-cell>
          <table:table-cell office:value-type="float" office:value="8335180" calcext:value-type="float">
            <text:p>833518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925828" calcext:value-type="float">
            <text:p>925828</text:p>
          </table:table-cell>
          <table:table-cell office:value-type="float" office:value="889512" calcext:value-type="float">
            <text:p>889512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8000" calcext:value-type="float">
            <text:p>128000</text:p>
          </table:table-cell>
          <table:table-cell office:value-type="float" office:value="42451" calcext:value-type="float">
            <text:p>42451</text:p>
          </table:table-cell>
          <table:table-cell office:value-type="float" office:value="571520" calcext:value-type="float">
            <text:p>571520</text:p>
          </table:table-cell>
          <table:table-cell office:value-type="float" office:value="477610" calcext:value-type="float">
            <text:p>477610</text:p>
          </table:table-cell>
          <table:table-cell office:value-type="float" office:value="81472" calcext:value-type="float">
            <text:p>81472</text:p>
          </table:table-cell>
          <table:table-cell office:value-type="float" office:value="31613" calcext:value-type="float">
            <text:p>3161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04</text:p>
          </table:table-cell>
          <table:table-cell office:value-type="float" office:value="8335180" calcext:value-type="float">
            <text:p>833518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925828" calcext:value-type="float">
            <text:p>925828</text:p>
          </table:table-cell>
          <table:table-cell office:value-type="float" office:value="889512" calcext:value-type="float">
            <text:p>889512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8000" calcext:value-type="float">
            <text:p>128000</text:p>
          </table:table-cell>
          <table:table-cell office:value-type="float" office:value="42451" calcext:value-type="float">
            <text:p>42451</text:p>
          </table:table-cell>
          <table:table-cell office:value-type="float" office:value="571520" calcext:value-type="float">
            <text:p>571520</text:p>
          </table:table-cell>
          <table:table-cell office:value-type="float" office:value="477610" calcext:value-type="float">
            <text:p>477610</text:p>
          </table:table-cell>
          <table:table-cell office:value-type="float" office:value="81472" calcext:value-type="float">
            <text:p>81472</text:p>
          </table:table-cell>
          <table:table-cell office:value-type="float" office:value="31613" calcext:value-type="float">
            <text:p>3161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05</text:p>
          </table:table-cell>
          <table:table-cell office:value-type="float" office:value="8335056" calcext:value-type="float">
            <text:p>83350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925828" calcext:value-type="float">
            <text:p>925828</text:p>
          </table:table-cell>
          <table:table-cell office:value-type="float" office:value="889512" calcext:value-type="float">
            <text:p>889512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8000" calcext:value-type="float">
            <text:p>128000</text:p>
          </table:table-cell>
          <table:table-cell office:value-type="float" office:value="42451" calcext:value-type="float">
            <text:p>42451</text:p>
          </table:table-cell>
          <table:table-cell office:value-type="float" office:value="571520" calcext:value-type="float">
            <text:p>571520</text:p>
          </table:table-cell>
          <table:table-cell office:value-type="float" office:value="477610" calcext:value-type="float">
            <text:p>477610</text:p>
          </table:table-cell>
          <table:table-cell office:value-type="float" office:value="81472" calcext:value-type="float">
            <text:p>81472</text:p>
          </table:table-cell>
          <table:table-cell office:value-type="float" office:value="31613" calcext:value-type="float">
            <text:p>3161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06</text:p>
          </table:table-cell>
          <table:table-cell office:value-type="float" office:value="8355144" calcext:value-type="float">
            <text:p>835514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925828" calcext:value-type="float">
            <text:p>925828</text:p>
          </table:table-cell>
          <table:table-cell office:value-type="float" office:value="889512" calcext:value-type="float">
            <text:p>889512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8000" calcext:value-type="float">
            <text:p>128000</text:p>
          </table:table-cell>
          <table:table-cell office:value-type="float" office:value="42451" calcext:value-type="float">
            <text:p>42451</text:p>
          </table:table-cell>
          <table:table-cell office:value-type="float" office:value="571520" calcext:value-type="float">
            <text:p>571520</text:p>
          </table:table-cell>
          <table:table-cell office:value-type="float" office:value="477610" calcext:value-type="float">
            <text:p>477610</text:p>
          </table:table-cell>
          <table:table-cell office:value-type="float" office:value="81472" calcext:value-type="float">
            <text:p>81472</text:p>
          </table:table-cell>
          <table:table-cell office:value-type="float" office:value="31613" calcext:value-type="float">
            <text:p>3161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07</text:p>
          </table:table-cell>
          <table:table-cell office:value-type="float" office:value="8351344" calcext:value-type="float">
            <text:p>835134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922076" calcext:value-type="float">
            <text:p>922076</text:p>
          </table:table-cell>
          <table:table-cell office:value-type="float" office:value="885760" calcext:value-type="float">
            <text:p>885760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89" calcext:value-type="float">
            <text:p>34889</text:p>
          </table:table-cell>
          <table:table-cell office:value-type="float" office:value="571520" calcext:value-type="float">
            <text:p>571520</text:p>
          </table:table-cell>
          <table:table-cell office:value-type="float" office:value="384329" calcext:value-type="float">
            <text:p>384329</text:p>
          </table:table-cell>
          <table:table-cell office:value-type="float" office:value="81472" calcext:value-type="float">
            <text:p>81472</text:p>
          </table:table-cell>
          <table:table-cell office:value-type="float" office:value="25551" calcext:value-type="float">
            <text:p>25551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21 17:38:08</text:p>
          </table:table-cell>
          <table:table-cell office:value-type="float" office:value="8351344" calcext:value-type="float">
            <text:p>835134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922076" calcext:value-type="float">
            <text:p>922076</text:p>
          </table:table-cell>
          <table:table-cell office:value-type="float" office:value="885760" calcext:value-type="float">
            <text:p>88576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89" calcext:value-type="float">
            <text:p>34889</text:p>
          </table:table-cell>
          <table:table-cell office:value-type="float" office:value="571520" calcext:value-type="float">
            <text:p>571520</text:p>
          </table:table-cell>
          <table:table-cell office:value-type="float" office:value="384329" calcext:value-type="float">
            <text:p>384329</text:p>
          </table:table-cell>
          <table:table-cell office:value-type="float" office:value="81472" calcext:value-type="float">
            <text:p>81472</text:p>
          </table:table-cell>
          <table:table-cell office:value-type="float" office:value="25551" calcext:value-type="float">
            <text:p>25551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09</text:p>
          </table:table-cell>
          <table:table-cell office:value-type="float" office:value="8355656" calcext:value-type="float">
            <text:p>83556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922076" calcext:value-type="float">
            <text:p>922076</text:p>
          </table:table-cell>
          <table:table-cell office:value-type="float" office:value="885760" calcext:value-type="float">
            <text:p>88576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89" calcext:value-type="float">
            <text:p>34889</text:p>
          </table:table-cell>
          <table:table-cell office:value-type="float" office:value="571520" calcext:value-type="float">
            <text:p>571520</text:p>
          </table:table-cell>
          <table:table-cell office:value-type="float" office:value="384329" calcext:value-type="float">
            <text:p>384329</text:p>
          </table:table-cell>
          <table:table-cell office:value-type="float" office:value="81472" calcext:value-type="float">
            <text:p>81472</text:p>
          </table:table-cell>
          <table:table-cell office:value-type="float" office:value="25551" calcext:value-type="float">
            <text:p>25551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10</text:p>
          </table:table-cell>
          <table:table-cell office:value-type="float" office:value="8359772" calcext:value-type="float">
            <text:p>83597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922076" calcext:value-type="float">
            <text:p>922076</text:p>
          </table:table-cell>
          <table:table-cell office:value-type="float" office:value="885760" calcext:value-type="float">
            <text:p>88576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89" calcext:value-type="float">
            <text:p>34889</text:p>
          </table:table-cell>
          <table:table-cell office:value-type="float" office:value="571520" calcext:value-type="float">
            <text:p>571520</text:p>
          </table:table-cell>
          <table:table-cell office:value-type="float" office:value="384329" calcext:value-type="float">
            <text:p>384329</text:p>
          </table:table-cell>
          <table:table-cell office:value-type="float" office:value="81472" calcext:value-type="float">
            <text:p>81472</text:p>
          </table:table-cell>
          <table:table-cell office:value-type="float" office:value="25551" calcext:value-type="float">
            <text:p>25551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11</text:p>
          </table:table-cell>
          <table:table-cell office:value-type="float" office:value="8340272" calcext:value-type="float">
            <text:p>83402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922076" calcext:value-type="float">
            <text:p>922076</text:p>
          </table:table-cell>
          <table:table-cell office:value-type="float" office:value="885760" calcext:value-type="float">
            <text:p>88576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89" calcext:value-type="float">
            <text:p>34889</text:p>
          </table:table-cell>
          <table:table-cell office:value-type="float" office:value="571520" calcext:value-type="float">
            <text:p>571520</text:p>
          </table:table-cell>
          <table:table-cell office:value-type="float" office:value="384329" calcext:value-type="float">
            <text:p>384329</text:p>
          </table:table-cell>
          <table:table-cell office:value-type="float" office:value="81472" calcext:value-type="float">
            <text:p>81472</text:p>
          </table:table-cell>
          <table:table-cell office:value-type="float" office:value="25551" calcext:value-type="float">
            <text:p>25551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12</text:p>
          </table:table-cell>
          <table:table-cell office:value-type="float" office:value="8340240" calcext:value-type="float">
            <text:p>83402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922076" calcext:value-type="float">
            <text:p>922076</text:p>
          </table:table-cell>
          <table:table-cell office:value-type="float" office:value="885760" calcext:value-type="float">
            <text:p>88576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89" calcext:value-type="float">
            <text:p>34889</text:p>
          </table:table-cell>
          <table:table-cell office:value-type="float" office:value="571520" calcext:value-type="float">
            <text:p>571520</text:p>
          </table:table-cell>
          <table:table-cell office:value-type="float" office:value="384329" calcext:value-type="float">
            <text:p>384329</text:p>
          </table:table-cell>
          <table:table-cell office:value-type="float" office:value="81472" calcext:value-type="float">
            <text:p>81472</text:p>
          </table:table-cell>
          <table:table-cell office:value-type="float" office:value="25551" calcext:value-type="float">
            <text:p>25551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13</text:p>
          </table:table-cell>
          <table:table-cell office:value-type="float" office:value="8340240" calcext:value-type="float">
            <text:p>83402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922076" calcext:value-type="float">
            <text:p>922076</text:p>
          </table:table-cell>
          <table:table-cell office:value-type="float" office:value="885760" calcext:value-type="float">
            <text:p>88576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89" calcext:value-type="float">
            <text:p>34889</text:p>
          </table:table-cell>
          <table:table-cell office:value-type="float" office:value="571520" calcext:value-type="float">
            <text:p>571520</text:p>
          </table:table-cell>
          <table:table-cell office:value-type="float" office:value="384329" calcext:value-type="float">
            <text:p>384329</text:p>
          </table:table-cell>
          <table:table-cell office:value-type="float" office:value="81472" calcext:value-type="float">
            <text:p>81472</text:p>
          </table:table-cell>
          <table:table-cell office:value-type="float" office:value="25551" calcext:value-type="float">
            <text:p>25551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14</text:p>
          </table:table-cell>
          <table:table-cell office:value-type="float" office:value="8343768" calcext:value-type="float">
            <text:p>83437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922076" calcext:value-type="float">
            <text:p>922076</text:p>
          </table:table-cell>
          <table:table-cell office:value-type="float" office:value="885760" calcext:value-type="float">
            <text:p>88576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89" calcext:value-type="float">
            <text:p>34889</text:p>
          </table:table-cell>
          <table:table-cell office:value-type="float" office:value="571520" calcext:value-type="float">
            <text:p>571520</text:p>
          </table:table-cell>
          <table:table-cell office:value-type="float" office:value="384329" calcext:value-type="float">
            <text:p>384329</text:p>
          </table:table-cell>
          <table:table-cell office:value-type="float" office:value="81472" calcext:value-type="float">
            <text:p>81472</text:p>
          </table:table-cell>
          <table:table-cell office:value-type="float" office:value="25551" calcext:value-type="float">
            <text:p>25551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15</text:p>
          </table:table-cell>
          <table:table-cell office:value-type="float" office:value="8361940" calcext:value-type="float">
            <text:p>83619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94956" calcext:value-type="float">
            <text:p>894956</text:p>
          </table:table-cell>
          <table:table-cell office:value-type="float" office:value="858640" calcext:value-type="float">
            <text:p>858640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256" calcext:value-type="float">
            <text:p>96256</text:p>
          </table:table-cell>
          <table:table-cell office:value-type="float" office:value="27327" calcext:value-type="float">
            <text:p>27327</text:p>
          </table:table-cell>
          <table:table-cell office:value-type="float" office:value="571520" calcext:value-type="float">
            <text:p>571520</text:p>
          </table:table-cell>
          <table:table-cell office:value-type="float" office:value="291048" calcext:value-type="float">
            <text:p>291048</text:p>
          </table:table-cell>
          <table:table-cell office:value-type="float" office:value="81472" calcext:value-type="float">
            <text:p>81472</text:p>
          </table:table-cell>
          <table:table-cell office:value-type="float" office:value="19488" calcext:value-type="float">
            <text:p>19488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21 17:38:16</text:p>
          </table:table-cell>
          <table:table-cell office:value-type="float" office:value="8361940" calcext:value-type="float">
            <text:p>83619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94956" calcext:value-type="float">
            <text:p>894956</text:p>
          </table:table-cell>
          <table:table-cell office:value-type="float" office:value="858640" calcext:value-type="float">
            <text:p>85864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256" calcext:value-type="float">
            <text:p>96256</text:p>
          </table:table-cell>
          <table:table-cell office:value-type="float" office:value="27327" calcext:value-type="float">
            <text:p>27327</text:p>
          </table:table-cell>
          <table:table-cell office:value-type="float" office:value="571520" calcext:value-type="float">
            <text:p>571520</text:p>
          </table:table-cell>
          <table:table-cell office:value-type="float" office:value="291048" calcext:value-type="float">
            <text:p>291048</text:p>
          </table:table-cell>
          <table:table-cell office:value-type="float" office:value="81472" calcext:value-type="float">
            <text:p>81472</text:p>
          </table:table-cell>
          <table:table-cell office:value-type="float" office:value="19488" calcext:value-type="float">
            <text:p>19488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17</text:p>
          </table:table-cell>
          <table:table-cell office:value-type="float" office:value="8369628" calcext:value-type="float">
            <text:p>83696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94956" calcext:value-type="float">
            <text:p>894956</text:p>
          </table:table-cell>
          <table:table-cell office:value-type="float" office:value="858640" calcext:value-type="float">
            <text:p>85864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256" calcext:value-type="float">
            <text:p>96256</text:p>
          </table:table-cell>
          <table:table-cell office:value-type="float" office:value="27327" calcext:value-type="float">
            <text:p>27327</text:p>
          </table:table-cell>
          <table:table-cell office:value-type="float" office:value="571520" calcext:value-type="float">
            <text:p>571520</text:p>
          </table:table-cell>
          <table:table-cell office:value-type="float" office:value="291048" calcext:value-type="float">
            <text:p>291048</text:p>
          </table:table-cell>
          <table:table-cell office:value-type="float" office:value="81472" calcext:value-type="float">
            <text:p>81472</text:p>
          </table:table-cell>
          <table:table-cell office:value-type="float" office:value="19488" calcext:value-type="float">
            <text:p>19488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18</text:p>
          </table:table-cell>
          <table:table-cell office:value-type="float" office:value="8369628" calcext:value-type="float">
            <text:p>83696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94956" calcext:value-type="float">
            <text:p>894956</text:p>
          </table:table-cell>
          <table:table-cell office:value-type="float" office:value="858640" calcext:value-type="float">
            <text:p>85864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256" calcext:value-type="float">
            <text:p>96256</text:p>
          </table:table-cell>
          <table:table-cell office:value-type="float" office:value="27327" calcext:value-type="float">
            <text:p>27327</text:p>
          </table:table-cell>
          <table:table-cell office:value-type="float" office:value="571520" calcext:value-type="float">
            <text:p>571520</text:p>
          </table:table-cell>
          <table:table-cell office:value-type="float" office:value="291048" calcext:value-type="float">
            <text:p>291048</text:p>
          </table:table-cell>
          <table:table-cell office:value-type="float" office:value="81472" calcext:value-type="float">
            <text:p>81472</text:p>
          </table:table-cell>
          <table:table-cell office:value-type="float" office:value="19488" calcext:value-type="float">
            <text:p>19488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19</text:p>
          </table:table-cell>
          <table:table-cell office:value-type="float" office:value="8367028" calcext:value-type="float">
            <text:p>83670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94956" calcext:value-type="float">
            <text:p>894956</text:p>
          </table:table-cell>
          <table:table-cell office:value-type="float" office:value="858640" calcext:value-type="float">
            <text:p>85864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256" calcext:value-type="float">
            <text:p>96256</text:p>
          </table:table-cell>
          <table:table-cell office:value-type="float" office:value="27327" calcext:value-type="float">
            <text:p>27327</text:p>
          </table:table-cell>
          <table:table-cell office:value-type="float" office:value="571520" calcext:value-type="float">
            <text:p>571520</text:p>
          </table:table-cell>
          <table:table-cell office:value-type="float" office:value="291049" calcext:value-type="float">
            <text:p>291049</text:p>
          </table:table-cell>
          <table:table-cell office:value-type="float" office:value="81472" calcext:value-type="float">
            <text:p>81472</text:p>
          </table:table-cell>
          <table:table-cell office:value-type="float" office:value="19488" calcext:value-type="float">
            <text:p>19488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20</text:p>
          </table:table-cell>
          <table:table-cell office:value-type="float" office:value="8367648" calcext:value-type="float">
            <text:p>836764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94956" calcext:value-type="float">
            <text:p>894956</text:p>
          </table:table-cell>
          <table:table-cell office:value-type="float" office:value="858640" calcext:value-type="float">
            <text:p>85864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256" calcext:value-type="float">
            <text:p>96256</text:p>
          </table:table-cell>
          <table:table-cell office:value-type="float" office:value="27327" calcext:value-type="float">
            <text:p>27327</text:p>
          </table:table-cell>
          <table:table-cell office:value-type="float" office:value="571520" calcext:value-type="float">
            <text:p>571520</text:p>
          </table:table-cell>
          <table:table-cell office:value-type="float" office:value="291049" calcext:value-type="float">
            <text:p>291049</text:p>
          </table:table-cell>
          <table:table-cell office:value-type="float" office:value="81472" calcext:value-type="float">
            <text:p>81472</text:p>
          </table:table-cell>
          <table:table-cell office:value-type="float" office:value="19488" calcext:value-type="float">
            <text:p>19488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21</text:p>
          </table:table-cell>
          <table:table-cell office:value-type="float" office:value="8366748" calcext:value-type="float">
            <text:p>836674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94956" calcext:value-type="float">
            <text:p>894956</text:p>
          </table:table-cell>
          <table:table-cell office:value-type="float" office:value="858640" calcext:value-type="float">
            <text:p>85864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256" calcext:value-type="float">
            <text:p>96256</text:p>
          </table:table-cell>
          <table:table-cell office:value-type="float" office:value="27327" calcext:value-type="float">
            <text:p>27327</text:p>
          </table:table-cell>
          <table:table-cell office:value-type="float" office:value="571520" calcext:value-type="float">
            <text:p>571520</text:p>
          </table:table-cell>
          <table:table-cell office:value-type="float" office:value="291049" calcext:value-type="float">
            <text:p>291049</text:p>
          </table:table-cell>
          <table:table-cell office:value-type="float" office:value="81472" calcext:value-type="float">
            <text:p>81472</text:p>
          </table:table-cell>
          <table:table-cell office:value-type="float" office:value="19488" calcext:value-type="float">
            <text:p>19488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22</text:p>
          </table:table-cell>
          <table:table-cell office:value-type="float" office:value="8366748" calcext:value-type="float">
            <text:p>836674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94956" calcext:value-type="float">
            <text:p>894956</text:p>
          </table:table-cell>
          <table:table-cell office:value-type="float" office:value="858640" calcext:value-type="float">
            <text:p>85864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256" calcext:value-type="float">
            <text:p>96256</text:p>
          </table:table-cell>
          <table:table-cell office:value-type="float" office:value="27327" calcext:value-type="float">
            <text:p>27327</text:p>
          </table:table-cell>
          <table:table-cell office:value-type="float" office:value="571520" calcext:value-type="float">
            <text:p>571520</text:p>
          </table:table-cell>
          <table:table-cell office:value-type="float" office:value="291049" calcext:value-type="float">
            <text:p>291049</text:p>
          </table:table-cell>
          <table:table-cell office:value-type="float" office:value="81472" calcext:value-type="float">
            <text:p>81472</text:p>
          </table:table-cell>
          <table:table-cell office:value-type="float" office:value="19488" calcext:value-type="float">
            <text:p>19488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23</text:p>
          </table:table-cell>
          <table:table-cell office:value-type="float" office:value="8387624" calcext:value-type="float">
            <text:p>838762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69784" calcext:value-type="float">
            <text:p>869784</text:p>
          </table:table-cell>
          <table:table-cell office:value-type="float" office:value="833468" calcext:value-type="float">
            <text:p>833468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765" calcext:value-type="float">
            <text:p>19765</text:p>
          </table:table-cell>
          <table:table-cell office:value-type="float" office:value="571520" calcext:value-type="float">
            <text:p>571520</text:p>
          </table:table-cell>
          <table:table-cell office:value-type="float" office:value="197768" calcext:value-type="float">
            <text:p>19776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26" calcext:value-type="float">
            <text:p>13426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21 17:38:24</text:p>
          </table:table-cell>
          <table:table-cell office:value-type="float" office:value="8387624" calcext:value-type="float">
            <text:p>838762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69784" calcext:value-type="float">
            <text:p>869784</text:p>
          </table:table-cell>
          <table:table-cell office:value-type="float" office:value="833468" calcext:value-type="float">
            <text:p>833468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765" calcext:value-type="float">
            <text:p>19765</text:p>
          </table:table-cell>
          <table:table-cell office:value-type="float" office:value="571520" calcext:value-type="float">
            <text:p>571520</text:p>
          </table:table-cell>
          <table:table-cell office:value-type="float" office:value="197768" calcext:value-type="float">
            <text:p>19776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26" calcext:value-type="float">
            <text:p>13426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25</text:p>
          </table:table-cell>
          <table:table-cell office:value-type="float" office:value="8391592" calcext:value-type="float">
            <text:p>839159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69784" calcext:value-type="float">
            <text:p>869784</text:p>
          </table:table-cell>
          <table:table-cell office:value-type="float" office:value="833468" calcext:value-type="float">
            <text:p>833468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765" calcext:value-type="float">
            <text:p>19765</text:p>
          </table:table-cell>
          <table:table-cell office:value-type="float" office:value="571520" calcext:value-type="float">
            <text:p>571520</text:p>
          </table:table-cell>
          <table:table-cell office:value-type="float" office:value="197768" calcext:value-type="float">
            <text:p>19776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26" calcext:value-type="float">
            <text:p>13426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26</text:p>
          </table:table-cell>
          <table:table-cell office:value-type="float" office:value="8411336" calcext:value-type="float">
            <text:p>841133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69784" calcext:value-type="float">
            <text:p>869784</text:p>
          </table:table-cell>
          <table:table-cell office:value-type="float" office:value="833468" calcext:value-type="float">
            <text:p>833468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765" calcext:value-type="float">
            <text:p>19765</text:p>
          </table:table-cell>
          <table:table-cell office:value-type="float" office:value="571520" calcext:value-type="float">
            <text:p>571520</text:p>
          </table:table-cell>
          <table:table-cell office:value-type="float" office:value="197768" calcext:value-type="float">
            <text:p>19776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26" calcext:value-type="float">
            <text:p>13426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27</text:p>
          </table:table-cell>
          <table:table-cell office:value-type="float" office:value="8408004" calcext:value-type="float">
            <text:p>840800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69784" calcext:value-type="float">
            <text:p>869784</text:p>
          </table:table-cell>
          <table:table-cell office:value-type="float" office:value="833468" calcext:value-type="float">
            <text:p>833468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765" calcext:value-type="float">
            <text:p>19765</text:p>
          </table:table-cell>
          <table:table-cell office:value-type="float" office:value="571520" calcext:value-type="float">
            <text:p>571520</text:p>
          </table:table-cell>
          <table:table-cell office:value-type="float" office:value="197768" calcext:value-type="float">
            <text:p>19776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26" calcext:value-type="float">
            <text:p>13426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28</text:p>
          </table:table-cell>
          <table:table-cell office:value-type="float" office:value="8408004" calcext:value-type="float">
            <text:p>840800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69784" calcext:value-type="float">
            <text:p>869784</text:p>
          </table:table-cell>
          <table:table-cell office:value-type="float" office:value="833468" calcext:value-type="float">
            <text:p>833468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765" calcext:value-type="float">
            <text:p>19765</text:p>
          </table:table-cell>
          <table:table-cell office:value-type="float" office:value="571520" calcext:value-type="float">
            <text:p>571520</text:p>
          </table:table-cell>
          <table:table-cell office:value-type="float" office:value="197768" calcext:value-type="float">
            <text:p>19776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26" calcext:value-type="float">
            <text:p>13426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29</text:p>
          </table:table-cell>
          <table:table-cell office:value-type="float" office:value="8407940" calcext:value-type="float">
            <text:p>84079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69784" calcext:value-type="float">
            <text:p>869784</text:p>
          </table:table-cell>
          <table:table-cell office:value-type="float" office:value="833468" calcext:value-type="float">
            <text:p>833468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765" calcext:value-type="float">
            <text:p>19765</text:p>
          </table:table-cell>
          <table:table-cell office:value-type="float" office:value="571520" calcext:value-type="float">
            <text:p>571520</text:p>
          </table:table-cell>
          <table:table-cell office:value-type="float" office:value="197768" calcext:value-type="float">
            <text:p>19776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26" calcext:value-type="float">
            <text:p>13426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30</text:p>
          </table:table-cell>
          <table:table-cell office:value-type="float" office:value="8411908" calcext:value-type="float">
            <text:p>841190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69784" calcext:value-type="float">
            <text:p>869784</text:p>
          </table:table-cell>
          <table:table-cell office:value-type="float" office:value="833468" calcext:value-type="float">
            <text:p>833468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765" calcext:value-type="float">
            <text:p>19765</text:p>
          </table:table-cell>
          <table:table-cell office:value-type="float" office:value="571520" calcext:value-type="float">
            <text:p>571520</text:p>
          </table:table-cell>
          <table:table-cell office:value-type="float" office:value="197768" calcext:value-type="float">
            <text:p>197768</text:p>
          </table:table-cell>
          <table:table-cell office:value-type="float" office:value="81472" calcext:value-type="float">
            <text:p>81472</text:p>
          </table:table-cell>
          <table:table-cell office:value-type="float" office:value="13426" calcext:value-type="float">
            <text:p>13426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31</text:p>
          </table:table-cell>
          <table:table-cell office:value-type="float" office:value="8431480" calcext:value-type="float">
            <text:p>843148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1691" calcext:value-type="float">
            <text:p>11691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21 17:38:32</text:p>
          </table:table-cell>
          <table:table-cell office:value-type="float" office:value="8395312" calcext:value-type="float">
            <text:p>839531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33</text:p>
          </table:table-cell>
          <table:table-cell office:value-type="float" office:value="8394812" calcext:value-type="float">
            <text:p>839481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34</text:p>
          </table:table-cell>
          <table:table-cell office:value-type="float" office:value="8402996" calcext:value-type="float">
            <text:p>840299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35</text:p>
          </table:table-cell>
          <table:table-cell office:value-type="float" office:value="8402872" calcext:value-type="float">
            <text:p>84028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36</text:p>
          </table:table-cell>
          <table:table-cell office:value-type="float" office:value="8398036" calcext:value-type="float">
            <text:p>839803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37</text:p>
          </table:table-cell>
          <table:table-cell office:value-type="float" office:value="8397716" calcext:value-type="float">
            <text:p>839771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38</text:p>
          </table:table-cell>
          <table:table-cell office:value-type="float" office:value="8401448" calcext:value-type="float">
            <text:p>840144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39</text:p>
          </table:table-cell>
          <table:table-cell office:value-type="float" office:value="8401448" calcext:value-type="float">
            <text:p>840144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40</text:p>
          </table:table-cell>
          <table:table-cell office:value-type="float" office:value="8402584" calcext:value-type="float">
            <text:p>840258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41</text:p>
          </table:table-cell>
          <table:table-cell office:value-type="float" office:value="8404364" calcext:value-type="float">
            <text:p>84043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42</text:p>
          </table:table-cell>
          <table:table-cell office:value-type="float" office:value="8404540" calcext:value-type="float">
            <text:p>84045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43</text:p>
          </table:table-cell>
          <table:table-cell office:value-type="float" office:value="8404616" calcext:value-type="float">
            <text:p>840461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44</text:p>
          </table:table-cell>
          <table:table-cell office:value-type="float" office:value="8404616" calcext:value-type="float">
            <text:p>840461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45</text:p>
          </table:table-cell>
          <table:table-cell office:value-type="float" office:value="8404616" calcext:value-type="float">
            <text:p>840461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46</text:p>
          </table:table-cell>
          <table:table-cell office:value-type="float" office:value="8404616" calcext:value-type="float">
            <text:p>840461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47</text:p>
          </table:table-cell>
          <table:table-cell office:value-type="float" office:value="8415040" calcext:value-type="float">
            <text:p>84150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48</text:p>
          </table:table-cell>
          <table:table-cell office:value-type="float" office:value="8435892" calcext:value-type="float">
            <text:p>843589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49</text:p>
          </table:table-cell>
          <table:table-cell office:value-type="float" office:value="8435892" calcext:value-type="float">
            <text:p>843589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50</text:p>
          </table:table-cell>
          <table:table-cell office:value-type="float" office:value="8435892" calcext:value-type="float">
            <text:p>843589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51</text:p>
          </table:table-cell>
          <table:table-cell office:value-type="float" office:value="8435892" calcext:value-type="float">
            <text:p>843589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52</text:p>
          </table:table-cell>
          <table:table-cell office:value-type="float" office:value="8436016" calcext:value-type="float">
            <text:p>843601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53</text:p>
          </table:table-cell>
          <table:table-cell office:value-type="float" office:value="8436364" calcext:value-type="float">
            <text:p>84363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54</text:p>
          </table:table-cell>
          <table:table-cell office:value-type="float" office:value="8436364" calcext:value-type="float">
            <text:p>84363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55</text:p>
          </table:table-cell>
          <table:table-cell office:value-type="float" office:value="8436364" calcext:value-type="float">
            <text:p>84363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56</text:p>
          </table:table-cell>
          <table:table-cell office:value-type="float" office:value="8436364" calcext:value-type="float">
            <text:p>84363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57</text:p>
          </table:table-cell>
          <table:table-cell office:value-type="float" office:value="8436364" calcext:value-type="float">
            <text:p>84363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58</text:p>
          </table:table-cell>
          <table:table-cell office:value-type="float" office:value="8436364" calcext:value-type="float">
            <text:p>84363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8:59</text:p>
          </table:table-cell>
          <table:table-cell office:value-type="float" office:value="8436364" calcext:value-type="float">
            <text:p>84363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00</text:p>
          </table:table-cell>
          <table:table-cell office:value-type="float" office:value="8435972" calcext:value-type="float">
            <text:p>84359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01</text:p>
          </table:table-cell>
          <table:table-cell office:value-type="float" office:value="8435980" calcext:value-type="float">
            <text:p>843598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02</text:p>
          </table:table-cell>
          <table:table-cell office:value-type="float" office:value="8435992" calcext:value-type="float">
            <text:p>843599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03</text:p>
          </table:table-cell>
          <table:table-cell office:value-type="float" office:value="8435992" calcext:value-type="float">
            <text:p>843599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04</text:p>
          </table:table-cell>
          <table:table-cell office:value-type="float" office:value="8435992" calcext:value-type="float">
            <text:p>843599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05</text:p>
          </table:table-cell>
          <table:table-cell office:value-type="float" office:value="8436004" calcext:value-type="float">
            <text:p>843600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06</text:p>
          </table:table-cell>
          <table:table-cell office:value-type="float" office:value="8436280" calcext:value-type="float">
            <text:p>843628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07</text:p>
          </table:table-cell>
          <table:table-cell office:value-type="float" office:value="8435664" calcext:value-type="float">
            <text:p>84356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08</text:p>
          </table:table-cell>
          <table:table-cell office:value-type="float" office:value="8435952" calcext:value-type="float">
            <text:p>843595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09</text:p>
          </table:table-cell>
          <table:table-cell office:value-type="float" office:value="8435952" calcext:value-type="float">
            <text:p>843595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10</text:p>
          </table:table-cell>
          <table:table-cell office:value-type="float" office:value="8435952" calcext:value-type="float">
            <text:p>843595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11</text:p>
          </table:table-cell>
          <table:table-cell office:value-type="float" office:value="8435864" calcext:value-type="float">
            <text:p>84358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12</text:p>
          </table:table-cell>
          <table:table-cell office:value-type="float" office:value="8435896" calcext:value-type="float">
            <text:p>843589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13</text:p>
          </table:table-cell>
          <table:table-cell office:value-type="float" office:value="8435660" calcext:value-type="float">
            <text:p>843566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14</text:p>
          </table:table-cell>
          <table:table-cell office:value-type="float" office:value="8435660" calcext:value-type="float">
            <text:p>843566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15</text:p>
          </table:table-cell>
          <table:table-cell office:value-type="float" office:value="8435660" calcext:value-type="float">
            <text:p>843566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16</text:p>
          </table:table-cell>
          <table:table-cell office:value-type="float" office:value="8435660" calcext:value-type="float">
            <text:p>843566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17</text:p>
          </table:table-cell>
          <table:table-cell office:value-type="float" office:value="8435672" calcext:value-type="float">
            <text:p>84356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18</text:p>
          </table:table-cell>
          <table:table-cell office:value-type="float" office:value="8435568" calcext:value-type="float">
            <text:p>84355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19</text:p>
          </table:table-cell>
          <table:table-cell office:value-type="float" office:value="8435568" calcext:value-type="float">
            <text:p>84355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20</text:p>
          </table:table-cell>
          <table:table-cell office:value-type="float" office:value="8435568" calcext:value-type="float">
            <text:p>84355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21</text:p>
          </table:table-cell>
          <table:table-cell office:value-type="float" office:value="8435572" calcext:value-type="float">
            <text:p>84355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22</text:p>
          </table:table-cell>
          <table:table-cell office:value-type="float" office:value="8435868" calcext:value-type="float">
            <text:p>84358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23</text:p>
          </table:table-cell>
          <table:table-cell office:value-type="float" office:value="8420508" calcext:value-type="float">
            <text:p>842050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24</text:p>
          </table:table-cell>
          <table:table-cell office:value-type="float" office:value="8420400" calcext:value-type="float">
            <text:p>842040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25</text:p>
          </table:table-cell>
          <table:table-cell office:value-type="float" office:value="8420276" calcext:value-type="float">
            <text:p>842027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26</text:p>
          </table:table-cell>
          <table:table-cell office:value-type="float" office:value="8419976" calcext:value-type="float">
            <text:p>841997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27</text:p>
          </table:table-cell>
          <table:table-cell office:value-type="float" office:value="8419656" calcext:value-type="float">
            <text:p>84196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28</text:p>
          </table:table-cell>
          <table:table-cell office:value-type="float" office:value="8419540" calcext:value-type="float">
            <text:p>84195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29</text:p>
          </table:table-cell>
          <table:table-cell office:value-type="float" office:value="8419540" calcext:value-type="float">
            <text:p>84195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30</text:p>
          </table:table-cell>
          <table:table-cell office:value-type="float" office:value="8419540" calcext:value-type="float">
            <text:p>84195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31</text:p>
          </table:table-cell>
          <table:table-cell office:value-type="float" office:value="8419544" calcext:value-type="float">
            <text:p>841954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32</text:p>
          </table:table-cell>
          <table:table-cell office:value-type="float" office:value="8420296" calcext:value-type="float">
            <text:p>842029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33</text:p>
          </table:table-cell>
          <table:table-cell office:value-type="float" office:value="8420172" calcext:value-type="float">
            <text:p>84201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34</text:p>
          </table:table-cell>
          <table:table-cell office:value-type="float" office:value="8420172" calcext:value-type="float">
            <text:p>84201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6" calcext:value-type="float">
            <text:p>12076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4488" calcext:value-type="float">
            <text:p>104488</text:p>
          </table:table-cell>
          <table:table-cell office:value-type="float" office:value="81472" calcext:value-type="float">
            <text:p>81472</text:p>
          </table:table-cell>
          <table:table-cell office:value-type="float" office:value="7363" calcext:value-type="float">
            <text:p>736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35</text:p>
          </table:table-cell>
          <table:table-cell office:value-type="float" office:value="8415956" calcext:value-type="float">
            <text:p>84159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14518" calcext:value-type="float">
            <text:p>14518</text:p>
          </table:table-cell>
          <table:table-cell office:value-type="float" office:value="571456" calcext:value-type="float">
            <text:p>571456</text:p>
          </table:table-cell>
          <table:table-cell office:value-type="float" office:value="109568" calcext:value-type="float">
            <text:p>109568</text:p>
          </table:table-cell>
          <table:table-cell office:value-type="float" office:value="81472" calcext:value-type="float">
            <text:p>81472</text:p>
          </table:table-cell>
          <table:table-cell office:value-type="float" office:value="7669" calcext:value-type="float">
            <text:p>7669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8614" calcext:value-type="float">
            <text:p>8614</text:p>
          </table:table-cell>
          <table:table-cell office:value-type="float" office:value="208" calcext:value-type="float">
            <text:p>208</text:p>
          </table:table-cell>
          <table:table-cell office:value-type="float" office:value="11389" calcext:value-type="float">
            <text:p>11389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36</text:p>
          </table:table-cell>
          <table:table-cell office:value-type="float" office:value="8416184" calcext:value-type="float">
            <text:p>841618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5416" calcext:value-type="float">
            <text:p>845416</text:p>
          </table:table-cell>
          <table:table-cell office:value-type="float" office:value="809100" calcext:value-type="float">
            <text:p>809100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8128" calcext:value-type="float">
            <text:p>48128</text:p>
          </table:table-cell>
          <table:table-cell office:value-type="float" office:value="20538" calcext:value-type="float">
            <text:p>20538</text:p>
          </table:table-cell>
          <table:table-cell office:value-type="float" office:value="571456" calcext:value-type="float">
            <text:p>571456</text:p>
          </table:table-cell>
          <table:table-cell office:value-type="float" office:value="204427" calcext:value-type="float">
            <text:p>204427</text:p>
          </table:table-cell>
          <table:table-cell office:value-type="float" office:value="81472" calcext:value-type="float">
            <text:p>81472</text:p>
          </table:table-cell>
          <table:table-cell office:value-type="float" office:value="13693" calcext:value-type="float">
            <text:p>13693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565" calcext:value-type="float">
            <text:p>16565</text:p>
          </table:table-cell>
          <table:table-cell office:value-type="float" office:value="208" calcext:value-type="float">
            <text:p>208</text:p>
          </table:table-cell>
          <table:table-cell office:value-type="float" office:value="19340" calcext:value-type="float">
            <text:p>19340</text:p>
          </table:table-cell>
          <table:table-cell office:value-type="float" office:value="7951" calcext:value-type="float">
            <text:p>7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37</text:p>
          </table:table-cell>
          <table:table-cell office:value-type="float" office:value="8413712" calcext:value-type="float">
            <text:p>841371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48068" calcext:value-type="float">
            <text:p>848068</text:p>
          </table:table-cell>
          <table:table-cell office:value-type="float" office:value="811752" calcext:value-type="float">
            <text:p>811752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0176" calcext:value-type="float">
            <text:p>50176</text:p>
          </table:table-cell>
          <table:table-cell office:value-type="float" office:value="37542" calcext:value-type="float">
            <text:p>37542</text:p>
          </table:table-cell>
          <table:table-cell office:value-type="float" office:value="571456" calcext:value-type="float">
            <text:p>571456</text:p>
          </table:table-cell>
          <table:table-cell office:value-type="float" office:value="293477" calcext:value-type="float">
            <text:p>293477</text:p>
          </table:table-cell>
          <table:table-cell office:value-type="float" office:value="81472" calcext:value-type="float">
            <text:p>81472</text:p>
          </table:table-cell>
          <table:table-cell office:value-type="float" office:value="19482" calcext:value-type="float">
            <text:p>19482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02" calcext:value-type="float">
            <text:p>24202</text:p>
          </table:table-cell>
          <table:table-cell office:value-type="float" office:value="208" calcext:value-type="float">
            <text:p>208</text:p>
          </table:table-cell>
          <table:table-cell office:value-type="float" office:value="26977" calcext:value-type="float">
            <text:p>26977</text:p>
          </table:table-cell>
          <table:table-cell office:value-type="float" office:value="7637" calcext:value-type="float">
            <text:p>7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38</text:p>
          </table:table-cell>
          <table:table-cell office:value-type="float" office:value="8408032" calcext:value-type="float">
            <text:p>8408032</text:p>
          </table:table-cell>
          <table:table-cell office:value-type="float" office:value="105472" calcext:value-type="float">
            <text:p>1054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57440" calcext:value-type="float">
            <text:p>857440</text:p>
          </table:table-cell>
          <table:table-cell office:value-type="float" office:value="821124" calcext:value-type="float">
            <text:p>821124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3488" calcext:value-type="float">
            <text:p>63488</text:p>
          </table:table-cell>
          <table:table-cell office:value-type="float" office:value="46055" calcext:value-type="float">
            <text:p>46055</text:p>
          </table:table-cell>
          <table:table-cell office:value-type="float" office:value="571456" calcext:value-type="float">
            <text:p>571456</text:p>
          </table:table-cell>
          <table:table-cell office:value-type="float" office:value="381556" calcext:value-type="float">
            <text:p>381556</text:p>
          </table:table-cell>
          <table:table-cell office:value-type="float" office:value="81472" calcext:value-type="float">
            <text:p>81472</text:p>
          </table:table-cell>
          <table:table-cell office:value-type="float" office:value="25206" calcext:value-type="float">
            <text:p>25206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1756" calcext:value-type="float">
            <text:p>31756</text:p>
          </table:table-cell>
          <table:table-cell office:value-type="float" office:value="208" calcext:value-type="float">
            <text:p>208</text:p>
          </table:table-cell>
          <table:table-cell office:value-type="float" office:value="34531" calcext:value-type="float">
            <text:p>34531</text:p>
          </table:table-cell>
          <table:table-cell office:value-type="float" office:value="7554" calcext:value-type="float">
            <text:p>7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39</text:p>
          </table:table-cell>
          <table:table-cell office:value-type="float" office:value="8389284" calcext:value-type="float">
            <text:p>838928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41112" calcext:value-type="float">
            <text:p>6841112</text:p>
          </table:table-cell>
          <table:table-cell office:value-type="float" office:value="876532" calcext:value-type="float">
            <text:p>876532</text:p>
          </table:table-cell>
          <table:table-cell office:value-type="float" office:value="840216" calcext:value-type="float">
            <text:p>840216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1920" calcext:value-type="float">
            <text:p>81920</text:p>
          </table:table-cell>
          <table:table-cell office:value-type="float" office:value="44550" calcext:value-type="float">
            <text:p>4455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65797" calcext:value-type="float">
            <text:p>465797</text:p>
          </table:table-cell>
          <table:table-cell office:value-type="float" office:value="81472" calcext:value-type="float">
            <text:p>81472</text:p>
          </table:table-cell>
          <table:table-cell office:value-type="float" office:value="30681" calcext:value-type="float">
            <text:p>30681</text:p>
          </table:table-cell>
          <table:table-cell office:value-type="float" office:value="952576" calcext:value-type="float">
            <text:p>95257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8981" calcext:value-type="float">
            <text:p>38981</text:p>
          </table:table-cell>
          <table:table-cell office:value-type="float" office:value="208" calcext:value-type="float">
            <text:p>208</text:p>
          </table:table-cell>
          <table:table-cell office:value-type="float" office:value="41756" calcext:value-type="float">
            <text:p>41756</text:p>
          </table:table-cell>
          <table:table-cell office:value-type="float" office:value="7225" calcext:value-type="float">
            <text:p>7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40</text:p>
          </table:table-cell>
          <table:table-cell office:value-type="float" office:value="8259968" calcext:value-type="float">
            <text:p>82599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6648" calcext:value-type="float">
            <text:p>6906648</text:p>
          </table:table-cell>
          <table:table-cell office:value-type="float" office:value="1006188" calcext:value-type="float">
            <text:p>1006188</text:p>
          </table:table-cell>
          <table:table-cell office:value-type="float" office:value="969872" calcext:value-type="float">
            <text:p>969872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71831" calcext:value-type="float">
            <text:p>71831</text:p>
          </table:table-cell>
          <table:table-cell office:value-type="float" office:value="653440" calcext:value-type="float">
            <text:p>653440</text:p>
          </table:table-cell>
          <table:table-cell office:value-type="float" office:value="548380" calcext:value-type="float">
            <text:p>548380</text:p>
          </table:table-cell>
          <table:table-cell office:value-type="float" office:value="93184" calcext:value-type="float">
            <text:p>93184</text:p>
          </table:table-cell>
          <table:table-cell office:value-type="float" office:value="36048" calcext:value-type="float">
            <text:p>36048</text:p>
          </table:table-cell>
          <table:table-cell office:value-type="float" office:value="1007680" calcext:value-type="float">
            <text:p>1007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6063" calcext:value-type="float">
            <text:p>46063</text:p>
          </table:table-cell>
          <table:table-cell office:value-type="float" office:value="208" calcext:value-type="float">
            <text:p>208</text:p>
          </table:table-cell>
          <table:table-cell office:value-type="float" office:value="48838" calcext:value-type="float">
            <text:p>48838</text:p>
          </table:table-cell>
          <table:table-cell office:value-type="float" office:value="7082" calcext:value-type="float">
            <text:p>7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41</text:p>
          </table:table-cell>
          <table:table-cell office:value-type="float" office:value="8203224" calcext:value-type="float">
            <text:p>820322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021944" calcext:value-type="float">
            <text:p>1021944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50105" calcext:value-type="float">
            <text:p>50105</text:p>
          </table:table-cell>
          <table:table-cell office:value-type="float" office:value="683520" calcext:value-type="float">
            <text:p>683520</text:p>
          </table:table-cell>
          <table:table-cell office:value-type="float" office:value="573427" calcext:value-type="float">
            <text:p>573427</text:p>
          </table:table-cell>
          <table:table-cell office:value-type="float" office:value="97472" calcext:value-type="float">
            <text:p>97472</text:p>
          </table:table-cell>
          <table:table-cell office:value-type="float" office:value="37676" calcext:value-type="float">
            <text:p>3767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42</text:p>
          </table:table-cell>
          <table:table-cell office:value-type="float" office:value="8203224" calcext:value-type="float">
            <text:p>820322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021944" calcext:value-type="float">
            <text:p>1021944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50105" calcext:value-type="float">
            <text:p>50105</text:p>
          </table:table-cell>
          <table:table-cell office:value-type="float" office:value="683520" calcext:value-type="float">
            <text:p>683520</text:p>
          </table:table-cell>
          <table:table-cell office:value-type="float" office:value="573427" calcext:value-type="float">
            <text:p>573427</text:p>
          </table:table-cell>
          <table:table-cell office:value-type="float" office:value="97472" calcext:value-type="float">
            <text:p>97472</text:p>
          </table:table-cell>
          <table:table-cell office:value-type="float" office:value="37676" calcext:value-type="float">
            <text:p>3767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43</text:p>
          </table:table-cell>
          <table:table-cell office:value-type="float" office:value="8201932" calcext:value-type="float">
            <text:p>82019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021944" calcext:value-type="float">
            <text:p>1021944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50105" calcext:value-type="float">
            <text:p>50105</text:p>
          </table:table-cell>
          <table:table-cell office:value-type="float" office:value="683520" calcext:value-type="float">
            <text:p>683520</text:p>
          </table:table-cell>
          <table:table-cell office:value-type="float" office:value="573427" calcext:value-type="float">
            <text:p>573427</text:p>
          </table:table-cell>
          <table:table-cell office:value-type="float" office:value="97472" calcext:value-type="float">
            <text:p>97472</text:p>
          </table:table-cell>
          <table:table-cell office:value-type="float" office:value="37676" calcext:value-type="float">
            <text:p>3767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44</text:p>
          </table:table-cell>
          <table:table-cell office:value-type="float" office:value="8205952" calcext:value-type="float">
            <text:p>820595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021944" calcext:value-type="float">
            <text:p>1021944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50105" calcext:value-type="float">
            <text:p>50105</text:p>
          </table:table-cell>
          <table:table-cell office:value-type="float" office:value="683520" calcext:value-type="float">
            <text:p>683520</text:p>
          </table:table-cell>
          <table:table-cell office:value-type="float" office:value="573427" calcext:value-type="float">
            <text:p>573427</text:p>
          </table:table-cell>
          <table:table-cell office:value-type="float" office:value="97472" calcext:value-type="float">
            <text:p>97472</text:p>
          </table:table-cell>
          <table:table-cell office:value-type="float" office:value="37676" calcext:value-type="float">
            <text:p>3767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45</text:p>
          </table:table-cell>
          <table:table-cell office:value-type="float" office:value="8202480" calcext:value-type="float">
            <text:p>820248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021944" calcext:value-type="float">
            <text:p>1021944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50105" calcext:value-type="float">
            <text:p>50105</text:p>
          </table:table-cell>
          <table:table-cell office:value-type="float" office:value="683520" calcext:value-type="float">
            <text:p>683520</text:p>
          </table:table-cell>
          <table:table-cell office:value-type="float" office:value="573427" calcext:value-type="float">
            <text:p>573427</text:p>
          </table:table-cell>
          <table:table-cell office:value-type="float" office:value="97472" calcext:value-type="float">
            <text:p>97472</text:p>
          </table:table-cell>
          <table:table-cell office:value-type="float" office:value="37676" calcext:value-type="float">
            <text:p>3767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46</text:p>
          </table:table-cell>
          <table:table-cell office:value-type="float" office:value="8202356" calcext:value-type="float">
            <text:p>82023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021944" calcext:value-type="float">
            <text:p>1021944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50105" calcext:value-type="float">
            <text:p>50105</text:p>
          </table:table-cell>
          <table:table-cell office:value-type="float" office:value="683520" calcext:value-type="float">
            <text:p>683520</text:p>
          </table:table-cell>
          <table:table-cell office:value-type="float" office:value="573427" calcext:value-type="float">
            <text:p>573427</text:p>
          </table:table-cell>
          <table:table-cell office:value-type="float" office:value="97472" calcext:value-type="float">
            <text:p>97472</text:p>
          </table:table-cell>
          <table:table-cell office:value-type="float" office:value="37676" calcext:value-type="float">
            <text:p>3767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47</text:p>
          </table:table-cell>
          <table:table-cell office:value-type="float" office:value="8202232" calcext:value-type="float">
            <text:p>82022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021944" calcext:value-type="float">
            <text:p>1021944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50105" calcext:value-type="float">
            <text:p>50105</text:p>
          </table:table-cell>
          <table:table-cell office:value-type="float" office:value="683520" calcext:value-type="float">
            <text:p>683520</text:p>
          </table:table-cell>
          <table:table-cell office:value-type="float" office:value="573427" calcext:value-type="float">
            <text:p>573427</text:p>
          </table:table-cell>
          <table:table-cell office:value-type="float" office:value="97472" calcext:value-type="float">
            <text:p>97472</text:p>
          </table:table-cell>
          <table:table-cell office:value-type="float" office:value="37676" calcext:value-type="float">
            <text:p>3767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48</text:p>
          </table:table-cell>
          <table:table-cell office:value-type="float" office:value="8218552" calcext:value-type="float">
            <text:p>821855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021944" calcext:value-type="float">
            <text:p>1021944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50105" calcext:value-type="float">
            <text:p>50105</text:p>
          </table:table-cell>
          <table:table-cell office:value-type="float" office:value="683520" calcext:value-type="float">
            <text:p>683520</text:p>
          </table:table-cell>
          <table:table-cell office:value-type="float" office:value="573427" calcext:value-type="float">
            <text:p>573427</text:p>
          </table:table-cell>
          <table:table-cell office:value-type="float" office:value="97472" calcext:value-type="float">
            <text:p>97472</text:p>
          </table:table-cell>
          <table:table-cell office:value-type="float" office:value="37676" calcext:value-type="float">
            <text:p>3767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49</text:p>
          </table:table-cell>
          <table:table-cell office:value-type="float" office:value="8214624" calcext:value-type="float">
            <text:p>821462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021944" calcext:value-type="float">
            <text:p>1021944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42543" calcext:value-type="float">
            <text:p>42543</text:p>
          </table:table-cell>
          <table:table-cell office:value-type="float" office:value="683520" calcext:value-type="float">
            <text:p>683520</text:p>
          </table:table-cell>
          <table:table-cell office:value-type="float" office:value="479640" calcext:value-type="float">
            <text:p>479640</text:p>
          </table:table-cell>
          <table:table-cell office:value-type="float" office:value="97472" calcext:value-type="float">
            <text:p>97472</text:p>
          </table:table-cell>
          <table:table-cell office:value-type="float" office:value="31613" calcext:value-type="float">
            <text:p>31613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21 17:39:50</text:p>
          </table:table-cell>
          <table:table-cell office:value-type="float" office:value="8214128" calcext:value-type="float">
            <text:p>82141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021944" calcext:value-type="float">
            <text:p>1021944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42543" calcext:value-type="float">
            <text:p>42543</text:p>
          </table:table-cell>
          <table:table-cell office:value-type="float" office:value="683520" calcext:value-type="float">
            <text:p>683520</text:p>
          </table:table-cell>
          <table:table-cell office:value-type="float" office:value="479640" calcext:value-type="float">
            <text:p>479640</text:p>
          </table:table-cell>
          <table:table-cell office:value-type="float" office:value="97472" calcext:value-type="float">
            <text:p>97472</text:p>
          </table:table-cell>
          <table:table-cell office:value-type="float" office:value="31613" calcext:value-type="float">
            <text:p>31613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51</text:p>
          </table:table-cell>
          <table:table-cell office:value-type="float" office:value="8221768" calcext:value-type="float">
            <text:p>82217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021944" calcext:value-type="float">
            <text:p>1021944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42543" calcext:value-type="float">
            <text:p>42543</text:p>
          </table:table-cell>
          <table:table-cell office:value-type="float" office:value="683520" calcext:value-type="float">
            <text:p>683520</text:p>
          </table:table-cell>
          <table:table-cell office:value-type="float" office:value="479640" calcext:value-type="float">
            <text:p>479640</text:p>
          </table:table-cell>
          <table:table-cell office:value-type="float" office:value="97472" calcext:value-type="float">
            <text:p>97472</text:p>
          </table:table-cell>
          <table:table-cell office:value-type="float" office:value="31613" calcext:value-type="float">
            <text:p>31613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52</text:p>
          </table:table-cell>
          <table:table-cell office:value-type="float" office:value="8221768" calcext:value-type="float">
            <text:p>82217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021944" calcext:value-type="float">
            <text:p>1021944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42543" calcext:value-type="float">
            <text:p>42543</text:p>
          </table:table-cell>
          <table:table-cell office:value-type="float" office:value="683520" calcext:value-type="float">
            <text:p>683520</text:p>
          </table:table-cell>
          <table:table-cell office:value-type="float" office:value="479640" calcext:value-type="float">
            <text:p>479640</text:p>
          </table:table-cell>
          <table:table-cell office:value-type="float" office:value="97472" calcext:value-type="float">
            <text:p>97472</text:p>
          </table:table-cell>
          <table:table-cell office:value-type="float" office:value="31613" calcext:value-type="float">
            <text:p>31613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53</text:p>
          </table:table-cell>
          <table:table-cell office:value-type="float" office:value="8202224" calcext:value-type="float">
            <text:p>820222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021944" calcext:value-type="float">
            <text:p>1021944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42543" calcext:value-type="float">
            <text:p>42543</text:p>
          </table:table-cell>
          <table:table-cell office:value-type="float" office:value="683520" calcext:value-type="float">
            <text:p>683520</text:p>
          </table:table-cell>
          <table:table-cell office:value-type="float" office:value="479643" calcext:value-type="float">
            <text:p>479643</text:p>
          </table:table-cell>
          <table:table-cell office:value-type="float" office:value="97472" calcext:value-type="float">
            <text:p>97472</text:p>
          </table:table-cell>
          <table:table-cell office:value-type="float" office:value="31613" calcext:value-type="float">
            <text:p>31613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54</text:p>
          </table:table-cell>
          <table:table-cell office:value-type="float" office:value="8202224" calcext:value-type="float">
            <text:p>820222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021944" calcext:value-type="float">
            <text:p>1021944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42543" calcext:value-type="float">
            <text:p>42543</text:p>
          </table:table-cell>
          <table:table-cell office:value-type="float" office:value="683520" calcext:value-type="float">
            <text:p>683520</text:p>
          </table:table-cell>
          <table:table-cell office:value-type="float" office:value="479643" calcext:value-type="float">
            <text:p>479643</text:p>
          </table:table-cell>
          <table:table-cell office:value-type="float" office:value="97472" calcext:value-type="float">
            <text:p>97472</text:p>
          </table:table-cell>
          <table:table-cell office:value-type="float" office:value="31613" calcext:value-type="float">
            <text:p>31613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55</text:p>
          </table:table-cell>
          <table:table-cell office:value-type="float" office:value="8202100" calcext:value-type="float">
            <text:p>820210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021944" calcext:value-type="float">
            <text:p>1021944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42543" calcext:value-type="float">
            <text:p>42543</text:p>
          </table:table-cell>
          <table:table-cell office:value-type="float" office:value="683520" calcext:value-type="float">
            <text:p>683520</text:p>
          </table:table-cell>
          <table:table-cell office:value-type="float" office:value="479643" calcext:value-type="float">
            <text:p>479643</text:p>
          </table:table-cell>
          <table:table-cell office:value-type="float" office:value="97472" calcext:value-type="float">
            <text:p>97472</text:p>
          </table:table-cell>
          <table:table-cell office:value-type="float" office:value="31613" calcext:value-type="float">
            <text:p>31613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56</text:p>
          </table:table-cell>
          <table:table-cell office:value-type="float" office:value="8206068" calcext:value-type="float">
            <text:p>82060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8260" calcext:value-type="float">
            <text:p>1058260</text:p>
          </table:table-cell>
          <table:table-cell office:value-type="float" office:value="1021944" calcext:value-type="float">
            <text:p>1021944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0832" calcext:value-type="float">
            <text:p>120832</text:p>
          </table:table-cell>
          <table:table-cell office:value-type="float" office:value="42543" calcext:value-type="float">
            <text:p>42543</text:p>
          </table:table-cell>
          <table:table-cell office:value-type="float" office:value="683520" calcext:value-type="float">
            <text:p>683520</text:p>
          </table:table-cell>
          <table:table-cell office:value-type="float" office:value="479643" calcext:value-type="float">
            <text:p>479643</text:p>
          </table:table-cell>
          <table:table-cell office:value-type="float" office:value="97472" calcext:value-type="float">
            <text:p>97472</text:p>
          </table:table-cell>
          <table:table-cell office:value-type="float" office:value="31613" calcext:value-type="float">
            <text:p>31613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57</text:p>
          </table:table-cell>
          <table:table-cell office:value-type="float" office:value="8202296" calcext:value-type="float">
            <text:p>820229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7448" calcext:value-type="float">
            <text:p>1057448</text:p>
          </table:table-cell>
          <table:table-cell office:value-type="float" office:value="1021132" calcext:value-type="float">
            <text:p>1021132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980" calcext:value-type="float">
            <text:p>34980</text:p>
          </table:table-cell>
          <table:table-cell office:value-type="float" office:value="683520" calcext:value-type="float">
            <text:p>683520</text:p>
          </table:table-cell>
          <table:table-cell office:value-type="float" office:value="385858" calcext:value-type="float">
            <text:p>385858</text:p>
          </table:table-cell>
          <table:table-cell office:value-type="float" office:value="97472" calcext:value-type="float">
            <text:p>97472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21 17:39:58</text:p>
          </table:table-cell>
          <table:table-cell office:value-type="float" office:value="8202224" calcext:value-type="float">
            <text:p>820222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7448" calcext:value-type="float">
            <text:p>1057448</text:p>
          </table:table-cell>
          <table:table-cell office:value-type="float" office:value="1021132" calcext:value-type="float">
            <text:p>1021132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980" calcext:value-type="float">
            <text:p>34980</text:p>
          </table:table-cell>
          <table:table-cell office:value-type="float" office:value="683520" calcext:value-type="float">
            <text:p>683520</text:p>
          </table:table-cell>
          <table:table-cell office:value-type="float" office:value="385858" calcext:value-type="float">
            <text:p>385858</text:p>
          </table:table-cell>
          <table:table-cell office:value-type="float" office:value="97472" calcext:value-type="float">
            <text:p>97472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39:59</text:p>
          </table:table-cell>
          <table:table-cell office:value-type="float" office:value="8202100" calcext:value-type="float">
            <text:p>820210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7448" calcext:value-type="float">
            <text:p>1057448</text:p>
          </table:table-cell>
          <table:table-cell office:value-type="float" office:value="1021132" calcext:value-type="float">
            <text:p>1021132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980" calcext:value-type="float">
            <text:p>34980</text:p>
          </table:table-cell>
          <table:table-cell office:value-type="float" office:value="683520" calcext:value-type="float">
            <text:p>683520</text:p>
          </table:table-cell>
          <table:table-cell office:value-type="float" office:value="385858" calcext:value-type="float">
            <text:p>385858</text:p>
          </table:table-cell>
          <table:table-cell office:value-type="float" office:value="97472" calcext:value-type="float">
            <text:p>97472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00</text:p>
          </table:table-cell>
          <table:table-cell office:value-type="float" office:value="8205632" calcext:value-type="float">
            <text:p>82056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7448" calcext:value-type="float">
            <text:p>1057448</text:p>
          </table:table-cell>
          <table:table-cell office:value-type="float" office:value="1021132" calcext:value-type="float">
            <text:p>1021132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980" calcext:value-type="float">
            <text:p>34980</text:p>
          </table:table-cell>
          <table:table-cell office:value-type="float" office:value="683520" calcext:value-type="float">
            <text:p>683520</text:p>
          </table:table-cell>
          <table:table-cell office:value-type="float" office:value="385858" calcext:value-type="float">
            <text:p>385858</text:p>
          </table:table-cell>
          <table:table-cell office:value-type="float" office:value="97472" calcext:value-type="float">
            <text:p>97472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01</text:p>
          </table:table-cell>
          <table:table-cell office:value-type="float" office:value="8202272" calcext:value-type="float">
            <text:p>82022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7448" calcext:value-type="float">
            <text:p>1057448</text:p>
          </table:table-cell>
          <table:table-cell office:value-type="float" office:value="1021132" calcext:value-type="float">
            <text:p>1021132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980" calcext:value-type="float">
            <text:p>34980</text:p>
          </table:table-cell>
          <table:table-cell office:value-type="float" office:value="683520" calcext:value-type="float">
            <text:p>683520</text:p>
          </table:table-cell>
          <table:table-cell office:value-type="float" office:value="385858" calcext:value-type="float">
            <text:p>385858</text:p>
          </table:table-cell>
          <table:table-cell office:value-type="float" office:value="97472" calcext:value-type="float">
            <text:p>97472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02</text:p>
          </table:table-cell>
          <table:table-cell office:value-type="float" office:value="8202808" calcext:value-type="float">
            <text:p>820280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7448" calcext:value-type="float">
            <text:p>1057448</text:p>
          </table:table-cell>
          <table:table-cell office:value-type="float" office:value="1021132" calcext:value-type="float">
            <text:p>1021132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980" calcext:value-type="float">
            <text:p>34980</text:p>
          </table:table-cell>
          <table:table-cell office:value-type="float" office:value="683520" calcext:value-type="float">
            <text:p>683520</text:p>
          </table:table-cell>
          <table:table-cell office:value-type="float" office:value="385858" calcext:value-type="float">
            <text:p>385858</text:p>
          </table:table-cell>
          <table:table-cell office:value-type="float" office:value="97472" calcext:value-type="float">
            <text:p>97472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03</text:p>
          </table:table-cell>
          <table:table-cell office:value-type="float" office:value="8202048" calcext:value-type="float">
            <text:p>820204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7448" calcext:value-type="float">
            <text:p>1057448</text:p>
          </table:table-cell>
          <table:table-cell office:value-type="float" office:value="1021132" calcext:value-type="float">
            <text:p>1021132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980" calcext:value-type="float">
            <text:p>34980</text:p>
          </table:table-cell>
          <table:table-cell office:value-type="float" office:value="683520" calcext:value-type="float">
            <text:p>683520</text:p>
          </table:table-cell>
          <table:table-cell office:value-type="float" office:value="385858" calcext:value-type="float">
            <text:p>385858</text:p>
          </table:table-cell>
          <table:table-cell office:value-type="float" office:value="97472" calcext:value-type="float">
            <text:p>97472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04</text:p>
          </table:table-cell>
          <table:table-cell office:value-type="float" office:value="8202048" calcext:value-type="float">
            <text:p>820204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57448" calcext:value-type="float">
            <text:p>1057448</text:p>
          </table:table-cell>
          <table:table-cell office:value-type="float" office:value="1021132" calcext:value-type="float">
            <text:p>1021132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9808" calcext:value-type="float">
            <text:p>119808</text:p>
          </table:table-cell>
          <table:table-cell office:value-type="float" office:value="34980" calcext:value-type="float">
            <text:p>34980</text:p>
          </table:table-cell>
          <table:table-cell office:value-type="float" office:value="683520" calcext:value-type="float">
            <text:p>683520</text:p>
          </table:table-cell>
          <table:table-cell office:value-type="float" office:value="385858" calcext:value-type="float">
            <text:p>385858</text:p>
          </table:table-cell>
          <table:table-cell office:value-type="float" office:value="97472" calcext:value-type="float">
            <text:p>97472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05</text:p>
          </table:table-cell>
          <table:table-cell office:value-type="float" office:value="8221760" calcext:value-type="float">
            <text:p>822176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33384" calcext:value-type="float">
            <text:p>1033384</text:p>
          </table:table-cell>
          <table:table-cell office:value-type="float" office:value="997068" calcext:value-type="float">
            <text:p>997068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256" calcext:value-type="float">
            <text:p>96256</text:p>
          </table:table-cell>
          <table:table-cell office:value-type="float" office:value="27419" calcext:value-type="float">
            <text:p>27419</text:p>
          </table:table-cell>
          <table:table-cell office:value-type="float" office:value="683520" calcext:value-type="float">
            <text:p>683520</text:p>
          </table:table-cell>
          <table:table-cell office:value-type="float" office:value="292070" calcext:value-type="float">
            <text:p>292070</text:p>
          </table:table-cell>
          <table:table-cell office:value-type="float" office:value="97472" calcext:value-type="float">
            <text:p>97472</text:p>
          </table:table-cell>
          <table:table-cell office:value-type="float" office:value="19488" calcext:value-type="float">
            <text:p>19488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21 17:40:06</text:p>
          </table:table-cell>
          <table:table-cell office:value-type="float" office:value="8221832" calcext:value-type="float">
            <text:p>82218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33384" calcext:value-type="float">
            <text:p>1033384</text:p>
          </table:table-cell>
          <table:table-cell office:value-type="float" office:value="997068" calcext:value-type="float">
            <text:p>997068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256" calcext:value-type="float">
            <text:p>96256</text:p>
          </table:table-cell>
          <table:table-cell office:value-type="float" office:value="27419" calcext:value-type="float">
            <text:p>27419</text:p>
          </table:table-cell>
          <table:table-cell office:value-type="float" office:value="683520" calcext:value-type="float">
            <text:p>683520</text:p>
          </table:table-cell>
          <table:table-cell office:value-type="float" office:value="292070" calcext:value-type="float">
            <text:p>292070</text:p>
          </table:table-cell>
          <table:table-cell office:value-type="float" office:value="97472" calcext:value-type="float">
            <text:p>97472</text:p>
          </table:table-cell>
          <table:table-cell office:value-type="float" office:value="19488" calcext:value-type="float">
            <text:p>19488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07</text:p>
          </table:table-cell>
          <table:table-cell office:value-type="float" office:value="8221832" calcext:value-type="float">
            <text:p>82218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33384" calcext:value-type="float">
            <text:p>1033384</text:p>
          </table:table-cell>
          <table:table-cell office:value-type="float" office:value="997068" calcext:value-type="float">
            <text:p>997068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256" calcext:value-type="float">
            <text:p>96256</text:p>
          </table:table-cell>
          <table:table-cell office:value-type="float" office:value="27419" calcext:value-type="float">
            <text:p>27419</text:p>
          </table:table-cell>
          <table:table-cell office:value-type="float" office:value="683520" calcext:value-type="float">
            <text:p>683520</text:p>
          </table:table-cell>
          <table:table-cell office:value-type="float" office:value="292070" calcext:value-type="float">
            <text:p>292070</text:p>
          </table:table-cell>
          <table:table-cell office:value-type="float" office:value="97472" calcext:value-type="float">
            <text:p>97472</text:p>
          </table:table-cell>
          <table:table-cell office:value-type="float" office:value="19488" calcext:value-type="float">
            <text:p>19488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08</text:p>
          </table:table-cell>
          <table:table-cell office:value-type="float" office:value="8246404" calcext:value-type="float">
            <text:p>824640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33384" calcext:value-type="float">
            <text:p>1033384</text:p>
          </table:table-cell>
          <table:table-cell office:value-type="float" office:value="997068" calcext:value-type="float">
            <text:p>997068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256" calcext:value-type="float">
            <text:p>96256</text:p>
          </table:table-cell>
          <table:table-cell office:value-type="float" office:value="27419" calcext:value-type="float">
            <text:p>27419</text:p>
          </table:table-cell>
          <table:table-cell office:value-type="float" office:value="683520" calcext:value-type="float">
            <text:p>683520</text:p>
          </table:table-cell>
          <table:table-cell office:value-type="float" office:value="292070" calcext:value-type="float">
            <text:p>292070</text:p>
          </table:table-cell>
          <table:table-cell office:value-type="float" office:value="97472" calcext:value-type="float">
            <text:p>97472</text:p>
          </table:table-cell>
          <table:table-cell office:value-type="float" office:value="19488" calcext:value-type="float">
            <text:p>19488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09</text:p>
          </table:table-cell>
          <table:table-cell office:value-type="float" office:value="8246404" calcext:value-type="float">
            <text:p>824640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33384" calcext:value-type="float">
            <text:p>1033384</text:p>
          </table:table-cell>
          <table:table-cell office:value-type="float" office:value="997068" calcext:value-type="float">
            <text:p>997068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256" calcext:value-type="float">
            <text:p>96256</text:p>
          </table:table-cell>
          <table:table-cell office:value-type="float" office:value="27419" calcext:value-type="float">
            <text:p>27419</text:p>
          </table:table-cell>
          <table:table-cell office:value-type="float" office:value="683520" calcext:value-type="float">
            <text:p>683520</text:p>
          </table:table-cell>
          <table:table-cell office:value-type="float" office:value="292070" calcext:value-type="float">
            <text:p>292070</text:p>
          </table:table-cell>
          <table:table-cell office:value-type="float" office:value="97472" calcext:value-type="float">
            <text:p>97472</text:p>
          </table:table-cell>
          <table:table-cell office:value-type="float" office:value="19488" calcext:value-type="float">
            <text:p>19488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10</text:p>
          </table:table-cell>
          <table:table-cell office:value-type="float" office:value="8242540" calcext:value-type="float">
            <text:p>82425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33384" calcext:value-type="float">
            <text:p>1033384</text:p>
          </table:table-cell>
          <table:table-cell office:value-type="float" office:value="997068" calcext:value-type="float">
            <text:p>997068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256" calcext:value-type="float">
            <text:p>96256</text:p>
          </table:table-cell>
          <table:table-cell office:value-type="float" office:value="27419" calcext:value-type="float">
            <text:p>27419</text:p>
          </table:table-cell>
          <table:table-cell office:value-type="float" office:value="683520" calcext:value-type="float">
            <text:p>683520</text:p>
          </table:table-cell>
          <table:table-cell office:value-type="float" office:value="292070" calcext:value-type="float">
            <text:p>292070</text:p>
          </table:table-cell>
          <table:table-cell office:value-type="float" office:value="97472" calcext:value-type="float">
            <text:p>97472</text:p>
          </table:table-cell>
          <table:table-cell office:value-type="float" office:value="19488" calcext:value-type="float">
            <text:p>19488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11</text:p>
          </table:table-cell>
          <table:table-cell office:value-type="float" office:value="8246464" calcext:value-type="float">
            <text:p>82464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33384" calcext:value-type="float">
            <text:p>1033384</text:p>
          </table:table-cell>
          <table:table-cell office:value-type="float" office:value="997068" calcext:value-type="float">
            <text:p>997068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256" calcext:value-type="float">
            <text:p>96256</text:p>
          </table:table-cell>
          <table:table-cell office:value-type="float" office:value="27419" calcext:value-type="float">
            <text:p>27419</text:p>
          </table:table-cell>
          <table:table-cell office:value-type="float" office:value="683520" calcext:value-type="float">
            <text:p>683520</text:p>
          </table:table-cell>
          <table:table-cell office:value-type="float" office:value="292070" calcext:value-type="float">
            <text:p>292070</text:p>
          </table:table-cell>
          <table:table-cell office:value-type="float" office:value="97472" calcext:value-type="float">
            <text:p>97472</text:p>
          </table:table-cell>
          <table:table-cell office:value-type="float" office:value="19488" calcext:value-type="float">
            <text:p>19488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12</text:p>
          </table:table-cell>
          <table:table-cell office:value-type="float" office:value="8246464" calcext:value-type="float">
            <text:p>824646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33384" calcext:value-type="float">
            <text:p>1033384</text:p>
          </table:table-cell>
          <table:table-cell office:value-type="float" office:value="997068" calcext:value-type="float">
            <text:p>997068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256" calcext:value-type="float">
            <text:p>96256</text:p>
          </table:table-cell>
          <table:table-cell office:value-type="float" office:value="27419" calcext:value-type="float">
            <text:p>27419</text:p>
          </table:table-cell>
          <table:table-cell office:value-type="float" office:value="683520" calcext:value-type="float">
            <text:p>683520</text:p>
          </table:table-cell>
          <table:table-cell office:value-type="float" office:value="292070" calcext:value-type="float">
            <text:p>292070</text:p>
          </table:table-cell>
          <table:table-cell office:value-type="float" office:value="97472" calcext:value-type="float">
            <text:p>97472</text:p>
          </table:table-cell>
          <table:table-cell office:value-type="float" office:value="19488" calcext:value-type="float">
            <text:p>19488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13</text:p>
          </table:table-cell>
          <table:table-cell office:value-type="float" office:value="8266804" calcext:value-type="float">
            <text:p>826680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08916" calcext:value-type="float">
            <text:p>1008916</text:p>
          </table:table-cell>
          <table:table-cell office:value-type="float" office:value="972600" calcext:value-type="float">
            <text:p>972600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345" calcext:value-type="float">
            <text:p>19345</text:p>
          </table:table-cell>
          <table:table-cell office:value-type="float" office:value="683456" calcext:value-type="float">
            <text:p>683456</text:p>
          </table:table-cell>
          <table:table-cell office:value-type="float" office:value="198281" calcext:value-type="float">
            <text:p>19828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string" calcext:value-type="string">
            <text:p>2019-10-21 17:40:14</text:p>
          </table:table-cell>
          <table:table-cell office:value-type="float" office:value="8262472" calcext:value-type="float">
            <text:p>82624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08916" calcext:value-type="float">
            <text:p>1008916</text:p>
          </table:table-cell>
          <table:table-cell office:value-type="float" office:value="972600" calcext:value-type="float">
            <text:p>972600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857" calcext:value-type="float">
            <text:p>19857</text:p>
          </table:table-cell>
          <table:table-cell office:value-type="float" office:value="683456" calcext:value-type="float">
            <text:p>683456</text:p>
          </table:table-cell>
          <table:table-cell office:value-type="float" office:value="198281" calcext:value-type="float">
            <text:p>19828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15</text:p>
          </table:table-cell>
          <table:table-cell office:value-type="float" office:value="8271152" calcext:value-type="float">
            <text:p>827115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08916" calcext:value-type="float">
            <text:p>1008916</text:p>
          </table:table-cell>
          <table:table-cell office:value-type="float" office:value="972600" calcext:value-type="float">
            <text:p>9726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857" calcext:value-type="float">
            <text:p>19857</text:p>
          </table:table-cell>
          <table:table-cell office:value-type="float" office:value="683456" calcext:value-type="float">
            <text:p>683456</text:p>
          </table:table-cell>
          <table:table-cell office:value-type="float" office:value="198281" calcext:value-type="float">
            <text:p>19828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16</text:p>
          </table:table-cell>
          <table:table-cell office:value-type="float" office:value="8271152" calcext:value-type="float">
            <text:p>827115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08916" calcext:value-type="float">
            <text:p>1008916</text:p>
          </table:table-cell>
          <table:table-cell office:value-type="float" office:value="972600" calcext:value-type="float">
            <text:p>9726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857" calcext:value-type="float">
            <text:p>19857</text:p>
          </table:table-cell>
          <table:table-cell office:value-type="float" office:value="683456" calcext:value-type="float">
            <text:p>683456</text:p>
          </table:table-cell>
          <table:table-cell office:value-type="float" office:value="198281" calcext:value-type="float">
            <text:p>19828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17</text:p>
          </table:table-cell>
          <table:table-cell office:value-type="float" office:value="8271152" calcext:value-type="float">
            <text:p>827115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08916" calcext:value-type="float">
            <text:p>1008916</text:p>
          </table:table-cell>
          <table:table-cell office:value-type="float" office:value="972600" calcext:value-type="float">
            <text:p>9726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857" calcext:value-type="float">
            <text:p>19857</text:p>
          </table:table-cell>
          <table:table-cell office:value-type="float" office:value="683456" calcext:value-type="float">
            <text:p>683456</text:p>
          </table:table-cell>
          <table:table-cell office:value-type="float" office:value="198281" calcext:value-type="float">
            <text:p>19828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18</text:p>
          </table:table-cell>
          <table:table-cell office:value-type="float" office:value="8252280" calcext:value-type="float">
            <text:p>825228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08916" calcext:value-type="float">
            <text:p>1008916</text:p>
          </table:table-cell>
          <table:table-cell office:value-type="float" office:value="972600" calcext:value-type="float">
            <text:p>9726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857" calcext:value-type="float">
            <text:p>19857</text:p>
          </table:table-cell>
          <table:table-cell office:value-type="float" office:value="683456" calcext:value-type="float">
            <text:p>683456</text:p>
          </table:table-cell>
          <table:table-cell office:value-type="float" office:value="198281" calcext:value-type="float">
            <text:p>19828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19</text:p>
          </table:table-cell>
          <table:table-cell office:value-type="float" office:value="8251936" calcext:value-type="float">
            <text:p>825193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08916" calcext:value-type="float">
            <text:p>1008916</text:p>
          </table:table-cell>
          <table:table-cell office:value-type="float" office:value="972600" calcext:value-type="float">
            <text:p>9726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857" calcext:value-type="float">
            <text:p>19857</text:p>
          </table:table-cell>
          <table:table-cell office:value-type="float" office:value="683456" calcext:value-type="float">
            <text:p>683456</text:p>
          </table:table-cell>
          <table:table-cell office:value-type="float" office:value="198281" calcext:value-type="float">
            <text:p>19828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2019-10-21 17:40:20</text:p>
          </table:table-cell>
          <table:table-cell office:value-type="float" office:value="8251936" calcext:value-type="float">
            <text:p>825193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08916" calcext:value-type="float">
            <text:p>1008916</text:p>
          </table:table-cell>
          <table:table-cell office:value-type="float" office:value="972600" calcext:value-type="float">
            <text:p>9726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857" calcext:value-type="float">
            <text:p>19857</text:p>
          </table:table-cell>
          <table:table-cell office:value-type="float" office:value="683456" calcext:value-type="float">
            <text:p>683456</text:p>
          </table:table-cell>
          <table:table-cell office:value-type="float" office:value="198281" calcext:value-type="float">
            <text:p>19828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21" calcext:value-type="date">
            <text:p>10/21/19 05:40 PM</text:p>
          </table:table-cell>
          <table:table-cell office:value-type="float" office:value="8251936" calcext:value-type="float">
            <text:p>825193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1224" calcext:value-type="float">
            <text:p>6931224</text:p>
          </table:table-cell>
          <table:table-cell office:value-type="float" office:value="1008916" calcext:value-type="float">
            <text:p>1008916</text:p>
          </table:table-cell>
          <table:table-cell office:value-type="float" office:value="972600" calcext:value-type="float">
            <text:p>9726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1680" calcext:value-type="float">
            <text:p>71680</text:p>
          </table:table-cell>
          <table:table-cell office:value-type="float" office:value="19857" calcext:value-type="float">
            <text:p>19857</text:p>
          </table:table-cell>
          <table:table-cell office:value-type="float" office:value="683456" calcext:value-type="float">
            <text:p>683456</text:p>
          </table:table-cell>
          <table:table-cell office:value-type="float" office:value="198281" calcext:value-type="float">
            <text:p>198281</text:p>
          </table:table-cell>
          <table:table-cell office:value-type="float" office:value="97472" calcext:value-type="float">
            <text:p>97472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200" calcext:value-type="float">
            <text:p>11392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22" calcext:value-type="date">
            <text:p>10/21/19 05:40 PM</text:p>
          </table:table-cell>
          <table:table-cell office:value-type="float" office:value="8972996" calcext:value-type="float">
            <text:p>897299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57784" calcext:value-type="float">
            <text:p>6357784</text:p>
          </table:table-cell>
          <table:table-cell office:value-type="float" office:value="283916" calcext:value-type="float">
            <text:p>283916</text:p>
          </table:table-cell>
          <table:table-cell office:value-type="float" office:value="247600" calcext:value-type="float">
            <text:p>247600</text:p>
          </table:table-cell>
          <table:table-cell office:value-type="float" office:value="36316" calcext:value-type="float">
            <text:p>3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382" calcext:value-type="float">
            <text:p>4382</text:p>
          </table:table-cell>
          <table:table-cell office:value-type="float" office:value="11520" calcext:value-type="float">
            <text:p>11520</text:p>
          </table:table-cell>
          <table:table-cell office:value-type="float" office:value="11211" calcext:value-type="float">
            <text:p>11211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1029120" calcext:value-type="float">
            <text:p>102912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3" office:value-type="date" office:date-value="2019-10-21T17:40:23" calcext:value-type="date">
            <text:p>10/21/19 05:40 PM</text:p>
          </table:table-cell>
          <table:table-cell office:value-type="float" office:value="8976716" calcext:value-type="float">
            <text:p>897671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57784" calcext:value-type="float">
            <text:p>6357784</text:p>
          </table:table-cell>
          <table:table-cell office:value-type="float" office:value="283916" calcext:value-type="float">
            <text:p>283916</text:p>
          </table:table-cell>
          <table:table-cell office:value-type="float" office:value="247600" calcext:value-type="float">
            <text:p>2476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382" calcext:value-type="float">
            <text:p>4382</text:p>
          </table:table-cell>
          <table:table-cell office:value-type="float" office:value="11520" calcext:value-type="float">
            <text:p>11520</text:p>
          </table:table-cell>
          <table:table-cell office:value-type="float" office:value="11211" calcext:value-type="float">
            <text:p>11211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1029120" calcext:value-type="float">
            <text:p>102912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24" calcext:value-type="date">
            <text:p>10/21/19 05:40 PM</text:p>
          </table:table-cell>
          <table:table-cell office:value-type="float" office:value="8976720" calcext:value-type="float">
            <text:p>897672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57784" calcext:value-type="float">
            <text:p>6357784</text:p>
          </table:table-cell>
          <table:table-cell office:value-type="float" office:value="283916" calcext:value-type="float">
            <text:p>283916</text:p>
          </table:table-cell>
          <table:table-cell office:value-type="float" office:value="247600" calcext:value-type="float">
            <text:p>2476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382" calcext:value-type="float">
            <text:p>4382</text:p>
          </table:table-cell>
          <table:table-cell office:value-type="float" office:value="11520" calcext:value-type="float">
            <text:p>11520</text:p>
          </table:table-cell>
          <table:table-cell office:value-type="float" office:value="11211" calcext:value-type="float">
            <text:p>11211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1029120" calcext:value-type="float">
            <text:p>102912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25" calcext:value-type="date">
            <text:p>10/21/19 05:40 PM</text:p>
          </table:table-cell>
          <table:table-cell office:value-type="float" office:value="8980816" calcext:value-type="float">
            <text:p>898081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57784" calcext:value-type="float">
            <text:p>6357784</text:p>
          </table:table-cell>
          <table:table-cell office:value-type="float" office:value="283916" calcext:value-type="float">
            <text:p>283916</text:p>
          </table:table-cell>
          <table:table-cell office:value-type="float" office:value="247600" calcext:value-type="float">
            <text:p>247600</text:p>
          </table:table-cell>
          <table:table-cell office:value-type="float" office:value="36316" calcext:value-type="float">
            <text:p>363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480" calcext:value-type="float">
            <text:p>20480</text:p>
          </table:table-cell>
          <table:table-cell office:value-type="float" office:value="4382" calcext:value-type="float">
            <text:p>4382</text:p>
          </table:table-cell>
          <table:table-cell office:value-type="float" office:value="11520" calcext:value-type="float">
            <text:p>11520</text:p>
          </table:table-cell>
          <table:table-cell office:value-type="float" office:value="11211" calcext:value-type="float">
            <text:p>11211</text:p>
          </table:table-cell>
          <table:table-cell office:value-type="float" office:value="1472" calcext:value-type="float">
            <text:p>1472</text:p>
          </table:table-cell>
          <table:table-cell office:value-type="float" office:value="1301" calcext:value-type="float">
            <text:p>1301</text:p>
          </table:table-cell>
          <table:table-cell office:value-type="float" office:value="1029120" calcext:value-type="float">
            <text:p>102912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568" calcext:value-type="float">
            <text:p>2256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aggressive" table:style-name="ta1">
        <table:table-column table:style-name="co29" table:number-columns-repeated="27" table:default-cell-style-name="Default"/>
        <table:table-column table:style-name="co29" table:number-columns-repeated="2" table:default-cell-style-name="ce6"/>
        <table:table-column table:style-name="co29" table:number-columns-repeated="1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3" office:value-type="date" office:date-value="2019-10-21T17:40:26" calcext:value-type="date">
            <text:p>10/21/19 05:40 PM</text:p>
          </table:table-cell>
          <table:table-cell office:value-type="float" office:value="9212716" calcext:value-type="float">
            <text:p>9212716</text:p>
          </table:table-cell>
          <table:table-cell office:value-type="float" office:value="105472" calcext:value-type="float">
            <text:p>1054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812572" calcext:value-type="float">
            <text:p>5812572</text:p>
          </table:table-cell>
          <table:table-cell office:value-type="float" office:value="33408" calcext:value-type="float">
            <text:p>33408</text:p>
          </table:table-cell>
          <table:table-cell office:value-type="float" office:value="9208" calcext:value-type="float">
            <text:p>9208</text:p>
          </table:table-cell>
          <table:table-cell office:value-type="float" office:value="24200" calcext:value-type="float">
            <text:p>24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0464" calcext:value-type="float">
            <text:p>190464</text:p>
          </table:table-cell>
          <table:table-cell office:value-type="float" office:value="1394" calcext:value-type="float">
            <text:p>1394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style-name="ce3" office:value-type="date" office:date-value="2019-10-21T17:40:27" calcext:value-type="date">
            <text:p>10/21/19 05:40 PM</text:p>
          </table:table-cell>
          <table:table-cell office:value-type="float" office:value="9185292" calcext:value-type="float">
            <text:p>918529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80" calcext:value-type="float">
            <text:p>6293280</text:p>
          </table:table-cell>
          <table:table-cell office:value-type="float" office:value="73772" calcext:value-type="float">
            <text:p>73772</text:p>
          </table:table-cell>
          <table:table-cell office:value-type="float" office:value="37332" calcext:value-type="float">
            <text:p>37332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3844" calcext:value-type="float">
            <text:p>3844</text:p>
          </table:table-cell>
          <table:table-cell office:value-type="float" office:value="11392" calcext:value-type="float">
            <text:p>11392</text:p>
          </table:table-cell>
          <table:table-cell office:value-type="float" office:value="11156" calcext:value-type="float">
            <text:p>11156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21296" calcext:value-type="float">
            <text:p>21296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28" calcext:value-type="date">
            <text:p>10/21/19 05:40 PM</text:p>
          </table:table-cell>
          <table:table-cell office:value-type="float" office:value="9185280" calcext:value-type="float">
            <text:p>918528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80" calcext:value-type="float">
            <text:p>6293280</text:p>
          </table:table-cell>
          <table:table-cell office:value-type="float" office:value="73772" calcext:value-type="float">
            <text:p>73772</text:p>
          </table:table-cell>
          <table:table-cell office:value-type="float" office:value="37332" calcext:value-type="float">
            <text:p>3733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3844" calcext:value-type="float">
            <text:p>3844</text:p>
          </table:table-cell>
          <table:table-cell office:value-type="float" office:value="11392" calcext:value-type="float">
            <text:p>11392</text:p>
          </table:table-cell>
          <table:table-cell office:value-type="float" office:value="11156" calcext:value-type="float">
            <text:p>11156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21296" calcext:value-type="float">
            <text:p>21296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29" calcext:value-type="date">
            <text:p>10/21/19 05:40 PM</text:p>
          </table:table-cell>
          <table:table-cell office:value-type="float" office:value="9192196" calcext:value-type="float">
            <text:p>919219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80" calcext:value-type="float">
            <text:p>6293280</text:p>
          </table:table-cell>
          <table:table-cell office:value-type="float" office:value="73772" calcext:value-type="float">
            <text:p>73772</text:p>
          </table:table-cell>
          <table:table-cell office:value-type="float" office:value="37332" calcext:value-type="float">
            <text:p>3733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3844" calcext:value-type="float">
            <text:p>3844</text:p>
          </table:table-cell>
          <table:table-cell office:value-type="float" office:value="11392" calcext:value-type="float">
            <text:p>11392</text:p>
          </table:table-cell>
          <table:table-cell office:value-type="float" office:value="11156" calcext:value-type="float">
            <text:p>11156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21296" calcext:value-type="float">
            <text:p>21296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30" calcext:value-type="date">
            <text:p>10/21/19 05:40 PM</text:p>
          </table:table-cell>
          <table:table-cell office:value-type="float" office:value="9192356" calcext:value-type="float">
            <text:p>91923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280" calcext:value-type="float">
            <text:p>6293280</text:p>
          </table:table-cell>
          <table:table-cell office:value-type="float" office:value="73772" calcext:value-type="float">
            <text:p>73772</text:p>
          </table:table-cell>
          <table:table-cell office:value-type="float" office:value="37332" calcext:value-type="float">
            <text:p>3733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80" calcext:value-type="float">
            <text:p>20480</text:p>
          </table:table-cell>
          <table:table-cell office:value-type="float" office:value="3844" calcext:value-type="float">
            <text:p>3844</text:p>
          </table:table-cell>
          <table:table-cell office:value-type="float" office:value="11392" calcext:value-type="float">
            <text:p>11392</text:p>
          </table:table-cell>
          <table:table-cell office:value-type="float" office:value="11156" calcext:value-type="float">
            <text:p>11156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21296" calcext:value-type="float">
            <text:p>21296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31" calcext:value-type="date">
            <text:p>10/21/19 05:40 PM</text:p>
          </table:table-cell>
          <table:table-cell office:value-type="float" office:value="9153420" calcext:value-type="float">
            <text:p>915342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09664" calcext:value-type="float">
            <text:p>6309664</text:p>
          </table:table-cell>
          <table:table-cell office:value-type="float" office:value="110180" calcext:value-type="float">
            <text:p>110180</text:p>
          </table:table-cell>
          <table:table-cell office:value-type="float" office:value="73740" calcext:value-type="float">
            <text:p>73740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5663" calcext:value-type="float">
            <text:p>5663</text:p>
          </table:table-cell>
          <table:table-cell office:value-type="float" office:value="32992" calcext:value-type="float">
            <text:p>32992</text:p>
          </table:table-cell>
          <table:table-cell office:value-type="float" office:value="29149" calcext:value-type="float">
            <text:p>29149</text:p>
          </table:table-cell>
          <table:table-cell office:value-type="float" office:value="4496" calcext:value-type="float">
            <text:p>4496</text:p>
          </table:table-cell>
          <table:table-cell office:value-type="float" office:value="2467" calcext:value-type="float">
            <text:p>2467</text:p>
          </table:table-cell>
          <table:table-cell office:value-type="float" office:value="37024" calcext:value-type="float">
            <text:p>3702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750" calcext:value-type="float">
            <text:p>1750</text:p>
          </table:table-cell>
          <table:table-cell office:value-type="float" office:value="208" calcext:value-type="float">
            <text:p>208</text:p>
          </table:table-cell>
          <table:table-cell office:value-type="float" office:value="4525" calcext:value-type="float">
            <text:p>4525</text:p>
          </table:table-cell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32" calcext:value-type="date">
            <text:p>10/21/19 05:40 PM</text:p>
          </table:table-cell>
          <table:table-cell office:value-type="float" office:value="9005000" calcext:value-type="float">
            <text:p>900500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1584" calcext:value-type="float">
            <text:p>6391584</text:p>
          </table:table-cell>
          <table:table-cell office:value-type="float" office:value="257796" calcext:value-type="float">
            <text:p>257796</text:p>
          </table:table-cell>
          <table:table-cell office:value-type="float" office:value="221356" calcext:value-type="float">
            <text:p>221356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576" calcext:value-type="float">
            <text:p>24576</text:p>
          </table:table-cell>
          <table:table-cell office:value-type="float" office:value="13569" calcext:value-type="float">
            <text:p>13569</text:p>
          </table:table-cell>
          <table:table-cell office:value-type="float" office:value="123552" calcext:value-type="float">
            <text:p>123552</text:p>
          </table:table-cell>
          <table:table-cell office:value-type="float" office:value="104567" calcext:value-type="float">
            <text:p>104567</text:p>
          </table:table-cell>
          <table:table-cell office:value-type="float" office:value="17440" calcext:value-type="float">
            <text:p>17440</text:p>
          </table:table-cell>
          <table:table-cell office:value-type="float" office:value="7369" calcext:value-type="float">
            <text:p>7369</text:p>
          </table:table-cell>
          <table:table-cell office:value-type="float" office:value="201664" calcext:value-type="float">
            <text:p>20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620" calcext:value-type="float">
            <text:p>24620</text:p>
          </table:table-cell>
          <table:table-cell office:value-type="float" office:value="8218" calcext:value-type="float">
            <text:p>8218</text:p>
          </table:table-cell>
          <table:table-cell office:value-type="float" office:value="208" calcext:value-type="float">
            <text:p>208</text:p>
          </table:table-cell>
          <table:table-cell office:value-type="float" office:value="10993" calcext:value-type="float">
            <text:p>10993</text:p>
          </table:table-cell>
          <table:table-cell office:value-type="float" office:value="6468" calcext:value-type="float">
            <text:p>6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33" calcext:value-type="date">
            <text:p>10/21/19 05:40 PM</text:p>
          </table:table-cell>
          <table:table-cell office:value-type="float" office:value="8841676" calcext:value-type="float">
            <text:p>884167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39040" calcext:value-type="float">
            <text:p>6539040</text:p>
          </table:table-cell>
          <table:table-cell office:value-type="float" office:value="424324" calcext:value-type="float">
            <text:p>424324</text:p>
          </table:table-cell>
          <table:table-cell office:value-type="float" office:value="387884" calcext:value-type="float">
            <text:p>387884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8544" calcext:value-type="float">
            <text:p>108544</text:p>
          </table:table-cell>
          <table:table-cell office:value-type="float" office:value="47820" calcext:value-type="float">
            <text:p>47820</text:p>
          </table:table-cell>
          <table:table-cell office:value-type="float" office:value="224576" calcext:value-type="float">
            <text:p>224576</text:p>
          </table:table-cell>
          <table:table-cell office:value-type="float" office:value="188708" calcext:value-type="float">
            <text:p>188708</text:p>
          </table:table-cell>
          <table:table-cell office:value-type="float" office:value="31872" calcext:value-type="float">
            <text:p>31872</text:p>
          </table:table-cell>
          <table:table-cell office:value-type="float" office:value="12837" calcext:value-type="float">
            <text:p>12837</text:p>
          </table:table-cell>
          <table:table-cell office:value-type="float" office:value="236704" calcext:value-type="float">
            <text:p>2367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15435" calcext:value-type="float">
            <text:p>15435</text:p>
          </table:table-cell>
          <table:table-cell office:value-type="float" office:value="208" calcext:value-type="float">
            <text:p>208</text:p>
          </table:table-cell>
          <table:table-cell office:value-type="float" office:value="18210" calcext:value-type="float">
            <text:p>18210</text:p>
          </table:table-cell>
          <table:table-cell office:value-type="float" office:value="7217" calcext:value-type="float">
            <text:p>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34" calcext:value-type="date">
            <text:p>10/21/19 05:40 PM</text:p>
          </table:table-cell>
          <table:table-cell office:value-type="float" office:value="8719568" calcext:value-type="float">
            <text:p>87195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29152" calcext:value-type="float">
            <text:p>6629152</text:p>
          </table:table-cell>
          <table:table-cell office:value-type="float" office:value="562752" calcext:value-type="float">
            <text:p>562752</text:p>
          </table:table-cell>
          <table:table-cell office:value-type="float" office:value="526312" calcext:value-type="float">
            <text:p>526312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1920" calcext:value-type="float">
            <text:p>81920</text:p>
          </table:table-cell>
          <table:table-cell office:value-type="float" office:value="58877" calcext:value-type="float">
            <text:p>58877</text:p>
          </table:table-cell>
          <table:table-cell office:value-type="float" office:value="323744" calcext:value-type="float">
            <text:p>323744</text:p>
          </table:table-cell>
          <table:table-cell office:value-type="float" office:value="271319" calcext:value-type="float">
            <text:p>271319</text:p>
          </table:table-cell>
          <table:table-cell office:value-type="float" office:value="46032" calcext:value-type="float">
            <text:p>46032</text:p>
          </table:table-cell>
          <table:table-cell office:value-type="float" office:value="18205" calcext:value-type="float">
            <text:p>18205</text:p>
          </table:table-cell>
          <table:table-cell office:value-type="float" office:value="398944" calcext:value-type="float">
            <text:p>39894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2519" calcext:value-type="float">
            <text:p>22519</text:p>
          </table:table-cell>
          <table:table-cell office:value-type="float" office:value="208" calcext:value-type="float">
            <text:p>208</text:p>
          </table:table-cell>
          <table:table-cell office:value-type="float" office:value="25294" calcext:value-type="float">
            <text:p>25294</text:p>
          </table:table-cell>
          <table:table-cell office:value-type="float" office:value="7084" calcext:value-type="float">
            <text:p>7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35" calcext:value-type="date">
            <text:p>10/21/19 05:40 PM</text:p>
          </table:table-cell>
          <table:table-cell office:value-type="float" office:value="8583816" calcext:value-type="float">
            <text:p>858381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1072" calcext:value-type="float">
            <text:p>6711072</text:p>
          </table:table-cell>
          <table:table-cell office:value-type="float" office:value="698000" calcext:value-type="float">
            <text:p>698000</text:p>
          </table:table-cell>
          <table:table-cell office:value-type="float" office:value="661560" calcext:value-type="float">
            <text:p>661560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2944" calcext:value-type="float">
            <text:p>82944</text:p>
          </table:table-cell>
          <table:table-cell office:value-type="float" office:value="39865" calcext:value-type="float">
            <text:p>39865</text:p>
          </table:table-cell>
          <table:table-cell office:value-type="float" office:value="421968" calcext:value-type="float">
            <text:p>421968</text:p>
          </table:table-cell>
          <table:table-cell office:value-type="float" office:value="353127" calcext:value-type="float">
            <text:p>353127</text:p>
          </table:table-cell>
          <table:table-cell office:value-type="float" office:value="60064" calcext:value-type="float">
            <text:p>60064</text:p>
          </table:table-cell>
          <table:table-cell office:value-type="float" office:value="23522" calcext:value-type="float">
            <text:p>23522</text:p>
          </table:table-cell>
          <table:table-cell office:value-type="float" office:value="573264" calcext:value-type="float">
            <text:p>5732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9535" calcext:value-type="float">
            <text:p>29535</text:p>
          </table:table-cell>
          <table:table-cell office:value-type="float" office:value="208" calcext:value-type="float">
            <text:p>208</text:p>
          </table:table-cell>
          <table:table-cell office:value-type="float" office:value="32310" calcext:value-type="float">
            <text:p>32310</text:p>
          </table:table-cell>
          <table:table-cell office:value-type="float" office:value="7016" calcext:value-type="float">
            <text:p>7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36" calcext:value-type="date">
            <text:p>10/21/19 05:40 PM</text:p>
          </table:table-cell>
          <table:table-cell office:value-type="float" office:value="8433776" calcext:value-type="float">
            <text:p>843377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58528" calcext:value-type="float">
            <text:p>6858528</text:p>
          </table:table-cell>
          <table:table-cell office:value-type="float" office:value="847804" calcext:value-type="float">
            <text:p>847804</text:p>
          </table:table-cell>
          <table:table-cell office:value-type="float" office:value="811364" calcext:value-type="float">
            <text:p>811364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62393" calcext:value-type="float">
            <text:p>62393</text:p>
          </table:table-cell>
          <table:table-cell office:value-type="float" office:value="521760" calcext:value-type="float">
            <text:p>521760</text:p>
          </table:table-cell>
          <table:table-cell office:value-type="float" office:value="436223" calcext:value-type="float">
            <text:p>436223</text:p>
          </table:table-cell>
          <table:table-cell office:value-type="float" office:value="74320" calcext:value-type="float">
            <text:p>74320</text:p>
          </table:table-cell>
          <table:table-cell office:value-type="float" office:value="28923" calcext:value-type="float">
            <text:p>28923</text:p>
          </table:table-cell>
          <table:table-cell office:value-type="float" office:value="573264" calcext:value-type="float">
            <text:p>5732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6662" calcext:value-type="float">
            <text:p>36662</text:p>
          </table:table-cell>
          <table:table-cell office:value-type="float" office:value="208" calcext:value-type="float">
            <text:p>208</text:p>
          </table:table-cell>
          <table:table-cell office:value-type="float" office:value="39437" calcext:value-type="float">
            <text:p>39437</text:p>
          </table:table-cell>
          <table:table-cell office:value-type="float" office:value="7127" calcext:value-type="float">
            <text:p>7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37" calcext:value-type="date">
            <text:p>10/21/19 05:40 PM</text:p>
          </table:table-cell>
          <table:table-cell office:value-type="float" office:value="8363840" calcext:value-type="float">
            <text:p>83638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913616" calcext:value-type="float">
            <text:p>913616</text:p>
          </table:table-cell>
          <table:table-cell office:value-type="float" office:value="877176" calcext:value-type="float">
            <text:p>877176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42450" calcext:value-type="float">
            <text:p>4245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77615" calcext:value-type="float">
            <text:p>477615</text:p>
          </table:table-cell>
          <table:table-cell office:value-type="float" office:value="81424" calcext:value-type="float">
            <text:p>81424</text:p>
          </table:table-cell>
          <table:table-cell office:value-type="float" office:value="31613" calcext:value-type="float">
            <text:p>31613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office:value-type="float" office:value="3549" calcext:value-type="float">
            <text:p>3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38" calcext:value-type="date">
            <text:p>10/21/19 05:40 PM</text:p>
          </table:table-cell>
          <table:table-cell office:value-type="float" office:value="8364212" calcext:value-type="float">
            <text:p>836421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913616" calcext:value-type="float">
            <text:p>913616</text:p>
          </table:table-cell>
          <table:table-cell office:value-type="float" office:value="877176" calcext:value-type="float">
            <text:p>8771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42450" calcext:value-type="float">
            <text:p>4245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77615" calcext:value-type="float">
            <text:p>477615</text:p>
          </table:table-cell>
          <table:table-cell office:value-type="float" office:value="81424" calcext:value-type="float">
            <text:p>81424</text:p>
          </table:table-cell>
          <table:table-cell office:value-type="float" office:value="31613" calcext:value-type="float">
            <text:p>31613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39" calcext:value-type="date">
            <text:p>10/21/19 05:40 PM</text:p>
          </table:table-cell>
          <table:table-cell office:value-type="float" office:value="8367808" calcext:value-type="float">
            <text:p>836780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913616" calcext:value-type="float">
            <text:p>913616</text:p>
          </table:table-cell>
          <table:table-cell office:value-type="float" office:value="877176" calcext:value-type="float">
            <text:p>8771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42450" calcext:value-type="float">
            <text:p>4245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77615" calcext:value-type="float">
            <text:p>477615</text:p>
          </table:table-cell>
          <table:table-cell office:value-type="float" office:value="81424" calcext:value-type="float">
            <text:p>81424</text:p>
          </table:table-cell>
          <table:table-cell office:value-type="float" office:value="31613" calcext:value-type="float">
            <text:p>31613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40" calcext:value-type="date">
            <text:p>10/21/19 05:40 PM</text:p>
          </table:table-cell>
          <table:table-cell office:value-type="float" office:value="8367684" calcext:value-type="float">
            <text:p>836768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913616" calcext:value-type="float">
            <text:p>913616</text:p>
          </table:table-cell>
          <table:table-cell office:value-type="float" office:value="877176" calcext:value-type="float">
            <text:p>8771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42450" calcext:value-type="float">
            <text:p>4245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77615" calcext:value-type="float">
            <text:p>477615</text:p>
          </table:table-cell>
          <table:table-cell office:value-type="float" office:value="81424" calcext:value-type="float">
            <text:p>81424</text:p>
          </table:table-cell>
          <table:table-cell office:value-type="float" office:value="31613" calcext:value-type="float">
            <text:p>31613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41" calcext:value-type="date">
            <text:p>10/21/19 05:40 PM</text:p>
          </table:table-cell>
          <table:table-cell office:value-type="float" office:value="8364100" calcext:value-type="float">
            <text:p>836410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913616" calcext:value-type="float">
            <text:p>913616</text:p>
          </table:table-cell>
          <table:table-cell office:value-type="float" office:value="877176" calcext:value-type="float">
            <text:p>8771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42450" calcext:value-type="float">
            <text:p>4245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77615" calcext:value-type="float">
            <text:p>477615</text:p>
          </table:table-cell>
          <table:table-cell office:value-type="float" office:value="81424" calcext:value-type="float">
            <text:p>81424</text:p>
          </table:table-cell>
          <table:table-cell office:value-type="float" office:value="31613" calcext:value-type="float">
            <text:p>31613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42" calcext:value-type="date">
            <text:p>10/21/19 05:40 PM</text:p>
          </table:table-cell>
          <table:table-cell office:value-type="float" office:value="8364100" calcext:value-type="float">
            <text:p>836410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913616" calcext:value-type="float">
            <text:p>913616</text:p>
          </table:table-cell>
          <table:table-cell office:value-type="float" office:value="877176" calcext:value-type="float">
            <text:p>8771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42450" calcext:value-type="float">
            <text:p>4245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77615" calcext:value-type="float">
            <text:p>477615</text:p>
          </table:table-cell>
          <table:table-cell office:value-type="float" office:value="81424" calcext:value-type="float">
            <text:p>81424</text:p>
          </table:table-cell>
          <table:table-cell office:value-type="float" office:value="31613" calcext:value-type="float">
            <text:p>31613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43" calcext:value-type="date">
            <text:p>10/21/19 05:40 PM</text:p>
          </table:table-cell>
          <table:table-cell office:value-type="float" office:value="8367760" calcext:value-type="float">
            <text:p>836776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913616" calcext:value-type="float">
            <text:p>913616</text:p>
          </table:table-cell>
          <table:table-cell office:value-type="float" office:value="877176" calcext:value-type="float">
            <text:p>8771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42450" calcext:value-type="float">
            <text:p>4245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77615" calcext:value-type="float">
            <text:p>477615</text:p>
          </table:table-cell>
          <table:table-cell office:value-type="float" office:value="81424" calcext:value-type="float">
            <text:p>81424</text:p>
          </table:table-cell>
          <table:table-cell office:value-type="float" office:value="31613" calcext:value-type="float">
            <text:p>31613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44" calcext:value-type="date">
            <text:p>10/21/19 05:40 PM</text:p>
          </table:table-cell>
          <table:table-cell office:value-type="float" office:value="8367760" calcext:value-type="float">
            <text:p>836776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913616" calcext:value-type="float">
            <text:p>913616</text:p>
          </table:table-cell>
          <table:table-cell office:value-type="float" office:value="877176" calcext:value-type="float">
            <text:p>8771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42450" calcext:value-type="float">
            <text:p>42450</text:p>
          </table:table-cell>
          <table:table-cell office:value-type="float" office:value="571456" calcext:value-type="float">
            <text:p>571456</text:p>
          </table:table-cell>
          <table:table-cell office:value-type="float" office:value="477615" calcext:value-type="float">
            <text:p>477615</text:p>
          </table:table-cell>
          <table:table-cell office:value-type="float" office:value="81424" calcext:value-type="float">
            <text:p>81424</text:p>
          </table:table-cell>
          <table:table-cell office:value-type="float" office:value="31613" calcext:value-type="float">
            <text:p>31613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45" calcext:value-type="date">
            <text:p>10/21/19 05:40 PM</text:p>
          </table:table-cell>
          <table:table-cell office:value-type="float" office:value="8359632" calcext:value-type="float">
            <text:p>83596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913616" calcext:value-type="float">
            <text:p>913616</text:p>
          </table:table-cell>
          <table:table-cell office:value-type="float" office:value="877176" calcext:value-type="float">
            <text:p>877176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88" calcext:value-type="float">
            <text:p>34888</text:p>
          </table:table-cell>
          <table:table-cell office:value-type="float" office:value="571456" calcext:value-type="float">
            <text:p>571456</text:p>
          </table:table-cell>
          <table:table-cell office:value-type="float" office:value="384334" calcext:value-type="float">
            <text:p>384334</text:p>
          </table:table-cell>
          <table:table-cell office:value-type="float" office:value="81424" calcext:value-type="float">
            <text:p>81424</text:p>
          </table:table-cell>
          <table:table-cell office:value-type="float" office:value="25551" calcext:value-type="float">
            <text:p>25551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0-21T17:40:46" calcext:value-type="date">
            <text:p>10/21/19 05:40 PM</text:p>
          </table:table-cell>
          <table:table-cell office:value-type="float" office:value="8359632" calcext:value-type="float">
            <text:p>835963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913616" calcext:value-type="float">
            <text:p>913616</text:p>
          </table:table-cell>
          <table:table-cell office:value-type="float" office:value="877176" calcext:value-type="float">
            <text:p>8771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88" calcext:value-type="float">
            <text:p>34888</text:p>
          </table:table-cell>
          <table:table-cell office:value-type="float" office:value="571456" calcext:value-type="float">
            <text:p>571456</text:p>
          </table:table-cell>
          <table:table-cell office:value-type="float" office:value="384334" calcext:value-type="float">
            <text:p>384334</text:p>
          </table:table-cell>
          <table:table-cell office:value-type="float" office:value="81424" calcext:value-type="float">
            <text:p>81424</text:p>
          </table:table-cell>
          <table:table-cell office:value-type="float" office:value="25551" calcext:value-type="float">
            <text:p>25551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47" calcext:value-type="date">
            <text:p>10/21/19 05:40 PM</text:p>
          </table:table-cell>
          <table:table-cell office:value-type="float" office:value="8363228" calcext:value-type="float">
            <text:p>83632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913616" calcext:value-type="float">
            <text:p>913616</text:p>
          </table:table-cell>
          <table:table-cell office:value-type="float" office:value="877176" calcext:value-type="float">
            <text:p>8771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88" calcext:value-type="float">
            <text:p>34888</text:p>
          </table:table-cell>
          <table:table-cell office:value-type="float" office:value="571456" calcext:value-type="float">
            <text:p>571456</text:p>
          </table:table-cell>
          <table:table-cell office:value-type="float" office:value="384334" calcext:value-type="float">
            <text:p>384334</text:p>
          </table:table-cell>
          <table:table-cell office:value-type="float" office:value="81424" calcext:value-type="float">
            <text:p>81424</text:p>
          </table:table-cell>
          <table:table-cell office:value-type="float" office:value="25551" calcext:value-type="float">
            <text:p>25551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48" calcext:value-type="date">
            <text:p>10/21/19 05:40 PM</text:p>
          </table:table-cell>
          <table:table-cell office:value-type="float" office:value="8367568" calcext:value-type="float">
            <text:p>836756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913616" calcext:value-type="float">
            <text:p>913616</text:p>
          </table:table-cell>
          <table:table-cell office:value-type="float" office:value="877176" calcext:value-type="float">
            <text:p>8771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88" calcext:value-type="float">
            <text:p>34888</text:p>
          </table:table-cell>
          <table:table-cell office:value-type="float" office:value="571456" calcext:value-type="float">
            <text:p>571456</text:p>
          </table:table-cell>
          <table:table-cell office:value-type="float" office:value="384334" calcext:value-type="float">
            <text:p>384334</text:p>
          </table:table-cell>
          <table:table-cell office:value-type="float" office:value="81424" calcext:value-type="float">
            <text:p>81424</text:p>
          </table:table-cell>
          <table:table-cell office:value-type="float" office:value="25551" calcext:value-type="float">
            <text:p>25551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49" calcext:value-type="date">
            <text:p>10/21/19 05:40 PM</text:p>
          </table:table-cell>
          <table:table-cell office:value-type="float" office:value="8363728" calcext:value-type="float">
            <text:p>83637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913616" calcext:value-type="float">
            <text:p>913616</text:p>
          </table:table-cell>
          <table:table-cell office:value-type="float" office:value="877176" calcext:value-type="float">
            <text:p>8771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88" calcext:value-type="float">
            <text:p>34888</text:p>
          </table:table-cell>
          <table:table-cell office:value-type="float" office:value="571456" calcext:value-type="float">
            <text:p>571456</text:p>
          </table:table-cell>
          <table:table-cell office:value-type="float" office:value="384334" calcext:value-type="float">
            <text:p>384334</text:p>
          </table:table-cell>
          <table:table-cell office:value-type="float" office:value="81424" calcext:value-type="float">
            <text:p>81424</text:p>
          </table:table-cell>
          <table:table-cell office:value-type="float" office:value="25551" calcext:value-type="float">
            <text:p>25551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50" calcext:value-type="date">
            <text:p>10/21/19 05:40 PM</text:p>
          </table:table-cell>
          <table:table-cell office:value-type="float" office:value="8363728" calcext:value-type="float">
            <text:p>83637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913616" calcext:value-type="float">
            <text:p>913616</text:p>
          </table:table-cell>
          <table:table-cell office:value-type="float" office:value="877176" calcext:value-type="float">
            <text:p>8771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88" calcext:value-type="float">
            <text:p>34888</text:p>
          </table:table-cell>
          <table:table-cell office:value-type="float" office:value="571456" calcext:value-type="float">
            <text:p>571456</text:p>
          </table:table-cell>
          <table:table-cell office:value-type="float" office:value="384334" calcext:value-type="float">
            <text:p>384334</text:p>
          </table:table-cell>
          <table:table-cell office:value-type="float" office:value="81424" calcext:value-type="float">
            <text:p>81424</text:p>
          </table:table-cell>
          <table:table-cell office:value-type="float" office:value="25551" calcext:value-type="float">
            <text:p>25551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51" calcext:value-type="date">
            <text:p>10/21/19 05:40 PM</text:p>
          </table:table-cell>
          <table:table-cell office:value-type="float" office:value="8363728" calcext:value-type="float">
            <text:p>8363728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913616" calcext:value-type="float">
            <text:p>913616</text:p>
          </table:table-cell>
          <table:table-cell office:value-type="float" office:value="877176" calcext:value-type="float">
            <text:p>8771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88" calcext:value-type="float">
            <text:p>34888</text:p>
          </table:table-cell>
          <table:table-cell office:value-type="float" office:value="571456" calcext:value-type="float">
            <text:p>571456</text:p>
          </table:table-cell>
          <table:table-cell office:value-type="float" office:value="384334" calcext:value-type="float">
            <text:p>384334</text:p>
          </table:table-cell>
          <table:table-cell office:value-type="float" office:value="81424" calcext:value-type="float">
            <text:p>81424</text:p>
          </table:table-cell>
          <table:table-cell office:value-type="float" office:value="25551" calcext:value-type="float">
            <text:p>25551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52" calcext:value-type="date">
            <text:p>10/21/19 05:40 PM</text:p>
          </table:table-cell>
          <table:table-cell office:value-type="float" office:value="8367824" calcext:value-type="float">
            <text:p>836782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913616" calcext:value-type="float">
            <text:p>913616</text:p>
          </table:table-cell>
          <table:table-cell office:value-type="float" office:value="877176" calcext:value-type="float">
            <text:p>8771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2880" calcext:value-type="float">
            <text:p>122880</text:p>
          </table:table-cell>
          <table:table-cell office:value-type="float" office:value="34888" calcext:value-type="float">
            <text:p>34888</text:p>
          </table:table-cell>
          <table:table-cell office:value-type="float" office:value="571456" calcext:value-type="float">
            <text:p>571456</text:p>
          </table:table-cell>
          <table:table-cell office:value-type="float" office:value="384334" calcext:value-type="float">
            <text:p>384334</text:p>
          </table:table-cell>
          <table:table-cell office:value-type="float" office:value="81424" calcext:value-type="float">
            <text:p>81424</text:p>
          </table:table-cell>
          <table:table-cell office:value-type="float" office:value="25551" calcext:value-type="float">
            <text:p>25551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53" calcext:value-type="date">
            <text:p>10/21/19 05:40 PM</text:p>
          </table:table-cell>
          <table:table-cell office:value-type="float" office:value="8481444" calcext:value-type="float">
            <text:p>848144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791868" calcext:value-type="float">
            <text:p>791868</text:p>
          </table:table-cell>
          <table:table-cell office:value-type="float" office:value="755428" calcext:value-type="float">
            <text:p>755428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27326" calcext:value-type="float">
            <text:p>27326</text:p>
          </table:table-cell>
          <table:table-cell office:value-type="float" office:value="475456" calcext:value-type="float">
            <text:p>475456</text:p>
          </table:table-cell>
          <table:table-cell office:value-type="float" office:value="291053" calcext:value-type="float">
            <text:p>291053</text:p>
          </table:table-cell>
          <table:table-cell office:value-type="float" office:value="81424" calcext:value-type="float">
            <text:p>81424</text:p>
          </table:table-cell>
          <table:table-cell office:value-type="float" office:value="19488" calcext:value-type="float">
            <text:p>19488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0-21T17:40:54" calcext:value-type="date">
            <text:p>10/21/19 05:40 PM</text:p>
          </table:table-cell>
          <table:table-cell office:value-type="float" office:value="8481444" calcext:value-type="float">
            <text:p>848144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791868" calcext:value-type="float">
            <text:p>791868</text:p>
          </table:table-cell>
          <table:table-cell office:value-type="float" office:value="755428" calcext:value-type="float">
            <text:p>755428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27326" calcext:value-type="float">
            <text:p>27326</text:p>
          </table:table-cell>
          <table:table-cell office:value-type="float" office:value="475456" calcext:value-type="float">
            <text:p>475456</text:p>
          </table:table-cell>
          <table:table-cell office:value-type="float" office:value="291053" calcext:value-type="float">
            <text:p>291053</text:p>
          </table:table-cell>
          <table:table-cell office:value-type="float" office:value="81424" calcext:value-type="float">
            <text:p>81424</text:p>
          </table:table-cell>
          <table:table-cell office:value-type="float" office:value="19488" calcext:value-type="float">
            <text:p>19488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55" calcext:value-type="date">
            <text:p>10/21/19 05:40 PM</text:p>
          </table:table-cell>
          <table:table-cell office:value-type="float" office:value="8489504" calcext:value-type="float">
            <text:p>848950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791868" calcext:value-type="float">
            <text:p>791868</text:p>
          </table:table-cell>
          <table:table-cell office:value-type="float" office:value="755428" calcext:value-type="float">
            <text:p>755428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27326" calcext:value-type="float">
            <text:p>27326</text:p>
          </table:table-cell>
          <table:table-cell office:value-type="float" office:value="475456" calcext:value-type="float">
            <text:p>475456</text:p>
          </table:table-cell>
          <table:table-cell office:value-type="float" office:value="291053" calcext:value-type="float">
            <text:p>291053</text:p>
          </table:table-cell>
          <table:table-cell office:value-type="float" office:value="81424" calcext:value-type="float">
            <text:p>81424</text:p>
          </table:table-cell>
          <table:table-cell office:value-type="float" office:value="19488" calcext:value-type="float">
            <text:p>19488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56" calcext:value-type="date">
            <text:p>10/21/19 05:40 PM</text:p>
          </table:table-cell>
          <table:table-cell office:value-type="float" office:value="8489504" calcext:value-type="float">
            <text:p>8489504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791868" calcext:value-type="float">
            <text:p>791868</text:p>
          </table:table-cell>
          <table:table-cell office:value-type="float" office:value="755428" calcext:value-type="float">
            <text:p>755428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27326" calcext:value-type="float">
            <text:p>27326</text:p>
          </table:table-cell>
          <table:table-cell office:value-type="float" office:value="475456" calcext:value-type="float">
            <text:p>475456</text:p>
          </table:table-cell>
          <table:table-cell office:value-type="float" office:value="291053" calcext:value-type="float">
            <text:p>291053</text:p>
          </table:table-cell>
          <table:table-cell office:value-type="float" office:value="81424" calcext:value-type="float">
            <text:p>81424</text:p>
          </table:table-cell>
          <table:table-cell office:value-type="float" office:value="19488" calcext:value-type="float">
            <text:p>19488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57" calcext:value-type="date">
            <text:p>10/21/19 05:40 PM</text:p>
          </table:table-cell>
          <table:table-cell office:value-type="float" office:value="8486040" calcext:value-type="float">
            <text:p>848604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791868" calcext:value-type="float">
            <text:p>791868</text:p>
          </table:table-cell>
          <table:table-cell office:value-type="float" office:value="755428" calcext:value-type="float">
            <text:p>755428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27326" calcext:value-type="float">
            <text:p>27326</text:p>
          </table:table-cell>
          <table:table-cell office:value-type="float" office:value="475456" calcext:value-type="float">
            <text:p>475456</text:p>
          </table:table-cell>
          <table:table-cell office:value-type="float" office:value="291054" calcext:value-type="float">
            <text:p>291054</text:p>
          </table:table-cell>
          <table:table-cell office:value-type="float" office:value="81424" calcext:value-type="float">
            <text:p>81424</text:p>
          </table:table-cell>
          <table:table-cell office:value-type="float" office:value="19488" calcext:value-type="float">
            <text:p>19488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58" calcext:value-type="date">
            <text:p>10/21/19 05:40 PM</text:p>
          </table:table-cell>
          <table:table-cell office:value-type="float" office:value="8485916" calcext:value-type="float">
            <text:p>848591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791868" calcext:value-type="float">
            <text:p>791868</text:p>
          </table:table-cell>
          <table:table-cell office:value-type="float" office:value="755428" calcext:value-type="float">
            <text:p>755428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27326" calcext:value-type="float">
            <text:p>27326</text:p>
          </table:table-cell>
          <table:table-cell office:value-type="float" office:value="475456" calcext:value-type="float">
            <text:p>475456</text:p>
          </table:table-cell>
          <table:table-cell office:value-type="float" office:value="291054" calcext:value-type="float">
            <text:p>291054</text:p>
          </table:table-cell>
          <table:table-cell office:value-type="float" office:value="81424" calcext:value-type="float">
            <text:p>81424</text:p>
          </table:table-cell>
          <table:table-cell office:value-type="float" office:value="19488" calcext:value-type="float">
            <text:p>19488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0:59" calcext:value-type="date">
            <text:p>10/21/19 05:40 PM</text:p>
          </table:table-cell>
          <table:table-cell office:value-type="float" office:value="8485916" calcext:value-type="float">
            <text:p>848591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791868" calcext:value-type="float">
            <text:p>791868</text:p>
          </table:table-cell>
          <table:table-cell office:value-type="float" office:value="755428" calcext:value-type="float">
            <text:p>755428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27326" calcext:value-type="float">
            <text:p>27326</text:p>
          </table:table-cell>
          <table:table-cell office:value-type="float" office:value="475456" calcext:value-type="float">
            <text:p>475456</text:p>
          </table:table-cell>
          <table:table-cell office:value-type="float" office:value="291054" calcext:value-type="float">
            <text:p>291054</text:p>
          </table:table-cell>
          <table:table-cell office:value-type="float" office:value="81424" calcext:value-type="float">
            <text:p>81424</text:p>
          </table:table-cell>
          <table:table-cell office:value-type="float" office:value="19488" calcext:value-type="float">
            <text:p>19488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00" calcext:value-type="date">
            <text:p>10/21/19 05:41 PM</text:p>
          </table:table-cell>
          <table:table-cell office:value-type="float" office:value="8485916" calcext:value-type="float">
            <text:p>848591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791868" calcext:value-type="float">
            <text:p>791868</text:p>
          </table:table-cell>
          <table:table-cell office:value-type="float" office:value="755428" calcext:value-type="float">
            <text:p>755428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27326" calcext:value-type="float">
            <text:p>27326</text:p>
          </table:table-cell>
          <table:table-cell office:value-type="float" office:value="475456" calcext:value-type="float">
            <text:p>475456</text:p>
          </table:table-cell>
          <table:table-cell office:value-type="float" office:value="291054" calcext:value-type="float">
            <text:p>291054</text:p>
          </table:table-cell>
          <table:table-cell office:value-type="float" office:value="81424" calcext:value-type="float">
            <text:p>81424</text:p>
          </table:table-cell>
          <table:table-cell office:value-type="float" office:value="19488" calcext:value-type="float">
            <text:p>19488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01" calcext:value-type="date">
            <text:p>10/21/19 05:41 PM</text:p>
          </table:table-cell>
          <table:table-cell office:value-type="float" office:value="8601456" calcext:value-type="float">
            <text:p>8601456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670712" calcext:value-type="float">
            <text:p>670712</text:p>
          </table:table-cell>
          <table:table-cell office:value-type="float" office:value="634272" calcext:value-type="float">
            <text:p>634272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252" calcext:value-type="float">
            <text:p>19252</text:p>
          </table:table-cell>
          <table:table-cell office:value-type="float" office:value="379456" calcext:value-type="float">
            <text:p>379456</text:p>
          </table:table-cell>
          <table:table-cell office:value-type="float" office:value="197773" calcext:value-type="float">
            <text:p>197773</text:p>
          </table:table-cell>
          <table:table-cell office:value-type="float" office:value="81424" calcext:value-type="float">
            <text:p>81424</text:p>
          </table:table-cell>
          <table:table-cell office:value-type="float" office:value="13426" calcext:value-type="float">
            <text:p>134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0-21T17:41:02" calcext:value-type="date">
            <text:p>10/21/19 05:41 PM</text:p>
          </table:table-cell>
          <table:table-cell office:value-type="float" office:value="8601652" calcext:value-type="float">
            <text:p>860165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670712" calcext:value-type="float">
            <text:p>670712</text:p>
          </table:table-cell>
          <table:table-cell office:value-type="float" office:value="634272" calcext:value-type="float">
            <text:p>634272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764" calcext:value-type="float">
            <text:p>19764</text:p>
          </table:table-cell>
          <table:table-cell office:value-type="float" office:value="379456" calcext:value-type="float">
            <text:p>379456</text:p>
          </table:table-cell>
          <table:table-cell office:value-type="float" office:value="197773" calcext:value-type="float">
            <text:p>197773</text:p>
          </table:table-cell>
          <table:table-cell office:value-type="float" office:value="81424" calcext:value-type="float">
            <text:p>81424</text:p>
          </table:table-cell>
          <table:table-cell office:value-type="float" office:value="13426" calcext:value-type="float">
            <text:p>134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03" calcext:value-type="date">
            <text:p>10/21/19 05:41 PM</text:p>
          </table:table-cell>
          <table:table-cell office:value-type="float" office:value="8601660" calcext:value-type="float">
            <text:p>8601660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670712" calcext:value-type="float">
            <text:p>670712</text:p>
          </table:table-cell>
          <table:table-cell office:value-type="float" office:value="634272" calcext:value-type="float">
            <text:p>63427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764" calcext:value-type="float">
            <text:p>19764</text:p>
          </table:table-cell>
          <table:table-cell office:value-type="float" office:value="379456" calcext:value-type="float">
            <text:p>379456</text:p>
          </table:table-cell>
          <table:table-cell office:value-type="float" office:value="197773" calcext:value-type="float">
            <text:p>197773</text:p>
          </table:table-cell>
          <table:table-cell office:value-type="float" office:value="81424" calcext:value-type="float">
            <text:p>81424</text:p>
          </table:table-cell>
          <table:table-cell office:value-type="float" office:value="13426" calcext:value-type="float">
            <text:p>134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04" calcext:value-type="date">
            <text:p>10/21/19 05:41 PM</text:p>
          </table:table-cell>
          <table:table-cell office:value-type="float" office:value="8609972" calcext:value-type="float">
            <text:p>86099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670712" calcext:value-type="float">
            <text:p>670712</text:p>
          </table:table-cell>
          <table:table-cell office:value-type="float" office:value="634272" calcext:value-type="float">
            <text:p>63427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764" calcext:value-type="float">
            <text:p>19764</text:p>
          </table:table-cell>
          <table:table-cell office:value-type="float" office:value="379456" calcext:value-type="float">
            <text:p>379456</text:p>
          </table:table-cell>
          <table:table-cell office:value-type="float" office:value="197773" calcext:value-type="float">
            <text:p>197773</text:p>
          </table:table-cell>
          <table:table-cell office:value-type="float" office:value="81424" calcext:value-type="float">
            <text:p>81424</text:p>
          </table:table-cell>
          <table:table-cell office:value-type="float" office:value="13426" calcext:value-type="float">
            <text:p>134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05" calcext:value-type="date">
            <text:p>10/21/19 05:41 PM</text:p>
          </table:table-cell>
          <table:table-cell office:value-type="float" office:value="8609972" calcext:value-type="float">
            <text:p>8609972</text:p>
          </table:table-cell>
          <table:table-cell office:value-type="float" office:value="105472" calcext:value-type="float">
            <text:p>10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670712" calcext:value-type="float">
            <text:p>670712</text:p>
          </table:table-cell>
          <table:table-cell office:value-type="float" office:value="634272" calcext:value-type="float">
            <text:p>63427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764" calcext:value-type="float">
            <text:p>19764</text:p>
          </table:table-cell>
          <table:table-cell office:value-type="float" office:value="379456" calcext:value-type="float">
            <text:p>379456</text:p>
          </table:table-cell>
          <table:table-cell office:value-type="float" office:value="197773" calcext:value-type="float">
            <text:p>197773</text:p>
          </table:table-cell>
          <table:table-cell office:value-type="float" office:value="81424" calcext:value-type="float">
            <text:p>81424</text:p>
          </table:table-cell>
          <table:table-cell office:value-type="float" office:value="13426" calcext:value-type="float">
            <text:p>134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06" calcext:value-type="date">
            <text:p>10/21/19 05:41 PM</text:p>
          </table:table-cell>
          <table:table-cell office:value-type="float" office:value="8605640" calcext:value-type="float">
            <text:p>860564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670712" calcext:value-type="float">
            <text:p>670712</text:p>
          </table:table-cell>
          <table:table-cell office:value-type="float" office:value="634272" calcext:value-type="float">
            <text:p>63427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764" calcext:value-type="float">
            <text:p>19764</text:p>
          </table:table-cell>
          <table:table-cell office:value-type="float" office:value="379456" calcext:value-type="float">
            <text:p>379456</text:p>
          </table:table-cell>
          <table:table-cell office:value-type="float" office:value="197773" calcext:value-type="float">
            <text:p>197773</text:p>
          </table:table-cell>
          <table:table-cell office:value-type="float" office:value="81424" calcext:value-type="float">
            <text:p>81424</text:p>
          </table:table-cell>
          <table:table-cell office:value-type="float" office:value="13426" calcext:value-type="float">
            <text:p>134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07" calcext:value-type="date">
            <text:p>10/21/19 05:41 PM</text:p>
          </table:table-cell>
          <table:table-cell office:value-type="float" office:value="8605160" calcext:value-type="float">
            <text:p>860516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670712" calcext:value-type="float">
            <text:p>670712</text:p>
          </table:table-cell>
          <table:table-cell office:value-type="float" office:value="634272" calcext:value-type="float">
            <text:p>63427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764" calcext:value-type="float">
            <text:p>19764</text:p>
          </table:table-cell>
          <table:table-cell office:value-type="float" office:value="379456" calcext:value-type="float">
            <text:p>379456</text:p>
          </table:table-cell>
          <table:table-cell office:value-type="float" office:value="197773" calcext:value-type="float">
            <text:p>197773</text:p>
          </table:table-cell>
          <table:table-cell office:value-type="float" office:value="81424" calcext:value-type="float">
            <text:p>81424</text:p>
          </table:table-cell>
          <table:table-cell office:value-type="float" office:value="13426" calcext:value-type="float">
            <text:p>134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08" calcext:value-type="date">
            <text:p>10/21/19 05:41 PM</text:p>
          </table:table-cell>
          <table:table-cell office:value-type="float" office:value="8609252" calcext:value-type="float">
            <text:p>860925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670712" calcext:value-type="float">
            <text:p>670712</text:p>
          </table:table-cell>
          <table:table-cell office:value-type="float" office:value="634272" calcext:value-type="float">
            <text:p>63427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764" calcext:value-type="float">
            <text:p>19764</text:p>
          </table:table-cell>
          <table:table-cell office:value-type="float" office:value="379456" calcext:value-type="float">
            <text:p>379456</text:p>
          </table:table-cell>
          <table:table-cell office:value-type="float" office:value="197773" calcext:value-type="float">
            <text:p>197773</text:p>
          </table:table-cell>
          <table:table-cell office:value-type="float" office:value="81424" calcext:value-type="float">
            <text:p>81424</text:p>
          </table:table-cell>
          <table:table-cell office:value-type="float" office:value="13426" calcext:value-type="float">
            <text:p>134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09" calcext:value-type="date">
            <text:p>10/21/19 05:41 PM</text:p>
          </table:table-cell>
          <table:table-cell office:value-type="float" office:value="8609500" calcext:value-type="float">
            <text:p>860950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670712" calcext:value-type="float">
            <text:p>670712</text:p>
          </table:table-cell>
          <table:table-cell office:value-type="float" office:value="634272" calcext:value-type="float">
            <text:p>63427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764" calcext:value-type="float">
            <text:p>19764</text:p>
          </table:table-cell>
          <table:table-cell office:value-type="float" office:value="379456" calcext:value-type="float">
            <text:p>379456</text:p>
          </table:table-cell>
          <table:table-cell office:value-type="float" office:value="197773" calcext:value-type="float">
            <text:p>197773</text:p>
          </table:table-cell>
          <table:table-cell office:value-type="float" office:value="81424" calcext:value-type="float">
            <text:p>81424</text:p>
          </table:table-cell>
          <table:table-cell office:value-type="float" office:value="13426" calcext:value-type="float">
            <text:p>13426</text:p>
          </table:table-cell>
          <table:table-cell office:value-type="float" office:value="952432" calcext:value-type="float">
            <text:p>95243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10" calcext:value-type="date">
            <text:p>10/21/19 05:41 PM</text:p>
          </table:table-cell>
          <table:table-cell office:value-type="float" office:value="8721868" calcext:value-type="float">
            <text:p>872186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0-21T17:41:11" calcext:value-type="date">
            <text:p>10/21/19 05:41 PM</text:p>
          </table:table-cell>
          <table:table-cell office:value-type="float" office:value="8721784" calcext:value-type="float">
            <text:p>872178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12" calcext:value-type="date">
            <text:p>10/21/19 05:41 PM</text:p>
          </table:table-cell>
          <table:table-cell office:value-type="float" office:value="8729596" calcext:value-type="float">
            <text:p>872959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13" calcext:value-type="date">
            <text:p>10/21/19 05:41 PM</text:p>
          </table:table-cell>
          <table:table-cell office:value-type="float" office:value="8729596" calcext:value-type="float">
            <text:p>872959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14" calcext:value-type="date">
            <text:p>10/21/19 05:41 PM</text:p>
          </table:table-cell>
          <table:table-cell office:value-type="float" office:value="8725628" calcext:value-type="float">
            <text:p>872562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15" calcext:value-type="date">
            <text:p>10/21/19 05:41 PM</text:p>
          </table:table-cell>
          <table:table-cell office:value-type="float" office:value="8729548" calcext:value-type="float">
            <text:p>872954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16" calcext:value-type="date">
            <text:p>10/21/19 05:41 PM</text:p>
          </table:table-cell>
          <table:table-cell office:value-type="float" office:value="8729548" calcext:value-type="float">
            <text:p>872954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17" calcext:value-type="date">
            <text:p>10/21/19 05:41 PM</text:p>
          </table:table-cell>
          <table:table-cell office:value-type="float" office:value="8729596" calcext:value-type="float">
            <text:p>872959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18" calcext:value-type="date">
            <text:p>10/21/19 05:41 PM</text:p>
          </table:table-cell>
          <table:table-cell office:value-type="float" office:value="8729720" calcext:value-type="float">
            <text:p>872972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19" calcext:value-type="date">
            <text:p>10/21/19 05:41 PM</text:p>
          </table:table-cell>
          <table:table-cell office:value-type="float" office:value="8729720" calcext:value-type="float">
            <text:p>872972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20" calcext:value-type="date">
            <text:p>10/21/19 05:41 PM</text:p>
          </table:table-cell>
          <table:table-cell office:value-type="float" office:value="8713852" calcext:value-type="float">
            <text:p>871385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21" calcext:value-type="date">
            <text:p>10/21/19 05:41 PM</text:p>
          </table:table-cell>
          <table:table-cell office:value-type="float" office:value="8713852" calcext:value-type="float">
            <text:p>871385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22" calcext:value-type="date">
            <text:p>10/21/19 05:41 PM</text:p>
          </table:table-cell>
          <table:table-cell office:value-type="float" office:value="8713728" calcext:value-type="float">
            <text:p>871372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23" calcext:value-type="date">
            <text:p>10/21/19 05:41 PM</text:p>
          </table:table-cell>
          <table:table-cell office:value-type="float" office:value="8713728" calcext:value-type="float">
            <text:p>871372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24" calcext:value-type="date">
            <text:p>10/21/19 05:41 PM</text:p>
          </table:table-cell>
          <table:table-cell office:value-type="float" office:value="8713232" calcext:value-type="float">
            <text:p>871323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25" calcext:value-type="date">
            <text:p>10/21/19 05:41 PM</text:p>
          </table:table-cell>
          <table:table-cell office:value-type="float" office:value="8713240" calcext:value-type="float">
            <text:p>871324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26" calcext:value-type="date">
            <text:p>10/21/19 05:41 PM</text:p>
          </table:table-cell>
          <table:table-cell office:value-type="float" office:value="8713240" calcext:value-type="float">
            <text:p>871324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27" calcext:value-type="date">
            <text:p>10/21/19 05:41 PM</text:p>
          </table:table-cell>
          <table:table-cell office:value-type="float" office:value="8713240" calcext:value-type="float">
            <text:p>871324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28" calcext:value-type="date">
            <text:p>10/21/19 05:41 PM</text:p>
          </table:table-cell>
          <table:table-cell office:value-type="float" office:value="8713244" calcext:value-type="float">
            <text:p>871324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29" calcext:value-type="date">
            <text:p>10/21/19 05:41 PM</text:p>
          </table:table-cell>
          <table:table-cell office:value-type="float" office:value="8713496" calcext:value-type="float">
            <text:p>871349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30" calcext:value-type="date">
            <text:p>10/21/19 05:41 PM</text:p>
          </table:table-cell>
          <table:table-cell office:value-type="float" office:value="8713548" calcext:value-type="float">
            <text:p>871354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31" calcext:value-type="date">
            <text:p>10/21/19 05:41 PM</text:p>
          </table:table-cell>
          <table:table-cell office:value-type="float" office:value="8713500" calcext:value-type="float">
            <text:p>871350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32" calcext:value-type="date">
            <text:p>10/21/19 05:41 PM</text:p>
          </table:table-cell>
          <table:table-cell office:value-type="float" office:value="8713500" calcext:value-type="float">
            <text:p>871350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33" calcext:value-type="date">
            <text:p>10/21/19 05:41 PM</text:p>
          </table:table-cell>
          <table:table-cell office:value-type="float" office:value="8713500" calcext:value-type="float">
            <text:p>871350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34" calcext:value-type="date">
            <text:p>10/21/19 05:41 PM</text:p>
          </table:table-cell>
          <table:table-cell office:value-type="float" office:value="8713500" calcext:value-type="float">
            <text:p>871350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35" calcext:value-type="date">
            <text:p>10/21/19 05:41 PM</text:p>
          </table:table-cell>
          <table:table-cell office:value-type="float" office:value="8713500" calcext:value-type="float">
            <text:p>871350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36" calcext:value-type="date">
            <text:p>10/21/19 05:41 PM</text:p>
          </table:table-cell>
          <table:table-cell office:value-type="float" office:value="8713520" calcext:value-type="float">
            <text:p>871352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37" calcext:value-type="date">
            <text:p>10/21/19 05:41 PM</text:p>
          </table:table-cell>
          <table:table-cell office:value-type="float" office:value="8713520" calcext:value-type="float">
            <text:p>871352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38" calcext:value-type="date">
            <text:p>10/21/19 05:41 PM</text:p>
          </table:table-cell>
          <table:table-cell office:value-type="float" office:value="8713520" calcext:value-type="float">
            <text:p>871352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39" calcext:value-type="date">
            <text:p>10/21/19 05:41 PM</text:p>
          </table:table-cell>
          <table:table-cell office:value-type="float" office:value="8713520" calcext:value-type="float">
            <text:p>871352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40" calcext:value-type="date">
            <text:p>10/21/19 05:41 PM</text:p>
          </table:table-cell>
          <table:table-cell office:value-type="float" office:value="8712640" calcext:value-type="float">
            <text:p>871264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41" calcext:value-type="date">
            <text:p>10/21/19 05:41 PM</text:p>
          </table:table-cell>
          <table:table-cell office:value-type="float" office:value="8712724" calcext:value-type="float">
            <text:p>871272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42" calcext:value-type="date">
            <text:p>10/21/19 05:41 PM</text:p>
          </table:table-cell>
          <table:table-cell office:value-type="float" office:value="8712724" calcext:value-type="float">
            <text:p>871272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43" calcext:value-type="date">
            <text:p>10/21/19 05:41 PM</text:p>
          </table:table-cell>
          <table:table-cell office:value-type="float" office:value="8712724" calcext:value-type="float">
            <text:p>871272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44" calcext:value-type="date">
            <text:p>10/21/19 05:41 PM</text:p>
          </table:table-cell>
          <table:table-cell office:value-type="float" office:value="8712724" calcext:value-type="float">
            <text:p>871272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45" calcext:value-type="date">
            <text:p>10/21/19 05:41 PM</text:p>
          </table:table-cell>
          <table:table-cell office:value-type="float" office:value="8728756" calcext:value-type="float">
            <text:p>87287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46" calcext:value-type="date">
            <text:p>10/21/19 05:41 PM</text:p>
          </table:table-cell>
          <table:table-cell office:value-type="float" office:value="8728756" calcext:value-type="float">
            <text:p>87287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47" calcext:value-type="date">
            <text:p>10/21/19 05:41 PM</text:p>
          </table:table-cell>
          <table:table-cell office:value-type="float" office:value="8728704" calcext:value-type="float">
            <text:p>872870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48" calcext:value-type="date">
            <text:p>10/21/19 05:41 PM</text:p>
          </table:table-cell>
          <table:table-cell office:value-type="float" office:value="8728756" calcext:value-type="float">
            <text:p>87287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49" calcext:value-type="date">
            <text:p>10/21/19 05:41 PM</text:p>
          </table:table-cell>
          <table:table-cell office:value-type="float" office:value="8728756" calcext:value-type="float">
            <text:p>87287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50" calcext:value-type="date">
            <text:p>10/21/19 05:41 PM</text:p>
          </table:table-cell>
          <table:table-cell office:value-type="float" office:value="8728756" calcext:value-type="float">
            <text:p>87287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51" calcext:value-type="date">
            <text:p>10/21/19 05:41 PM</text:p>
          </table:table-cell>
          <table:table-cell office:value-type="float" office:value="8728756" calcext:value-type="float">
            <text:p>87287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52" calcext:value-type="date">
            <text:p>10/21/19 05:41 PM</text:p>
          </table:table-cell>
          <table:table-cell office:value-type="float" office:value="8721192" calcext:value-type="float">
            <text:p>872119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53" calcext:value-type="date">
            <text:p>10/21/19 05:41 PM</text:p>
          </table:table-cell>
          <table:table-cell office:value-type="float" office:value="8713028" calcext:value-type="float">
            <text:p>871302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54" calcext:value-type="date">
            <text:p>10/21/19 05:41 PM</text:p>
          </table:table-cell>
          <table:table-cell office:value-type="float" office:value="8713028" calcext:value-type="float">
            <text:p>871302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55" calcext:value-type="date">
            <text:p>10/21/19 05:41 PM</text:p>
          </table:table-cell>
          <table:table-cell office:value-type="float" office:value="8713028" calcext:value-type="float">
            <text:p>871302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56" calcext:value-type="date">
            <text:p>10/21/19 05:41 PM</text:p>
          </table:table-cell>
          <table:table-cell office:value-type="float" office:value="8712780" calcext:value-type="float">
            <text:p>871278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57" calcext:value-type="date">
            <text:p>10/21/19 05:41 PM</text:p>
          </table:table-cell>
          <table:table-cell office:value-type="float" office:value="8712532" calcext:value-type="float">
            <text:p>871253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58" calcext:value-type="date">
            <text:p>10/21/19 05:41 PM</text:p>
          </table:table-cell>
          <table:table-cell office:value-type="float" office:value="8712536" calcext:value-type="float">
            <text:p>871253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1:59" calcext:value-type="date">
            <text:p>10/21/19 05:41 PM</text:p>
          </table:table-cell>
          <table:table-cell office:value-type="float" office:value="8712536" calcext:value-type="float">
            <text:p>871253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00" calcext:value-type="date">
            <text:p>10/21/19 05:42 PM</text:p>
          </table:table-cell>
          <table:table-cell office:value-type="float" office:value="8712412" calcext:value-type="float">
            <text:p>871241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01" calcext:value-type="date">
            <text:p>10/21/19 05:42 PM</text:p>
          </table:table-cell>
          <table:table-cell office:value-type="float" office:value="8713324" calcext:value-type="float">
            <text:p>871332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02" calcext:value-type="date">
            <text:p>10/21/19 05:42 PM</text:p>
          </table:table-cell>
          <table:table-cell office:value-type="float" office:value="8713236" calcext:value-type="float">
            <text:p>871323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03" calcext:value-type="date">
            <text:p>10/21/19 05:42 PM</text:p>
          </table:table-cell>
          <table:table-cell office:value-type="float" office:value="8712424" calcext:value-type="float">
            <text:p>871242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04" calcext:value-type="date">
            <text:p>10/21/19 05:42 PM</text:p>
          </table:table-cell>
          <table:table-cell office:value-type="float" office:value="8712612" calcext:value-type="float">
            <text:p>871261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05" calcext:value-type="date">
            <text:p>10/21/19 05:42 PM</text:p>
          </table:table-cell>
          <table:table-cell office:value-type="float" office:value="8713356" calcext:value-type="float">
            <text:p>87133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06" calcext:value-type="date">
            <text:p>10/21/19 05:42 PM</text:p>
          </table:table-cell>
          <table:table-cell office:value-type="float" office:value="8712984" calcext:value-type="float">
            <text:p>871298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07" calcext:value-type="date">
            <text:p>10/21/19 05:42 PM</text:p>
          </table:table-cell>
          <table:table-cell office:value-type="float" office:value="8712860" calcext:value-type="float">
            <text:p>871286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08" calcext:value-type="date">
            <text:p>10/21/19 05:42 PM</text:p>
          </table:table-cell>
          <table:table-cell office:value-type="float" office:value="8729084" calcext:value-type="float">
            <text:p>872908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09" calcext:value-type="date">
            <text:p>10/21/19 05:42 PM</text:p>
          </table:table-cell>
          <table:table-cell office:value-type="float" office:value="8729084" calcext:value-type="float">
            <text:p>872908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10" calcext:value-type="date">
            <text:p>10/21/19 05:42 PM</text:p>
          </table:table-cell>
          <table:table-cell office:value-type="float" office:value="8729132" calcext:value-type="float">
            <text:p>872913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11" calcext:value-type="date">
            <text:p>10/21/19 05:42 PM</text:p>
          </table:table-cell>
          <table:table-cell office:value-type="float" office:value="8729204" calcext:value-type="float">
            <text:p>872920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12" calcext:value-type="date">
            <text:p>10/21/19 05:42 PM</text:p>
          </table:table-cell>
          <table:table-cell office:value-type="float" office:value="8729204" calcext:value-type="float">
            <text:p>872920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13" calcext:value-type="date">
            <text:p>10/21/19 05:42 PM</text:p>
          </table:table-cell>
          <table:table-cell office:value-type="float" office:value="8729212" calcext:value-type="float">
            <text:p>872921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12074" calcext:value-type="float">
            <text:p>12074</text:p>
          </table:table-cell>
          <table:table-cell office:value-type="float" office:value="283456" calcext:value-type="float">
            <text:p>283456</text:p>
          </table:table-cell>
          <table:table-cell office:value-type="float" office:value="104493" calcext:value-type="float">
            <text:p>104493</text:p>
          </table:table-cell>
          <table:table-cell office:value-type="float" office:value="81424" calcext:value-type="float">
            <text:p>81424</text:p>
          </table:table-cell>
          <table:table-cell office:value-type="float" office:value="7363" calcext:value-type="float">
            <text:p>7363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8212" calcext:value-type="float">
            <text:p>8212</text:p>
          </table:table-cell>
          <table:table-cell office:value-type="float" office:value="208" calcext:value-type="float">
            <text:p>208</text:p>
          </table:table-cell>
          <table:table-cell office:value-type="float" office:value="10986" calcext:value-type="float">
            <text:p>1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14" calcext:value-type="date">
            <text:p>10/21/19 05:42 PM</text:p>
          </table:table-cell>
          <table:table-cell office:value-type="float" office:value="8725120" calcext:value-type="float">
            <text:p>872512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550316" calcext:value-type="float">
            <text:p>550316</text:p>
          </table:table-cell>
          <table:table-cell office:value-type="float" office:value="513876" calcext:value-type="float">
            <text:p>513876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8128" calcext:value-type="float">
            <text:p>48128</text:p>
          </table:table-cell>
          <table:table-cell office:value-type="float" office:value="29429" calcext:value-type="float">
            <text:p>29429</text:p>
          </table:table-cell>
          <table:table-cell office:value-type="float" office:value="283456" calcext:value-type="float">
            <text:p>283456</text:p>
          </table:table-cell>
          <table:table-cell office:value-type="float" office:value="196687" calcext:value-type="float">
            <text:p>196687</text:p>
          </table:table-cell>
          <table:table-cell office:value-type="float" office:value="81424" calcext:value-type="float">
            <text:p>81424</text:p>
          </table:table-cell>
          <table:table-cell office:value-type="float" office:value="13190" calcext:value-type="float">
            <text:p>13190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5901" calcext:value-type="float">
            <text:p>15901</text:p>
          </table:table-cell>
          <table:table-cell office:value-type="float" office:value="208" calcext:value-type="float">
            <text:p>208</text:p>
          </table:table-cell>
          <table:table-cell office:value-type="float" office:value="18676" calcext:value-type="float">
            <text:p>18676</text:p>
          </table:table-cell>
          <table:table-cell office:value-type="float" office:value="7690" calcext:value-type="float">
            <text:p>7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15" calcext:value-type="date">
            <text:p>10/21/19 05:42 PM</text:p>
          </table:table-cell>
          <table:table-cell office:value-type="float" office:value="8634044" calcext:value-type="float">
            <text:p>863404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630320" calcext:value-type="float">
            <text:p>630320</text:p>
          </table:table-cell>
          <table:table-cell office:value-type="float" office:value="593880" calcext:value-type="float">
            <text:p>593880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0176" calcext:value-type="float">
            <text:p>50176</text:p>
          </table:table-cell>
          <table:table-cell office:value-type="float" office:value="28452" calcext:value-type="float">
            <text:p>28452</text:p>
          </table:table-cell>
          <table:table-cell office:value-type="float" office:value="360640" calcext:value-type="float">
            <text:p>360640</text:p>
          </table:table-cell>
          <table:table-cell office:value-type="float" office:value="275291" calcext:value-type="float">
            <text:p>275291</text:p>
          </table:table-cell>
          <table:table-cell office:value-type="float" office:value="81424" calcext:value-type="float">
            <text:p>81424</text:p>
          </table:table-cell>
          <table:table-cell office:value-type="float" office:value="18299" calcext:value-type="float">
            <text:p>18299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2642" calcext:value-type="float">
            <text:p>22642</text:p>
          </table:table-cell>
          <table:table-cell office:value-type="float" office:value="208" calcext:value-type="float">
            <text:p>208</text:p>
          </table:table-cell>
          <table:table-cell office:value-type="float" office:value="25417" calcext:value-type="float">
            <text:p>25417</text:p>
          </table:table-cell>
          <table:table-cell office:value-type="float" office:value="6741" calcext:value-type="float">
            <text:p>6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16" calcext:value-type="date">
            <text:p>10/21/19 05:42 PM</text:p>
          </table:table-cell>
          <table:table-cell office:value-type="float" office:value="8536268" calcext:value-type="float">
            <text:p>853626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728444" calcext:value-type="float">
            <text:p>728444</text:p>
          </table:table-cell>
          <table:table-cell office:value-type="float" office:value="692004" calcext:value-type="float">
            <text:p>692004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3488" calcext:value-type="float">
            <text:p>63488</text:p>
          </table:table-cell>
          <table:table-cell office:value-type="float" office:value="35145" calcext:value-type="float">
            <text:p>35145</text:p>
          </table:table-cell>
          <table:table-cell office:value-type="float" office:value="444976" calcext:value-type="float">
            <text:p>444976</text:p>
          </table:table-cell>
          <table:table-cell office:value-type="float" office:value="357237" calcext:value-type="float">
            <text:p>357237</text:p>
          </table:table-cell>
          <table:table-cell office:value-type="float" office:value="81424" calcext:value-type="float">
            <text:p>81424</text:p>
          </table:table-cell>
          <table:table-cell office:value-type="float" office:value="23625" calcext:value-type="float">
            <text:p>23625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9670" calcext:value-type="float">
            <text:p>29670</text:p>
          </table:table-cell>
          <table:table-cell office:value-type="float" office:value="208" calcext:value-type="float">
            <text:p>208</text:p>
          </table:table-cell>
          <table:table-cell office:value-type="float" office:value="32445" calcext:value-type="float">
            <text:p>32445</text:p>
          </table:table-cell>
          <table:table-cell office:value-type="float" office:value="7028" calcext:value-type="float">
            <text:p>7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17" calcext:value-type="date">
            <text:p>10/21/19 05:42 PM</text:p>
          </table:table-cell>
          <table:table-cell office:value-type="float" office:value="8445548" calcext:value-type="float">
            <text:p>844554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7680" calcext:value-type="float">
            <text:p>6907680</text:p>
          </table:table-cell>
          <table:table-cell office:value-type="float" office:value="820340" calcext:value-type="float">
            <text:p>820340</text:p>
          </table:table-cell>
          <table:table-cell office:value-type="float" office:value="783900" calcext:value-type="float">
            <text:p>783900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0656" calcext:value-type="float">
            <text:p>70656</text:p>
          </table:table-cell>
          <table:table-cell office:value-type="float" office:value="42782" calcext:value-type="float">
            <text:p>42782</text:p>
          </table:table-cell>
          <table:table-cell office:value-type="float" office:value="529408" calcext:value-type="float">
            <text:p>529408</text:p>
          </table:table-cell>
          <table:table-cell office:value-type="float" office:value="439279" calcext:value-type="float">
            <text:p>439279</text:p>
          </table:table-cell>
          <table:table-cell office:value-type="float" office:value="81424" calcext:value-type="float">
            <text:p>81424</text:p>
          </table:table-cell>
          <table:table-cell office:value-type="float" office:value="28957" calcext:value-type="float">
            <text:p>28957</text:p>
          </table:table-cell>
          <table:table-cell office:value-type="float" office:value="951680" calcext:value-type="float">
            <text:p>95168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6706" calcext:value-type="float">
            <text:p>36706</text:p>
          </table:table-cell>
          <table:table-cell office:value-type="float" office:value="208" calcext:value-type="float">
            <text:p>208</text:p>
          </table:table-cell>
          <table:table-cell office:value-type="float" office:value="39481" calcext:value-type="float">
            <text:p>39481</text:p>
          </table:table-cell>
          <table:table-cell office:value-type="float" office:value="7036" calcext:value-type="float">
            <text:p>7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18" calcext:value-type="date">
            <text:p>10/21/19 05:42 PM</text:p>
          </table:table-cell>
          <table:table-cell office:value-type="float" office:value="8320200" calcext:value-type="float">
            <text:p>832020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48640" calcext:value-type="float">
            <text:p>6948640</text:p>
          </table:table-cell>
          <table:table-cell office:value-type="float" office:value="945728" calcext:value-type="float">
            <text:p>945728</text:p>
          </table:table-cell>
          <table:table-cell office:value-type="float" office:value="909288" calcext:value-type="float">
            <text:p>909288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59928" calcext:value-type="float">
            <text:p>59928</text:p>
          </table:table-cell>
          <table:table-cell office:value-type="float" office:value="619248" calcext:value-type="float">
            <text:p>619248</text:p>
          </table:table-cell>
          <table:table-cell office:value-type="float" office:value="519939" calcext:value-type="float">
            <text:p>519939</text:p>
          </table:table-cell>
          <table:table-cell office:value-type="float" office:value="88256" calcext:value-type="float">
            <text:p>88256</text:p>
          </table:table-cell>
          <table:table-cell office:value-type="float" office:value="34199" calcext:value-type="float">
            <text:p>34199</text:p>
          </table:table-cell>
          <table:table-cell office:value-type="float" office:value="992144" calcext:value-type="float">
            <text:p>99214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3624" calcext:value-type="float">
            <text:p>43624</text:p>
          </table:table-cell>
          <table:table-cell office:value-type="float" office:value="208" calcext:value-type="float">
            <text:p>208</text:p>
          </table:table-cell>
          <table:table-cell office:value-type="float" office:value="46399" calcext:value-type="float">
            <text:p>46399</text:p>
          </table:table-cell>
          <table:table-cell office:value-type="float" office:value="6918" calcext:value-type="float">
            <text:p>6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19" calcext:value-type="date">
            <text:p>10/21/19 05:42 PM</text:p>
          </table:table-cell>
          <table:table-cell office:value-type="float" office:value="8212444" calcext:value-type="float">
            <text:p>821244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1049028" calcext:value-type="float">
            <text:p>1049028</text:p>
          </table:table-cell>
          <table:table-cell office:value-type="float" office:value="1012588" calcext:value-type="float">
            <text:p>1012588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50104" calcext:value-type="float">
            <text:p>50104</text:p>
          </table:table-cell>
          <table:table-cell office:value-type="float" office:value="683456" calcext:value-type="float">
            <text:p>683456</text:p>
          </table:table-cell>
          <table:table-cell office:value-type="float" office:value="573432" calcext:value-type="float">
            <text:p>573432</text:p>
          </table:table-cell>
          <table:table-cell office:value-type="float" office:value="97424" calcext:value-type="float">
            <text:p>97424</text:p>
          </table:table-cell>
          <table:table-cell office:value-type="float" office:value="37676" calcext:value-type="float">
            <text:p>37676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office:value-type="float" office:value="4587" calcext:value-type="float">
            <text:p>4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20" calcext:value-type="date">
            <text:p>10/21/19 05:42 PM</text:p>
          </table:table-cell>
          <table:table-cell office:value-type="float" office:value="8212444" calcext:value-type="float">
            <text:p>821244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1049028" calcext:value-type="float">
            <text:p>1049028</text:p>
          </table:table-cell>
          <table:table-cell office:value-type="float" office:value="1012588" calcext:value-type="float">
            <text:p>1012588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50104" calcext:value-type="float">
            <text:p>50104</text:p>
          </table:table-cell>
          <table:table-cell office:value-type="float" office:value="683456" calcext:value-type="float">
            <text:p>683456</text:p>
          </table:table-cell>
          <table:table-cell office:value-type="float" office:value="573432" calcext:value-type="float">
            <text:p>573432</text:p>
          </table:table-cell>
          <table:table-cell office:value-type="float" office:value="97424" calcext:value-type="float">
            <text:p>97424</text:p>
          </table:table-cell>
          <table:table-cell office:value-type="float" office:value="37676" calcext:value-type="float">
            <text:p>37676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21" calcext:value-type="date">
            <text:p>10/21/19 05:42 PM</text:p>
          </table:table-cell>
          <table:table-cell office:value-type="float" office:value="8215972" calcext:value-type="float">
            <text:p>821597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1049028" calcext:value-type="float">
            <text:p>1049028</text:p>
          </table:table-cell>
          <table:table-cell office:value-type="float" office:value="1012588" calcext:value-type="float">
            <text:p>1012588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50104" calcext:value-type="float">
            <text:p>50104</text:p>
          </table:table-cell>
          <table:table-cell office:value-type="float" office:value="683456" calcext:value-type="float">
            <text:p>683456</text:p>
          </table:table-cell>
          <table:table-cell office:value-type="float" office:value="573432" calcext:value-type="float">
            <text:p>573432</text:p>
          </table:table-cell>
          <table:table-cell office:value-type="float" office:value="97424" calcext:value-type="float">
            <text:p>97424</text:p>
          </table:table-cell>
          <table:table-cell office:value-type="float" office:value="37676" calcext:value-type="float">
            <text:p>37676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22" calcext:value-type="date">
            <text:p>10/21/19 05:42 PM</text:p>
          </table:table-cell>
          <table:table-cell office:value-type="float" office:value="8216164" calcext:value-type="float">
            <text:p>821616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1049028" calcext:value-type="float">
            <text:p>1049028</text:p>
          </table:table-cell>
          <table:table-cell office:value-type="float" office:value="1012588" calcext:value-type="float">
            <text:p>1012588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50104" calcext:value-type="float">
            <text:p>50104</text:p>
          </table:table-cell>
          <table:table-cell office:value-type="float" office:value="683456" calcext:value-type="float">
            <text:p>683456</text:p>
          </table:table-cell>
          <table:table-cell office:value-type="float" office:value="573432" calcext:value-type="float">
            <text:p>573432</text:p>
          </table:table-cell>
          <table:table-cell office:value-type="float" office:value="97424" calcext:value-type="float">
            <text:p>97424</text:p>
          </table:table-cell>
          <table:table-cell office:value-type="float" office:value="37676" calcext:value-type="float">
            <text:p>37676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23" calcext:value-type="date">
            <text:p>10/21/19 05:42 PM</text:p>
          </table:table-cell>
          <table:table-cell office:value-type="float" office:value="8212568" calcext:value-type="float">
            <text:p>821256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1049028" calcext:value-type="float">
            <text:p>1049028</text:p>
          </table:table-cell>
          <table:table-cell office:value-type="float" office:value="1012588" calcext:value-type="float">
            <text:p>1012588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50104" calcext:value-type="float">
            <text:p>50104</text:p>
          </table:table-cell>
          <table:table-cell office:value-type="float" office:value="683456" calcext:value-type="float">
            <text:p>683456</text:p>
          </table:table-cell>
          <table:table-cell office:value-type="float" office:value="573432" calcext:value-type="float">
            <text:p>573432</text:p>
          </table:table-cell>
          <table:table-cell office:value-type="float" office:value="97424" calcext:value-type="float">
            <text:p>97424</text:p>
          </table:table-cell>
          <table:table-cell office:value-type="float" office:value="37676" calcext:value-type="float">
            <text:p>37676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24" calcext:value-type="date">
            <text:p>10/21/19 05:42 PM</text:p>
          </table:table-cell>
          <table:table-cell office:value-type="float" office:value="8212568" calcext:value-type="float">
            <text:p>821256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1049028" calcext:value-type="float">
            <text:p>1049028</text:p>
          </table:table-cell>
          <table:table-cell office:value-type="float" office:value="1012588" calcext:value-type="float">
            <text:p>1012588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50104" calcext:value-type="float">
            <text:p>50104</text:p>
          </table:table-cell>
          <table:table-cell office:value-type="float" office:value="683456" calcext:value-type="float">
            <text:p>683456</text:p>
          </table:table-cell>
          <table:table-cell office:value-type="float" office:value="573432" calcext:value-type="float">
            <text:p>573432</text:p>
          </table:table-cell>
          <table:table-cell office:value-type="float" office:value="97424" calcext:value-type="float">
            <text:p>97424</text:p>
          </table:table-cell>
          <table:table-cell office:value-type="float" office:value="37676" calcext:value-type="float">
            <text:p>37676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25" calcext:value-type="date">
            <text:p>10/21/19 05:42 PM</text:p>
          </table:table-cell>
          <table:table-cell office:value-type="float" office:value="8211704" calcext:value-type="float">
            <text:p>821170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1049028" calcext:value-type="float">
            <text:p>1049028</text:p>
          </table:table-cell>
          <table:table-cell office:value-type="float" office:value="1012588" calcext:value-type="float">
            <text:p>1012588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50104" calcext:value-type="float">
            <text:p>50104</text:p>
          </table:table-cell>
          <table:table-cell office:value-type="float" office:value="683456" calcext:value-type="float">
            <text:p>683456</text:p>
          </table:table-cell>
          <table:table-cell office:value-type="float" office:value="573432" calcext:value-type="float">
            <text:p>573432</text:p>
          </table:table-cell>
          <table:table-cell office:value-type="float" office:value="97424" calcext:value-type="float">
            <text:p>97424</text:p>
          </table:table-cell>
          <table:table-cell office:value-type="float" office:value="37676" calcext:value-type="float">
            <text:p>37676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26" calcext:value-type="date">
            <text:p>10/21/19 05:42 PM</text:p>
          </table:table-cell>
          <table:table-cell office:value-type="float" office:value="8211704" calcext:value-type="float">
            <text:p>821170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1049028" calcext:value-type="float">
            <text:p>1049028</text:p>
          </table:table-cell>
          <table:table-cell office:value-type="float" office:value="1012588" calcext:value-type="float">
            <text:p>1012588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50104" calcext:value-type="float">
            <text:p>50104</text:p>
          </table:table-cell>
          <table:table-cell office:value-type="float" office:value="683456" calcext:value-type="float">
            <text:p>683456</text:p>
          </table:table-cell>
          <table:table-cell office:value-type="float" office:value="573432" calcext:value-type="float">
            <text:p>573432</text:p>
          </table:table-cell>
          <table:table-cell office:value-type="float" office:value="97424" calcext:value-type="float">
            <text:p>97424</text:p>
          </table:table-cell>
          <table:table-cell office:value-type="float" office:value="37676" calcext:value-type="float">
            <text:p>37676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6" calcext:value-type="float">
            <text:p>50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27" calcext:value-type="date">
            <text:p>10/21/19 05:42 PM</text:p>
          </table:table-cell>
          <table:table-cell office:value-type="float" office:value="8211588" calcext:value-type="float">
            <text:p>821158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1049028" calcext:value-type="float">
            <text:p>1049028</text:p>
          </table:table-cell>
          <table:table-cell office:value-type="float" office:value="1012588" calcext:value-type="float">
            <text:p>1012588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42030" calcext:value-type="float">
            <text:p>42030</text:p>
          </table:table-cell>
          <table:table-cell office:value-type="float" office:value="683456" calcext:value-type="float">
            <text:p>683456</text:p>
          </table:table-cell>
          <table:table-cell office:value-type="float" office:value="479645" calcext:value-type="float">
            <text:p>479645</text:p>
          </table:table-cell>
          <table:table-cell office:value-type="float" office:value="97424" calcext:value-type="float">
            <text:p>97424</text:p>
          </table:table-cell>
          <table:table-cell office:value-type="float" office:value="31613" calcext:value-type="float">
            <text:p>31613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0-21T17:42:28" calcext:value-type="date">
            <text:p>10/21/19 05:42 PM</text:p>
          </table:table-cell>
          <table:table-cell office:value-type="float" office:value="8207372" calcext:value-type="float">
            <text:p>820737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1049028" calcext:value-type="float">
            <text:p>1049028</text:p>
          </table:table-cell>
          <table:table-cell office:value-type="float" office:value="1012588" calcext:value-type="float">
            <text:p>1012588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42542" calcext:value-type="float">
            <text:p>42542</text:p>
          </table:table-cell>
          <table:table-cell office:value-type="float" office:value="683456" calcext:value-type="float">
            <text:p>683456</text:p>
          </table:table-cell>
          <table:table-cell office:value-type="float" office:value="479645" calcext:value-type="float">
            <text:p>479645</text:p>
          </table:table-cell>
          <table:table-cell office:value-type="float" office:value="97424" calcext:value-type="float">
            <text:p>97424</text:p>
          </table:table-cell>
          <table:table-cell office:value-type="float" office:value="31613" calcext:value-type="float">
            <text:p>31613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29" calcext:value-type="date">
            <text:p>10/21/19 05:42 PM</text:p>
          </table:table-cell>
          <table:table-cell office:value-type="float" office:value="8207372" calcext:value-type="float">
            <text:p>820737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1049028" calcext:value-type="float">
            <text:p>1049028</text:p>
          </table:table-cell>
          <table:table-cell office:value-type="float" office:value="1012588" calcext:value-type="float">
            <text:p>1012588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42542" calcext:value-type="float">
            <text:p>42542</text:p>
          </table:table-cell>
          <table:table-cell office:value-type="float" office:value="683456" calcext:value-type="float">
            <text:p>683456</text:p>
          </table:table-cell>
          <table:table-cell office:value-type="float" office:value="479645" calcext:value-type="float">
            <text:p>479645</text:p>
          </table:table-cell>
          <table:table-cell office:value-type="float" office:value="97424" calcext:value-type="float">
            <text:p>97424</text:p>
          </table:table-cell>
          <table:table-cell office:value-type="float" office:value="31613" calcext:value-type="float">
            <text:p>31613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30" calcext:value-type="date">
            <text:p>10/21/19 05:42 PM</text:p>
          </table:table-cell>
          <table:table-cell office:value-type="float" office:value="8231828" calcext:value-type="float">
            <text:p>823182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1049028" calcext:value-type="float">
            <text:p>1049028</text:p>
          </table:table-cell>
          <table:table-cell office:value-type="float" office:value="1012588" calcext:value-type="float">
            <text:p>1012588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42542" calcext:value-type="float">
            <text:p>42542</text:p>
          </table:table-cell>
          <table:table-cell office:value-type="float" office:value="683456" calcext:value-type="float">
            <text:p>683456</text:p>
          </table:table-cell>
          <table:table-cell office:value-type="float" office:value="479645" calcext:value-type="float">
            <text:p>479645</text:p>
          </table:table-cell>
          <table:table-cell office:value-type="float" office:value="97424" calcext:value-type="float">
            <text:p>97424</text:p>
          </table:table-cell>
          <table:table-cell office:value-type="float" office:value="31613" calcext:value-type="float">
            <text:p>31613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31" calcext:value-type="date">
            <text:p>10/21/19 05:42 PM</text:p>
          </table:table-cell>
          <table:table-cell office:value-type="float" office:value="8227612" calcext:value-type="float">
            <text:p>822761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1049096" calcext:value-type="float">
            <text:p>1049096</text:p>
          </table:table-cell>
          <table:table-cell office:value-type="float" office:value="1012656" calcext:value-type="float">
            <text:p>101265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42542" calcext:value-type="float">
            <text:p>42542</text:p>
          </table:table-cell>
          <table:table-cell office:value-type="float" office:value="683456" calcext:value-type="float">
            <text:p>683456</text:p>
          </table:table-cell>
          <table:table-cell office:value-type="float" office:value="479648" calcext:value-type="float">
            <text:p>479648</text:p>
          </table:table-cell>
          <table:table-cell office:value-type="float" office:value="97424" calcext:value-type="float">
            <text:p>97424</text:p>
          </table:table-cell>
          <table:table-cell office:value-type="float" office:value="31613" calcext:value-type="float">
            <text:p>31613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32" calcext:value-type="date">
            <text:p>10/21/19 05:42 PM</text:p>
          </table:table-cell>
          <table:table-cell office:value-type="float" office:value="8227612" calcext:value-type="float">
            <text:p>822761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1049096" calcext:value-type="float">
            <text:p>1049096</text:p>
          </table:table-cell>
          <table:table-cell office:value-type="float" office:value="1012656" calcext:value-type="float">
            <text:p>101265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42542" calcext:value-type="float">
            <text:p>42542</text:p>
          </table:table-cell>
          <table:table-cell office:value-type="float" office:value="683456" calcext:value-type="float">
            <text:p>683456</text:p>
          </table:table-cell>
          <table:table-cell office:value-type="float" office:value="479648" calcext:value-type="float">
            <text:p>479648</text:p>
          </table:table-cell>
          <table:table-cell office:value-type="float" office:value="97424" calcext:value-type="float">
            <text:p>97424</text:p>
          </table:table-cell>
          <table:table-cell office:value-type="float" office:value="31613" calcext:value-type="float">
            <text:p>31613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33" calcext:value-type="date">
            <text:p>10/21/19 05:42 PM</text:p>
          </table:table-cell>
          <table:table-cell office:value-type="float" office:value="8231832" calcext:value-type="float">
            <text:p>823183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1049096" calcext:value-type="float">
            <text:p>1049096</text:p>
          </table:table-cell>
          <table:table-cell office:value-type="float" office:value="1012656" calcext:value-type="float">
            <text:p>101265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42542" calcext:value-type="float">
            <text:p>42542</text:p>
          </table:table-cell>
          <table:table-cell office:value-type="float" office:value="683456" calcext:value-type="float">
            <text:p>683456</text:p>
          </table:table-cell>
          <table:table-cell office:value-type="float" office:value="479648" calcext:value-type="float">
            <text:p>479648</text:p>
          </table:table-cell>
          <table:table-cell office:value-type="float" office:value="97424" calcext:value-type="float">
            <text:p>97424</text:p>
          </table:table-cell>
          <table:table-cell office:value-type="float" office:value="31613" calcext:value-type="float">
            <text:p>31613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34" calcext:value-type="date">
            <text:p>10/21/19 05:42 PM</text:p>
          </table:table-cell>
          <table:table-cell office:value-type="float" office:value="8231832" calcext:value-type="float">
            <text:p>823183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1049096" calcext:value-type="float">
            <text:p>1049096</text:p>
          </table:table-cell>
          <table:table-cell office:value-type="float" office:value="1012656" calcext:value-type="float">
            <text:p>101265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42542" calcext:value-type="float">
            <text:p>42542</text:p>
          </table:table-cell>
          <table:table-cell office:value-type="float" office:value="683456" calcext:value-type="float">
            <text:p>683456</text:p>
          </table:table-cell>
          <table:table-cell office:value-type="float" office:value="479648" calcext:value-type="float">
            <text:p>479648</text:p>
          </table:table-cell>
          <table:table-cell office:value-type="float" office:value="97424" calcext:value-type="float">
            <text:p>97424</text:p>
          </table:table-cell>
          <table:table-cell office:value-type="float" office:value="31613" calcext:value-type="float">
            <text:p>31613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6" calcext:value-type="float">
            <text:p>4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35" calcext:value-type="date">
            <text:p>10/21/19 05:42 PM</text:p>
          </table:table-cell>
          <table:table-cell office:value-type="float" office:value="8305064" calcext:value-type="float">
            <text:p>830506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972716" calcext:value-type="float">
            <text:p>972716</text:p>
          </table:table-cell>
          <table:table-cell office:value-type="float" office:value="936276" calcext:value-type="float">
            <text:p>936276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34468" calcext:value-type="float">
            <text:p>34468</text:p>
          </table:table-cell>
          <table:table-cell office:value-type="float" office:value="606656" calcext:value-type="float">
            <text:p>606656</text:p>
          </table:table-cell>
          <table:table-cell office:value-type="float" office:value="385862" calcext:value-type="float">
            <text:p>385862</text:p>
          </table:table-cell>
          <table:table-cell office:value-type="float" office:value="97424" calcext:value-type="float">
            <text:p>97424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0-21T17:42:36" calcext:value-type="date">
            <text:p>10/21/19 05:42 PM</text:p>
          </table:table-cell>
          <table:table-cell office:value-type="float" office:value="8304964" calcext:value-type="float">
            <text:p>830496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972716" calcext:value-type="float">
            <text:p>972716</text:p>
          </table:table-cell>
          <table:table-cell office:value-type="float" office:value="936276" calcext:value-type="float">
            <text:p>936276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34980" calcext:value-type="float">
            <text:p>34980</text:p>
          </table:table-cell>
          <table:table-cell office:value-type="float" office:value="606656" calcext:value-type="float">
            <text:p>606656</text:p>
          </table:table-cell>
          <table:table-cell office:value-type="float" office:value="385863" calcext:value-type="float">
            <text:p>385863</text:p>
          </table:table-cell>
          <table:table-cell office:value-type="float" office:value="97424" calcext:value-type="float">
            <text:p>97424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37" calcext:value-type="date">
            <text:p>10/21/19 05:42 PM</text:p>
          </table:table-cell>
          <table:table-cell office:value-type="float" office:value="8304960" calcext:value-type="float">
            <text:p>830496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972716" calcext:value-type="float">
            <text:p>972716</text:p>
          </table:table-cell>
          <table:table-cell office:value-type="float" office:value="936276" calcext:value-type="float">
            <text:p>9362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34980" calcext:value-type="float">
            <text:p>34980</text:p>
          </table:table-cell>
          <table:table-cell office:value-type="float" office:value="606656" calcext:value-type="float">
            <text:p>606656</text:p>
          </table:table-cell>
          <table:table-cell office:value-type="float" office:value="385863" calcext:value-type="float">
            <text:p>385863</text:p>
          </table:table-cell>
          <table:table-cell office:value-type="float" office:value="97424" calcext:value-type="float">
            <text:p>97424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38" calcext:value-type="date">
            <text:p>10/21/19 05:42 PM</text:p>
          </table:table-cell>
          <table:table-cell office:value-type="float" office:value="8305088" calcext:value-type="float">
            <text:p>830508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972716" calcext:value-type="float">
            <text:p>972716</text:p>
          </table:table-cell>
          <table:table-cell office:value-type="float" office:value="936276" calcext:value-type="float">
            <text:p>9362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34980" calcext:value-type="float">
            <text:p>34980</text:p>
          </table:table-cell>
          <table:table-cell office:value-type="float" office:value="606656" calcext:value-type="float">
            <text:p>606656</text:p>
          </table:table-cell>
          <table:table-cell office:value-type="float" office:value="385863" calcext:value-type="float">
            <text:p>385863</text:p>
          </table:table-cell>
          <table:table-cell office:value-type="float" office:value="97424" calcext:value-type="float">
            <text:p>97424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39" calcext:value-type="date">
            <text:p>10/21/19 05:42 PM</text:p>
          </table:table-cell>
          <table:table-cell office:value-type="float" office:value="8305088" calcext:value-type="float">
            <text:p>830508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972716" calcext:value-type="float">
            <text:p>972716</text:p>
          </table:table-cell>
          <table:table-cell office:value-type="float" office:value="936276" calcext:value-type="float">
            <text:p>9362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34980" calcext:value-type="float">
            <text:p>34980</text:p>
          </table:table-cell>
          <table:table-cell office:value-type="float" office:value="606656" calcext:value-type="float">
            <text:p>606656</text:p>
          </table:table-cell>
          <table:table-cell office:value-type="float" office:value="385863" calcext:value-type="float">
            <text:p>385863</text:p>
          </table:table-cell>
          <table:table-cell office:value-type="float" office:value="97424" calcext:value-type="float">
            <text:p>97424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40" calcext:value-type="date">
            <text:p>10/21/19 05:42 PM</text:p>
          </table:table-cell>
          <table:table-cell office:value-type="float" office:value="8304776" calcext:value-type="float">
            <text:p>830477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972716" calcext:value-type="float">
            <text:p>972716</text:p>
          </table:table-cell>
          <table:table-cell office:value-type="float" office:value="936276" calcext:value-type="float">
            <text:p>9362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34980" calcext:value-type="float">
            <text:p>34980</text:p>
          </table:table-cell>
          <table:table-cell office:value-type="float" office:value="606656" calcext:value-type="float">
            <text:p>606656</text:p>
          </table:table-cell>
          <table:table-cell office:value-type="float" office:value="385863" calcext:value-type="float">
            <text:p>385863</text:p>
          </table:table-cell>
          <table:table-cell office:value-type="float" office:value="97424" calcext:value-type="float">
            <text:p>97424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41" calcext:value-type="date">
            <text:p>10/21/19 05:42 PM</text:p>
          </table:table-cell>
          <table:table-cell office:value-type="float" office:value="8304776" calcext:value-type="float">
            <text:p>830477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972716" calcext:value-type="float">
            <text:p>972716</text:p>
          </table:table-cell>
          <table:table-cell office:value-type="float" office:value="936276" calcext:value-type="float">
            <text:p>9362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34980" calcext:value-type="float">
            <text:p>34980</text:p>
          </table:table-cell>
          <table:table-cell office:value-type="float" office:value="606656" calcext:value-type="float">
            <text:p>606656</text:p>
          </table:table-cell>
          <table:table-cell office:value-type="float" office:value="385863" calcext:value-type="float">
            <text:p>385863</text:p>
          </table:table-cell>
          <table:table-cell office:value-type="float" office:value="97424" calcext:value-type="float">
            <text:p>97424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42" calcext:value-type="date">
            <text:p>10/21/19 05:42 PM</text:p>
          </table:table-cell>
          <table:table-cell office:value-type="float" office:value="8304776" calcext:value-type="float">
            <text:p>830477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972716" calcext:value-type="float">
            <text:p>972716</text:p>
          </table:table-cell>
          <table:table-cell office:value-type="float" office:value="936276" calcext:value-type="float">
            <text:p>9362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34980" calcext:value-type="float">
            <text:p>34980</text:p>
          </table:table-cell>
          <table:table-cell office:value-type="float" office:value="606656" calcext:value-type="float">
            <text:p>606656</text:p>
          </table:table-cell>
          <table:table-cell office:value-type="float" office:value="385863" calcext:value-type="float">
            <text:p>385863</text:p>
          </table:table-cell>
          <table:table-cell office:value-type="float" office:value="97424" calcext:value-type="float">
            <text:p>97424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43" calcext:value-type="date">
            <text:p>10/21/19 05:42 PM</text:p>
          </table:table-cell>
          <table:table-cell office:value-type="float" office:value="8304776" calcext:value-type="float">
            <text:p>830477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972716" calcext:value-type="float">
            <text:p>972716</text:p>
          </table:table-cell>
          <table:table-cell office:value-type="float" office:value="936276" calcext:value-type="float">
            <text:p>9362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3664" calcext:value-type="float">
            <text:p>113664</text:p>
          </table:table-cell>
          <table:table-cell office:value-type="float" office:value="34980" calcext:value-type="float">
            <text:p>34980</text:p>
          </table:table-cell>
          <table:table-cell office:value-type="float" office:value="606656" calcext:value-type="float">
            <text:p>606656</text:p>
          </table:table-cell>
          <table:table-cell office:value-type="float" office:value="385863" calcext:value-type="float">
            <text:p>385863</text:p>
          </table:table-cell>
          <table:table-cell office:value-type="float" office:value="97424" calcext:value-type="float">
            <text:p>97424</text:p>
          </table:table-cell>
          <table:table-cell office:value-type="float" office:value="25551" calcext:value-type="float">
            <text:p>25551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6" calcext:value-type="float">
            <text:p>34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44" calcext:value-type="date">
            <text:p>10/21/19 05:42 PM</text:p>
          </table:table-cell>
          <table:table-cell office:value-type="float" office:value="8384892" calcext:value-type="float">
            <text:p>838489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878132" calcext:value-type="float">
            <text:p>878132</text:p>
          </table:table-cell>
          <table:table-cell office:value-type="float" office:value="841692" calcext:value-type="float">
            <text:p>841692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27418" calcext:value-type="float">
            <text:p>27418</text:p>
          </table:table-cell>
          <table:table-cell office:value-type="float" office:value="529856" calcext:value-type="float">
            <text:p>529856</text:p>
          </table:table-cell>
          <table:table-cell office:value-type="float" office:value="292075" calcext:value-type="float">
            <text:p>292075</text:p>
          </table:table-cell>
          <table:table-cell office:value-type="float" office:value="97424" calcext:value-type="float">
            <text:p>97424</text:p>
          </table:table-cell>
          <table:table-cell office:value-type="float" office:value="19488" calcext:value-type="float">
            <text:p>19488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0-21T17:42:45" calcext:value-type="date">
            <text:p>10/21/19 05:42 PM</text:p>
          </table:table-cell>
          <table:table-cell office:value-type="float" office:value="8402008" calcext:value-type="float">
            <text:p>840200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878132" calcext:value-type="float">
            <text:p>878132</text:p>
          </table:table-cell>
          <table:table-cell office:value-type="float" office:value="841692" calcext:value-type="float">
            <text:p>84169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27418" calcext:value-type="float">
            <text:p>27418</text:p>
          </table:table-cell>
          <table:table-cell office:value-type="float" office:value="529856" calcext:value-type="float">
            <text:p>529856</text:p>
          </table:table-cell>
          <table:table-cell office:value-type="float" office:value="292075" calcext:value-type="float">
            <text:p>292075</text:p>
          </table:table-cell>
          <table:table-cell office:value-type="float" office:value="97424" calcext:value-type="float">
            <text:p>97424</text:p>
          </table:table-cell>
          <table:table-cell office:value-type="float" office:value="19488" calcext:value-type="float">
            <text:p>19488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46" calcext:value-type="date">
            <text:p>10/21/19 05:42 PM</text:p>
          </table:table-cell>
          <table:table-cell office:value-type="float" office:value="8401884" calcext:value-type="float">
            <text:p>840188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878132" calcext:value-type="float">
            <text:p>878132</text:p>
          </table:table-cell>
          <table:table-cell office:value-type="float" office:value="841692" calcext:value-type="float">
            <text:p>84169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27418" calcext:value-type="float">
            <text:p>27418</text:p>
          </table:table-cell>
          <table:table-cell office:value-type="float" office:value="529856" calcext:value-type="float">
            <text:p>529856</text:p>
          </table:table-cell>
          <table:table-cell office:value-type="float" office:value="292075" calcext:value-type="float">
            <text:p>292075</text:p>
          </table:table-cell>
          <table:table-cell office:value-type="float" office:value="97424" calcext:value-type="float">
            <text:p>97424</text:p>
          </table:table-cell>
          <table:table-cell office:value-type="float" office:value="19488" calcext:value-type="float">
            <text:p>19488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47" calcext:value-type="date">
            <text:p>10/21/19 05:42 PM</text:p>
          </table:table-cell>
          <table:table-cell office:value-type="float" office:value="8402012" calcext:value-type="float">
            <text:p>840201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878132" calcext:value-type="float">
            <text:p>878132</text:p>
          </table:table-cell>
          <table:table-cell office:value-type="float" office:value="841692" calcext:value-type="float">
            <text:p>84169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27418" calcext:value-type="float">
            <text:p>27418</text:p>
          </table:table-cell>
          <table:table-cell office:value-type="float" office:value="529856" calcext:value-type="float">
            <text:p>529856</text:p>
          </table:table-cell>
          <table:table-cell office:value-type="float" office:value="292075" calcext:value-type="float">
            <text:p>292075</text:p>
          </table:table-cell>
          <table:table-cell office:value-type="float" office:value="97424" calcext:value-type="float">
            <text:p>97424</text:p>
          </table:table-cell>
          <table:table-cell office:value-type="float" office:value="19488" calcext:value-type="float">
            <text:p>19488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48" calcext:value-type="date">
            <text:p>10/21/19 05:42 PM</text:p>
          </table:table-cell>
          <table:table-cell office:value-type="float" office:value="8397796" calcext:value-type="float">
            <text:p>839779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878132" calcext:value-type="float">
            <text:p>878132</text:p>
          </table:table-cell>
          <table:table-cell office:value-type="float" office:value="841692" calcext:value-type="float">
            <text:p>84169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27418" calcext:value-type="float">
            <text:p>27418</text:p>
          </table:table-cell>
          <table:table-cell office:value-type="float" office:value="529856" calcext:value-type="float">
            <text:p>529856</text:p>
          </table:table-cell>
          <table:table-cell office:value-type="float" office:value="292075" calcext:value-type="float">
            <text:p>292075</text:p>
          </table:table-cell>
          <table:table-cell office:value-type="float" office:value="97424" calcext:value-type="float">
            <text:p>97424</text:p>
          </table:table-cell>
          <table:table-cell office:value-type="float" office:value="19488" calcext:value-type="float">
            <text:p>19488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50" calcext:value-type="date">
            <text:p>10/21/19 05:42 PM</text:p>
          </table:table-cell>
          <table:table-cell office:value-type="float" office:value="8397796" calcext:value-type="float">
            <text:p>839779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878132" calcext:value-type="float">
            <text:p>878132</text:p>
          </table:table-cell>
          <table:table-cell office:value-type="float" office:value="841692" calcext:value-type="float">
            <text:p>84169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27418" calcext:value-type="float">
            <text:p>27418</text:p>
          </table:table-cell>
          <table:table-cell office:value-type="float" office:value="529856" calcext:value-type="float">
            <text:p>529856</text:p>
          </table:table-cell>
          <table:table-cell office:value-type="float" office:value="292075" calcext:value-type="float">
            <text:p>292075</text:p>
          </table:table-cell>
          <table:table-cell office:value-type="float" office:value="97424" calcext:value-type="float">
            <text:p>97424</text:p>
          </table:table-cell>
          <table:table-cell office:value-type="float" office:value="19488" calcext:value-type="float">
            <text:p>19488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51" calcext:value-type="date">
            <text:p>10/21/19 05:42 PM</text:p>
          </table:table-cell>
          <table:table-cell office:value-type="float" office:value="8401888" calcext:value-type="float">
            <text:p>840188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878132" calcext:value-type="float">
            <text:p>878132</text:p>
          </table:table-cell>
          <table:table-cell office:value-type="float" office:value="841692" calcext:value-type="float">
            <text:p>84169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27418" calcext:value-type="float">
            <text:p>27418</text:p>
          </table:table-cell>
          <table:table-cell office:value-type="float" office:value="529856" calcext:value-type="float">
            <text:p>529856</text:p>
          </table:table-cell>
          <table:table-cell office:value-type="float" office:value="292075" calcext:value-type="float">
            <text:p>292075</text:p>
          </table:table-cell>
          <table:table-cell office:value-type="float" office:value="97424" calcext:value-type="float">
            <text:p>97424</text:p>
          </table:table-cell>
          <table:table-cell office:value-type="float" office:value="19488" calcext:value-type="float">
            <text:p>19488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52" calcext:value-type="date">
            <text:p>10/21/19 05:42 PM</text:p>
          </table:table-cell>
          <table:table-cell office:value-type="float" office:value="8402012" calcext:value-type="float">
            <text:p>840201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878132" calcext:value-type="float">
            <text:p>878132</text:p>
          </table:table-cell>
          <table:table-cell office:value-type="float" office:value="841692" calcext:value-type="float">
            <text:p>841692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27418" calcext:value-type="float">
            <text:p>27418</text:p>
          </table:table-cell>
          <table:table-cell office:value-type="float" office:value="529856" calcext:value-type="float">
            <text:p>529856</text:p>
          </table:table-cell>
          <table:table-cell office:value-type="float" office:value="292075" calcext:value-type="float">
            <text:p>292075</text:p>
          </table:table-cell>
          <table:table-cell office:value-type="float" office:value="97424" calcext:value-type="float">
            <text:p>97424</text:p>
          </table:table-cell>
          <table:table-cell office:value-type="float" office:value="19488" calcext:value-type="float">
            <text:p>19488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6" calcext:value-type="float">
            <text:p>26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53" calcext:value-type="date">
            <text:p>10/21/19 05:42 PM</text:p>
          </table:table-cell>
          <table:table-cell office:value-type="float" office:value="8495460" calcext:value-type="float">
            <text:p>849546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776116" calcext:value-type="float">
            <text:p>776116</text:p>
          </table:table-cell>
          <table:table-cell office:value-type="float" office:value="739676" calcext:value-type="float">
            <text:p>739676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856" calcext:value-type="float">
            <text:p>19856</text:p>
          </table:table-cell>
          <table:table-cell office:value-type="float" office:value="453056" calcext:value-type="float">
            <text:p>453056</text:p>
          </table:table-cell>
          <table:table-cell office:value-type="float" office:value="198286" calcext:value-type="float">
            <text:p>198286</text:p>
          </table:table-cell>
          <table:table-cell office:value-type="float" office:value="97424" calcext:value-type="float">
            <text:p>97424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3" office:value-type="date" office:date-value="2019-10-21T17:42:54" calcext:value-type="date">
            <text:p>10/21/19 05:42 PM</text:p>
          </table:table-cell>
          <table:table-cell office:value-type="float" office:value="8499380" calcext:value-type="float">
            <text:p>8499380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776116" calcext:value-type="float">
            <text:p>776116</text:p>
          </table:table-cell>
          <table:table-cell office:value-type="float" office:value="739676" calcext:value-type="float">
            <text:p>7396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856" calcext:value-type="float">
            <text:p>19856</text:p>
          </table:table-cell>
          <table:table-cell office:value-type="float" office:value="453056" calcext:value-type="float">
            <text:p>453056</text:p>
          </table:table-cell>
          <table:table-cell office:value-type="float" office:value="198286" calcext:value-type="float">
            <text:p>198286</text:p>
          </table:table-cell>
          <table:table-cell office:value-type="float" office:value="97424" calcext:value-type="float">
            <text:p>97424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55" calcext:value-type="date">
            <text:p>10/21/19 05:42 PM</text:p>
          </table:table-cell>
          <table:table-cell office:value-type="float" office:value="8503496" calcext:value-type="float">
            <text:p>850349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776116" calcext:value-type="float">
            <text:p>776116</text:p>
          </table:table-cell>
          <table:table-cell office:value-type="float" office:value="739676" calcext:value-type="float">
            <text:p>7396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856" calcext:value-type="float">
            <text:p>19856</text:p>
          </table:table-cell>
          <table:table-cell office:value-type="float" office:value="453056" calcext:value-type="float">
            <text:p>453056</text:p>
          </table:table-cell>
          <table:table-cell office:value-type="float" office:value="198286" calcext:value-type="float">
            <text:p>198286</text:p>
          </table:table-cell>
          <table:table-cell office:value-type="float" office:value="97424" calcext:value-type="float">
            <text:p>97424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56" calcext:value-type="date">
            <text:p>10/21/19 05:42 PM</text:p>
          </table:table-cell>
          <table:table-cell office:value-type="float" office:value="8503644" calcext:value-type="float">
            <text:p>8503644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776116" calcext:value-type="float">
            <text:p>776116</text:p>
          </table:table-cell>
          <table:table-cell office:value-type="float" office:value="739676" calcext:value-type="float">
            <text:p>7396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856" calcext:value-type="float">
            <text:p>19856</text:p>
          </table:table-cell>
          <table:table-cell office:value-type="float" office:value="453056" calcext:value-type="float">
            <text:p>453056</text:p>
          </table:table-cell>
          <table:table-cell office:value-type="float" office:value="198286" calcext:value-type="float">
            <text:p>198286</text:p>
          </table:table-cell>
          <table:table-cell office:value-type="float" office:value="97424" calcext:value-type="float">
            <text:p>97424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57" calcext:value-type="date">
            <text:p>10/21/19 05:42 PM</text:p>
          </table:table-cell>
          <table:table-cell office:value-type="float" office:value="8499556" calcext:value-type="float">
            <text:p>84995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776116" calcext:value-type="float">
            <text:p>776116</text:p>
          </table:table-cell>
          <table:table-cell office:value-type="float" office:value="739676" calcext:value-type="float">
            <text:p>7396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856" calcext:value-type="float">
            <text:p>19856</text:p>
          </table:table-cell>
          <table:table-cell office:value-type="float" office:value="453056" calcext:value-type="float">
            <text:p>453056</text:p>
          </table:table-cell>
          <table:table-cell office:value-type="float" office:value="198286" calcext:value-type="float">
            <text:p>198286</text:p>
          </table:table-cell>
          <table:table-cell office:value-type="float" office:value="97424" calcext:value-type="float">
            <text:p>97424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58" calcext:value-type="date">
            <text:p>10/21/19 05:42 PM</text:p>
          </table:table-cell>
          <table:table-cell office:value-type="float" office:value="8499556" calcext:value-type="float">
            <text:p>849955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776116" calcext:value-type="float">
            <text:p>776116</text:p>
          </table:table-cell>
          <table:table-cell office:value-type="float" office:value="739676" calcext:value-type="float">
            <text:p>7396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856" calcext:value-type="float">
            <text:p>19856</text:p>
          </table:table-cell>
          <table:table-cell office:value-type="float" office:value="453056" calcext:value-type="float">
            <text:p>453056</text:p>
          </table:table-cell>
          <table:table-cell office:value-type="float" office:value="198286" calcext:value-type="float">
            <text:p>198286</text:p>
          </table:table-cell>
          <table:table-cell office:value-type="float" office:value="97424" calcext:value-type="float">
            <text:p>97424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2:59" calcext:value-type="date">
            <text:p>10/21/19 05:42 PM</text:p>
          </table:table-cell>
          <table:table-cell office:value-type="float" office:value="8499308" calcext:value-type="float">
            <text:p>8499308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776116" calcext:value-type="float">
            <text:p>776116</text:p>
          </table:table-cell>
          <table:table-cell office:value-type="float" office:value="739676" calcext:value-type="float">
            <text:p>7396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856" calcext:value-type="float">
            <text:p>19856</text:p>
          </table:table-cell>
          <table:table-cell office:value-type="float" office:value="453056" calcext:value-type="float">
            <text:p>453056</text:p>
          </table:table-cell>
          <table:table-cell office:value-type="float" office:value="198286" calcext:value-type="float">
            <text:p>198286</text:p>
          </table:table-cell>
          <table:table-cell office:value-type="float" office:value="97424" calcext:value-type="float">
            <text:p>97424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3:00" calcext:value-type="date">
            <text:p>10/21/19 05:43 PM</text:p>
          </table:table-cell>
          <table:table-cell office:value-type="float" office:value="8499432" calcext:value-type="float">
            <text:p>849943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7792" calcext:value-type="float">
            <text:p>6997792</text:p>
          </table:table-cell>
          <table:table-cell office:value-type="float" office:value="776116" calcext:value-type="float">
            <text:p>776116</text:p>
          </table:table-cell>
          <table:table-cell office:value-type="float" office:value="739676" calcext:value-type="float">
            <text:p>739676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1680" calcext:value-type="float">
            <text:p>71680</text:p>
          </table:table-cell>
          <table:table-cell office:value-type="float" office:value="19856" calcext:value-type="float">
            <text:p>19856</text:p>
          </table:table-cell>
          <table:table-cell office:value-type="float" office:value="453056" calcext:value-type="float">
            <text:p>453056</text:p>
          </table:table-cell>
          <table:table-cell office:value-type="float" office:value="198286" calcext:value-type="float">
            <text:p>198286</text:p>
          </table:table-cell>
          <table:table-cell office:value-type="float" office:value="97424" calcext:value-type="float">
            <text:p>97424</text:p>
          </table:table-cell>
          <table:table-cell office:value-type="float" office:value="13426" calcext:value-type="float">
            <text:p>13426</text:p>
          </table:table-cell>
          <table:table-cell office:value-type="float" office:value="1139104" calcext:value-type="float">
            <text:p>113910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6" calcext:value-type="float">
            <text:p>18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3:01" calcext:value-type="date">
            <text:p>10/21/19 05:43 PM</text:p>
          </table:table-cell>
          <table:table-cell office:value-type="float" office:value="8993176" calcext:value-type="float">
            <text:p>899317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24352" calcext:value-type="float">
            <text:p>6424352</text:p>
          </table:table-cell>
          <table:table-cell office:value-type="float" office:value="281420" calcext:value-type="float">
            <text:p>281420</text:p>
          </table:table-cell>
          <table:table-cell office:value-type="float" office:value="244980" calcext:value-type="float">
            <text:p>244980</text:p>
          </table:table-cell>
          <table:table-cell office:value-type="float" office:value="36440" calcext:value-type="float">
            <text:p>36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382" calcext:value-type="float">
            <text:p>4382</text:p>
          </table:table-cell>
          <table:table-cell office:value-type="float" office:value="11456" calcext:value-type="float">
            <text:p>11456</text:p>
          </table:table-cell>
          <table:table-cell office:value-type="float" office:value="11217" calcext:value-type="float">
            <text:p>11217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1029024" calcext:value-type="float">
            <text:p>102902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3" office:value-type="date" office:date-value="2019-10-21T17:43:02" calcext:value-type="date">
            <text:p>10/21/19 05:43 PM</text:p>
          </table:table-cell>
          <table:table-cell office:value-type="float" office:value="8993316" calcext:value-type="float">
            <text:p>8993316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24352" calcext:value-type="float">
            <text:p>6424352</text:p>
          </table:table-cell>
          <table:table-cell office:value-type="float" office:value="281420" calcext:value-type="float">
            <text:p>281420</text:p>
          </table:table-cell>
          <table:table-cell office:value-type="float" office:value="244980" calcext:value-type="float">
            <text:p>244980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382" calcext:value-type="float">
            <text:p>4382</text:p>
          </table:table-cell>
          <table:table-cell office:value-type="float" office:value="11456" calcext:value-type="float">
            <text:p>11456</text:p>
          </table:table-cell>
          <table:table-cell office:value-type="float" office:value="11217" calcext:value-type="float">
            <text:p>11217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1029024" calcext:value-type="float">
            <text:p>102902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3:03" calcext:value-type="date">
            <text:p>10/21/19 05:43 PM</text:p>
          </table:table-cell>
          <table:table-cell office:value-type="float" office:value="9001352" calcext:value-type="float">
            <text:p>900135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24352" calcext:value-type="float">
            <text:p>6424352</text:p>
          </table:table-cell>
          <table:table-cell office:value-type="float" office:value="281420" calcext:value-type="float">
            <text:p>281420</text:p>
          </table:table-cell>
          <table:table-cell office:value-type="float" office:value="244980" calcext:value-type="float">
            <text:p>244980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382" calcext:value-type="float">
            <text:p>4382</text:p>
          </table:table-cell>
          <table:table-cell office:value-type="float" office:value="11456" calcext:value-type="float">
            <text:p>11456</text:p>
          </table:table-cell>
          <table:table-cell office:value-type="float" office:value="11217" calcext:value-type="float">
            <text:p>11217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1029024" calcext:value-type="float">
            <text:p>102902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19-10-21T17:43:04" calcext:value-type="date">
            <text:p>10/21/19 05:43 PM</text:p>
          </table:table-cell>
          <table:table-cell office:value-type="float" office:value="9001352" calcext:value-type="float">
            <text:p>9001352</text:p>
          </table:table-cell>
          <table:table-cell office:value-type="float" office:value="105216" calcext:value-type="float">
            <text:p>10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24352" calcext:value-type="float">
            <text:p>6424352</text:p>
          </table:table-cell>
          <table:table-cell office:value-type="float" office:value="281420" calcext:value-type="float">
            <text:p>281420</text:p>
          </table:table-cell>
          <table:table-cell office:value-type="float" office:value="244980" calcext:value-type="float">
            <text:p>244980</text:p>
          </table:table-cell>
          <table:table-cell office:value-type="float" office:value="36440" calcext:value-type="float">
            <text:p>36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480" calcext:value-type="float">
            <text:p>20480</text:p>
          </table:table-cell>
          <table:table-cell office:value-type="float" office:value="4382" calcext:value-type="float">
            <text:p>4382</text:p>
          </table:table-cell>
          <table:table-cell office:value-type="float" office:value="11456" calcext:value-type="float">
            <text:p>11456</text:p>
          </table:table-cell>
          <table:table-cell office:value-type="float" office:value="11217" calcext:value-type="float">
            <text:p>11217</text:p>
          </table:table-cell>
          <table:table-cell office:value-type="float" office:value="1424" calcext:value-type="float">
            <text:p>1424</text:p>
          </table:table-cell>
          <table:table-cell office:value-type="float" office:value="1301" calcext:value-type="float">
            <text:p>1301</text:p>
          </table:table-cell>
          <table:table-cell office:value-type="float" office:value="1029024" calcext:value-type="float">
            <text:p>1029024</text:p>
          </table:table-cell>
          <table:table-cell office:value-type="float" office:value="7936" calcext:value-type="float">
            <text:p>79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3" table:style-name="ta1">
        <table:table-column table:style-name="co30" table:number-columns-repeated="2" table:default-cell-style-name="Default"/>
        <table:table-column table:style-name="co30" table:default-cell-style-name="ce5"/>
        <table:table-column table:style-name="co30" table:number-columns-repeated="2" table:default-cell-style-name="Default"/>
        <table:table-column table:style-name="co31" table:number-columns-repeated="3" table:default-cell-style-name="ce5"/>
        <table:table-column table:style-name="co29" table:default-cell-style-name="ce5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table:number-columns-repeated="2" office:value-type="string" calcext:value-type="string">
            <text:p>patched</text:p>
          </table:table-cell>
          <table:table-cell table:style-name="Default" office:value-type="string" calcext:value-type="string">
            <text:p>patched</text:p>
          </table:table-cell>
          <table:table-cell table:style-name="Default" office:value-type="string" calcext:value-type="string">
            <text:p>patched-aggr</text:p>
          </table:table-cell>
          <table:table-cell table:number-columns-repeated="2" office:value-type="string" calcext:value-type="string">
            <text:p>patched-aggr</text:p>
          </table:table-cell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table:formula="of:=[original.O3]" office:value-type="string" office:string-value="rss-all" calcext:value-type="string">
            <text:p>rss-all</text:p>
          </table:table-cell>
          <table:table-cell table:formula="of:=['patched-standard'.AB3]" office:value-type="string" office:string-value="meta-comm" calcext:value-type="string">
            <text:p>meta-comm</text:p>
          </table:table-cell>
          <table:table-cell table:formula="of:=['patched-standard'.AC3]" office:value-type="string" office:string-value="meta-used" calcext:value-type="string">
            <text:p>meta-used</text:p>
          </table:table-cell>
          <table:table-cell table:formula="of:=['patched-standard'.O3]" office:value-type="string" office:string-value="rss-all" calcext:value-type="string">
            <text:p>rss-all</text:p>
          </table:table-cell>
          <table:table-cell table:formula="of:=['patched-aggressive'.AB3]" office:value-type="string" office:string-value="meta-comm" calcext:value-type="string">
            <text:p>meta-comm</text:p>
          </table:table-cell>
          <table:table-cell table:formula="of:=['patched-aggressive'.AC3]" office:value-type="string" office:string-value="meta-used" calcext:value-type="string">
            <text:p>meta-used</text:p>
          </table:table-cell>
          <table:table-cell table:formula="of:=['patched-aggressive'.O3]" office:value-type="string" office:string-value="rss-all" calcext:value-type="string">
            <text:p>rss-all</text:p>
          </table:table-cell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standard'.AB4]" office:value-type="float" office:value="0" calcext:value-type="float">
            <text:p>0</text:p>
          </table:table-cell>
          <table:table-cell table:formula="of:=['patched-standard'.AC4]" office:value-type="float" office:value="0" calcext:value-type="float">
            <text:p>0</text:p>
          </table:table-cell>
          <table:table-cell table:formula="of:=['patched-standard'.O4]" office:value-type="float" office:value="0" calcext:value-type="float">
            <text:p>0</text:p>
          </table:table-cell>
          <table:table-cell table:formula="of:=['patched-aggressive'.AB4]" office:value-type="float" office:value="0" calcext:value-type="float">
            <text:p>0</text:p>
          </table:table-cell>
          <table:table-cell table:formula="of:=['patched-aggressive'.AC4]" office:value-type="float" office:value="0" calcext:value-type="float">
            <text:p>0</text:p>
          </table:table-cell>
          <table:table-cell table:formula="of:=['patched-aggressive'.O4]" office:value-type="float" office:value="0" calcext:value-type="float">
            <text:p>0</text:p>
          </table:table-cell>
        </table:table-row>
        <table:table-row table:style-name="ro1">
          <table:table-cell table:formula="of:=[original.AB5]" office:value-type="float" office:value="4480" calcext:value-type="float">
            <text:p>4480</text:p>
          </table:table-cell>
          <table:table-cell table:formula="of:=[original.AC5]" office:value-type="float" office:value="102" calcext:value-type="float">
            <text:p>102</text:p>
          </table:table-cell>
          <table:table-cell table:formula="of:=[original.O5]" office:value-type="float" office:value="33220" calcext:value-type="float">
            <text:p>33220</text:p>
          </table:table-cell>
          <table:table-cell table:formula="of:=['patched-standard'.AB5]" office:value-type="float" office:value="192" calcext:value-type="float">
            <text:p>192</text:p>
          </table:table-cell>
          <table:table-cell table:formula="of:=['patched-standard'.AC5]" office:value-type="float" office:value="102" calcext:value-type="float">
            <text:p>102</text:p>
          </table:table-cell>
          <table:table-cell table:formula="of:=['patched-standard'.O5]" office:value-type="float" office:value="33088" calcext:value-type="float">
            <text:p>33088</text:p>
          </table:table-cell>
          <table:table-cell table:formula="of:=['patched-aggressive'.AB5]" office:value-type="float" office:value="128" calcext:value-type="float">
            <text:p>128</text:p>
          </table:table-cell>
          <table:table-cell table:formula="of:=['patched-aggressive'.AC5]" office:value-type="float" office:value="102" calcext:value-type="float">
            <text:p>102</text:p>
          </table:table-cell>
          <table:table-cell table:formula="of:=['patched-aggressive'.O5]" office:value-type="float" office:value="33080" calcext:value-type="float">
            <text:p>33080</text:p>
          </table:table-cell>
        </table:table-row>
        <table:table-row table:style-name="ro1">
          <table:table-cell table:formula="of:=[original.AB6]" office:value-type="float" office:value="13440" calcext:value-type="float">
            <text:p>13440</text:p>
          </table:table-cell>
          <table:table-cell table:formula="of:=[original.AC6]" office:value-type="float" office:value="11190" calcext:value-type="float">
            <text:p>11190</text:p>
          </table:table-cell>
          <table:table-cell table:formula="of:=[original.O6]" office:value-type="float" office:value="75588" calcext:value-type="float">
            <text:p>75588</text:p>
          </table:table-cell>
          <table:table-cell table:formula="of:=['patched-standard'.AB6]" office:value-type="float" office:value="11584" calcext:value-type="float">
            <text:p>11584</text:p>
          </table:table-cell>
          <table:table-cell table:formula="of:=['patched-standard'.AC6]" office:value-type="float" office:value="11285" calcext:value-type="float">
            <text:p>11285</text:p>
          </table:table-cell>
          <table:table-cell table:formula="of:=['patched-standard'.O6]" office:value-type="float" office:value="74624" calcext:value-type="float">
            <text:p>74624</text:p>
          </table:table-cell>
          <table:table-cell table:formula="of:=['patched-aggressive'.AB6]" office:value-type="float" office:value="11552" calcext:value-type="float">
            <text:p>11552</text:p>
          </table:table-cell>
          <table:table-cell table:formula="of:=['patched-aggressive'.AC6]" office:value-type="float" office:value="11347" calcext:value-type="float">
            <text:p>11347</text:p>
          </table:table-cell>
          <table:table-cell table:formula="of:=['patched-aggressive'.O6]" office:value-type="float" office:value="73384" calcext:value-type="float">
            <text:p>73384</text:p>
          </table:table-cell>
        </table:table-row>
        <table:table-row table:style-name="ro1">
          <table:table-cell table:formula="of:=[original.AB7]" office:value-type="float" office:value="13440" calcext:value-type="float">
            <text:p>13440</text:p>
          </table:table-cell>
          <table:table-cell table:formula="of:=[original.AC7]" office:value-type="float" office:value="11190" calcext:value-type="float">
            <text:p>11190</text:p>
          </table:table-cell>
          <table:table-cell table:formula="of:=[original.O7]" office:value-type="float" office:value="75588" calcext:value-type="float">
            <text:p>75588</text:p>
          </table:table-cell>
          <table:table-cell table:formula="of:=['patched-standard'.AB7]" office:value-type="float" office:value="11584" calcext:value-type="float">
            <text:p>11584</text:p>
          </table:table-cell>
          <table:table-cell table:formula="of:=['patched-standard'.AC7]" office:value-type="float" office:value="11285" calcext:value-type="float">
            <text:p>11285</text:p>
          </table:table-cell>
          <table:table-cell table:formula="of:=['patched-standard'.O7]" office:value-type="float" office:value="74624" calcext:value-type="float">
            <text:p>74624</text:p>
          </table:table-cell>
          <table:table-cell table:formula="of:=['patched-aggressive'.AB7]" office:value-type="float" office:value="11552" calcext:value-type="float">
            <text:p>11552</text:p>
          </table:table-cell>
          <table:table-cell table:formula="of:=['patched-aggressive'.AC7]" office:value-type="float" office:value="11347" calcext:value-type="float">
            <text:p>11347</text:p>
          </table:table-cell>
          <table:table-cell table:formula="of:=['patched-aggressive'.O7]" office:value-type="float" office:value="73384" calcext:value-type="float">
            <text:p>73384</text:p>
          </table:table-cell>
        </table:table-row>
        <table:table-row table:style-name="ro1">
          <table:table-cell table:formula="of:=[original.AB8]" office:value-type="float" office:value="13440" calcext:value-type="float">
            <text:p>13440</text:p>
          </table:table-cell>
          <table:table-cell table:formula="of:=[original.AC8]" office:value-type="float" office:value="11190" calcext:value-type="float">
            <text:p>11190</text:p>
          </table:table-cell>
          <table:table-cell table:formula="of:=[original.O8]" office:value-type="float" office:value="75588" calcext:value-type="float">
            <text:p>75588</text:p>
          </table:table-cell>
          <table:table-cell table:formula="of:=['patched-standard'.AB8]" office:value-type="float" office:value="11584" calcext:value-type="float">
            <text:p>11584</text:p>
          </table:table-cell>
          <table:table-cell table:formula="of:=['patched-standard'.AC8]" office:value-type="float" office:value="11285" calcext:value-type="float">
            <text:p>11285</text:p>
          </table:table-cell>
          <table:table-cell table:formula="of:=['patched-standard'.O8]" office:value-type="float" office:value="74624" calcext:value-type="float">
            <text:p>74624</text:p>
          </table:table-cell>
          <table:table-cell table:formula="of:=['patched-aggressive'.AB8]" office:value-type="float" office:value="11552" calcext:value-type="float">
            <text:p>11552</text:p>
          </table:table-cell>
          <table:table-cell table:formula="of:=['patched-aggressive'.AC8]" office:value-type="float" office:value="11347" calcext:value-type="float">
            <text:p>11347</text:p>
          </table:table-cell>
          <table:table-cell table:formula="of:=['patched-aggressive'.O8]" office:value-type="float" office:value="73384" calcext:value-type="float">
            <text:p>73384</text:p>
          </table:table-cell>
        </table:table-row>
        <table:table-row table:style-name="ro1">
          <table:table-cell table:formula="of:=[original.AB9]" office:value-type="float" office:value="13440" calcext:value-type="float">
            <text:p>13440</text:p>
          </table:table-cell>
          <table:table-cell table:formula="of:=[original.AC9]" office:value-type="float" office:value="11190" calcext:value-type="float">
            <text:p>11190</text:p>
          </table:table-cell>
          <table:table-cell table:formula="of:=[original.O9]" office:value-type="float" office:value="75588" calcext:value-type="float">
            <text:p>75588</text:p>
          </table:table-cell>
          <table:table-cell table:formula="of:=['patched-standard'.AB9]" office:value-type="float" office:value="11584" calcext:value-type="float">
            <text:p>11584</text:p>
          </table:table-cell>
          <table:table-cell table:formula="of:=['patched-standard'.AC9]" office:value-type="float" office:value="11285" calcext:value-type="float">
            <text:p>11285</text:p>
          </table:table-cell>
          <table:table-cell table:formula="of:=['patched-standard'.O9]" office:value-type="float" office:value="74624" calcext:value-type="float">
            <text:p>74624</text:p>
          </table:table-cell>
          <table:table-cell table:formula="of:=['patched-aggressive'.AB9]" office:value-type="float" office:value="11552" calcext:value-type="float">
            <text:p>11552</text:p>
          </table:table-cell>
          <table:table-cell table:formula="of:=['patched-aggressive'.AC9]" office:value-type="float" office:value="11347" calcext:value-type="float">
            <text:p>11347</text:p>
          </table:table-cell>
          <table:table-cell table:formula="of:=['patched-aggressive'.O9]" office:value-type="float" office:value="73384" calcext:value-type="float">
            <text:p>73384</text:p>
          </table:table-cell>
        </table:table-row>
        <table:table-row table:style-name="ro1">
          <table:table-cell table:formula="of:=[original.AB10]" office:value-type="float" office:value="38904" calcext:value-type="float">
            <text:p>38904</text:p>
          </table:table-cell>
          <table:table-cell table:formula="of:=[original.AC10]" office:value-type="float" office:value="34201" calcext:value-type="float">
            <text:p>34201</text:p>
          </table:table-cell>
          <table:table-cell table:formula="of:=[original.O10]" office:value-type="float" office:value="117128" calcext:value-type="float">
            <text:p>117128</text:p>
          </table:table-cell>
          <table:table-cell table:formula="of:=['patched-standard'.AB10]" office:value-type="float" office:value="32576" calcext:value-type="float">
            <text:p>32576</text:p>
          </table:table-cell>
          <table:table-cell table:formula="of:=['patched-standard'.AC10]" office:value-type="float" office:value="29034" calcext:value-type="float">
            <text:p>29034</text:p>
          </table:table-cell>
          <table:table-cell table:formula="of:=['patched-standard'.O10]" office:value-type="float" office:value="108324" calcext:value-type="float">
            <text:p>108324</text:p>
          </table:table-cell>
          <table:table-cell table:formula="of:=['patched-aggressive'.AB10]" office:value-type="float" office:value="33728" calcext:value-type="float">
            <text:p>33728</text:p>
          </table:table-cell>
          <table:table-cell table:formula="of:=['patched-aggressive'.AC10]" office:value-type="float" office:value="30015" calcext:value-type="float">
            <text:p>30015</text:p>
          </table:table-cell>
          <table:table-cell table:formula="of:=['patched-aggressive'.O10]" office:value-type="float" office:value="109548" calcext:value-type="float">
            <text:p>109548</text:p>
          </table:table-cell>
        </table:table-row>
        <table:table-row table:style-name="ro1">
          <table:table-cell table:formula="of:=[original.AB11]" office:value-type="float" office:value="69528" calcext:value-type="float">
            <text:p>69528</text:p>
          </table:table-cell>
          <table:table-cell table:formula="of:=[original.AC11]" office:value-type="float" office:value="61522" calcext:value-type="float">
            <text:p>61522</text:p>
          </table:table-cell>
          <table:table-cell table:formula="of:=[original.O11]" office:value-type="float" office:value="185520" calcext:value-type="float">
            <text:p>185520</text:p>
          </table:table-cell>
          <table:table-cell table:formula="of:=['patched-standard'.AB11]" office:value-type="float" office:value="67584" calcext:value-type="float">
            <text:p>67584</text:p>
          </table:table-cell>
          <table:table-cell table:formula="of:=['patched-standard'.AC11]" office:value-type="float" office:value="58454" calcext:value-type="float">
            <text:p>58454</text:p>
          </table:table-cell>
          <table:table-cell table:formula="of:=['patched-standard'.O11]" office:value-type="float" office:value="189516" calcext:value-type="float">
            <text:p>189516</text:p>
          </table:table-cell>
          <table:table-cell table:formula="of:=['patched-aggressive'.AB11]" office:value-type="float" office:value="67600" calcext:value-type="float">
            <text:p>67600</text:p>
          </table:table-cell>
          <table:table-cell table:formula="of:=['patched-aggressive'.AC11]" office:value-type="float" office:value="58516" calcext:value-type="float">
            <text:p>58516</text:p>
          </table:table-cell>
          <table:table-cell table:formula="of:=['patched-aggressive'.O11]" office:value-type="float" office:value="189016" calcext:value-type="float">
            <text:p>189016</text:p>
          </table:table-cell>
        </table:table-row>
        <table:table-row table:style-name="ro1">
          <table:table-cell table:formula="of:=[original.AB12]" office:value-type="float" office:value="69528" calcext:value-type="float">
            <text:p>69528</text:p>
          </table:table-cell>
          <table:table-cell table:formula="of:=[original.AC12]" office:value-type="float" office:value="61522" calcext:value-type="float">
            <text:p>61522</text:p>
          </table:table-cell>
          <table:table-cell table:formula="of:=[original.O12]" office:value-type="float" office:value="185520" calcext:value-type="float">
            <text:p>185520</text:p>
          </table:table-cell>
          <table:table-cell table:formula="of:=['patched-standard'.AB12]" office:value-type="float" office:value="67584" calcext:value-type="float">
            <text:p>67584</text:p>
          </table:table-cell>
          <table:table-cell table:formula="of:=['patched-standard'.AC12]" office:value-type="float" office:value="58454" calcext:value-type="float">
            <text:p>58454</text:p>
          </table:table-cell>
          <table:table-cell table:formula="of:=['patched-standard'.O12]" office:value-type="float" office:value="189516" calcext:value-type="float">
            <text:p>189516</text:p>
          </table:table-cell>
          <table:table-cell table:formula="of:=['patched-aggressive'.AB12]" office:value-type="float" office:value="67600" calcext:value-type="float">
            <text:p>67600</text:p>
          </table:table-cell>
          <table:table-cell table:formula="of:=['patched-aggressive'.AC12]" office:value-type="float" office:value="58516" calcext:value-type="float">
            <text:p>58516</text:p>
          </table:table-cell>
          <table:table-cell table:formula="of:=['patched-aggressive'.O12]" office:value-type="float" office:value="189016" calcext:value-type="float">
            <text:p>189016</text:p>
          </table:table-cell>
        </table:table-row>
        <table:table-row table:style-name="ro1">
          <table:table-cell table:formula="of:=[original.AB13]" office:value-type="float" office:value="69528" calcext:value-type="float">
            <text:p>69528</text:p>
          </table:table-cell>
          <table:table-cell table:formula="of:=[original.AC13]" office:value-type="float" office:value="61522" calcext:value-type="float">
            <text:p>61522</text:p>
          </table:table-cell>
          <table:table-cell table:formula="of:=[original.O13]" office:value-type="float" office:value="185520" calcext:value-type="float">
            <text:p>185520</text:p>
          </table:table-cell>
          <table:table-cell table:formula="of:=['patched-standard'.AB13]" office:value-type="float" office:value="67584" calcext:value-type="float">
            <text:p>67584</text:p>
          </table:table-cell>
          <table:table-cell table:formula="of:=['patched-standard'.AC13]" office:value-type="float" office:value="58454" calcext:value-type="float">
            <text:p>58454</text:p>
          </table:table-cell>
          <table:table-cell table:formula="of:=['patched-standard'.O13]" office:value-type="float" office:value="189516" calcext:value-type="float">
            <text:p>189516</text:p>
          </table:table-cell>
          <table:table-cell table:formula="of:=['patched-aggressive'.AB13]" office:value-type="float" office:value="67600" calcext:value-type="float">
            <text:p>67600</text:p>
          </table:table-cell>
          <table:table-cell table:formula="of:=['patched-aggressive'.AC13]" office:value-type="float" office:value="58516" calcext:value-type="float">
            <text:p>58516</text:p>
          </table:table-cell>
          <table:table-cell table:formula="of:=['patched-aggressive'.O13]" office:value-type="float" office:value="189016" calcext:value-type="float">
            <text:p>189016</text:p>
          </table:table-cell>
        </table:table-row>
        <table:table-row table:style-name="ro1">
          <table:table-cell table:formula="of:=[original.AB14]" office:value-type="float" office:value="69528" calcext:value-type="float">
            <text:p>69528</text:p>
          </table:table-cell>
          <table:table-cell table:formula="of:=[original.AC14]" office:value-type="float" office:value="61522" calcext:value-type="float">
            <text:p>61522</text:p>
          </table:table-cell>
          <table:table-cell table:formula="of:=[original.O14]" office:value-type="float" office:value="185520" calcext:value-type="float">
            <text:p>185520</text:p>
          </table:table-cell>
          <table:table-cell table:formula="of:=['patched-standard'.AB14]" office:value-type="float" office:value="67584" calcext:value-type="float">
            <text:p>67584</text:p>
          </table:table-cell>
          <table:table-cell table:formula="of:=['patched-standard'.AC14]" office:value-type="float" office:value="58454" calcext:value-type="float">
            <text:p>58454</text:p>
          </table:table-cell>
          <table:table-cell table:formula="of:=['patched-standard'.O14]" office:value-type="float" office:value="189516" calcext:value-type="float">
            <text:p>189516</text:p>
          </table:table-cell>
          <table:table-cell table:formula="of:=['patched-aggressive'.AB14]" office:value-type="float" office:value="67600" calcext:value-type="float">
            <text:p>67600</text:p>
          </table:table-cell>
          <table:table-cell table:formula="of:=['patched-aggressive'.AC14]" office:value-type="float" office:value="58516" calcext:value-type="float">
            <text:p>58516</text:p>
          </table:table-cell>
          <table:table-cell table:formula="of:=['patched-aggressive'.O14]" office:value-type="float" office:value="189016" calcext:value-type="float">
            <text:p>189016</text:p>
          </table:table-cell>
        </table:table-row>
        <table:table-row table:style-name="ro1">
          <table:table-cell table:formula="of:=[original.AB15]" office:value-type="float" office:value="69528" calcext:value-type="float">
            <text:p>69528</text:p>
          </table:table-cell>
          <table:table-cell table:formula="of:=[original.AC15]" office:value-type="float" office:value="61522" calcext:value-type="float">
            <text:p>61522</text:p>
          </table:table-cell>
          <table:table-cell table:formula="of:=[original.O15]" office:value-type="float" office:value="185520" calcext:value-type="float">
            <text:p>185520</text:p>
          </table:table-cell>
          <table:table-cell table:formula="of:=['patched-standard'.AB15]" office:value-type="float" office:value="67584" calcext:value-type="float">
            <text:p>67584</text:p>
          </table:table-cell>
          <table:table-cell table:formula="of:=['patched-standard'.AC15]" office:value-type="float" office:value="58454" calcext:value-type="float">
            <text:p>58454</text:p>
          </table:table-cell>
          <table:table-cell table:formula="of:=['patched-standard'.O15]" office:value-type="float" office:value="189516" calcext:value-type="float">
            <text:p>189516</text:p>
          </table:table-cell>
          <table:table-cell table:formula="of:=['patched-aggressive'.AB15]" office:value-type="float" office:value="67600" calcext:value-type="float">
            <text:p>67600</text:p>
          </table:table-cell>
          <table:table-cell table:formula="of:=['patched-aggressive'.AC15]" office:value-type="float" office:value="58516" calcext:value-type="float">
            <text:p>58516</text:p>
          </table:table-cell>
          <table:table-cell table:formula="of:=['patched-aggressive'.O15]" office:value-type="float" office:value="189016" calcext:value-type="float">
            <text:p>189016</text:p>
          </table:table-cell>
        </table:table-row>
        <table:table-row table:style-name="ro1">
          <table:table-cell table:formula="of:=[original.AB16]" office:value-type="float" office:value="69528" calcext:value-type="float">
            <text:p>69528</text:p>
          </table:table-cell>
          <table:table-cell table:formula="of:=[original.AC16]" office:value-type="float" office:value="61522" calcext:value-type="float">
            <text:p>61522</text:p>
          </table:table-cell>
          <table:table-cell table:formula="of:=[original.O16]" office:value-type="float" office:value="178492" calcext:value-type="float">
            <text:p>178492</text:p>
          </table:table-cell>
          <table:table-cell table:formula="of:=['patched-standard'.AB16]" office:value-type="float" office:value="67584" calcext:value-type="float">
            <text:p>67584</text:p>
          </table:table-cell>
          <table:table-cell table:formula="of:=['patched-standard'.AC16]" office:value-type="float" office:value="58454" calcext:value-type="float">
            <text:p>58454</text:p>
          </table:table-cell>
          <table:table-cell table:formula="of:=['patched-standard'.O16]" office:value-type="float" office:value="182552" calcext:value-type="float">
            <text:p>182552</text:p>
          </table:table-cell>
          <table:table-cell table:formula="of:=['patched-aggressive'.AB16]" office:value-type="float" office:value="67600" calcext:value-type="float">
            <text:p>67600</text:p>
          </table:table-cell>
          <table:table-cell table:formula="of:=['patched-aggressive'.AC16]" office:value-type="float" office:value="58516" calcext:value-type="float">
            <text:p>58516</text:p>
          </table:table-cell>
          <table:table-cell table:formula="of:=['patched-aggressive'.O16]" office:value-type="float" office:value="181908" calcext:value-type="float">
            <text:p>181908</text:p>
          </table:table-cell>
        </table:table-row>
        <table:table-row table:style-name="ro1">
          <table:table-cell table:formula="of:=[original.AB17]" office:value-type="float" office:value="69528" calcext:value-type="float">
            <text:p>69528</text:p>
          </table:table-cell>
          <table:table-cell table:formula="of:=[original.AC17]" office:value-type="float" office:value="61522" calcext:value-type="float">
            <text:p>61522</text:p>
          </table:table-cell>
          <table:table-cell table:formula="of:=[original.O17]" office:value-type="float" office:value="178492" calcext:value-type="float">
            <text:p>178492</text:p>
          </table:table-cell>
          <table:table-cell table:formula="of:=['patched-standard'.AB17]" office:value-type="float" office:value="67584" calcext:value-type="float">
            <text:p>67584</text:p>
          </table:table-cell>
          <table:table-cell table:formula="of:=['patched-standard'.AC17]" office:value-type="float" office:value="58454" calcext:value-type="float">
            <text:p>58454</text:p>
          </table:table-cell>
          <table:table-cell table:formula="of:=['patched-standard'.O17]" office:value-type="float" office:value="182552" calcext:value-type="float">
            <text:p>182552</text:p>
          </table:table-cell>
          <table:table-cell table:formula="of:=['patched-aggressive'.AB17]" office:value-type="float" office:value="67600" calcext:value-type="float">
            <text:p>67600</text:p>
          </table:table-cell>
          <table:table-cell table:formula="of:=['patched-aggressive'.AC17]" office:value-type="float" office:value="58516" calcext:value-type="float">
            <text:p>58516</text:p>
          </table:table-cell>
          <table:table-cell table:formula="of:=['patched-aggressive'.O17]" office:value-type="float" office:value="181908" calcext:value-type="float">
            <text:p>181908</text:p>
          </table:table-cell>
        </table:table-row>
        <table:table-row table:style-name="ro1">
          <table:table-cell table:formula="of:=[original.AB18]" office:value-type="float" office:value="69528" calcext:value-type="float">
            <text:p>69528</text:p>
          </table:table-cell>
          <table:table-cell table:formula="of:=[original.AC18]" office:value-type="float" office:value="61522" calcext:value-type="float">
            <text:p>61522</text:p>
          </table:table-cell>
          <table:table-cell table:formula="of:=[original.O18]" office:value-type="float" office:value="178492" calcext:value-type="float">
            <text:p>178492</text:p>
          </table:table-cell>
          <table:table-cell table:formula="of:=['patched-standard'.AB18]" office:value-type="float" office:value="67584" calcext:value-type="float">
            <text:p>67584</text:p>
          </table:table-cell>
          <table:table-cell table:formula="of:=['patched-standard'.AC18]" office:value-type="float" office:value="58454" calcext:value-type="float">
            <text:p>58454</text:p>
          </table:table-cell>
          <table:table-cell table:formula="of:=['patched-standard'.O18]" office:value-type="float" office:value="182552" calcext:value-type="float">
            <text:p>182552</text:p>
          </table:table-cell>
          <table:table-cell table:formula="of:=['patched-aggressive'.AB18]" office:value-type="float" office:value="67600" calcext:value-type="float">
            <text:p>67600</text:p>
          </table:table-cell>
          <table:table-cell table:formula="of:=['patched-aggressive'.AC18]" office:value-type="float" office:value="58516" calcext:value-type="float">
            <text:p>58516</text:p>
          </table:table-cell>
          <table:table-cell table:formula="of:=['patched-aggressive'.O18]" office:value-type="float" office:value="181908" calcext:value-type="float">
            <text:p>181908</text:p>
          </table:table-cell>
        </table:table-row>
        <table:table-row table:style-name="ro1">
          <table:table-cell table:formula="of:=[original.AB19]" office:value-type="float" office:value="69528" calcext:value-type="float">
            <text:p>69528</text:p>
          </table:table-cell>
          <table:table-cell table:formula="of:=[original.AC19]" office:value-type="float" office:value="51466" calcext:value-type="float">
            <text:p>51466</text:p>
          </table:table-cell>
          <table:table-cell table:formula="of:=[original.O19]" office:value-type="float" office:value="178404" calcext:value-type="float">
            <text:p>178404</text:p>
          </table:table-cell>
          <table:table-cell table:formula="of:=['patched-standard'.AB19]" office:value-type="float" office:value="67520" calcext:value-type="float">
            <text:p>67520</text:p>
          </table:table-cell>
          <table:table-cell table:formula="of:=['patched-standard'.AC19]" office:value-type="float" office:value="49029" calcext:value-type="float">
            <text:p>49029</text:p>
          </table:table-cell>
          <table:table-cell table:formula="of:=['patched-standard'.O19]" office:value-type="float" office:value="182592" calcext:value-type="float">
            <text:p>182592</text:p>
          </table:table-cell>
          <table:table-cell table:formula="of:=['patched-aggressive'.AB19]" office:value-type="float" office:value="67584" calcext:value-type="float">
            <text:p>67584</text:p>
          </table:table-cell>
          <table:table-cell table:formula="of:=['patched-aggressive'.AC19]" office:value-type="float" office:value="49091" calcext:value-type="float">
            <text:p>49091</text:p>
          </table:table-cell>
          <table:table-cell table:formula="of:=['patched-aggressive'.O19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0]" office:value-type="float" office:value="69528" calcext:value-type="float">
            <text:p>69528</text:p>
          </table:table-cell>
          <table:table-cell table:formula="of:=[original.AC20]" office:value-type="float" office:value="51466" calcext:value-type="float">
            <text:p>51466</text:p>
          </table:table-cell>
          <table:table-cell table:formula="of:=[original.O20]" office:value-type="float" office:value="178404" calcext:value-type="float">
            <text:p>178404</text:p>
          </table:table-cell>
          <table:table-cell table:formula="of:=['patched-standard'.AB20]" office:value-type="float" office:value="67520" calcext:value-type="float">
            <text:p>67520</text:p>
          </table:table-cell>
          <table:table-cell table:formula="of:=['patched-standard'.AC20]" office:value-type="float" office:value="49029" calcext:value-type="float">
            <text:p>49029</text:p>
          </table:table-cell>
          <table:table-cell table:formula="of:=['patched-standard'.O20]" office:value-type="float" office:value="182592" calcext:value-type="float">
            <text:p>182592</text:p>
          </table:table-cell>
          <table:table-cell table:formula="of:=['patched-aggressive'.AB20]" office:value-type="float" office:value="67584" calcext:value-type="float">
            <text:p>67584</text:p>
          </table:table-cell>
          <table:table-cell table:formula="of:=['patched-aggressive'.AC20]" office:value-type="float" office:value="49091" calcext:value-type="float">
            <text:p>49091</text:p>
          </table:table-cell>
          <table:table-cell table:formula="of:=['patched-aggressive'.O20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1]" office:value-type="float" office:value="69528" calcext:value-type="float">
            <text:p>69528</text:p>
          </table:table-cell>
          <table:table-cell table:formula="of:=[original.AC21]" office:value-type="float" office:value="51466" calcext:value-type="float">
            <text:p>51466</text:p>
          </table:table-cell>
          <table:table-cell table:formula="of:=[original.O21]" office:value-type="float" office:value="178404" calcext:value-type="float">
            <text:p>178404</text:p>
          </table:table-cell>
          <table:table-cell table:formula="of:=['patched-standard'.AB21]" office:value-type="float" office:value="67520" calcext:value-type="float">
            <text:p>67520</text:p>
          </table:table-cell>
          <table:table-cell table:formula="of:=['patched-standard'.AC21]" office:value-type="float" office:value="49029" calcext:value-type="float">
            <text:p>49029</text:p>
          </table:table-cell>
          <table:table-cell table:formula="of:=['patched-standard'.O21]" office:value-type="float" office:value="182592" calcext:value-type="float">
            <text:p>182592</text:p>
          </table:table-cell>
          <table:table-cell table:formula="of:=['patched-aggressive'.AB21]" office:value-type="float" office:value="67584" calcext:value-type="float">
            <text:p>67584</text:p>
          </table:table-cell>
          <table:table-cell table:formula="of:=['patched-aggressive'.AC21]" office:value-type="float" office:value="49091" calcext:value-type="float">
            <text:p>49091</text:p>
          </table:table-cell>
          <table:table-cell table:formula="of:=['patched-aggressive'.O21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2]" office:value-type="float" office:value="69528" calcext:value-type="float">
            <text:p>69528</text:p>
          </table:table-cell>
          <table:table-cell table:formula="of:=[original.AC22]" office:value-type="float" office:value="51466" calcext:value-type="float">
            <text:p>51466</text:p>
          </table:table-cell>
          <table:table-cell table:formula="of:=[original.O22]" office:value-type="float" office:value="178404" calcext:value-type="float">
            <text:p>178404</text:p>
          </table:table-cell>
          <table:table-cell table:formula="of:=['patched-standard'.AB22]" office:value-type="float" office:value="67520" calcext:value-type="float">
            <text:p>67520</text:p>
          </table:table-cell>
          <table:table-cell table:formula="of:=['patched-standard'.AC22]" office:value-type="float" office:value="49029" calcext:value-type="float">
            <text:p>49029</text:p>
          </table:table-cell>
          <table:table-cell table:formula="of:=['patched-standard'.O22]" office:value-type="float" office:value="182592" calcext:value-type="float">
            <text:p>182592</text:p>
          </table:table-cell>
          <table:table-cell table:formula="of:=['patched-aggressive'.AB22]" office:value-type="float" office:value="67584" calcext:value-type="float">
            <text:p>67584</text:p>
          </table:table-cell>
          <table:table-cell table:formula="of:=['patched-aggressive'.AC22]" office:value-type="float" office:value="49091" calcext:value-type="float">
            <text:p>49091</text:p>
          </table:table-cell>
          <table:table-cell table:formula="of:=['patched-aggressive'.O22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3]" office:value-type="float" office:value="69528" calcext:value-type="float">
            <text:p>69528</text:p>
          </table:table-cell>
          <table:table-cell table:formula="of:=[original.AC23]" office:value-type="float" office:value="51467" calcext:value-type="float">
            <text:p>51467</text:p>
          </table:table-cell>
          <table:table-cell table:formula="of:=[original.O23]" office:value-type="float" office:value="178404" calcext:value-type="float">
            <text:p>178404</text:p>
          </table:table-cell>
          <table:table-cell table:formula="of:=['patched-standard'.AB23]" office:value-type="float" office:value="67520" calcext:value-type="float">
            <text:p>67520</text:p>
          </table:table-cell>
          <table:table-cell table:formula="of:=['patched-standard'.AC23]" office:value-type="float" office:value="49029" calcext:value-type="float">
            <text:p>49029</text:p>
          </table:table-cell>
          <table:table-cell table:formula="of:=['patched-standard'.O23]" office:value-type="float" office:value="182592" calcext:value-type="float">
            <text:p>182592</text:p>
          </table:table-cell>
          <table:table-cell table:formula="of:=['patched-aggressive'.AB23]" office:value-type="float" office:value="67584" calcext:value-type="float">
            <text:p>67584</text:p>
          </table:table-cell>
          <table:table-cell table:formula="of:=['patched-aggressive'.AC23]" office:value-type="float" office:value="49092" calcext:value-type="float">
            <text:p>49092</text:p>
          </table:table-cell>
          <table:table-cell table:formula="of:=['patched-aggressive'.O23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4]" office:value-type="float" office:value="69528" calcext:value-type="float">
            <text:p>69528</text:p>
          </table:table-cell>
          <table:table-cell table:formula="of:=[original.AC24]" office:value-type="float" office:value="51467" calcext:value-type="float">
            <text:p>51467</text:p>
          </table:table-cell>
          <table:table-cell table:formula="of:=[original.O24]" office:value-type="float" office:value="178404" calcext:value-type="float">
            <text:p>178404</text:p>
          </table:table-cell>
          <table:table-cell table:formula="of:=['patched-standard'.AB24]" office:value-type="float" office:value="67520" calcext:value-type="float">
            <text:p>67520</text:p>
          </table:table-cell>
          <table:table-cell table:formula="of:=['patched-standard'.AC24]" office:value-type="float" office:value="49029" calcext:value-type="float">
            <text:p>49029</text:p>
          </table:table-cell>
          <table:table-cell table:formula="of:=['patched-standard'.O24]" office:value-type="float" office:value="182592" calcext:value-type="float">
            <text:p>182592</text:p>
          </table:table-cell>
          <table:table-cell table:formula="of:=['patched-aggressive'.AB24]" office:value-type="float" office:value="67584" calcext:value-type="float">
            <text:p>67584</text:p>
          </table:table-cell>
          <table:table-cell table:formula="of:=['patched-aggressive'.AC24]" office:value-type="float" office:value="49092" calcext:value-type="float">
            <text:p>49092</text:p>
          </table:table-cell>
          <table:table-cell table:formula="of:=['patched-aggressive'.O24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5]" office:value-type="float" office:value="69528" calcext:value-type="float">
            <text:p>69528</text:p>
          </table:table-cell>
          <table:table-cell table:formula="of:=[original.AC25]" office:value-type="float" office:value="51467" calcext:value-type="float">
            <text:p>51467</text:p>
          </table:table-cell>
          <table:table-cell table:formula="of:=[original.O25]" office:value-type="float" office:value="178404" calcext:value-type="float">
            <text:p>178404</text:p>
          </table:table-cell>
          <table:table-cell table:formula="of:=['patched-standard'.AB25]" office:value-type="float" office:value="67520" calcext:value-type="float">
            <text:p>67520</text:p>
          </table:table-cell>
          <table:table-cell table:formula="of:=['patched-standard'.AC25]" office:value-type="float" office:value="49029" calcext:value-type="float">
            <text:p>49029</text:p>
          </table:table-cell>
          <table:table-cell table:formula="of:=['patched-standard'.O25]" office:value-type="float" office:value="182592" calcext:value-type="float">
            <text:p>182592</text:p>
          </table:table-cell>
          <table:table-cell table:formula="of:=['patched-aggressive'.AB25]" office:value-type="float" office:value="67584" calcext:value-type="float">
            <text:p>67584</text:p>
          </table:table-cell>
          <table:table-cell table:formula="of:=['patched-aggressive'.AC25]" office:value-type="float" office:value="49092" calcext:value-type="float">
            <text:p>49092</text:p>
          </table:table-cell>
          <table:table-cell table:formula="of:=['patched-aggressive'.O25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6]" office:value-type="float" office:value="69528" calcext:value-type="float">
            <text:p>69528</text:p>
          </table:table-cell>
          <table:table-cell table:formula="of:=[original.AC26]" office:value-type="float" office:value="51467" calcext:value-type="float">
            <text:p>51467</text:p>
          </table:table-cell>
          <table:table-cell table:formula="of:=[original.O26]" office:value-type="float" office:value="178404" calcext:value-type="float">
            <text:p>178404</text:p>
          </table:table-cell>
          <table:table-cell table:formula="of:=['patched-standard'.AB26]" office:value-type="float" office:value="67520" calcext:value-type="float">
            <text:p>67520</text:p>
          </table:table-cell>
          <table:table-cell table:formula="of:=['patched-standard'.AC26]" office:value-type="float" office:value="49029" calcext:value-type="float">
            <text:p>49029</text:p>
          </table:table-cell>
          <table:table-cell table:formula="of:=['patched-standard'.O26]" office:value-type="float" office:value="182592" calcext:value-type="float">
            <text:p>182592</text:p>
          </table:table-cell>
          <table:table-cell table:formula="of:=['patched-aggressive'.AB26]" office:value-type="float" office:value="67584" calcext:value-type="float">
            <text:p>67584</text:p>
          </table:table-cell>
          <table:table-cell table:formula="of:=['patched-aggressive'.AC26]" office:value-type="float" office:value="49092" calcext:value-type="float">
            <text:p>49092</text:p>
          </table:table-cell>
          <table:table-cell table:formula="of:=['patched-aggressive'.O26]" office:value-type="float" office:value="182020" calcext:value-type="float">
            <text:p>182020</text:p>
          </table:table-cell>
        </table:table-row>
        <table:table-row table:style-name="ro1">
          <table:table-cell table:formula="of:=[original.AB27]" office:value-type="float" office:value="69528" calcext:value-type="float">
            <text:p>69528</text:p>
          </table:table-cell>
          <table:table-cell table:formula="of:=[original.AC27]" office:value-type="float" office:value="41410" calcext:value-type="float">
            <text:p>41410</text:p>
          </table:table-cell>
          <table:table-cell table:formula="of:=[original.O27]" office:value-type="float" office:value="178836" calcext:value-type="float">
            <text:p>178836</text:p>
          </table:table-cell>
          <table:table-cell table:formula="of:=['patched-standard'.AB27]" office:value-type="float" office:value="67520" calcext:value-type="float">
            <text:p>67520</text:p>
          </table:table-cell>
          <table:table-cell table:formula="of:=['patched-standard'.AC27]" office:value-type="float" office:value="39604" calcext:value-type="float">
            <text:p>39604</text:p>
          </table:table-cell>
          <table:table-cell table:formula="of:=['patched-standard'.O27]" office:value-type="float" office:value="182480" calcext:value-type="float">
            <text:p>182480</text:p>
          </table:table-cell>
          <table:table-cell table:formula="of:=['patched-aggressive'.AB27]" office:value-type="float" office:value="61184" calcext:value-type="float">
            <text:p>61184</text:p>
          </table:table-cell>
          <table:table-cell table:formula="of:=['patched-aggressive'.AC27]" office:value-type="float" office:value="39667" calcext:value-type="float">
            <text:p>39667</text:p>
          </table:table-cell>
          <table:table-cell table:formula="of:=['patched-aggressive'.O27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28]" office:value-type="float" office:value="69528" calcext:value-type="float">
            <text:p>69528</text:p>
          </table:table-cell>
          <table:table-cell table:formula="of:=[original.AC28]" office:value-type="float" office:value="41410" calcext:value-type="float">
            <text:p>41410</text:p>
          </table:table-cell>
          <table:table-cell table:formula="of:=[original.O28]" office:value-type="float" office:value="178836" calcext:value-type="float">
            <text:p>178836</text:p>
          </table:table-cell>
          <table:table-cell table:formula="of:=['patched-standard'.AB28]" office:value-type="float" office:value="67520" calcext:value-type="float">
            <text:p>67520</text:p>
          </table:table-cell>
          <table:table-cell table:formula="of:=['patched-standard'.AC28]" office:value-type="float" office:value="39604" calcext:value-type="float">
            <text:p>39604</text:p>
          </table:table-cell>
          <table:table-cell table:formula="of:=['patched-standard'.O28]" office:value-type="float" office:value="182480" calcext:value-type="float">
            <text:p>182480</text:p>
          </table:table-cell>
          <table:table-cell table:formula="of:=['patched-aggressive'.AB28]" office:value-type="float" office:value="61184" calcext:value-type="float">
            <text:p>61184</text:p>
          </table:table-cell>
          <table:table-cell table:formula="of:=['patched-aggressive'.AC28]" office:value-type="float" office:value="39667" calcext:value-type="float">
            <text:p>39667</text:p>
          </table:table-cell>
          <table:table-cell table:formula="of:=['patched-aggressive'.O28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29]" office:value-type="float" office:value="69528" calcext:value-type="float">
            <text:p>69528</text:p>
          </table:table-cell>
          <table:table-cell table:formula="of:=[original.AC29]" office:value-type="float" office:value="41410" calcext:value-type="float">
            <text:p>41410</text:p>
          </table:table-cell>
          <table:table-cell table:formula="of:=[original.O29]" office:value-type="float" office:value="178836" calcext:value-type="float">
            <text:p>178836</text:p>
          </table:table-cell>
          <table:table-cell table:formula="of:=['patched-standard'.AB29]" office:value-type="float" office:value="67520" calcext:value-type="float">
            <text:p>67520</text:p>
          </table:table-cell>
          <table:table-cell table:formula="of:=['patched-standard'.AC29]" office:value-type="float" office:value="39604" calcext:value-type="float">
            <text:p>39604</text:p>
          </table:table-cell>
          <table:table-cell table:formula="of:=['patched-standard'.O29]" office:value-type="float" office:value="182480" calcext:value-type="float">
            <text:p>182480</text:p>
          </table:table-cell>
          <table:table-cell table:formula="of:=['patched-aggressive'.AB29]" office:value-type="float" office:value="61184" calcext:value-type="float">
            <text:p>61184</text:p>
          </table:table-cell>
          <table:table-cell table:formula="of:=['patched-aggressive'.AC29]" office:value-type="float" office:value="39667" calcext:value-type="float">
            <text:p>39667</text:p>
          </table:table-cell>
          <table:table-cell table:formula="of:=['patched-aggressive'.O29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0]" office:value-type="float" office:value="69528" calcext:value-type="float">
            <text:p>69528</text:p>
          </table:table-cell>
          <table:table-cell table:formula="of:=[original.AC30]" office:value-type="float" office:value="41410" calcext:value-type="float">
            <text:p>41410</text:p>
          </table:table-cell>
          <table:table-cell table:formula="of:=[original.O30]" office:value-type="float" office:value="178836" calcext:value-type="float">
            <text:p>178836</text:p>
          </table:table-cell>
          <table:table-cell table:formula="of:=['patched-standard'.AB30]" office:value-type="float" office:value="67520" calcext:value-type="float">
            <text:p>67520</text:p>
          </table:table-cell>
          <table:table-cell table:formula="of:=['patched-standard'.AC30]" office:value-type="float" office:value="39604" calcext:value-type="float">
            <text:p>39604</text:p>
          </table:table-cell>
          <table:table-cell table:formula="of:=['patched-standard'.O30]" office:value-type="float" office:value="182480" calcext:value-type="float">
            <text:p>182480</text:p>
          </table:table-cell>
          <table:table-cell table:formula="of:=['patched-aggressive'.AB30]" office:value-type="float" office:value="61184" calcext:value-type="float">
            <text:p>61184</text:p>
          </table:table-cell>
          <table:table-cell table:formula="of:=['patched-aggressive'.AC30]" office:value-type="float" office:value="39667" calcext:value-type="float">
            <text:p>39667</text:p>
          </table:table-cell>
          <table:table-cell table:formula="of:=['patched-aggressive'.O30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1]" office:value-type="float" office:value="69528" calcext:value-type="float">
            <text:p>69528</text:p>
          </table:table-cell>
          <table:table-cell table:formula="of:=[original.AC31]" office:value-type="float" office:value="41411" calcext:value-type="float">
            <text:p>41411</text:p>
          </table:table-cell>
          <table:table-cell table:formula="of:=[original.O31]" office:value-type="float" office:value="178836" calcext:value-type="float">
            <text:p>178836</text:p>
          </table:table-cell>
          <table:table-cell table:formula="of:=['patched-standard'.AB31]" office:value-type="float" office:value="67584" calcext:value-type="float">
            <text:p>67584</text:p>
          </table:table-cell>
          <table:table-cell table:formula="of:=['patched-standard'.AC31]" office:value-type="float" office:value="39605" calcext:value-type="float">
            <text:p>39605</text:p>
          </table:table-cell>
          <table:table-cell table:formula="of:=['patched-standard'.O31]" office:value-type="float" office:value="182512" calcext:value-type="float">
            <text:p>182512</text:p>
          </table:table-cell>
          <table:table-cell table:formula="of:=['patched-aggressive'.AB31]" office:value-type="float" office:value="61184" calcext:value-type="float">
            <text:p>61184</text:p>
          </table:table-cell>
          <table:table-cell table:formula="of:=['patched-aggressive'.AC31]" office:value-type="float" office:value="39668" calcext:value-type="float">
            <text:p>39668</text:p>
          </table:table-cell>
          <table:table-cell table:formula="of:=['patched-aggressive'.O31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2]" office:value-type="float" office:value="69528" calcext:value-type="float">
            <text:p>69528</text:p>
          </table:table-cell>
          <table:table-cell table:formula="of:=[original.AC32]" office:value-type="float" office:value="41411" calcext:value-type="float">
            <text:p>41411</text:p>
          </table:table-cell>
          <table:table-cell table:formula="of:=[original.O32]" office:value-type="float" office:value="178836" calcext:value-type="float">
            <text:p>178836</text:p>
          </table:table-cell>
          <table:table-cell table:formula="of:=['patched-standard'.AB32]" office:value-type="float" office:value="67584" calcext:value-type="float">
            <text:p>67584</text:p>
          </table:table-cell>
          <table:table-cell table:formula="of:=['patched-standard'.AC32]" office:value-type="float" office:value="39605" calcext:value-type="float">
            <text:p>39605</text:p>
          </table:table-cell>
          <table:table-cell table:formula="of:=['patched-standard'.O32]" office:value-type="float" office:value="182512" calcext:value-type="float">
            <text:p>182512</text:p>
          </table:table-cell>
          <table:table-cell table:formula="of:=['patched-aggressive'.AB32]" office:value-type="float" office:value="61184" calcext:value-type="float">
            <text:p>61184</text:p>
          </table:table-cell>
          <table:table-cell table:formula="of:=['patched-aggressive'.AC32]" office:value-type="float" office:value="39668" calcext:value-type="float">
            <text:p>39668</text:p>
          </table:table-cell>
          <table:table-cell table:formula="of:=['patched-aggressive'.O32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3]" office:value-type="float" office:value="69528" calcext:value-type="float">
            <text:p>69528</text:p>
          </table:table-cell>
          <table:table-cell table:formula="of:=[original.AC33]" office:value-type="float" office:value="41411" calcext:value-type="float">
            <text:p>41411</text:p>
          </table:table-cell>
          <table:table-cell table:formula="of:=[original.O33]" office:value-type="float" office:value="178836" calcext:value-type="float">
            <text:p>178836</text:p>
          </table:table-cell>
          <table:table-cell table:formula="of:=['patched-standard'.AB33]" office:value-type="float" office:value="67584" calcext:value-type="float">
            <text:p>67584</text:p>
          </table:table-cell>
          <table:table-cell table:formula="of:=['patched-standard'.AC33]" office:value-type="float" office:value="39605" calcext:value-type="float">
            <text:p>39605</text:p>
          </table:table-cell>
          <table:table-cell table:formula="of:=['patched-standard'.O33]" office:value-type="float" office:value="182512" calcext:value-type="float">
            <text:p>182512</text:p>
          </table:table-cell>
          <table:table-cell table:formula="of:=['patched-aggressive'.AB33]" office:value-type="float" office:value="61184" calcext:value-type="float">
            <text:p>61184</text:p>
          </table:table-cell>
          <table:table-cell table:formula="of:=['patched-aggressive'.AC33]" office:value-type="float" office:value="39668" calcext:value-type="float">
            <text:p>39668</text:p>
          </table:table-cell>
          <table:table-cell table:formula="of:=['patched-aggressive'.O33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4]" office:value-type="float" office:value="69528" calcext:value-type="float">
            <text:p>69528</text:p>
          </table:table-cell>
          <table:table-cell table:formula="of:=[original.AC34]" office:value-type="float" office:value="41411" calcext:value-type="float">
            <text:p>41411</text:p>
          </table:table-cell>
          <table:table-cell table:formula="of:=[original.O34]" office:value-type="float" office:value="178836" calcext:value-type="float">
            <text:p>178836</text:p>
          </table:table-cell>
          <table:table-cell table:formula="of:=['patched-standard'.AB34]" office:value-type="float" office:value="67584" calcext:value-type="float">
            <text:p>67584</text:p>
          </table:table-cell>
          <table:table-cell table:formula="of:=['patched-standard'.AC34]" office:value-type="float" office:value="39605" calcext:value-type="float">
            <text:p>39605</text:p>
          </table:table-cell>
          <table:table-cell table:formula="of:=['patched-standard'.O34]" office:value-type="float" office:value="182512" calcext:value-type="float">
            <text:p>182512</text:p>
          </table:table-cell>
          <table:table-cell table:formula="of:=['patched-aggressive'.AB34]" office:value-type="float" office:value="61184" calcext:value-type="float">
            <text:p>61184</text:p>
          </table:table-cell>
          <table:table-cell table:formula="of:=['patched-aggressive'.AC34]" office:value-type="float" office:value="39668" calcext:value-type="float">
            <text:p>39668</text:p>
          </table:table-cell>
          <table:table-cell table:formula="of:=['patched-aggressive'.O34]" office:value-type="float" office:value="175524" calcext:value-type="float">
            <text:p>175524</text:p>
          </table:table-cell>
        </table:table-row>
        <table:table-row table:style-name="ro1">
          <table:table-cell table:formula="of:=[original.AB35]" office:value-type="float" office:value="69528" calcext:value-type="float">
            <text:p>69528</text:p>
          </table:table-cell>
          <table:table-cell table:formula="of:=[original.AC35]" office:value-type="float" office:value="31355" calcext:value-type="float">
            <text:p>31355</text:p>
          </table:table-cell>
          <table:table-cell table:formula="of:=[original.O35]" office:value-type="float" office:value="178692" calcext:value-type="float">
            <text:p>178692</text:p>
          </table:table-cell>
          <table:table-cell table:formula="of:=['patched-standard'.AB35]" office:value-type="float" office:value="67584" calcext:value-type="float">
            <text:p>67584</text:p>
          </table:table-cell>
          <table:table-cell table:formula="of:=['patched-standard'.AC35]" office:value-type="float" office:value="30180" calcext:value-type="float">
            <text:p>30180</text:p>
          </table:table-cell>
          <table:table-cell table:formula="of:=['patched-standard'.O35]" office:value-type="float" office:value="182680" calcext:value-type="float">
            <text:p>182680</text:p>
          </table:table-cell>
          <table:table-cell table:formula="of:=['patched-aggressive'.AB35]" office:value-type="float" office:value="51600" calcext:value-type="float">
            <text:p>51600</text:p>
          </table:table-cell>
          <table:table-cell table:formula="of:=['patched-aggressive'.AC35]" office:value-type="float" office:value="30243" calcext:value-type="float">
            <text:p>30243</text:p>
          </table:table-cell>
          <table:table-cell table:formula="of:=['patched-aggressive'.O35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36]" office:value-type="float" office:value="69528" calcext:value-type="float">
            <text:p>69528</text:p>
          </table:table-cell>
          <table:table-cell table:formula="of:=[original.AC36]" office:value-type="float" office:value="31355" calcext:value-type="float">
            <text:p>31355</text:p>
          </table:table-cell>
          <table:table-cell table:formula="of:=[original.O36]" office:value-type="float" office:value="178692" calcext:value-type="float">
            <text:p>178692</text:p>
          </table:table-cell>
          <table:table-cell table:formula="of:=['patched-standard'.AB36]" office:value-type="float" office:value="67584" calcext:value-type="float">
            <text:p>67584</text:p>
          </table:table-cell>
          <table:table-cell table:formula="of:=['patched-standard'.AC36]" office:value-type="float" office:value="30180" calcext:value-type="float">
            <text:p>30180</text:p>
          </table:table-cell>
          <table:table-cell table:formula="of:=['patched-standard'.O36]" office:value-type="float" office:value="182680" calcext:value-type="float">
            <text:p>182680</text:p>
          </table:table-cell>
          <table:table-cell table:formula="of:=['patched-aggressive'.AB36]" office:value-type="float" office:value="51600" calcext:value-type="float">
            <text:p>51600</text:p>
          </table:table-cell>
          <table:table-cell table:formula="of:=['patched-aggressive'.AC36]" office:value-type="float" office:value="30243" calcext:value-type="float">
            <text:p>30243</text:p>
          </table:table-cell>
          <table:table-cell table:formula="of:=['patched-aggressive'.O36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37]" office:value-type="float" office:value="69528" calcext:value-type="float">
            <text:p>69528</text:p>
          </table:table-cell>
          <table:table-cell table:formula="of:=[original.AC37]" office:value-type="float" office:value="31355" calcext:value-type="float">
            <text:p>31355</text:p>
          </table:table-cell>
          <table:table-cell table:formula="of:=[original.O37]" office:value-type="float" office:value="178692" calcext:value-type="float">
            <text:p>178692</text:p>
          </table:table-cell>
          <table:table-cell table:formula="of:=['patched-standard'.AB37]" office:value-type="float" office:value="67584" calcext:value-type="float">
            <text:p>67584</text:p>
          </table:table-cell>
          <table:table-cell table:formula="of:=['patched-standard'.AC37]" office:value-type="float" office:value="30180" calcext:value-type="float">
            <text:p>30180</text:p>
          </table:table-cell>
          <table:table-cell table:formula="of:=['patched-standard'.O37]" office:value-type="float" office:value="182680" calcext:value-type="float">
            <text:p>182680</text:p>
          </table:table-cell>
          <table:table-cell table:formula="of:=['patched-aggressive'.AB37]" office:value-type="float" office:value="51600" calcext:value-type="float">
            <text:p>51600</text:p>
          </table:table-cell>
          <table:table-cell table:formula="of:=['patched-aggressive'.AC37]" office:value-type="float" office:value="30243" calcext:value-type="float">
            <text:p>30243</text:p>
          </table:table-cell>
          <table:table-cell table:formula="of:=['patched-aggressive'.O37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38]" office:value-type="float" office:value="69528" calcext:value-type="float">
            <text:p>69528</text:p>
          </table:table-cell>
          <table:table-cell table:formula="of:=[original.AC38]" office:value-type="float" office:value="31355" calcext:value-type="float">
            <text:p>31355</text:p>
          </table:table-cell>
          <table:table-cell table:formula="of:=[original.O38]" office:value-type="float" office:value="178692" calcext:value-type="float">
            <text:p>178692</text:p>
          </table:table-cell>
          <table:table-cell table:formula="of:=['patched-standard'.AB38]" office:value-type="float" office:value="67584" calcext:value-type="float">
            <text:p>67584</text:p>
          </table:table-cell>
          <table:table-cell table:formula="of:=['patched-standard'.AC38]" office:value-type="float" office:value="30180" calcext:value-type="float">
            <text:p>30180</text:p>
          </table:table-cell>
          <table:table-cell table:formula="of:=['patched-standard'.O38]" office:value-type="float" office:value="182680" calcext:value-type="float">
            <text:p>182680</text:p>
          </table:table-cell>
          <table:table-cell table:formula="of:=['patched-aggressive'.AB38]" office:value-type="float" office:value="51600" calcext:value-type="float">
            <text:p>51600</text:p>
          </table:table-cell>
          <table:table-cell table:formula="of:=['patched-aggressive'.AC38]" office:value-type="float" office:value="30243" calcext:value-type="float">
            <text:p>30243</text:p>
          </table:table-cell>
          <table:table-cell table:formula="of:=['patched-aggressive'.O38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39]" office:value-type="float" office:value="69528" calcext:value-type="float">
            <text:p>69528</text:p>
          </table:table-cell>
          <table:table-cell table:formula="of:=[original.AC39]" office:value-type="float" office:value="31356" calcext:value-type="float">
            <text:p>31356</text:p>
          </table:table-cell>
          <table:table-cell table:formula="of:=[original.O39]" office:value-type="float" office:value="178692" calcext:value-type="float">
            <text:p>178692</text:p>
          </table:table-cell>
          <table:table-cell table:formula="of:=['patched-standard'.AB39]" office:value-type="float" office:value="67584" calcext:value-type="float">
            <text:p>67584</text:p>
          </table:table-cell>
          <table:table-cell table:formula="of:=['patched-standard'.AC39]" office:value-type="float" office:value="30181" calcext:value-type="float">
            <text:p>30181</text:p>
          </table:table-cell>
          <table:table-cell table:formula="of:=['patched-standard'.O39]" office:value-type="float" office:value="182680" calcext:value-type="float">
            <text:p>182680</text:p>
          </table:table-cell>
          <table:table-cell table:formula="of:=['patched-aggressive'.AB39]" office:value-type="float" office:value="51600" calcext:value-type="float">
            <text:p>51600</text:p>
          </table:table-cell>
          <table:table-cell table:formula="of:=['patched-aggressive'.AC39]" office:value-type="float" office:value="30243" calcext:value-type="float">
            <text:p>30243</text:p>
          </table:table-cell>
          <table:table-cell table:formula="of:=['patched-aggressive'.O39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40]" office:value-type="float" office:value="69528" calcext:value-type="float">
            <text:p>69528</text:p>
          </table:table-cell>
          <table:table-cell table:formula="of:=[original.AC40]" office:value-type="float" office:value="31356" calcext:value-type="float">
            <text:p>31356</text:p>
          </table:table-cell>
          <table:table-cell table:formula="of:=[original.O40]" office:value-type="float" office:value="178692" calcext:value-type="float">
            <text:p>178692</text:p>
          </table:table-cell>
          <table:table-cell table:formula="of:=['patched-standard'.AB40]" office:value-type="float" office:value="67584" calcext:value-type="float">
            <text:p>67584</text:p>
          </table:table-cell>
          <table:table-cell table:formula="of:=['patched-standard'.AC40]" office:value-type="float" office:value="30181" calcext:value-type="float">
            <text:p>30181</text:p>
          </table:table-cell>
          <table:table-cell table:formula="of:=['patched-standard'.O40]" office:value-type="float" office:value="182680" calcext:value-type="float">
            <text:p>182680</text:p>
          </table:table-cell>
          <table:table-cell table:formula="of:=['patched-aggressive'.AB40]" office:value-type="float" office:value="51600" calcext:value-type="float">
            <text:p>51600</text:p>
          </table:table-cell>
          <table:table-cell table:formula="of:=['patched-aggressive'.AC40]" office:value-type="float" office:value="30243" calcext:value-type="float">
            <text:p>30243</text:p>
          </table:table-cell>
          <table:table-cell table:formula="of:=['patched-aggressive'.O40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41]" office:value-type="float" office:value="69528" calcext:value-type="float">
            <text:p>69528</text:p>
          </table:table-cell>
          <table:table-cell table:formula="of:=[original.AC41]" office:value-type="float" office:value="31356" calcext:value-type="float">
            <text:p>31356</text:p>
          </table:table-cell>
          <table:table-cell table:formula="of:=[original.O41]" office:value-type="float" office:value="178692" calcext:value-type="float">
            <text:p>178692</text:p>
          </table:table-cell>
          <table:table-cell table:formula="of:=['patched-standard'.AB41]" office:value-type="float" office:value="67584" calcext:value-type="float">
            <text:p>67584</text:p>
          </table:table-cell>
          <table:table-cell table:formula="of:=['patched-standard'.AC41]" office:value-type="float" office:value="30181" calcext:value-type="float">
            <text:p>30181</text:p>
          </table:table-cell>
          <table:table-cell table:formula="of:=['patched-standard'.O41]" office:value-type="float" office:value="182680" calcext:value-type="float">
            <text:p>182680</text:p>
          </table:table-cell>
          <table:table-cell table:formula="of:=['patched-aggressive'.AB41]" office:value-type="float" office:value="51600" calcext:value-type="float">
            <text:p>51600</text:p>
          </table:table-cell>
          <table:table-cell table:formula="of:=['patched-aggressive'.AC41]" office:value-type="float" office:value="30243" calcext:value-type="float">
            <text:p>30243</text:p>
          </table:table-cell>
          <table:table-cell table:formula="of:=['patched-aggressive'.O41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42]" office:value-type="float" office:value="69528" calcext:value-type="float">
            <text:p>69528</text:p>
          </table:table-cell>
          <table:table-cell table:formula="of:=[original.AC42]" office:value-type="float" office:value="31356" calcext:value-type="float">
            <text:p>31356</text:p>
          </table:table-cell>
          <table:table-cell table:formula="of:=[original.O42]" office:value-type="float" office:value="178692" calcext:value-type="float">
            <text:p>178692</text:p>
          </table:table-cell>
          <table:table-cell table:formula="of:=['patched-standard'.AB42]" office:value-type="float" office:value="67584" calcext:value-type="float">
            <text:p>67584</text:p>
          </table:table-cell>
          <table:table-cell table:formula="of:=['patched-standard'.AC42]" office:value-type="float" office:value="30181" calcext:value-type="float">
            <text:p>30181</text:p>
          </table:table-cell>
          <table:table-cell table:formula="of:=['patched-standard'.O42]" office:value-type="float" office:value="182680" calcext:value-type="float">
            <text:p>182680</text:p>
          </table:table-cell>
          <table:table-cell table:formula="of:=['patched-aggressive'.AB42]" office:value-type="float" office:value="51600" calcext:value-type="float">
            <text:p>51600</text:p>
          </table:table-cell>
          <table:table-cell table:formula="of:=['patched-aggressive'.AC42]" office:value-type="float" office:value="30243" calcext:value-type="float">
            <text:p>30243</text:p>
          </table:table-cell>
          <table:table-cell table:formula="of:=['patched-aggressive'.O42]" office:value-type="float" office:value="166332" calcext:value-type="float">
            <text:p>166332</text:p>
          </table:table-cell>
        </table:table-row>
        <table:table-row table:style-name="ro1">
          <table:table-cell table:formula="of:=[original.AB43]" office:value-type="float" office:value="69528" calcext:value-type="float">
            <text:p>69528</text:p>
          </table:table-cell>
          <table:table-cell table:formula="of:=[original.AC43]" office:value-type="float" office:value="21299" calcext:value-type="float">
            <text:p>21299</text:p>
          </table:table-cell>
          <table:table-cell table:formula="of:=[original.O43]" office:value-type="float" office:value="178692" calcext:value-type="float">
            <text:p>178692</text:p>
          </table:table-cell>
          <table:table-cell table:formula="of:=['patched-standard'.AB43]" office:value-type="float" office:value="67584" calcext:value-type="float">
            <text:p>67584</text:p>
          </table:table-cell>
          <table:table-cell table:formula="of:=['patched-standard'.AC43]" office:value-type="float" office:value="20756" calcext:value-type="float">
            <text:p>20756</text:p>
          </table:table-cell>
          <table:table-cell table:formula="of:=['patched-standard'.O43]" office:value-type="float" office:value="182808" calcext:value-type="float">
            <text:p>182808</text:p>
          </table:table-cell>
          <table:table-cell table:formula="of:=['patched-aggressive'.AB43]" office:value-type="float" office:value="42000" calcext:value-type="float">
            <text:p>42000</text:p>
          </table:table-cell>
          <table:table-cell table:formula="of:=['patched-aggressive'.AC43]" office:value-type="float" office:value="20818" calcext:value-type="float">
            <text:p>20818</text:p>
          </table:table-cell>
          <table:table-cell table:formula="of:=['patched-aggressive'.O4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4]" office:value-type="float" office:value="69528" calcext:value-type="float">
            <text:p>69528</text:p>
          </table:table-cell>
          <table:table-cell table:formula="of:=[original.AC44]" office:value-type="float" office:value="21299" calcext:value-type="float">
            <text:p>21299</text:p>
          </table:table-cell>
          <table:table-cell table:formula="of:=[original.O44]" office:value-type="float" office:value="178692" calcext:value-type="float">
            <text:p>178692</text:p>
          </table:table-cell>
          <table:table-cell table:formula="of:=['patched-standard'.AB44]" office:value-type="float" office:value="67584" calcext:value-type="float">
            <text:p>67584</text:p>
          </table:table-cell>
          <table:table-cell table:formula="of:=['patched-standard'.AC44]" office:value-type="float" office:value="20756" calcext:value-type="float">
            <text:p>20756</text:p>
          </table:table-cell>
          <table:table-cell table:formula="of:=['patched-standard'.O44]" office:value-type="float" office:value="182808" calcext:value-type="float">
            <text:p>182808</text:p>
          </table:table-cell>
          <table:table-cell table:formula="of:=['patched-aggressive'.AB44]" office:value-type="float" office:value="42000" calcext:value-type="float">
            <text:p>42000</text:p>
          </table:table-cell>
          <table:table-cell table:formula="of:=['patched-aggressive'.AC44]" office:value-type="float" office:value="20818" calcext:value-type="float">
            <text:p>20818</text:p>
          </table:table-cell>
          <table:table-cell table:formula="of:=['patched-aggressive'.O4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5]" office:value-type="float" office:value="69528" calcext:value-type="float">
            <text:p>69528</text:p>
          </table:table-cell>
          <table:table-cell table:formula="of:=[original.AC45]" office:value-type="float" office:value="21299" calcext:value-type="float">
            <text:p>21299</text:p>
          </table:table-cell>
          <table:table-cell table:formula="of:=[original.O45]" office:value-type="float" office:value="178692" calcext:value-type="float">
            <text:p>178692</text:p>
          </table:table-cell>
          <table:table-cell table:formula="of:=['patched-standard'.AB45]" office:value-type="float" office:value="67584" calcext:value-type="float">
            <text:p>67584</text:p>
          </table:table-cell>
          <table:table-cell table:formula="of:=['patched-standard'.AC45]" office:value-type="float" office:value="20756" calcext:value-type="float">
            <text:p>20756</text:p>
          </table:table-cell>
          <table:table-cell table:formula="of:=['patched-standard'.O45]" office:value-type="float" office:value="182808" calcext:value-type="float">
            <text:p>182808</text:p>
          </table:table-cell>
          <table:table-cell table:formula="of:=['patched-aggressive'.AB45]" office:value-type="float" office:value="42000" calcext:value-type="float">
            <text:p>42000</text:p>
          </table:table-cell>
          <table:table-cell table:formula="of:=['patched-aggressive'.AC45]" office:value-type="float" office:value="20818" calcext:value-type="float">
            <text:p>20818</text:p>
          </table:table-cell>
          <table:table-cell table:formula="of:=['patched-aggressive'.O4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6]" office:value-type="float" office:value="69528" calcext:value-type="float">
            <text:p>69528</text:p>
          </table:table-cell>
          <table:table-cell table:formula="of:=[original.AC46]" office:value-type="float" office:value="21299" calcext:value-type="float">
            <text:p>21299</text:p>
          </table:table-cell>
          <table:table-cell table:formula="of:=[original.O46]" office:value-type="float" office:value="178692" calcext:value-type="float">
            <text:p>178692</text:p>
          </table:table-cell>
          <table:table-cell table:formula="of:=['patched-standard'.AB46]" office:value-type="float" office:value="67584" calcext:value-type="float">
            <text:p>67584</text:p>
          </table:table-cell>
          <table:table-cell table:formula="of:=['patched-standard'.AC46]" office:value-type="float" office:value="20756" calcext:value-type="float">
            <text:p>20756</text:p>
          </table:table-cell>
          <table:table-cell table:formula="of:=['patched-standard'.O46]" office:value-type="float" office:value="182808" calcext:value-type="float">
            <text:p>182808</text:p>
          </table:table-cell>
          <table:table-cell table:formula="of:=['patched-aggressive'.AB46]" office:value-type="float" office:value="42000" calcext:value-type="float">
            <text:p>42000</text:p>
          </table:table-cell>
          <table:table-cell table:formula="of:=['patched-aggressive'.AC46]" office:value-type="float" office:value="20818" calcext:value-type="float">
            <text:p>20818</text:p>
          </table:table-cell>
          <table:table-cell table:formula="of:=['patched-aggressive'.O4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7]" office:value-type="float" office:value="69528" calcext:value-type="float">
            <text:p>69528</text:p>
          </table:table-cell>
          <table:table-cell table:formula="of:=[original.AC47]" office:value-type="float" office:value="21299" calcext:value-type="float">
            <text:p>21299</text:p>
          </table:table-cell>
          <table:table-cell table:formula="of:=[original.O47]" office:value-type="float" office:value="178692" calcext:value-type="float">
            <text:p>178692</text:p>
          </table:table-cell>
          <table:table-cell table:formula="of:=['patched-standard'.AB47]" office:value-type="float" office:value="67584" calcext:value-type="float">
            <text:p>67584</text:p>
          </table:table-cell>
          <table:table-cell table:formula="of:=['patched-standard'.AC47]" office:value-type="float" office:value="20756" calcext:value-type="float">
            <text:p>20756</text:p>
          </table:table-cell>
          <table:table-cell table:formula="of:=['patched-standard'.O47]" office:value-type="float" office:value="182808" calcext:value-type="float">
            <text:p>182808</text:p>
          </table:table-cell>
          <table:table-cell table:formula="of:=['patched-aggressive'.AB47]" office:value-type="float" office:value="42000" calcext:value-type="float">
            <text:p>42000</text:p>
          </table:table-cell>
          <table:table-cell table:formula="of:=['patched-aggressive'.AC47]" office:value-type="float" office:value="20818" calcext:value-type="float">
            <text:p>20818</text:p>
          </table:table-cell>
          <table:table-cell table:formula="of:=['patched-aggressive'.O4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8]" office:value-type="float" office:value="69528" calcext:value-type="float">
            <text:p>69528</text:p>
          </table:table-cell>
          <table:table-cell table:formula="of:=[original.AC48]" office:value-type="float" office:value="21299" calcext:value-type="float">
            <text:p>21299</text:p>
          </table:table-cell>
          <table:table-cell table:formula="of:=[original.O48]" office:value-type="float" office:value="178692" calcext:value-type="float">
            <text:p>178692</text:p>
          </table:table-cell>
          <table:table-cell table:formula="of:=['patched-standard'.AB48]" office:value-type="float" office:value="67584" calcext:value-type="float">
            <text:p>67584</text:p>
          </table:table-cell>
          <table:table-cell table:formula="of:=['patched-standard'.AC48]" office:value-type="float" office:value="20756" calcext:value-type="float">
            <text:p>20756</text:p>
          </table:table-cell>
          <table:table-cell table:formula="of:=['patched-standard'.O48]" office:value-type="float" office:value="182808" calcext:value-type="float">
            <text:p>182808</text:p>
          </table:table-cell>
          <table:table-cell table:formula="of:=['patched-aggressive'.AB48]" office:value-type="float" office:value="42000" calcext:value-type="float">
            <text:p>42000</text:p>
          </table:table-cell>
          <table:table-cell table:formula="of:=['patched-aggressive'.AC48]" office:value-type="float" office:value="20818" calcext:value-type="float">
            <text:p>20818</text:p>
          </table:table-cell>
          <table:table-cell table:formula="of:=['patched-aggressive'.O4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49]" office:value-type="float" office:value="69528" calcext:value-type="float">
            <text:p>69528</text:p>
          </table:table-cell>
          <table:table-cell table:formula="of:=[original.AC49]" office:value-type="float" office:value="21299" calcext:value-type="float">
            <text:p>21299</text:p>
          </table:table-cell>
          <table:table-cell table:formula="of:=[original.O49]" office:value-type="float" office:value="178692" calcext:value-type="float">
            <text:p>178692</text:p>
          </table:table-cell>
          <table:table-cell table:formula="of:=['patched-standard'.AB49]" office:value-type="float" office:value="67584" calcext:value-type="float">
            <text:p>67584</text:p>
          </table:table-cell>
          <table:table-cell table:formula="of:=['patched-standard'.AC49]" office:value-type="float" office:value="20756" calcext:value-type="float">
            <text:p>20756</text:p>
          </table:table-cell>
          <table:table-cell table:formula="of:=['patched-standard'.O49]" office:value-type="float" office:value="182808" calcext:value-type="float">
            <text:p>182808</text:p>
          </table:table-cell>
          <table:table-cell table:formula="of:=['patched-aggressive'.AB49]" office:value-type="float" office:value="42000" calcext:value-type="float">
            <text:p>42000</text:p>
          </table:table-cell>
          <table:table-cell table:formula="of:=['patched-aggressive'.AC49]" office:value-type="float" office:value="20818" calcext:value-type="float">
            <text:p>20818</text:p>
          </table:table-cell>
          <table:table-cell table:formula="of:=['patched-aggressive'.O4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0]" office:value-type="float" office:value="69528" calcext:value-type="float">
            <text:p>69528</text:p>
          </table:table-cell>
          <table:table-cell table:formula="of:=[original.AC50]" office:value-type="float" office:value="21299" calcext:value-type="float">
            <text:p>21299</text:p>
          </table:table-cell>
          <table:table-cell table:formula="of:=[original.O50]" office:value-type="float" office:value="178692" calcext:value-type="float">
            <text:p>178692</text:p>
          </table:table-cell>
          <table:table-cell table:formula="of:=['patched-standard'.AB50]" office:value-type="float" office:value="67584" calcext:value-type="float">
            <text:p>67584</text:p>
          </table:table-cell>
          <table:table-cell table:formula="of:=['patched-standard'.AC50]" office:value-type="float" office:value="20756" calcext:value-type="float">
            <text:p>20756</text:p>
          </table:table-cell>
          <table:table-cell table:formula="of:=['patched-standard'.O50]" office:value-type="float" office:value="182808" calcext:value-type="float">
            <text:p>182808</text:p>
          </table:table-cell>
          <table:table-cell table:formula="of:=['patched-aggressive'.AB50]" office:value-type="float" office:value="42000" calcext:value-type="float">
            <text:p>42000</text:p>
          </table:table-cell>
          <table:table-cell table:formula="of:=['patched-aggressive'.AC50]" office:value-type="float" office:value="20818" calcext:value-type="float">
            <text:p>20818</text:p>
          </table:table-cell>
          <table:table-cell table:formula="of:=['patched-aggressive'.O5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1]" office:value-type="float" office:value="69528" calcext:value-type="float">
            <text:p>69528</text:p>
          </table:table-cell>
          <table:table-cell table:formula="of:=[original.AC51]" office:value-type="float" office:value="21299" calcext:value-type="float">
            <text:p>21299</text:p>
          </table:table-cell>
          <table:table-cell table:formula="of:=[original.O51]" office:value-type="float" office:value="178692" calcext:value-type="float">
            <text:p>178692</text:p>
          </table:table-cell>
          <table:table-cell table:formula="of:=['patched-standard'.AB51]" office:value-type="float" office:value="67584" calcext:value-type="float">
            <text:p>67584</text:p>
          </table:table-cell>
          <table:table-cell table:formula="of:=['patched-standard'.AC51]" office:value-type="float" office:value="20756" calcext:value-type="float">
            <text:p>20756</text:p>
          </table:table-cell>
          <table:table-cell table:formula="of:=['patched-standard'.O51]" office:value-type="float" office:value="182808" calcext:value-type="float">
            <text:p>182808</text:p>
          </table:table-cell>
          <table:table-cell table:formula="of:=['patched-aggressive'.AB51]" office:value-type="float" office:value="42000" calcext:value-type="float">
            <text:p>42000</text:p>
          </table:table-cell>
          <table:table-cell table:formula="of:=['patched-aggressive'.AC51]" office:value-type="float" office:value="20818" calcext:value-type="float">
            <text:p>20818</text:p>
          </table:table-cell>
          <table:table-cell table:formula="of:=['patched-aggressive'.O5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2]" office:value-type="float" office:value="69528" calcext:value-type="float">
            <text:p>69528</text:p>
          </table:table-cell>
          <table:table-cell table:formula="of:=[original.AC52]" office:value-type="float" office:value="21299" calcext:value-type="float">
            <text:p>21299</text:p>
          </table:table-cell>
          <table:table-cell table:formula="of:=[original.O52]" office:value-type="float" office:value="178692" calcext:value-type="float">
            <text:p>178692</text:p>
          </table:table-cell>
          <table:table-cell table:formula="of:=['patched-standard'.AB52]" office:value-type="float" office:value="67584" calcext:value-type="float">
            <text:p>67584</text:p>
          </table:table-cell>
          <table:table-cell table:formula="of:=['patched-standard'.AC52]" office:value-type="float" office:value="20756" calcext:value-type="float">
            <text:p>20756</text:p>
          </table:table-cell>
          <table:table-cell table:formula="of:=['patched-standard'.O52]" office:value-type="float" office:value="182808" calcext:value-type="float">
            <text:p>182808</text:p>
          </table:table-cell>
          <table:table-cell table:formula="of:=['patched-aggressive'.AB52]" office:value-type="float" office:value="42000" calcext:value-type="float">
            <text:p>42000</text:p>
          </table:table-cell>
          <table:table-cell table:formula="of:=['patched-aggressive'.AC52]" office:value-type="float" office:value="20818" calcext:value-type="float">
            <text:p>20818</text:p>
          </table:table-cell>
          <table:table-cell table:formula="of:=['patched-aggressive'.O5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3]" office:value-type="float" office:value="69528" calcext:value-type="float">
            <text:p>69528</text:p>
          </table:table-cell>
          <table:table-cell table:formula="of:=[original.AC53]" office:value-type="float" office:value="21299" calcext:value-type="float">
            <text:p>21299</text:p>
          </table:table-cell>
          <table:table-cell table:formula="of:=[original.O53]" office:value-type="float" office:value="178692" calcext:value-type="float">
            <text:p>178692</text:p>
          </table:table-cell>
          <table:table-cell table:formula="of:=['patched-standard'.AB53]" office:value-type="float" office:value="67584" calcext:value-type="float">
            <text:p>67584</text:p>
          </table:table-cell>
          <table:table-cell table:formula="of:=['patched-standard'.AC53]" office:value-type="float" office:value="20756" calcext:value-type="float">
            <text:p>20756</text:p>
          </table:table-cell>
          <table:table-cell table:formula="of:=['patched-standard'.O53]" office:value-type="float" office:value="182808" calcext:value-type="float">
            <text:p>182808</text:p>
          </table:table-cell>
          <table:table-cell table:formula="of:=['patched-aggressive'.AB53]" office:value-type="float" office:value="42000" calcext:value-type="float">
            <text:p>42000</text:p>
          </table:table-cell>
          <table:table-cell table:formula="of:=['patched-aggressive'.AC53]" office:value-type="float" office:value="20818" calcext:value-type="float">
            <text:p>20818</text:p>
          </table:table-cell>
          <table:table-cell table:formula="of:=['patched-aggressive'.O5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4]" office:value-type="float" office:value="69528" calcext:value-type="float">
            <text:p>69528</text:p>
          </table:table-cell>
          <table:table-cell table:formula="of:=[original.AC54]" office:value-type="float" office:value="21299" calcext:value-type="float">
            <text:p>21299</text:p>
          </table:table-cell>
          <table:table-cell table:formula="of:=[original.O54]" office:value-type="float" office:value="178692" calcext:value-type="float">
            <text:p>178692</text:p>
          </table:table-cell>
          <table:table-cell table:formula="of:=['patched-standard'.AB54]" office:value-type="float" office:value="67584" calcext:value-type="float">
            <text:p>67584</text:p>
          </table:table-cell>
          <table:table-cell table:formula="of:=['patched-standard'.AC54]" office:value-type="float" office:value="20756" calcext:value-type="float">
            <text:p>20756</text:p>
          </table:table-cell>
          <table:table-cell table:formula="of:=['patched-standard'.O54]" office:value-type="float" office:value="182808" calcext:value-type="float">
            <text:p>182808</text:p>
          </table:table-cell>
          <table:table-cell table:formula="of:=['patched-aggressive'.AB54]" office:value-type="float" office:value="42000" calcext:value-type="float">
            <text:p>42000</text:p>
          </table:table-cell>
          <table:table-cell table:formula="of:=['patched-aggressive'.AC54]" office:value-type="float" office:value="20818" calcext:value-type="float">
            <text:p>20818</text:p>
          </table:table-cell>
          <table:table-cell table:formula="of:=['patched-aggressive'.O5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5]" office:value-type="float" office:value="69528" calcext:value-type="float">
            <text:p>69528</text:p>
          </table:table-cell>
          <table:table-cell table:formula="of:=[original.AC55]" office:value-type="float" office:value="21299" calcext:value-type="float">
            <text:p>21299</text:p>
          </table:table-cell>
          <table:table-cell table:formula="of:=[original.O55]" office:value-type="float" office:value="178692" calcext:value-type="float">
            <text:p>178692</text:p>
          </table:table-cell>
          <table:table-cell table:formula="of:=['patched-standard'.AB55]" office:value-type="float" office:value="67584" calcext:value-type="float">
            <text:p>67584</text:p>
          </table:table-cell>
          <table:table-cell table:formula="of:=['patched-standard'.AC55]" office:value-type="float" office:value="20756" calcext:value-type="float">
            <text:p>20756</text:p>
          </table:table-cell>
          <table:table-cell table:formula="of:=['patched-standard'.O55]" office:value-type="float" office:value="182808" calcext:value-type="float">
            <text:p>182808</text:p>
          </table:table-cell>
          <table:table-cell table:formula="of:=['patched-aggressive'.AB55]" office:value-type="float" office:value="42000" calcext:value-type="float">
            <text:p>42000</text:p>
          </table:table-cell>
          <table:table-cell table:formula="of:=['patched-aggressive'.AC55]" office:value-type="float" office:value="20818" calcext:value-type="float">
            <text:p>20818</text:p>
          </table:table-cell>
          <table:table-cell table:formula="of:=['patched-aggressive'.O5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6]" office:value-type="float" office:value="69528" calcext:value-type="float">
            <text:p>69528</text:p>
          </table:table-cell>
          <table:table-cell table:formula="of:=[original.AC56]" office:value-type="float" office:value="21299" calcext:value-type="float">
            <text:p>21299</text:p>
          </table:table-cell>
          <table:table-cell table:formula="of:=[original.O56]" office:value-type="float" office:value="178692" calcext:value-type="float">
            <text:p>178692</text:p>
          </table:table-cell>
          <table:table-cell table:formula="of:=['patched-standard'.AB56]" office:value-type="float" office:value="67584" calcext:value-type="float">
            <text:p>67584</text:p>
          </table:table-cell>
          <table:table-cell table:formula="of:=['patched-standard'.AC56]" office:value-type="float" office:value="20756" calcext:value-type="float">
            <text:p>20756</text:p>
          </table:table-cell>
          <table:table-cell table:formula="of:=['patched-standard'.O56]" office:value-type="float" office:value="182808" calcext:value-type="float">
            <text:p>182808</text:p>
          </table:table-cell>
          <table:table-cell table:formula="of:=['patched-aggressive'.AB56]" office:value-type="float" office:value="42000" calcext:value-type="float">
            <text:p>42000</text:p>
          </table:table-cell>
          <table:table-cell table:formula="of:=['patched-aggressive'.AC56]" office:value-type="float" office:value="20818" calcext:value-type="float">
            <text:p>20818</text:p>
          </table:table-cell>
          <table:table-cell table:formula="of:=['patched-aggressive'.O5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7]" office:value-type="float" office:value="69528" calcext:value-type="float">
            <text:p>69528</text:p>
          </table:table-cell>
          <table:table-cell table:formula="of:=[original.AC57]" office:value-type="float" office:value="21299" calcext:value-type="float">
            <text:p>21299</text:p>
          </table:table-cell>
          <table:table-cell table:formula="of:=[original.O57]" office:value-type="float" office:value="178692" calcext:value-type="float">
            <text:p>178692</text:p>
          </table:table-cell>
          <table:table-cell table:formula="of:=['patched-standard'.AB57]" office:value-type="float" office:value="67584" calcext:value-type="float">
            <text:p>67584</text:p>
          </table:table-cell>
          <table:table-cell table:formula="of:=['patched-standard'.AC57]" office:value-type="float" office:value="20756" calcext:value-type="float">
            <text:p>20756</text:p>
          </table:table-cell>
          <table:table-cell table:formula="of:=['patched-standard'.O57]" office:value-type="float" office:value="182808" calcext:value-type="float">
            <text:p>182808</text:p>
          </table:table-cell>
          <table:table-cell table:formula="of:=['patched-aggressive'.AB57]" office:value-type="float" office:value="42000" calcext:value-type="float">
            <text:p>42000</text:p>
          </table:table-cell>
          <table:table-cell table:formula="of:=['patched-aggressive'.AC57]" office:value-type="float" office:value="20818" calcext:value-type="float">
            <text:p>20818</text:p>
          </table:table-cell>
          <table:table-cell table:formula="of:=['patched-aggressive'.O5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8]" office:value-type="float" office:value="69528" calcext:value-type="float">
            <text:p>69528</text:p>
          </table:table-cell>
          <table:table-cell table:formula="of:=[original.AC58]" office:value-type="float" office:value="21299" calcext:value-type="float">
            <text:p>21299</text:p>
          </table:table-cell>
          <table:table-cell table:formula="of:=[original.O58]" office:value-type="float" office:value="178692" calcext:value-type="float">
            <text:p>178692</text:p>
          </table:table-cell>
          <table:table-cell table:formula="of:=['patched-standard'.AB58]" office:value-type="float" office:value="67584" calcext:value-type="float">
            <text:p>67584</text:p>
          </table:table-cell>
          <table:table-cell table:formula="of:=['patched-standard'.AC58]" office:value-type="float" office:value="20756" calcext:value-type="float">
            <text:p>20756</text:p>
          </table:table-cell>
          <table:table-cell table:formula="of:=['patched-standard'.O58]" office:value-type="float" office:value="182808" calcext:value-type="float">
            <text:p>182808</text:p>
          </table:table-cell>
          <table:table-cell table:formula="of:=['patched-aggressive'.AB58]" office:value-type="float" office:value="42000" calcext:value-type="float">
            <text:p>42000</text:p>
          </table:table-cell>
          <table:table-cell table:formula="of:=['patched-aggressive'.AC58]" office:value-type="float" office:value="20818" calcext:value-type="float">
            <text:p>20818</text:p>
          </table:table-cell>
          <table:table-cell table:formula="of:=['patched-aggressive'.O5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59]" office:value-type="float" office:value="69528" calcext:value-type="float">
            <text:p>69528</text:p>
          </table:table-cell>
          <table:table-cell table:formula="of:=[original.AC59]" office:value-type="float" office:value="21299" calcext:value-type="float">
            <text:p>21299</text:p>
          </table:table-cell>
          <table:table-cell table:formula="of:=[original.O59]" office:value-type="float" office:value="178692" calcext:value-type="float">
            <text:p>178692</text:p>
          </table:table-cell>
          <table:table-cell table:formula="of:=['patched-standard'.AB59]" office:value-type="float" office:value="67584" calcext:value-type="float">
            <text:p>67584</text:p>
          </table:table-cell>
          <table:table-cell table:formula="of:=['patched-standard'.AC59]" office:value-type="float" office:value="20756" calcext:value-type="float">
            <text:p>20756</text:p>
          </table:table-cell>
          <table:table-cell table:formula="of:=['patched-standard'.O59]" office:value-type="float" office:value="182808" calcext:value-type="float">
            <text:p>182808</text:p>
          </table:table-cell>
          <table:table-cell table:formula="of:=['patched-aggressive'.AB59]" office:value-type="float" office:value="42000" calcext:value-type="float">
            <text:p>42000</text:p>
          </table:table-cell>
          <table:table-cell table:formula="of:=['patched-aggressive'.AC59]" office:value-type="float" office:value="20818" calcext:value-type="float">
            <text:p>20818</text:p>
          </table:table-cell>
          <table:table-cell table:formula="of:=['patched-aggressive'.O5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0]" office:value-type="float" office:value="69528" calcext:value-type="float">
            <text:p>69528</text:p>
          </table:table-cell>
          <table:table-cell table:formula="of:=[original.AC60]" office:value-type="float" office:value="21299" calcext:value-type="float">
            <text:p>21299</text:p>
          </table:table-cell>
          <table:table-cell table:formula="of:=[original.O60]" office:value-type="float" office:value="178692" calcext:value-type="float">
            <text:p>178692</text:p>
          </table:table-cell>
          <table:table-cell table:formula="of:=['patched-standard'.AB60]" office:value-type="float" office:value="67584" calcext:value-type="float">
            <text:p>67584</text:p>
          </table:table-cell>
          <table:table-cell table:formula="of:=['patched-standard'.AC60]" office:value-type="float" office:value="20756" calcext:value-type="float">
            <text:p>20756</text:p>
          </table:table-cell>
          <table:table-cell table:formula="of:=['patched-standard'.O60]" office:value-type="float" office:value="182808" calcext:value-type="float">
            <text:p>182808</text:p>
          </table:table-cell>
          <table:table-cell table:formula="of:=['patched-aggressive'.AB60]" office:value-type="float" office:value="42000" calcext:value-type="float">
            <text:p>42000</text:p>
          </table:table-cell>
          <table:table-cell table:formula="of:=['patched-aggressive'.AC60]" office:value-type="float" office:value="20818" calcext:value-type="float">
            <text:p>20818</text:p>
          </table:table-cell>
          <table:table-cell table:formula="of:=['patched-aggressive'.O6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1]" office:value-type="float" office:value="69528" calcext:value-type="float">
            <text:p>69528</text:p>
          </table:table-cell>
          <table:table-cell table:formula="of:=[original.AC61]" office:value-type="float" office:value="21299" calcext:value-type="float">
            <text:p>21299</text:p>
          </table:table-cell>
          <table:table-cell table:formula="of:=[original.O61]" office:value-type="float" office:value="178692" calcext:value-type="float">
            <text:p>178692</text:p>
          </table:table-cell>
          <table:table-cell table:formula="of:=['patched-standard'.AB61]" office:value-type="float" office:value="67584" calcext:value-type="float">
            <text:p>67584</text:p>
          </table:table-cell>
          <table:table-cell table:formula="of:=['patched-standard'.AC61]" office:value-type="float" office:value="20756" calcext:value-type="float">
            <text:p>20756</text:p>
          </table:table-cell>
          <table:table-cell table:formula="of:=['patched-standard'.O61]" office:value-type="float" office:value="182808" calcext:value-type="float">
            <text:p>182808</text:p>
          </table:table-cell>
          <table:table-cell table:formula="of:=['patched-aggressive'.AB61]" office:value-type="float" office:value="42000" calcext:value-type="float">
            <text:p>42000</text:p>
          </table:table-cell>
          <table:table-cell table:formula="of:=['patched-aggressive'.AC61]" office:value-type="float" office:value="20818" calcext:value-type="float">
            <text:p>20818</text:p>
          </table:table-cell>
          <table:table-cell table:formula="of:=['patched-aggressive'.O6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2]" office:value-type="float" office:value="69528" calcext:value-type="float">
            <text:p>69528</text:p>
          </table:table-cell>
          <table:table-cell table:formula="of:=[original.AC62]" office:value-type="float" office:value="21299" calcext:value-type="float">
            <text:p>21299</text:p>
          </table:table-cell>
          <table:table-cell table:formula="of:=[original.O62]" office:value-type="float" office:value="178692" calcext:value-type="float">
            <text:p>178692</text:p>
          </table:table-cell>
          <table:table-cell table:formula="of:=['patched-standard'.AB62]" office:value-type="float" office:value="67584" calcext:value-type="float">
            <text:p>67584</text:p>
          </table:table-cell>
          <table:table-cell table:formula="of:=['patched-standard'.AC62]" office:value-type="float" office:value="20756" calcext:value-type="float">
            <text:p>20756</text:p>
          </table:table-cell>
          <table:table-cell table:formula="of:=['patched-standard'.O62]" office:value-type="float" office:value="182808" calcext:value-type="float">
            <text:p>182808</text:p>
          </table:table-cell>
          <table:table-cell table:formula="of:=['patched-aggressive'.AB62]" office:value-type="float" office:value="42000" calcext:value-type="float">
            <text:p>42000</text:p>
          </table:table-cell>
          <table:table-cell table:formula="of:=['patched-aggressive'.AC62]" office:value-type="float" office:value="20818" calcext:value-type="float">
            <text:p>20818</text:p>
          </table:table-cell>
          <table:table-cell table:formula="of:=['patched-aggressive'.O6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3]" office:value-type="float" office:value="69528" calcext:value-type="float">
            <text:p>69528</text:p>
          </table:table-cell>
          <table:table-cell table:formula="of:=[original.AC63]" office:value-type="float" office:value="21299" calcext:value-type="float">
            <text:p>21299</text:p>
          </table:table-cell>
          <table:table-cell table:formula="of:=[original.O63]" office:value-type="float" office:value="178692" calcext:value-type="float">
            <text:p>178692</text:p>
          </table:table-cell>
          <table:table-cell table:formula="of:=['patched-standard'.AB63]" office:value-type="float" office:value="67584" calcext:value-type="float">
            <text:p>67584</text:p>
          </table:table-cell>
          <table:table-cell table:formula="of:=['patched-standard'.AC63]" office:value-type="float" office:value="20756" calcext:value-type="float">
            <text:p>20756</text:p>
          </table:table-cell>
          <table:table-cell table:formula="of:=['patched-standard'.O63]" office:value-type="float" office:value="182808" calcext:value-type="float">
            <text:p>182808</text:p>
          </table:table-cell>
          <table:table-cell table:formula="of:=['patched-aggressive'.AB63]" office:value-type="float" office:value="42000" calcext:value-type="float">
            <text:p>42000</text:p>
          </table:table-cell>
          <table:table-cell table:formula="of:=['patched-aggressive'.AC63]" office:value-type="float" office:value="20818" calcext:value-type="float">
            <text:p>20818</text:p>
          </table:table-cell>
          <table:table-cell table:formula="of:=['patched-aggressive'.O6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4]" office:value-type="float" office:value="69528" calcext:value-type="float">
            <text:p>69528</text:p>
          </table:table-cell>
          <table:table-cell table:formula="of:=[original.AC64]" office:value-type="float" office:value="21299" calcext:value-type="float">
            <text:p>21299</text:p>
          </table:table-cell>
          <table:table-cell table:formula="of:=[original.O64]" office:value-type="float" office:value="178692" calcext:value-type="float">
            <text:p>178692</text:p>
          </table:table-cell>
          <table:table-cell table:formula="of:=['patched-standard'.AB64]" office:value-type="float" office:value="67584" calcext:value-type="float">
            <text:p>67584</text:p>
          </table:table-cell>
          <table:table-cell table:formula="of:=['patched-standard'.AC64]" office:value-type="float" office:value="20756" calcext:value-type="float">
            <text:p>20756</text:p>
          </table:table-cell>
          <table:table-cell table:formula="of:=['patched-standard'.O64]" office:value-type="float" office:value="182808" calcext:value-type="float">
            <text:p>182808</text:p>
          </table:table-cell>
          <table:table-cell table:formula="of:=['patched-aggressive'.AB64]" office:value-type="float" office:value="42000" calcext:value-type="float">
            <text:p>42000</text:p>
          </table:table-cell>
          <table:table-cell table:formula="of:=['patched-aggressive'.AC64]" office:value-type="float" office:value="20818" calcext:value-type="float">
            <text:p>20818</text:p>
          </table:table-cell>
          <table:table-cell table:formula="of:=['patched-aggressive'.O6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5]" office:value-type="float" office:value="69528" calcext:value-type="float">
            <text:p>69528</text:p>
          </table:table-cell>
          <table:table-cell table:formula="of:=[original.AC65]" office:value-type="float" office:value="21299" calcext:value-type="float">
            <text:p>21299</text:p>
          </table:table-cell>
          <table:table-cell table:formula="of:=[original.O65]" office:value-type="float" office:value="178692" calcext:value-type="float">
            <text:p>178692</text:p>
          </table:table-cell>
          <table:table-cell table:formula="of:=['patched-standard'.AB65]" office:value-type="float" office:value="67584" calcext:value-type="float">
            <text:p>67584</text:p>
          </table:table-cell>
          <table:table-cell table:formula="of:=['patched-standard'.AC65]" office:value-type="float" office:value="20756" calcext:value-type="float">
            <text:p>20756</text:p>
          </table:table-cell>
          <table:table-cell table:formula="of:=['patched-standard'.O65]" office:value-type="float" office:value="182808" calcext:value-type="float">
            <text:p>182808</text:p>
          </table:table-cell>
          <table:table-cell table:formula="of:=['patched-aggressive'.AB65]" office:value-type="float" office:value="42000" calcext:value-type="float">
            <text:p>42000</text:p>
          </table:table-cell>
          <table:table-cell table:formula="of:=['patched-aggressive'.AC65]" office:value-type="float" office:value="20818" calcext:value-type="float">
            <text:p>20818</text:p>
          </table:table-cell>
          <table:table-cell table:formula="of:=['patched-aggressive'.O6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6]" office:value-type="float" office:value="69528" calcext:value-type="float">
            <text:p>69528</text:p>
          </table:table-cell>
          <table:table-cell table:formula="of:=[original.AC66]" office:value-type="float" office:value="21299" calcext:value-type="float">
            <text:p>21299</text:p>
          </table:table-cell>
          <table:table-cell table:formula="of:=[original.O66]" office:value-type="float" office:value="178692" calcext:value-type="float">
            <text:p>178692</text:p>
          </table:table-cell>
          <table:table-cell table:formula="of:=['patched-standard'.AB66]" office:value-type="float" office:value="67584" calcext:value-type="float">
            <text:p>67584</text:p>
          </table:table-cell>
          <table:table-cell table:formula="of:=['patched-standard'.AC66]" office:value-type="float" office:value="20756" calcext:value-type="float">
            <text:p>20756</text:p>
          </table:table-cell>
          <table:table-cell table:formula="of:=['patched-standard'.O66]" office:value-type="float" office:value="182808" calcext:value-type="float">
            <text:p>182808</text:p>
          </table:table-cell>
          <table:table-cell table:formula="of:=['patched-aggressive'.AB66]" office:value-type="float" office:value="42000" calcext:value-type="float">
            <text:p>42000</text:p>
          </table:table-cell>
          <table:table-cell table:formula="of:=['patched-aggressive'.AC66]" office:value-type="float" office:value="20818" calcext:value-type="float">
            <text:p>20818</text:p>
          </table:table-cell>
          <table:table-cell table:formula="of:=['patched-aggressive'.O6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7]" office:value-type="float" office:value="69528" calcext:value-type="float">
            <text:p>69528</text:p>
          </table:table-cell>
          <table:table-cell table:formula="of:=[original.AC67]" office:value-type="float" office:value="21299" calcext:value-type="float">
            <text:p>21299</text:p>
          </table:table-cell>
          <table:table-cell table:formula="of:=[original.O67]" office:value-type="float" office:value="178692" calcext:value-type="float">
            <text:p>178692</text:p>
          </table:table-cell>
          <table:table-cell table:formula="of:=['patched-standard'.AB67]" office:value-type="float" office:value="67584" calcext:value-type="float">
            <text:p>67584</text:p>
          </table:table-cell>
          <table:table-cell table:formula="of:=['patched-standard'.AC67]" office:value-type="float" office:value="20756" calcext:value-type="float">
            <text:p>20756</text:p>
          </table:table-cell>
          <table:table-cell table:formula="of:=['patched-standard'.O67]" office:value-type="float" office:value="182808" calcext:value-type="float">
            <text:p>182808</text:p>
          </table:table-cell>
          <table:table-cell table:formula="of:=['patched-aggressive'.AB67]" office:value-type="float" office:value="42000" calcext:value-type="float">
            <text:p>42000</text:p>
          </table:table-cell>
          <table:table-cell table:formula="of:=['patched-aggressive'.AC67]" office:value-type="float" office:value="20818" calcext:value-type="float">
            <text:p>20818</text:p>
          </table:table-cell>
          <table:table-cell table:formula="of:=['patched-aggressive'.O6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8]" office:value-type="float" office:value="69528" calcext:value-type="float">
            <text:p>69528</text:p>
          </table:table-cell>
          <table:table-cell table:formula="of:=[original.AC68]" office:value-type="float" office:value="21299" calcext:value-type="float">
            <text:p>21299</text:p>
          </table:table-cell>
          <table:table-cell table:formula="of:=[original.O68]" office:value-type="float" office:value="178692" calcext:value-type="float">
            <text:p>178692</text:p>
          </table:table-cell>
          <table:table-cell table:formula="of:=['patched-standard'.AB68]" office:value-type="float" office:value="67584" calcext:value-type="float">
            <text:p>67584</text:p>
          </table:table-cell>
          <table:table-cell table:formula="of:=['patched-standard'.AC68]" office:value-type="float" office:value="20756" calcext:value-type="float">
            <text:p>20756</text:p>
          </table:table-cell>
          <table:table-cell table:formula="of:=['patched-standard'.O68]" office:value-type="float" office:value="182808" calcext:value-type="float">
            <text:p>182808</text:p>
          </table:table-cell>
          <table:table-cell table:formula="of:=['patched-aggressive'.AB68]" office:value-type="float" office:value="42000" calcext:value-type="float">
            <text:p>42000</text:p>
          </table:table-cell>
          <table:table-cell table:formula="of:=['patched-aggressive'.AC68]" office:value-type="float" office:value="20818" calcext:value-type="float">
            <text:p>20818</text:p>
          </table:table-cell>
          <table:table-cell table:formula="of:=['patched-aggressive'.O6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69]" office:value-type="float" office:value="69528" calcext:value-type="float">
            <text:p>69528</text:p>
          </table:table-cell>
          <table:table-cell table:formula="of:=[original.AC69]" office:value-type="float" office:value="21299" calcext:value-type="float">
            <text:p>21299</text:p>
          </table:table-cell>
          <table:table-cell table:formula="of:=[original.O69]" office:value-type="float" office:value="178692" calcext:value-type="float">
            <text:p>178692</text:p>
          </table:table-cell>
          <table:table-cell table:formula="of:=['patched-standard'.AB69]" office:value-type="float" office:value="67584" calcext:value-type="float">
            <text:p>67584</text:p>
          </table:table-cell>
          <table:table-cell table:formula="of:=['patched-standard'.AC69]" office:value-type="float" office:value="20756" calcext:value-type="float">
            <text:p>20756</text:p>
          </table:table-cell>
          <table:table-cell table:formula="of:=['patched-standard'.O69]" office:value-type="float" office:value="182808" calcext:value-type="float">
            <text:p>182808</text:p>
          </table:table-cell>
          <table:table-cell table:formula="of:=['patched-aggressive'.AB69]" office:value-type="float" office:value="42000" calcext:value-type="float">
            <text:p>42000</text:p>
          </table:table-cell>
          <table:table-cell table:formula="of:=['patched-aggressive'.AC69]" office:value-type="float" office:value="20818" calcext:value-type="float">
            <text:p>20818</text:p>
          </table:table-cell>
          <table:table-cell table:formula="of:=['patched-aggressive'.O6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0]" office:value-type="float" office:value="69528" calcext:value-type="float">
            <text:p>69528</text:p>
          </table:table-cell>
          <table:table-cell table:formula="of:=[original.AC70]" office:value-type="float" office:value="21299" calcext:value-type="float">
            <text:p>21299</text:p>
          </table:table-cell>
          <table:table-cell table:formula="of:=[original.O70]" office:value-type="float" office:value="178692" calcext:value-type="float">
            <text:p>178692</text:p>
          </table:table-cell>
          <table:table-cell table:formula="of:=['patched-standard'.AB70]" office:value-type="float" office:value="67584" calcext:value-type="float">
            <text:p>67584</text:p>
          </table:table-cell>
          <table:table-cell table:formula="of:=['patched-standard'.AC70]" office:value-type="float" office:value="20756" calcext:value-type="float">
            <text:p>20756</text:p>
          </table:table-cell>
          <table:table-cell table:formula="of:=['patched-standard'.O70]" office:value-type="float" office:value="182808" calcext:value-type="float">
            <text:p>182808</text:p>
          </table:table-cell>
          <table:table-cell table:formula="of:=['patched-aggressive'.AB70]" office:value-type="float" office:value="42000" calcext:value-type="float">
            <text:p>42000</text:p>
          </table:table-cell>
          <table:table-cell table:formula="of:=['patched-aggressive'.AC70]" office:value-type="float" office:value="20818" calcext:value-type="float">
            <text:p>20818</text:p>
          </table:table-cell>
          <table:table-cell table:formula="of:=['patched-aggressive'.O7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1]" office:value-type="float" office:value="69528" calcext:value-type="float">
            <text:p>69528</text:p>
          </table:table-cell>
          <table:table-cell table:formula="of:=[original.AC71]" office:value-type="float" office:value="21299" calcext:value-type="float">
            <text:p>21299</text:p>
          </table:table-cell>
          <table:table-cell table:formula="of:=[original.O71]" office:value-type="float" office:value="178692" calcext:value-type="float">
            <text:p>178692</text:p>
          </table:table-cell>
          <table:table-cell table:formula="of:=['patched-standard'.AB71]" office:value-type="float" office:value="67584" calcext:value-type="float">
            <text:p>67584</text:p>
          </table:table-cell>
          <table:table-cell table:formula="of:=['patched-standard'.AC71]" office:value-type="float" office:value="20756" calcext:value-type="float">
            <text:p>20756</text:p>
          </table:table-cell>
          <table:table-cell table:formula="of:=['patched-standard'.O71]" office:value-type="float" office:value="182808" calcext:value-type="float">
            <text:p>182808</text:p>
          </table:table-cell>
          <table:table-cell table:formula="of:=['patched-aggressive'.AB71]" office:value-type="float" office:value="42000" calcext:value-type="float">
            <text:p>42000</text:p>
          </table:table-cell>
          <table:table-cell table:formula="of:=['patched-aggressive'.AC71]" office:value-type="float" office:value="20818" calcext:value-type="float">
            <text:p>20818</text:p>
          </table:table-cell>
          <table:table-cell table:formula="of:=['patched-aggressive'.O7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2]" office:value-type="float" office:value="69528" calcext:value-type="float">
            <text:p>69528</text:p>
          </table:table-cell>
          <table:table-cell table:formula="of:=[original.AC72]" office:value-type="float" office:value="21299" calcext:value-type="float">
            <text:p>21299</text:p>
          </table:table-cell>
          <table:table-cell table:formula="of:=[original.O72]" office:value-type="float" office:value="178692" calcext:value-type="float">
            <text:p>178692</text:p>
          </table:table-cell>
          <table:table-cell table:formula="of:=['patched-standard'.AB72]" office:value-type="float" office:value="67584" calcext:value-type="float">
            <text:p>67584</text:p>
          </table:table-cell>
          <table:table-cell table:formula="of:=['patched-standard'.AC72]" office:value-type="float" office:value="20756" calcext:value-type="float">
            <text:p>20756</text:p>
          </table:table-cell>
          <table:table-cell table:formula="of:=['patched-standard'.O72]" office:value-type="float" office:value="182808" calcext:value-type="float">
            <text:p>182808</text:p>
          </table:table-cell>
          <table:table-cell table:formula="of:=['patched-aggressive'.AB72]" office:value-type="float" office:value="42000" calcext:value-type="float">
            <text:p>42000</text:p>
          </table:table-cell>
          <table:table-cell table:formula="of:=['patched-aggressive'.AC72]" office:value-type="float" office:value="20818" calcext:value-type="float">
            <text:p>20818</text:p>
          </table:table-cell>
          <table:table-cell table:formula="of:=['patched-aggressive'.O7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3]" office:value-type="float" office:value="69528" calcext:value-type="float">
            <text:p>69528</text:p>
          </table:table-cell>
          <table:table-cell table:formula="of:=[original.AC73]" office:value-type="float" office:value="21299" calcext:value-type="float">
            <text:p>21299</text:p>
          </table:table-cell>
          <table:table-cell table:formula="of:=[original.O73]" office:value-type="float" office:value="178692" calcext:value-type="float">
            <text:p>178692</text:p>
          </table:table-cell>
          <table:table-cell table:formula="of:=['patched-standard'.AB73]" office:value-type="float" office:value="67584" calcext:value-type="float">
            <text:p>67584</text:p>
          </table:table-cell>
          <table:table-cell table:formula="of:=['patched-standard'.AC73]" office:value-type="float" office:value="20756" calcext:value-type="float">
            <text:p>20756</text:p>
          </table:table-cell>
          <table:table-cell table:formula="of:=['patched-standard'.O73]" office:value-type="float" office:value="182808" calcext:value-type="float">
            <text:p>182808</text:p>
          </table:table-cell>
          <table:table-cell table:formula="of:=['patched-aggressive'.AB73]" office:value-type="float" office:value="42000" calcext:value-type="float">
            <text:p>42000</text:p>
          </table:table-cell>
          <table:table-cell table:formula="of:=['patched-aggressive'.AC73]" office:value-type="float" office:value="20818" calcext:value-type="float">
            <text:p>20818</text:p>
          </table:table-cell>
          <table:table-cell table:formula="of:=['patched-aggressive'.O7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4]" office:value-type="float" office:value="69528" calcext:value-type="float">
            <text:p>69528</text:p>
          </table:table-cell>
          <table:table-cell table:formula="of:=[original.AC74]" office:value-type="float" office:value="21299" calcext:value-type="float">
            <text:p>21299</text:p>
          </table:table-cell>
          <table:table-cell table:formula="of:=[original.O74]" office:value-type="float" office:value="178692" calcext:value-type="float">
            <text:p>178692</text:p>
          </table:table-cell>
          <table:table-cell table:formula="of:=['patched-standard'.AB74]" office:value-type="float" office:value="67584" calcext:value-type="float">
            <text:p>67584</text:p>
          </table:table-cell>
          <table:table-cell table:formula="of:=['patched-standard'.AC74]" office:value-type="float" office:value="20756" calcext:value-type="float">
            <text:p>20756</text:p>
          </table:table-cell>
          <table:table-cell table:formula="of:=['patched-standard'.O74]" office:value-type="float" office:value="182808" calcext:value-type="float">
            <text:p>182808</text:p>
          </table:table-cell>
          <table:table-cell table:formula="of:=['patched-aggressive'.AB74]" office:value-type="float" office:value="42000" calcext:value-type="float">
            <text:p>42000</text:p>
          </table:table-cell>
          <table:table-cell table:formula="of:=['patched-aggressive'.AC74]" office:value-type="float" office:value="20818" calcext:value-type="float">
            <text:p>20818</text:p>
          </table:table-cell>
          <table:table-cell table:formula="of:=['patched-aggressive'.O7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5]" office:value-type="float" office:value="69528" calcext:value-type="float">
            <text:p>69528</text:p>
          </table:table-cell>
          <table:table-cell table:formula="of:=[original.AC75]" office:value-type="float" office:value="21299" calcext:value-type="float">
            <text:p>21299</text:p>
          </table:table-cell>
          <table:table-cell table:formula="of:=[original.O75]" office:value-type="float" office:value="178692" calcext:value-type="float">
            <text:p>178692</text:p>
          </table:table-cell>
          <table:table-cell table:formula="of:=['patched-standard'.AB75]" office:value-type="float" office:value="67584" calcext:value-type="float">
            <text:p>67584</text:p>
          </table:table-cell>
          <table:table-cell table:formula="of:=['patched-standard'.AC75]" office:value-type="float" office:value="20756" calcext:value-type="float">
            <text:p>20756</text:p>
          </table:table-cell>
          <table:table-cell table:formula="of:=['patched-standard'.O75]" office:value-type="float" office:value="182808" calcext:value-type="float">
            <text:p>182808</text:p>
          </table:table-cell>
          <table:table-cell table:formula="of:=['patched-aggressive'.AB75]" office:value-type="float" office:value="42000" calcext:value-type="float">
            <text:p>42000</text:p>
          </table:table-cell>
          <table:table-cell table:formula="of:=['patched-aggressive'.AC75]" office:value-type="float" office:value="20818" calcext:value-type="float">
            <text:p>20818</text:p>
          </table:table-cell>
          <table:table-cell table:formula="of:=['patched-aggressive'.O7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6]" office:value-type="float" office:value="69528" calcext:value-type="float">
            <text:p>69528</text:p>
          </table:table-cell>
          <table:table-cell table:formula="of:=[original.AC76]" office:value-type="float" office:value="21299" calcext:value-type="float">
            <text:p>21299</text:p>
          </table:table-cell>
          <table:table-cell table:formula="of:=[original.O76]" office:value-type="float" office:value="178692" calcext:value-type="float">
            <text:p>178692</text:p>
          </table:table-cell>
          <table:table-cell table:formula="of:=['patched-standard'.AB76]" office:value-type="float" office:value="67584" calcext:value-type="float">
            <text:p>67584</text:p>
          </table:table-cell>
          <table:table-cell table:formula="of:=['patched-standard'.AC76]" office:value-type="float" office:value="20756" calcext:value-type="float">
            <text:p>20756</text:p>
          </table:table-cell>
          <table:table-cell table:formula="of:=['patched-standard'.O76]" office:value-type="float" office:value="182808" calcext:value-type="float">
            <text:p>182808</text:p>
          </table:table-cell>
          <table:table-cell table:formula="of:=['patched-aggressive'.AB76]" office:value-type="float" office:value="42000" calcext:value-type="float">
            <text:p>42000</text:p>
          </table:table-cell>
          <table:table-cell table:formula="of:=['patched-aggressive'.AC76]" office:value-type="float" office:value="20818" calcext:value-type="float">
            <text:p>20818</text:p>
          </table:table-cell>
          <table:table-cell table:formula="of:=['patched-aggressive'.O7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7]" office:value-type="float" office:value="69528" calcext:value-type="float">
            <text:p>69528</text:p>
          </table:table-cell>
          <table:table-cell table:formula="of:=[original.AC77]" office:value-type="float" office:value="21299" calcext:value-type="float">
            <text:p>21299</text:p>
          </table:table-cell>
          <table:table-cell table:formula="of:=[original.O77]" office:value-type="float" office:value="178692" calcext:value-type="float">
            <text:p>178692</text:p>
          </table:table-cell>
          <table:table-cell table:formula="of:=['patched-standard'.AB77]" office:value-type="float" office:value="67584" calcext:value-type="float">
            <text:p>67584</text:p>
          </table:table-cell>
          <table:table-cell table:formula="of:=['patched-standard'.AC77]" office:value-type="float" office:value="20756" calcext:value-type="float">
            <text:p>20756</text:p>
          </table:table-cell>
          <table:table-cell table:formula="of:=['patched-standard'.O77]" office:value-type="float" office:value="182808" calcext:value-type="float">
            <text:p>182808</text:p>
          </table:table-cell>
          <table:table-cell table:formula="of:=['patched-aggressive'.AB77]" office:value-type="float" office:value="42000" calcext:value-type="float">
            <text:p>42000</text:p>
          </table:table-cell>
          <table:table-cell table:formula="of:=['patched-aggressive'.AC77]" office:value-type="float" office:value="20818" calcext:value-type="float">
            <text:p>20818</text:p>
          </table:table-cell>
          <table:table-cell table:formula="of:=['patched-aggressive'.O7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8]" office:value-type="float" office:value="69528" calcext:value-type="float">
            <text:p>69528</text:p>
          </table:table-cell>
          <table:table-cell table:formula="of:=[original.AC78]" office:value-type="float" office:value="21299" calcext:value-type="float">
            <text:p>21299</text:p>
          </table:table-cell>
          <table:table-cell table:formula="of:=[original.O78]" office:value-type="float" office:value="178692" calcext:value-type="float">
            <text:p>178692</text:p>
          </table:table-cell>
          <table:table-cell table:formula="of:=['patched-standard'.AB78]" office:value-type="float" office:value="67584" calcext:value-type="float">
            <text:p>67584</text:p>
          </table:table-cell>
          <table:table-cell table:formula="of:=['patched-standard'.AC78]" office:value-type="float" office:value="20756" calcext:value-type="float">
            <text:p>20756</text:p>
          </table:table-cell>
          <table:table-cell table:formula="of:=['patched-standard'.O78]" office:value-type="float" office:value="182808" calcext:value-type="float">
            <text:p>182808</text:p>
          </table:table-cell>
          <table:table-cell table:formula="of:=['patched-aggressive'.AB78]" office:value-type="float" office:value="42000" calcext:value-type="float">
            <text:p>42000</text:p>
          </table:table-cell>
          <table:table-cell table:formula="of:=['patched-aggressive'.AC78]" office:value-type="float" office:value="20818" calcext:value-type="float">
            <text:p>20818</text:p>
          </table:table-cell>
          <table:table-cell table:formula="of:=['patched-aggressive'.O7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79]" office:value-type="float" office:value="69528" calcext:value-type="float">
            <text:p>69528</text:p>
          </table:table-cell>
          <table:table-cell table:formula="of:=[original.AC79]" office:value-type="float" office:value="21299" calcext:value-type="float">
            <text:p>21299</text:p>
          </table:table-cell>
          <table:table-cell table:formula="of:=[original.O79]" office:value-type="float" office:value="178692" calcext:value-type="float">
            <text:p>178692</text:p>
          </table:table-cell>
          <table:table-cell table:formula="of:=['patched-standard'.AB79]" office:value-type="float" office:value="67584" calcext:value-type="float">
            <text:p>67584</text:p>
          </table:table-cell>
          <table:table-cell table:formula="of:=['patched-standard'.AC79]" office:value-type="float" office:value="20756" calcext:value-type="float">
            <text:p>20756</text:p>
          </table:table-cell>
          <table:table-cell table:formula="of:=['patched-standard'.O79]" office:value-type="float" office:value="182808" calcext:value-type="float">
            <text:p>182808</text:p>
          </table:table-cell>
          <table:table-cell table:formula="of:=['patched-aggressive'.AB79]" office:value-type="float" office:value="42000" calcext:value-type="float">
            <text:p>42000</text:p>
          </table:table-cell>
          <table:table-cell table:formula="of:=['patched-aggressive'.AC79]" office:value-type="float" office:value="20818" calcext:value-type="float">
            <text:p>20818</text:p>
          </table:table-cell>
          <table:table-cell table:formula="of:=['patched-aggressive'.O7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0]" office:value-type="float" office:value="69528" calcext:value-type="float">
            <text:p>69528</text:p>
          </table:table-cell>
          <table:table-cell table:formula="of:=[original.AC80]" office:value-type="float" office:value="21299" calcext:value-type="float">
            <text:p>21299</text:p>
          </table:table-cell>
          <table:table-cell table:formula="of:=[original.O80]" office:value-type="float" office:value="178692" calcext:value-type="float">
            <text:p>178692</text:p>
          </table:table-cell>
          <table:table-cell table:formula="of:=['patched-standard'.AB80]" office:value-type="float" office:value="67584" calcext:value-type="float">
            <text:p>67584</text:p>
          </table:table-cell>
          <table:table-cell table:formula="of:=['patched-standard'.AC80]" office:value-type="float" office:value="20756" calcext:value-type="float">
            <text:p>20756</text:p>
          </table:table-cell>
          <table:table-cell table:formula="of:=['patched-standard'.O80]" office:value-type="float" office:value="182808" calcext:value-type="float">
            <text:p>182808</text:p>
          </table:table-cell>
          <table:table-cell table:formula="of:=['patched-aggressive'.AB80]" office:value-type="float" office:value="42000" calcext:value-type="float">
            <text:p>42000</text:p>
          </table:table-cell>
          <table:table-cell table:formula="of:=['patched-aggressive'.AC80]" office:value-type="float" office:value="20818" calcext:value-type="float">
            <text:p>20818</text:p>
          </table:table-cell>
          <table:table-cell table:formula="of:=['patched-aggressive'.O8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1]" office:value-type="float" office:value="69528" calcext:value-type="float">
            <text:p>69528</text:p>
          </table:table-cell>
          <table:table-cell table:formula="of:=[original.AC81]" office:value-type="float" office:value="21299" calcext:value-type="float">
            <text:p>21299</text:p>
          </table:table-cell>
          <table:table-cell table:formula="of:=[original.O81]" office:value-type="float" office:value="178692" calcext:value-type="float">
            <text:p>178692</text:p>
          </table:table-cell>
          <table:table-cell table:formula="of:=['patched-standard'.AB81]" office:value-type="float" office:value="67584" calcext:value-type="float">
            <text:p>67584</text:p>
          </table:table-cell>
          <table:table-cell table:formula="of:=['patched-standard'.AC81]" office:value-type="float" office:value="20756" calcext:value-type="float">
            <text:p>20756</text:p>
          </table:table-cell>
          <table:table-cell table:formula="of:=['patched-standard'.O81]" office:value-type="float" office:value="182808" calcext:value-type="float">
            <text:p>182808</text:p>
          </table:table-cell>
          <table:table-cell table:formula="of:=['patched-aggressive'.AB81]" office:value-type="float" office:value="42000" calcext:value-type="float">
            <text:p>42000</text:p>
          </table:table-cell>
          <table:table-cell table:formula="of:=['patched-aggressive'.AC81]" office:value-type="float" office:value="20818" calcext:value-type="float">
            <text:p>20818</text:p>
          </table:table-cell>
          <table:table-cell table:formula="of:=['patched-aggressive'.O8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2]" office:value-type="float" office:value="69528" calcext:value-type="float">
            <text:p>69528</text:p>
          </table:table-cell>
          <table:table-cell table:formula="of:=[original.AC82]" office:value-type="float" office:value="21299" calcext:value-type="float">
            <text:p>21299</text:p>
          </table:table-cell>
          <table:table-cell table:formula="of:=[original.O82]" office:value-type="float" office:value="178692" calcext:value-type="float">
            <text:p>178692</text:p>
          </table:table-cell>
          <table:table-cell table:formula="of:=['patched-standard'.AB82]" office:value-type="float" office:value="67584" calcext:value-type="float">
            <text:p>67584</text:p>
          </table:table-cell>
          <table:table-cell table:formula="of:=['patched-standard'.AC82]" office:value-type="float" office:value="20756" calcext:value-type="float">
            <text:p>20756</text:p>
          </table:table-cell>
          <table:table-cell table:formula="of:=['patched-standard'.O82]" office:value-type="float" office:value="182808" calcext:value-type="float">
            <text:p>182808</text:p>
          </table:table-cell>
          <table:table-cell table:formula="of:=['patched-aggressive'.AB82]" office:value-type="float" office:value="42000" calcext:value-type="float">
            <text:p>42000</text:p>
          </table:table-cell>
          <table:table-cell table:formula="of:=['patched-aggressive'.AC82]" office:value-type="float" office:value="20818" calcext:value-type="float">
            <text:p>20818</text:p>
          </table:table-cell>
          <table:table-cell table:formula="of:=['patched-aggressive'.O8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3]" office:value-type="float" office:value="69528" calcext:value-type="float">
            <text:p>69528</text:p>
          </table:table-cell>
          <table:table-cell table:formula="of:=[original.AC83]" office:value-type="float" office:value="21299" calcext:value-type="float">
            <text:p>21299</text:p>
          </table:table-cell>
          <table:table-cell table:formula="of:=[original.O83]" office:value-type="float" office:value="178692" calcext:value-type="float">
            <text:p>178692</text:p>
          </table:table-cell>
          <table:table-cell table:formula="of:=['patched-standard'.AB83]" office:value-type="float" office:value="67584" calcext:value-type="float">
            <text:p>67584</text:p>
          </table:table-cell>
          <table:table-cell table:formula="of:=['patched-standard'.AC83]" office:value-type="float" office:value="20756" calcext:value-type="float">
            <text:p>20756</text:p>
          </table:table-cell>
          <table:table-cell table:formula="of:=['patched-standard'.O83]" office:value-type="float" office:value="182808" calcext:value-type="float">
            <text:p>182808</text:p>
          </table:table-cell>
          <table:table-cell table:formula="of:=['patched-aggressive'.AB83]" office:value-type="float" office:value="42000" calcext:value-type="float">
            <text:p>42000</text:p>
          </table:table-cell>
          <table:table-cell table:formula="of:=['patched-aggressive'.AC83]" office:value-type="float" office:value="20818" calcext:value-type="float">
            <text:p>20818</text:p>
          </table:table-cell>
          <table:table-cell table:formula="of:=['patched-aggressive'.O8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4]" office:value-type="float" office:value="69528" calcext:value-type="float">
            <text:p>69528</text:p>
          </table:table-cell>
          <table:table-cell table:formula="of:=[original.AC84]" office:value-type="float" office:value="21299" calcext:value-type="float">
            <text:p>21299</text:p>
          </table:table-cell>
          <table:table-cell table:formula="of:=[original.O84]" office:value-type="float" office:value="178692" calcext:value-type="float">
            <text:p>178692</text:p>
          </table:table-cell>
          <table:table-cell table:formula="of:=['patched-standard'.AB84]" office:value-type="float" office:value="67584" calcext:value-type="float">
            <text:p>67584</text:p>
          </table:table-cell>
          <table:table-cell table:formula="of:=['patched-standard'.AC84]" office:value-type="float" office:value="20756" calcext:value-type="float">
            <text:p>20756</text:p>
          </table:table-cell>
          <table:table-cell table:formula="of:=['patched-standard'.O84]" office:value-type="float" office:value="182808" calcext:value-type="float">
            <text:p>182808</text:p>
          </table:table-cell>
          <table:table-cell table:formula="of:=['patched-aggressive'.AB84]" office:value-type="float" office:value="42000" calcext:value-type="float">
            <text:p>42000</text:p>
          </table:table-cell>
          <table:table-cell table:formula="of:=['patched-aggressive'.AC84]" office:value-type="float" office:value="20818" calcext:value-type="float">
            <text:p>20818</text:p>
          </table:table-cell>
          <table:table-cell table:formula="of:=['patched-aggressive'.O8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5]" office:value-type="float" office:value="69528" calcext:value-type="float">
            <text:p>69528</text:p>
          </table:table-cell>
          <table:table-cell table:formula="of:=[original.AC85]" office:value-type="float" office:value="21299" calcext:value-type="float">
            <text:p>21299</text:p>
          </table:table-cell>
          <table:table-cell table:formula="of:=[original.O85]" office:value-type="float" office:value="178692" calcext:value-type="float">
            <text:p>178692</text:p>
          </table:table-cell>
          <table:table-cell table:formula="of:=['patched-standard'.AB85]" office:value-type="float" office:value="67584" calcext:value-type="float">
            <text:p>67584</text:p>
          </table:table-cell>
          <table:table-cell table:formula="of:=['patched-standard'.AC85]" office:value-type="float" office:value="20756" calcext:value-type="float">
            <text:p>20756</text:p>
          </table:table-cell>
          <table:table-cell table:formula="of:=['patched-standard'.O85]" office:value-type="float" office:value="182808" calcext:value-type="float">
            <text:p>182808</text:p>
          </table:table-cell>
          <table:table-cell table:formula="of:=['patched-aggressive'.AB85]" office:value-type="float" office:value="42000" calcext:value-type="float">
            <text:p>42000</text:p>
          </table:table-cell>
          <table:table-cell table:formula="of:=['patched-aggressive'.AC85]" office:value-type="float" office:value="20818" calcext:value-type="float">
            <text:p>20818</text:p>
          </table:table-cell>
          <table:table-cell table:formula="of:=['patched-aggressive'.O8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6]" office:value-type="float" office:value="69528" calcext:value-type="float">
            <text:p>69528</text:p>
          </table:table-cell>
          <table:table-cell table:formula="of:=[original.AC86]" office:value-type="float" office:value="21299" calcext:value-type="float">
            <text:p>21299</text:p>
          </table:table-cell>
          <table:table-cell table:formula="of:=[original.O86]" office:value-type="float" office:value="178692" calcext:value-type="float">
            <text:p>178692</text:p>
          </table:table-cell>
          <table:table-cell table:formula="of:=['patched-standard'.AB86]" office:value-type="float" office:value="67584" calcext:value-type="float">
            <text:p>67584</text:p>
          </table:table-cell>
          <table:table-cell table:formula="of:=['patched-standard'.AC86]" office:value-type="float" office:value="20756" calcext:value-type="float">
            <text:p>20756</text:p>
          </table:table-cell>
          <table:table-cell table:formula="of:=['patched-standard'.O86]" office:value-type="float" office:value="182808" calcext:value-type="float">
            <text:p>182808</text:p>
          </table:table-cell>
          <table:table-cell table:formula="of:=['patched-aggressive'.AB86]" office:value-type="float" office:value="42000" calcext:value-type="float">
            <text:p>42000</text:p>
          </table:table-cell>
          <table:table-cell table:formula="of:=['patched-aggressive'.AC86]" office:value-type="float" office:value="20818" calcext:value-type="float">
            <text:p>20818</text:p>
          </table:table-cell>
          <table:table-cell table:formula="of:=['patched-aggressive'.O8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7]" office:value-type="float" office:value="69528" calcext:value-type="float">
            <text:p>69528</text:p>
          </table:table-cell>
          <table:table-cell table:formula="of:=[original.AC87]" office:value-type="float" office:value="21299" calcext:value-type="float">
            <text:p>21299</text:p>
          </table:table-cell>
          <table:table-cell table:formula="of:=[original.O87]" office:value-type="float" office:value="178692" calcext:value-type="float">
            <text:p>178692</text:p>
          </table:table-cell>
          <table:table-cell table:formula="of:=['patched-standard'.AB87]" office:value-type="float" office:value="67584" calcext:value-type="float">
            <text:p>67584</text:p>
          </table:table-cell>
          <table:table-cell table:formula="of:=['patched-standard'.AC87]" office:value-type="float" office:value="20756" calcext:value-type="float">
            <text:p>20756</text:p>
          </table:table-cell>
          <table:table-cell table:formula="of:=['patched-standard'.O87]" office:value-type="float" office:value="182808" calcext:value-type="float">
            <text:p>182808</text:p>
          </table:table-cell>
          <table:table-cell table:formula="of:=['patched-aggressive'.AB87]" office:value-type="float" office:value="42000" calcext:value-type="float">
            <text:p>42000</text:p>
          </table:table-cell>
          <table:table-cell table:formula="of:=['patched-aggressive'.AC87]" office:value-type="float" office:value="20818" calcext:value-type="float">
            <text:p>20818</text:p>
          </table:table-cell>
          <table:table-cell table:formula="of:=['patched-aggressive'.O8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8]" office:value-type="float" office:value="69528" calcext:value-type="float">
            <text:p>69528</text:p>
          </table:table-cell>
          <table:table-cell table:formula="of:=[original.AC88]" office:value-type="float" office:value="21299" calcext:value-type="float">
            <text:p>21299</text:p>
          </table:table-cell>
          <table:table-cell table:formula="of:=[original.O88]" office:value-type="float" office:value="178692" calcext:value-type="float">
            <text:p>178692</text:p>
          </table:table-cell>
          <table:table-cell table:formula="of:=['patched-standard'.AB88]" office:value-type="float" office:value="67584" calcext:value-type="float">
            <text:p>67584</text:p>
          </table:table-cell>
          <table:table-cell table:formula="of:=['patched-standard'.AC88]" office:value-type="float" office:value="20756" calcext:value-type="float">
            <text:p>20756</text:p>
          </table:table-cell>
          <table:table-cell table:formula="of:=['patched-standard'.O88]" office:value-type="float" office:value="182808" calcext:value-type="float">
            <text:p>182808</text:p>
          </table:table-cell>
          <table:table-cell table:formula="of:=['patched-aggressive'.AB88]" office:value-type="float" office:value="42000" calcext:value-type="float">
            <text:p>42000</text:p>
          </table:table-cell>
          <table:table-cell table:formula="of:=['patched-aggressive'.AC88]" office:value-type="float" office:value="20818" calcext:value-type="float">
            <text:p>20818</text:p>
          </table:table-cell>
          <table:table-cell table:formula="of:=['patched-aggressive'.O8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89]" office:value-type="float" office:value="69528" calcext:value-type="float">
            <text:p>69528</text:p>
          </table:table-cell>
          <table:table-cell table:formula="of:=[original.AC89]" office:value-type="float" office:value="21299" calcext:value-type="float">
            <text:p>21299</text:p>
          </table:table-cell>
          <table:table-cell table:formula="of:=[original.O89]" office:value-type="float" office:value="178692" calcext:value-type="float">
            <text:p>178692</text:p>
          </table:table-cell>
          <table:table-cell table:formula="of:=['patched-standard'.AB89]" office:value-type="float" office:value="67584" calcext:value-type="float">
            <text:p>67584</text:p>
          </table:table-cell>
          <table:table-cell table:formula="of:=['patched-standard'.AC89]" office:value-type="float" office:value="20756" calcext:value-type="float">
            <text:p>20756</text:p>
          </table:table-cell>
          <table:table-cell table:formula="of:=['patched-standard'.O89]" office:value-type="float" office:value="182808" calcext:value-type="float">
            <text:p>182808</text:p>
          </table:table-cell>
          <table:table-cell table:formula="of:=['patched-aggressive'.AB89]" office:value-type="float" office:value="42000" calcext:value-type="float">
            <text:p>42000</text:p>
          </table:table-cell>
          <table:table-cell table:formula="of:=['patched-aggressive'.AC89]" office:value-type="float" office:value="20818" calcext:value-type="float">
            <text:p>20818</text:p>
          </table:table-cell>
          <table:table-cell table:formula="of:=['patched-aggressive'.O8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0]" office:value-type="float" office:value="69528" calcext:value-type="float">
            <text:p>69528</text:p>
          </table:table-cell>
          <table:table-cell table:formula="of:=[original.AC90]" office:value-type="float" office:value="21299" calcext:value-type="float">
            <text:p>21299</text:p>
          </table:table-cell>
          <table:table-cell table:formula="of:=[original.O90]" office:value-type="float" office:value="178692" calcext:value-type="float">
            <text:p>178692</text:p>
          </table:table-cell>
          <table:table-cell table:formula="of:=['patched-standard'.AB90]" office:value-type="float" office:value="67584" calcext:value-type="float">
            <text:p>67584</text:p>
          </table:table-cell>
          <table:table-cell table:formula="of:=['patched-standard'.AC90]" office:value-type="float" office:value="20756" calcext:value-type="float">
            <text:p>20756</text:p>
          </table:table-cell>
          <table:table-cell table:formula="of:=['patched-standard'.O90]" office:value-type="float" office:value="182808" calcext:value-type="float">
            <text:p>182808</text:p>
          </table:table-cell>
          <table:table-cell table:formula="of:=['patched-aggressive'.AB90]" office:value-type="float" office:value="42000" calcext:value-type="float">
            <text:p>42000</text:p>
          </table:table-cell>
          <table:table-cell table:formula="of:=['patched-aggressive'.AC90]" office:value-type="float" office:value="20818" calcext:value-type="float">
            <text:p>20818</text:p>
          </table:table-cell>
          <table:table-cell table:formula="of:=['patched-aggressive'.O9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1]" office:value-type="float" office:value="69528" calcext:value-type="float">
            <text:p>69528</text:p>
          </table:table-cell>
          <table:table-cell table:formula="of:=[original.AC91]" office:value-type="float" office:value="21299" calcext:value-type="float">
            <text:p>21299</text:p>
          </table:table-cell>
          <table:table-cell table:formula="of:=[original.O91]" office:value-type="float" office:value="178692" calcext:value-type="float">
            <text:p>178692</text:p>
          </table:table-cell>
          <table:table-cell table:formula="of:=['patched-standard'.AB91]" office:value-type="float" office:value="67584" calcext:value-type="float">
            <text:p>67584</text:p>
          </table:table-cell>
          <table:table-cell table:formula="of:=['patched-standard'.AC91]" office:value-type="float" office:value="20756" calcext:value-type="float">
            <text:p>20756</text:p>
          </table:table-cell>
          <table:table-cell table:formula="of:=['patched-standard'.O91]" office:value-type="float" office:value="182808" calcext:value-type="float">
            <text:p>182808</text:p>
          </table:table-cell>
          <table:table-cell table:formula="of:=['patched-aggressive'.AB91]" office:value-type="float" office:value="42000" calcext:value-type="float">
            <text:p>42000</text:p>
          </table:table-cell>
          <table:table-cell table:formula="of:=['patched-aggressive'.AC91]" office:value-type="float" office:value="20818" calcext:value-type="float">
            <text:p>20818</text:p>
          </table:table-cell>
          <table:table-cell table:formula="of:=['patched-aggressive'.O9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2]" office:value-type="float" office:value="69528" calcext:value-type="float">
            <text:p>69528</text:p>
          </table:table-cell>
          <table:table-cell table:formula="of:=[original.AC92]" office:value-type="float" office:value="21299" calcext:value-type="float">
            <text:p>21299</text:p>
          </table:table-cell>
          <table:table-cell table:formula="of:=[original.O92]" office:value-type="float" office:value="178692" calcext:value-type="float">
            <text:p>178692</text:p>
          </table:table-cell>
          <table:table-cell table:formula="of:=['patched-standard'.AB92]" office:value-type="float" office:value="67584" calcext:value-type="float">
            <text:p>67584</text:p>
          </table:table-cell>
          <table:table-cell table:formula="of:=['patched-standard'.AC92]" office:value-type="float" office:value="20756" calcext:value-type="float">
            <text:p>20756</text:p>
          </table:table-cell>
          <table:table-cell table:formula="of:=['patched-standard'.O92]" office:value-type="float" office:value="182808" calcext:value-type="float">
            <text:p>182808</text:p>
          </table:table-cell>
          <table:table-cell table:formula="of:=['patched-aggressive'.AB92]" office:value-type="float" office:value="42000" calcext:value-type="float">
            <text:p>42000</text:p>
          </table:table-cell>
          <table:table-cell table:formula="of:=['patched-aggressive'.AC92]" office:value-type="float" office:value="20818" calcext:value-type="float">
            <text:p>20818</text:p>
          </table:table-cell>
          <table:table-cell table:formula="of:=['patched-aggressive'.O9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3]" office:value-type="float" office:value="69528" calcext:value-type="float">
            <text:p>69528</text:p>
          </table:table-cell>
          <table:table-cell table:formula="of:=[original.AC93]" office:value-type="float" office:value="21299" calcext:value-type="float">
            <text:p>21299</text:p>
          </table:table-cell>
          <table:table-cell table:formula="of:=[original.O93]" office:value-type="float" office:value="178692" calcext:value-type="float">
            <text:p>178692</text:p>
          </table:table-cell>
          <table:table-cell table:formula="of:=['patched-standard'.AB93]" office:value-type="float" office:value="67584" calcext:value-type="float">
            <text:p>67584</text:p>
          </table:table-cell>
          <table:table-cell table:formula="of:=['patched-standard'.AC93]" office:value-type="float" office:value="20756" calcext:value-type="float">
            <text:p>20756</text:p>
          </table:table-cell>
          <table:table-cell table:formula="of:=['patched-standard'.O93]" office:value-type="float" office:value="182808" calcext:value-type="float">
            <text:p>182808</text:p>
          </table:table-cell>
          <table:table-cell table:formula="of:=['patched-aggressive'.AB93]" office:value-type="float" office:value="42000" calcext:value-type="float">
            <text:p>42000</text:p>
          </table:table-cell>
          <table:table-cell table:formula="of:=['patched-aggressive'.AC93]" office:value-type="float" office:value="20818" calcext:value-type="float">
            <text:p>20818</text:p>
          </table:table-cell>
          <table:table-cell table:formula="of:=['patched-aggressive'.O9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4]" office:value-type="float" office:value="69528" calcext:value-type="float">
            <text:p>69528</text:p>
          </table:table-cell>
          <table:table-cell table:formula="of:=[original.AC94]" office:value-type="float" office:value="21299" calcext:value-type="float">
            <text:p>21299</text:p>
          </table:table-cell>
          <table:table-cell table:formula="of:=[original.O94]" office:value-type="float" office:value="178692" calcext:value-type="float">
            <text:p>178692</text:p>
          </table:table-cell>
          <table:table-cell table:formula="of:=['patched-standard'.AB94]" office:value-type="float" office:value="67584" calcext:value-type="float">
            <text:p>67584</text:p>
          </table:table-cell>
          <table:table-cell table:formula="of:=['patched-standard'.AC94]" office:value-type="float" office:value="20756" calcext:value-type="float">
            <text:p>20756</text:p>
          </table:table-cell>
          <table:table-cell table:formula="of:=['patched-standard'.O94]" office:value-type="float" office:value="182808" calcext:value-type="float">
            <text:p>182808</text:p>
          </table:table-cell>
          <table:table-cell table:formula="of:=['patched-aggressive'.AB94]" office:value-type="float" office:value="42000" calcext:value-type="float">
            <text:p>42000</text:p>
          </table:table-cell>
          <table:table-cell table:formula="of:=['patched-aggressive'.AC94]" office:value-type="float" office:value="20818" calcext:value-type="float">
            <text:p>20818</text:p>
          </table:table-cell>
          <table:table-cell table:formula="of:=['patched-aggressive'.O9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5]" office:value-type="float" office:value="69528" calcext:value-type="float">
            <text:p>69528</text:p>
          </table:table-cell>
          <table:table-cell table:formula="of:=[original.AC95]" office:value-type="float" office:value="21299" calcext:value-type="float">
            <text:p>21299</text:p>
          </table:table-cell>
          <table:table-cell table:formula="of:=[original.O95]" office:value-type="float" office:value="178692" calcext:value-type="float">
            <text:p>178692</text:p>
          </table:table-cell>
          <table:table-cell table:formula="of:=['patched-standard'.AB95]" office:value-type="float" office:value="67584" calcext:value-type="float">
            <text:p>67584</text:p>
          </table:table-cell>
          <table:table-cell table:formula="of:=['patched-standard'.AC95]" office:value-type="float" office:value="20756" calcext:value-type="float">
            <text:p>20756</text:p>
          </table:table-cell>
          <table:table-cell table:formula="of:=['patched-standard'.O95]" office:value-type="float" office:value="182808" calcext:value-type="float">
            <text:p>182808</text:p>
          </table:table-cell>
          <table:table-cell table:formula="of:=['patched-aggressive'.AB95]" office:value-type="float" office:value="42000" calcext:value-type="float">
            <text:p>42000</text:p>
          </table:table-cell>
          <table:table-cell table:formula="of:=['patched-aggressive'.AC95]" office:value-type="float" office:value="20818" calcext:value-type="float">
            <text:p>20818</text:p>
          </table:table-cell>
          <table:table-cell table:formula="of:=['patched-aggressive'.O9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6]" office:value-type="float" office:value="69528" calcext:value-type="float">
            <text:p>69528</text:p>
          </table:table-cell>
          <table:table-cell table:formula="of:=[original.AC96]" office:value-type="float" office:value="21299" calcext:value-type="float">
            <text:p>21299</text:p>
          </table:table-cell>
          <table:table-cell table:formula="of:=[original.O96]" office:value-type="float" office:value="178692" calcext:value-type="float">
            <text:p>178692</text:p>
          </table:table-cell>
          <table:table-cell table:formula="of:=['patched-standard'.AB96]" office:value-type="float" office:value="67584" calcext:value-type="float">
            <text:p>67584</text:p>
          </table:table-cell>
          <table:table-cell table:formula="of:=['patched-standard'.AC96]" office:value-type="float" office:value="20756" calcext:value-type="float">
            <text:p>20756</text:p>
          </table:table-cell>
          <table:table-cell table:formula="of:=['patched-standard'.O96]" office:value-type="float" office:value="182808" calcext:value-type="float">
            <text:p>182808</text:p>
          </table:table-cell>
          <table:table-cell table:formula="of:=['patched-aggressive'.AB96]" office:value-type="float" office:value="42000" calcext:value-type="float">
            <text:p>42000</text:p>
          </table:table-cell>
          <table:table-cell table:formula="of:=['patched-aggressive'.AC96]" office:value-type="float" office:value="20818" calcext:value-type="float">
            <text:p>20818</text:p>
          </table:table-cell>
          <table:table-cell table:formula="of:=['patched-aggressive'.O9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7]" office:value-type="float" office:value="69528" calcext:value-type="float">
            <text:p>69528</text:p>
          </table:table-cell>
          <table:table-cell table:formula="of:=[original.AC97]" office:value-type="float" office:value="21299" calcext:value-type="float">
            <text:p>21299</text:p>
          </table:table-cell>
          <table:table-cell table:formula="of:=[original.O97]" office:value-type="float" office:value="178692" calcext:value-type="float">
            <text:p>178692</text:p>
          </table:table-cell>
          <table:table-cell table:formula="of:=['patched-standard'.AB97]" office:value-type="float" office:value="67584" calcext:value-type="float">
            <text:p>67584</text:p>
          </table:table-cell>
          <table:table-cell table:formula="of:=['patched-standard'.AC97]" office:value-type="float" office:value="20756" calcext:value-type="float">
            <text:p>20756</text:p>
          </table:table-cell>
          <table:table-cell table:formula="of:=['patched-standard'.O97]" office:value-type="float" office:value="182808" calcext:value-type="float">
            <text:p>182808</text:p>
          </table:table-cell>
          <table:table-cell table:formula="of:=['patched-aggressive'.AB97]" office:value-type="float" office:value="42000" calcext:value-type="float">
            <text:p>42000</text:p>
          </table:table-cell>
          <table:table-cell table:formula="of:=['patched-aggressive'.AC97]" office:value-type="float" office:value="20818" calcext:value-type="float">
            <text:p>20818</text:p>
          </table:table-cell>
          <table:table-cell table:formula="of:=['patched-aggressive'.O97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8]" office:value-type="float" office:value="69528" calcext:value-type="float">
            <text:p>69528</text:p>
          </table:table-cell>
          <table:table-cell table:formula="of:=[original.AC98]" office:value-type="float" office:value="21299" calcext:value-type="float">
            <text:p>21299</text:p>
          </table:table-cell>
          <table:table-cell table:formula="of:=[original.O98]" office:value-type="float" office:value="178692" calcext:value-type="float">
            <text:p>178692</text:p>
          </table:table-cell>
          <table:table-cell table:formula="of:=['patched-standard'.AB98]" office:value-type="float" office:value="67584" calcext:value-type="float">
            <text:p>67584</text:p>
          </table:table-cell>
          <table:table-cell table:formula="of:=['patched-standard'.AC98]" office:value-type="float" office:value="20756" calcext:value-type="float">
            <text:p>20756</text:p>
          </table:table-cell>
          <table:table-cell table:formula="of:=['patched-standard'.O98]" office:value-type="float" office:value="182808" calcext:value-type="float">
            <text:p>182808</text:p>
          </table:table-cell>
          <table:table-cell table:formula="of:=['patched-aggressive'.AB98]" office:value-type="float" office:value="42000" calcext:value-type="float">
            <text:p>42000</text:p>
          </table:table-cell>
          <table:table-cell table:formula="of:=['patched-aggressive'.AC98]" office:value-type="float" office:value="20818" calcext:value-type="float">
            <text:p>20818</text:p>
          </table:table-cell>
          <table:table-cell table:formula="of:=['patched-aggressive'.O98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99]" office:value-type="float" office:value="69528" calcext:value-type="float">
            <text:p>69528</text:p>
          </table:table-cell>
          <table:table-cell table:formula="of:=[original.AC99]" office:value-type="float" office:value="21299" calcext:value-type="float">
            <text:p>21299</text:p>
          </table:table-cell>
          <table:table-cell table:formula="of:=[original.O99]" office:value-type="float" office:value="178692" calcext:value-type="float">
            <text:p>178692</text:p>
          </table:table-cell>
          <table:table-cell table:formula="of:=['patched-standard'.AB99]" office:value-type="float" office:value="67584" calcext:value-type="float">
            <text:p>67584</text:p>
          </table:table-cell>
          <table:table-cell table:formula="of:=['patched-standard'.AC99]" office:value-type="float" office:value="20756" calcext:value-type="float">
            <text:p>20756</text:p>
          </table:table-cell>
          <table:table-cell table:formula="of:=['patched-standard'.O99]" office:value-type="float" office:value="182808" calcext:value-type="float">
            <text:p>182808</text:p>
          </table:table-cell>
          <table:table-cell table:formula="of:=['patched-aggressive'.AB99]" office:value-type="float" office:value="42000" calcext:value-type="float">
            <text:p>42000</text:p>
          </table:table-cell>
          <table:table-cell table:formula="of:=['patched-aggressive'.AC99]" office:value-type="float" office:value="20818" calcext:value-type="float">
            <text:p>20818</text:p>
          </table:table-cell>
          <table:table-cell table:formula="of:=['patched-aggressive'.O99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0]" office:value-type="float" office:value="69528" calcext:value-type="float">
            <text:p>69528</text:p>
          </table:table-cell>
          <table:table-cell table:formula="of:=[original.AC100]" office:value-type="float" office:value="21299" calcext:value-type="float">
            <text:p>21299</text:p>
          </table:table-cell>
          <table:table-cell table:formula="of:=[original.O100]" office:value-type="float" office:value="178692" calcext:value-type="float">
            <text:p>178692</text:p>
          </table:table-cell>
          <table:table-cell table:formula="of:=['patched-standard'.AB100]" office:value-type="float" office:value="67584" calcext:value-type="float">
            <text:p>67584</text:p>
          </table:table-cell>
          <table:table-cell table:formula="of:=['patched-standard'.AC100]" office:value-type="float" office:value="20756" calcext:value-type="float">
            <text:p>20756</text:p>
          </table:table-cell>
          <table:table-cell table:formula="of:=['patched-standard'.O100]" office:value-type="float" office:value="182808" calcext:value-type="float">
            <text:p>182808</text:p>
          </table:table-cell>
          <table:table-cell table:formula="of:=['patched-aggressive'.AB100]" office:value-type="float" office:value="42000" calcext:value-type="float">
            <text:p>42000</text:p>
          </table:table-cell>
          <table:table-cell table:formula="of:=['patched-aggressive'.AC100]" office:value-type="float" office:value="20818" calcext:value-type="float">
            <text:p>20818</text:p>
          </table:table-cell>
          <table:table-cell table:formula="of:=['patched-aggressive'.O100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1]" office:value-type="float" office:value="69528" calcext:value-type="float">
            <text:p>69528</text:p>
          </table:table-cell>
          <table:table-cell table:formula="of:=[original.AC101]" office:value-type="float" office:value="21299" calcext:value-type="float">
            <text:p>21299</text:p>
          </table:table-cell>
          <table:table-cell table:formula="of:=[original.O101]" office:value-type="float" office:value="178692" calcext:value-type="float">
            <text:p>178692</text:p>
          </table:table-cell>
          <table:table-cell table:formula="of:=['patched-standard'.AB101]" office:value-type="float" office:value="67584" calcext:value-type="float">
            <text:p>67584</text:p>
          </table:table-cell>
          <table:table-cell table:formula="of:=['patched-standard'.AC101]" office:value-type="float" office:value="20756" calcext:value-type="float">
            <text:p>20756</text:p>
          </table:table-cell>
          <table:table-cell table:formula="of:=['patched-standard'.O101]" office:value-type="float" office:value="182808" calcext:value-type="float">
            <text:p>182808</text:p>
          </table:table-cell>
          <table:table-cell table:formula="of:=['patched-aggressive'.AB101]" office:value-type="float" office:value="42000" calcext:value-type="float">
            <text:p>42000</text:p>
          </table:table-cell>
          <table:table-cell table:formula="of:=['patched-aggressive'.AC101]" office:value-type="float" office:value="20818" calcext:value-type="float">
            <text:p>20818</text:p>
          </table:table-cell>
          <table:table-cell table:formula="of:=['patched-aggressive'.O101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2]" office:value-type="float" office:value="69528" calcext:value-type="float">
            <text:p>69528</text:p>
          </table:table-cell>
          <table:table-cell table:formula="of:=[original.AC102]" office:value-type="float" office:value="21299" calcext:value-type="float">
            <text:p>21299</text:p>
          </table:table-cell>
          <table:table-cell table:formula="of:=[original.O102]" office:value-type="float" office:value="178692" calcext:value-type="float">
            <text:p>178692</text:p>
          </table:table-cell>
          <table:table-cell table:formula="of:=['patched-standard'.AB102]" office:value-type="float" office:value="67584" calcext:value-type="float">
            <text:p>67584</text:p>
          </table:table-cell>
          <table:table-cell table:formula="of:=['patched-standard'.AC102]" office:value-type="float" office:value="20756" calcext:value-type="float">
            <text:p>20756</text:p>
          </table:table-cell>
          <table:table-cell table:formula="of:=['patched-standard'.O102]" office:value-type="float" office:value="182808" calcext:value-type="float">
            <text:p>182808</text:p>
          </table:table-cell>
          <table:table-cell table:formula="of:=['patched-aggressive'.AB102]" office:value-type="float" office:value="42000" calcext:value-type="float">
            <text:p>42000</text:p>
          </table:table-cell>
          <table:table-cell table:formula="of:=['patched-aggressive'.AC102]" office:value-type="float" office:value="20818" calcext:value-type="float">
            <text:p>20818</text:p>
          </table:table-cell>
          <table:table-cell table:formula="of:=['patched-aggressive'.O102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3]" office:value-type="float" office:value="69528" calcext:value-type="float">
            <text:p>69528</text:p>
          </table:table-cell>
          <table:table-cell table:formula="of:=[original.AC103]" office:value-type="float" office:value="21299" calcext:value-type="float">
            <text:p>21299</text:p>
          </table:table-cell>
          <table:table-cell table:formula="of:=[original.O103]" office:value-type="float" office:value="178692" calcext:value-type="float">
            <text:p>178692</text:p>
          </table:table-cell>
          <table:table-cell table:formula="of:=['patched-standard'.AB103]" office:value-type="float" office:value="67584" calcext:value-type="float">
            <text:p>67584</text:p>
          </table:table-cell>
          <table:table-cell table:formula="of:=['patched-standard'.AC103]" office:value-type="float" office:value="20756" calcext:value-type="float">
            <text:p>20756</text:p>
          </table:table-cell>
          <table:table-cell table:formula="of:=['patched-standard'.O103]" office:value-type="float" office:value="182808" calcext:value-type="float">
            <text:p>182808</text:p>
          </table:table-cell>
          <table:table-cell table:formula="of:=['patched-aggressive'.AB103]" office:value-type="float" office:value="42000" calcext:value-type="float">
            <text:p>42000</text:p>
          </table:table-cell>
          <table:table-cell table:formula="of:=['patched-aggressive'.AC103]" office:value-type="float" office:value="20818" calcext:value-type="float">
            <text:p>20818</text:p>
          </table:table-cell>
          <table:table-cell table:formula="of:=['patched-aggressive'.O103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4]" office:value-type="float" office:value="69528" calcext:value-type="float">
            <text:p>69528</text:p>
          </table:table-cell>
          <table:table-cell table:formula="of:=[original.AC104]" office:value-type="float" office:value="21299" calcext:value-type="float">
            <text:p>21299</text:p>
          </table:table-cell>
          <table:table-cell table:formula="of:=[original.O104]" office:value-type="float" office:value="178692" calcext:value-type="float">
            <text:p>178692</text:p>
          </table:table-cell>
          <table:table-cell table:formula="of:=['patched-standard'.AB104]" office:value-type="float" office:value="67584" calcext:value-type="float">
            <text:p>67584</text:p>
          </table:table-cell>
          <table:table-cell table:formula="of:=['patched-standard'.AC104]" office:value-type="float" office:value="20756" calcext:value-type="float">
            <text:p>20756</text:p>
          </table:table-cell>
          <table:table-cell table:formula="of:=['patched-standard'.O104]" office:value-type="float" office:value="182808" calcext:value-type="float">
            <text:p>182808</text:p>
          </table:table-cell>
          <table:table-cell table:formula="of:=['patched-aggressive'.AB104]" office:value-type="float" office:value="42000" calcext:value-type="float">
            <text:p>42000</text:p>
          </table:table-cell>
          <table:table-cell table:formula="of:=['patched-aggressive'.AC104]" office:value-type="float" office:value="20818" calcext:value-type="float">
            <text:p>20818</text:p>
          </table:table-cell>
          <table:table-cell table:formula="of:=['patched-aggressive'.O104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5]" office:value-type="float" office:value="69528" calcext:value-type="float">
            <text:p>69528</text:p>
          </table:table-cell>
          <table:table-cell table:formula="of:=[original.AC105]" office:value-type="float" office:value="21299" calcext:value-type="float">
            <text:p>21299</text:p>
          </table:table-cell>
          <table:table-cell table:formula="of:=[original.O105]" office:value-type="float" office:value="178692" calcext:value-type="float">
            <text:p>178692</text:p>
          </table:table-cell>
          <table:table-cell table:formula="of:=['patched-standard'.AB105]" office:value-type="float" office:value="67584" calcext:value-type="float">
            <text:p>67584</text:p>
          </table:table-cell>
          <table:table-cell table:formula="of:=['patched-standard'.AC105]" office:value-type="float" office:value="20756" calcext:value-type="float">
            <text:p>20756</text:p>
          </table:table-cell>
          <table:table-cell table:formula="of:=['patched-standard'.O105]" office:value-type="float" office:value="182808" calcext:value-type="float">
            <text:p>182808</text:p>
          </table:table-cell>
          <table:table-cell table:formula="of:=['patched-aggressive'.AB105]" office:value-type="float" office:value="42000" calcext:value-type="float">
            <text:p>42000</text:p>
          </table:table-cell>
          <table:table-cell table:formula="of:=['patched-aggressive'.AC105]" office:value-type="float" office:value="20818" calcext:value-type="float">
            <text:p>20818</text:p>
          </table:table-cell>
          <table:table-cell table:formula="of:=['patched-aggressive'.O105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6]" office:value-type="float" office:value="69528" calcext:value-type="float">
            <text:p>69528</text:p>
          </table:table-cell>
          <table:table-cell table:formula="of:=[original.AC106]" office:value-type="float" office:value="21299" calcext:value-type="float">
            <text:p>21299</text:p>
          </table:table-cell>
          <table:table-cell table:formula="of:=[original.O106]" office:value-type="float" office:value="178692" calcext:value-type="float">
            <text:p>178692</text:p>
          </table:table-cell>
          <table:table-cell table:formula="of:=['patched-standard'.AB106]" office:value-type="float" office:value="67584" calcext:value-type="float">
            <text:p>67584</text:p>
          </table:table-cell>
          <table:table-cell table:formula="of:=['patched-standard'.AC106]" office:value-type="float" office:value="20756" calcext:value-type="float">
            <text:p>20756</text:p>
          </table:table-cell>
          <table:table-cell table:formula="of:=['patched-standard'.O106]" office:value-type="float" office:value="182808" calcext:value-type="float">
            <text:p>182808</text:p>
          </table:table-cell>
          <table:table-cell table:formula="of:=['patched-aggressive'.AB106]" office:value-type="float" office:value="42000" calcext:value-type="float">
            <text:p>42000</text:p>
          </table:table-cell>
          <table:table-cell table:formula="of:=['patched-aggressive'.AC106]" office:value-type="float" office:value="20818" calcext:value-type="float">
            <text:p>20818</text:p>
          </table:table-cell>
          <table:table-cell table:formula="of:=['patched-aggressive'.O106]" office:value-type="float" office:value="156464" calcext:value-type="float">
            <text:p>156464</text:p>
          </table:table-cell>
        </table:table-row>
        <table:table-row table:style-name="ro1">
          <table:table-cell table:formula="of:=[original.AB107]" office:value-type="float" office:value="79384" calcext:value-type="float">
            <text:p>79384</text:p>
          </table:table-cell>
          <table:table-cell table:formula="of:=[original.AC107]" office:value-type="float" office:value="70538" calcext:value-type="float">
            <text:p>70538</text:p>
          </table:table-cell>
          <table:table-cell table:formula="of:=[original.O107]" office:value-type="float" office:value="190292" calcext:value-type="float">
            <text:p>190292</text:p>
          </table:table-cell>
          <table:table-cell table:formula="of:=['patched-standard'.AB107]" office:value-type="float" office:value="69120" calcext:value-type="float">
            <text:p>69120</text:p>
          </table:table-cell>
          <table:table-cell table:formula="of:=['patched-standard'.AC107]" office:value-type="float" office:value="60021" calcext:value-type="float">
            <text:p>60021</text:p>
          </table:table-cell>
          <table:table-cell table:formula="of:=['patched-standard'.O107]" office:value-type="float" office:value="185572" calcext:value-type="float">
            <text:p>185572</text:p>
          </table:table-cell>
          <table:table-cell table:formula="of:=['patched-aggressive'.AB107]" office:value-type="float" office:value="65584" calcext:value-type="float">
            <text:p>65584</text:p>
          </table:table-cell>
          <table:table-cell table:formula="of:=['patched-aggressive'.AC107]" office:value-type="float" office:value="56891" calcext:value-type="float">
            <text:p>56891</text:p>
          </table:table-cell>
          <table:table-cell table:formula="of:=['patched-aggressive'.O107]" office:value-type="float" office:value="181096" calcext:value-type="float">
            <text:p>181096</text:p>
          </table:table-cell>
        </table:table-row>
        <table:table-row table:style-name="ro1">
          <table:table-cell table:formula="of:=[original.AB108]" office:value-type="float" office:value="80536" calcext:value-type="float">
            <text:p>80536</text:p>
          </table:table-cell>
          <table:table-cell table:formula="of:=[original.AC108]" office:value-type="float" office:value="71581" calcext:value-type="float">
            <text:p>71581</text:p>
          </table:table-cell>
          <table:table-cell table:formula="of:=[original.O108]" office:value-type="float" office:value="191712" calcext:value-type="float">
            <text:p>191712</text:p>
          </table:table-cell>
          <table:table-cell table:formula="of:=['patched-standard'.AB108]" office:value-type="float" office:value="78848" calcext:value-type="float">
            <text:p>78848</text:p>
          </table:table-cell>
          <table:table-cell table:formula="of:=['patched-standard'.AC108]" office:value-type="float" office:value="68234" calcext:value-type="float">
            <text:p>68234</text:p>
          </table:table-cell>
          <table:table-cell table:formula="of:=['patched-standard'.O108]" office:value-type="float" office:value="195664" calcext:value-type="float">
            <text:p>195664</text:p>
          </table:table-cell>
          <table:table-cell table:formula="of:=['patched-aggressive'.AB108]" office:value-type="float" office:value="78800" calcext:value-type="float">
            <text:p>78800</text:p>
          </table:table-cell>
          <table:table-cell table:formula="of:=['patched-aggressive'.AC108]" office:value-type="float" office:value="68297" calcext:value-type="float">
            <text:p>68297</text:p>
          </table:table-cell>
          <table:table-cell table:formula="of:=['patched-aggressive'.O108]" office:value-type="float" office:value="194680" calcext:value-type="float">
            <text:p>194680</text:p>
          </table:table-cell>
        </table:table-row>
        <table:table-row table:style-name="ro1">
          <table:table-cell table:formula="of:=[original.AB109]" office:value-type="float" office:value="80536" calcext:value-type="float">
            <text:p>80536</text:p>
          </table:table-cell>
          <table:table-cell table:formula="of:=[original.AC109]" office:value-type="float" office:value="71581" calcext:value-type="float">
            <text:p>71581</text:p>
          </table:table-cell>
          <table:table-cell table:formula="of:=[original.O109]" office:value-type="float" office:value="191712" calcext:value-type="float">
            <text:p>191712</text:p>
          </table:table-cell>
          <table:table-cell table:formula="of:=['patched-standard'.AB109]" office:value-type="float" office:value="78848" calcext:value-type="float">
            <text:p>78848</text:p>
          </table:table-cell>
          <table:table-cell table:formula="of:=['patched-standard'.AC109]" office:value-type="float" office:value="68234" calcext:value-type="float">
            <text:p>68234</text:p>
          </table:table-cell>
          <table:table-cell table:formula="of:=['patched-standard'.O109]" office:value-type="float" office:value="195664" calcext:value-type="float">
            <text:p>195664</text:p>
          </table:table-cell>
          <table:table-cell table:formula="of:=['patched-aggressive'.AB109]" office:value-type="float" office:value="78800" calcext:value-type="float">
            <text:p>78800</text:p>
          </table:table-cell>
          <table:table-cell table:formula="of:=['patched-aggressive'.AC109]" office:value-type="float" office:value="68297" calcext:value-type="float">
            <text:p>68297</text:p>
          </table:table-cell>
          <table:table-cell table:formula="of:=['patched-aggressive'.O109]" office:value-type="float" office:value="194680" calcext:value-type="float">
            <text:p>194680</text:p>
          </table:table-cell>
        </table:table-row>
        <table:table-row table:style-name="ro1">
          <table:table-cell table:formula="of:=[original.AB110]" office:value-type="float" office:value="80536" calcext:value-type="float">
            <text:p>80536</text:p>
          </table:table-cell>
          <table:table-cell table:formula="of:=[original.AC110]" office:value-type="float" office:value="71581" calcext:value-type="float">
            <text:p>71581</text:p>
          </table:table-cell>
          <table:table-cell table:formula="of:=[original.O110]" office:value-type="float" office:value="191712" calcext:value-type="float">
            <text:p>191712</text:p>
          </table:table-cell>
          <table:table-cell table:formula="of:=['patched-standard'.AB110]" office:value-type="float" office:value="78848" calcext:value-type="float">
            <text:p>78848</text:p>
          </table:table-cell>
          <table:table-cell table:formula="of:=['patched-standard'.AC110]" office:value-type="float" office:value="68234" calcext:value-type="float">
            <text:p>68234</text:p>
          </table:table-cell>
          <table:table-cell table:formula="of:=['patched-standard'.O110]" office:value-type="float" office:value="195664" calcext:value-type="float">
            <text:p>195664</text:p>
          </table:table-cell>
          <table:table-cell table:formula="of:=['patched-aggressive'.AB110]" office:value-type="float" office:value="78800" calcext:value-type="float">
            <text:p>78800</text:p>
          </table:table-cell>
          <table:table-cell table:formula="of:=['patched-aggressive'.AC110]" office:value-type="float" office:value="68297" calcext:value-type="float">
            <text:p>68297</text:p>
          </table:table-cell>
          <table:table-cell table:formula="of:=['patched-aggressive'.O110]" office:value-type="float" office:value="194680" calcext:value-type="float">
            <text:p>194680</text:p>
          </table:table-cell>
        </table:table-row>
        <table:table-row table:style-name="ro1">
          <table:table-cell table:formula="of:=[original.AB111]" office:value-type="float" office:value="80536" calcext:value-type="float">
            <text:p>80536</text:p>
          </table:table-cell>
          <table:table-cell table:formula="of:=[original.AC111]" office:value-type="float" office:value="71581" calcext:value-type="float">
            <text:p>71581</text:p>
          </table:table-cell>
          <table:table-cell table:formula="of:=[original.O111]" office:value-type="float" office:value="191712" calcext:value-type="float">
            <text:p>191712</text:p>
          </table:table-cell>
          <table:table-cell table:formula="of:=['patched-standard'.AB111]" office:value-type="float" office:value="78848" calcext:value-type="float">
            <text:p>78848</text:p>
          </table:table-cell>
          <table:table-cell table:formula="of:=['patched-standard'.AC111]" office:value-type="float" office:value="68234" calcext:value-type="float">
            <text:p>68234</text:p>
          </table:table-cell>
          <table:table-cell table:formula="of:=['patched-standard'.O111]" office:value-type="float" office:value="195664" calcext:value-type="float">
            <text:p>195664</text:p>
          </table:table-cell>
          <table:table-cell table:formula="of:=['patched-aggressive'.AB111]" office:value-type="float" office:value="78800" calcext:value-type="float">
            <text:p>78800</text:p>
          </table:table-cell>
          <table:table-cell table:formula="of:=['patched-aggressive'.AC111]" office:value-type="float" office:value="68297" calcext:value-type="float">
            <text:p>68297</text:p>
          </table:table-cell>
          <table:table-cell table:formula="of:=['patched-aggressive'.O111]" office:value-type="float" office:value="185200" calcext:value-type="float">
            <text:p>185200</text:p>
          </table:table-cell>
        </table:table-row>
        <table:table-row table:style-name="ro1">
          <table:table-cell table:formula="of:=[original.AB112]" office:value-type="float" office:value="80536" calcext:value-type="float">
            <text:p>80536</text:p>
          </table:table-cell>
          <table:table-cell table:formula="of:=[original.AC112]" office:value-type="float" office:value="71582" calcext:value-type="float">
            <text:p>71582</text:p>
          </table:table-cell>
          <table:table-cell table:formula="of:=[original.O112]" office:value-type="float" office:value="191788" calcext:value-type="float">
            <text:p>191788</text:p>
          </table:table-cell>
          <table:table-cell table:formula="of:=['patched-standard'.AB112]" office:value-type="float" office:value="78848" calcext:value-type="float">
            <text:p>78848</text:p>
          </table:table-cell>
          <table:table-cell table:formula="of:=['patched-standard'.AC112]" office:value-type="float" office:value="68235" calcext:value-type="float">
            <text:p>68235</text:p>
          </table:table-cell>
          <table:table-cell table:formula="of:=['patched-standard'.O112]" office:value-type="float" office:value="195664" calcext:value-type="float">
            <text:p>195664</text:p>
          </table:table-cell>
          <table:table-cell table:formula="of:=['patched-aggressive'.AB112]" office:value-type="float" office:value="78800" calcext:value-type="float">
            <text:p>78800</text:p>
          </table:table-cell>
          <table:table-cell table:formula="of:=['patched-aggressive'.AC112]" office:value-type="float" office:value="68298" calcext:value-type="float">
            <text:p>68298</text:p>
          </table:table-cell>
          <table:table-cell table:formula="of:=['patched-aggressive'.O112]" office:value-type="float" office:value="185272" calcext:value-type="float">
            <text:p>185272</text:p>
          </table:table-cell>
        </table:table-row>
        <table:table-row table:style-name="ro1">
          <table:table-cell table:formula="of:=[original.AB113]" office:value-type="float" office:value="80536" calcext:value-type="float">
            <text:p>80536</text:p>
          </table:table-cell>
          <table:table-cell table:formula="of:=[original.AC113]" office:value-type="float" office:value="71582" calcext:value-type="float">
            <text:p>71582</text:p>
          </table:table-cell>
          <table:table-cell table:formula="of:=[original.O113]" office:value-type="float" office:value="191788" calcext:value-type="float">
            <text:p>191788</text:p>
          </table:table-cell>
          <table:table-cell table:formula="of:=['patched-standard'.AB113]" office:value-type="float" office:value="78848" calcext:value-type="float">
            <text:p>78848</text:p>
          </table:table-cell>
          <table:table-cell table:formula="of:=['patched-standard'.AC113]" office:value-type="float" office:value="68235" calcext:value-type="float">
            <text:p>68235</text:p>
          </table:table-cell>
          <table:table-cell table:formula="of:=['patched-standard'.O113]" office:value-type="float" office:value="195664" calcext:value-type="float">
            <text:p>195664</text:p>
          </table:table-cell>
          <table:table-cell table:formula="of:=['patched-aggressive'.AB113]" office:value-type="float" office:value="78800" calcext:value-type="float">
            <text:p>78800</text:p>
          </table:table-cell>
          <table:table-cell table:formula="of:=['patched-aggressive'.AC113]" office:value-type="float" office:value="68298" calcext:value-type="float">
            <text:p>68298</text:p>
          </table:table-cell>
          <table:table-cell table:formula="of:=['patched-aggressive'.O113]" office:value-type="float" office:value="185272" calcext:value-type="float">
            <text:p>185272</text:p>
          </table:table-cell>
        </table:table-row>
        <table:table-row table:style-name="ro1">
          <table:table-cell table:formula="of:=[original.AB114]" office:value-type="float" office:value="80536" calcext:value-type="float">
            <text:p>80536</text:p>
          </table:table-cell>
          <table:table-cell table:formula="of:=[original.AC114]" office:value-type="float" office:value="71582" calcext:value-type="float">
            <text:p>71582</text:p>
          </table:table-cell>
          <table:table-cell table:formula="of:=[original.O114]" office:value-type="float" office:value="191788" calcext:value-type="float">
            <text:p>191788</text:p>
          </table:table-cell>
          <table:table-cell table:formula="of:=['patched-standard'.AB114]" office:value-type="float" office:value="78848" calcext:value-type="float">
            <text:p>78848</text:p>
          </table:table-cell>
          <table:table-cell table:formula="of:=['patched-standard'.AC114]" office:value-type="float" office:value="68235" calcext:value-type="float">
            <text:p>68235</text:p>
          </table:table-cell>
          <table:table-cell table:formula="of:=['patched-standard'.O114]" office:value-type="float" office:value="195664" calcext:value-type="float">
            <text:p>195664</text:p>
          </table:table-cell>
          <table:table-cell table:formula="of:=['patched-aggressive'.AB114]" office:value-type="float" office:value="78800" calcext:value-type="float">
            <text:p>78800</text:p>
          </table:table-cell>
          <table:table-cell table:formula="of:=['patched-aggressive'.AC114]" office:value-type="float" office:value="68298" calcext:value-type="float">
            <text:p>68298</text:p>
          </table:table-cell>
          <table:table-cell table:formula="of:=['patched-aggressive'.O114]" office:value-type="float" office:value="185272" calcext:value-type="float">
            <text:p>185272</text:p>
          </table:table-cell>
        </table:table-row>
        <table:table-row table:style-name="ro1">
          <table:table-cell table:formula="of:=[original.AB115]" office:value-type="float" office:value="80536" calcext:value-type="float">
            <text:p>80536</text:p>
          </table:table-cell>
          <table:table-cell table:formula="of:=[original.AC115]" office:value-type="float" office:value="71582" calcext:value-type="float">
            <text:p>71582</text:p>
          </table:table-cell>
          <table:table-cell table:formula="of:=[original.O115]" office:value-type="float" office:value="191788" calcext:value-type="float">
            <text:p>191788</text:p>
          </table:table-cell>
          <table:table-cell table:formula="of:=['patched-standard'.AB115]" office:value-type="float" office:value="78848" calcext:value-type="float">
            <text:p>78848</text:p>
          </table:table-cell>
          <table:table-cell table:formula="of:=['patched-standard'.AC115]" office:value-type="float" office:value="68235" calcext:value-type="float">
            <text:p>68235</text:p>
          </table:table-cell>
          <table:table-cell table:formula="of:=['patched-standard'.O115]" office:value-type="float" office:value="195664" calcext:value-type="float">
            <text:p>195664</text:p>
          </table:table-cell>
          <table:table-cell table:formula="of:=['patched-aggressive'.AB115]" office:value-type="float" office:value="78800" calcext:value-type="float">
            <text:p>78800</text:p>
          </table:table-cell>
          <table:table-cell table:formula="of:=['patched-aggressive'.AC115]" office:value-type="float" office:value="68298" calcext:value-type="float">
            <text:p>68298</text:p>
          </table:table-cell>
          <table:table-cell table:formula="of:=['patched-aggressive'.O115]" office:value-type="float" office:value="185272" calcext:value-type="float">
            <text:p>185272</text:p>
          </table:table-cell>
        </table:table-row>
        <table:table-row table:style-name="ro1">
          <table:table-cell table:formula="of:=[original.AB116]" office:value-type="float" office:value="80536" calcext:value-type="float">
            <text:p>80536</text:p>
          </table:table-cell>
          <table:table-cell table:formula="of:=[original.AC116]" office:value-type="float" office:value="61526" calcext:value-type="float">
            <text:p>61526</text:p>
          </table:table-cell>
          <table:table-cell table:formula="of:=[original.O116]" office:value-type="float" office:value="191788" calcext:value-type="float">
            <text:p>191788</text:p>
          </table:table-cell>
          <table:table-cell table:formula="of:=['patched-standard'.AB116]" office:value-type="float" office:value="78784" calcext:value-type="float">
            <text:p>78784</text:p>
          </table:table-cell>
          <table:table-cell table:formula="of:=['patched-standard'.AC116]" office:value-type="float" office:value="58743" calcext:value-type="float">
            <text:p>58743</text:p>
          </table:table-cell>
          <table:table-cell table:formula="of:=['patched-standard'.O116]" office:value-type="float" office:value="195812" calcext:value-type="float">
            <text:p>195812</text:p>
          </table:table-cell>
          <table:table-cell table:formula="of:=['patched-aggressive'.AB116]" office:value-type="float" office:value="78784" calcext:value-type="float">
            <text:p>78784</text:p>
          </table:table-cell>
          <table:table-cell table:formula="of:=['patched-aggressive'.AC116]" office:value-type="float" office:value="58803" calcext:value-type="float">
            <text:p>58803</text:p>
          </table:table-cell>
          <table:table-cell table:formula="of:=['patched-aggressive'.O116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17]" office:value-type="float" office:value="80536" calcext:value-type="float">
            <text:p>80536</text:p>
          </table:table-cell>
          <table:table-cell table:formula="of:=[original.AC117]" office:value-type="float" office:value="61526" calcext:value-type="float">
            <text:p>61526</text:p>
          </table:table-cell>
          <table:table-cell table:formula="of:=[original.O117]" office:value-type="float" office:value="191788" calcext:value-type="float">
            <text:p>191788</text:p>
          </table:table-cell>
          <table:table-cell table:formula="of:=['patched-standard'.AB117]" office:value-type="float" office:value="78784" calcext:value-type="float">
            <text:p>78784</text:p>
          </table:table-cell>
          <table:table-cell table:formula="of:=['patched-standard'.AC117]" office:value-type="float" office:value="58743" calcext:value-type="float">
            <text:p>58743</text:p>
          </table:table-cell>
          <table:table-cell table:formula="of:=['patched-standard'.O117]" office:value-type="float" office:value="195812" calcext:value-type="float">
            <text:p>195812</text:p>
          </table:table-cell>
          <table:table-cell table:formula="of:=['patched-aggressive'.AB117]" office:value-type="float" office:value="78784" calcext:value-type="float">
            <text:p>78784</text:p>
          </table:table-cell>
          <table:table-cell table:formula="of:=['patched-aggressive'.AC117]" office:value-type="float" office:value="58803" calcext:value-type="float">
            <text:p>58803</text:p>
          </table:table-cell>
          <table:table-cell table:formula="of:=['patched-aggressive'.O117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18]" office:value-type="float" office:value="80536" calcext:value-type="float">
            <text:p>80536</text:p>
          </table:table-cell>
          <table:table-cell table:formula="of:=[original.AC118]" office:value-type="float" office:value="61526" calcext:value-type="float">
            <text:p>61526</text:p>
          </table:table-cell>
          <table:table-cell table:formula="of:=[original.O118]" office:value-type="float" office:value="191788" calcext:value-type="float">
            <text:p>191788</text:p>
          </table:table-cell>
          <table:table-cell table:formula="of:=['patched-standard'.AB118]" office:value-type="float" office:value="78784" calcext:value-type="float">
            <text:p>78784</text:p>
          </table:table-cell>
          <table:table-cell table:formula="of:=['patched-standard'.AC118]" office:value-type="float" office:value="58743" calcext:value-type="float">
            <text:p>58743</text:p>
          </table:table-cell>
          <table:table-cell table:formula="of:=['patched-standard'.O118]" office:value-type="float" office:value="195812" calcext:value-type="float">
            <text:p>195812</text:p>
          </table:table-cell>
          <table:table-cell table:formula="of:=['patched-aggressive'.AB118]" office:value-type="float" office:value="78784" calcext:value-type="float">
            <text:p>78784</text:p>
          </table:table-cell>
          <table:table-cell table:formula="of:=['patched-aggressive'.AC118]" office:value-type="float" office:value="58803" calcext:value-type="float">
            <text:p>58803</text:p>
          </table:table-cell>
          <table:table-cell table:formula="of:=['patched-aggressive'.O118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19]" office:value-type="float" office:value="80536" calcext:value-type="float">
            <text:p>80536</text:p>
          </table:table-cell>
          <table:table-cell table:formula="of:=[original.AC119]" office:value-type="float" office:value="61526" calcext:value-type="float">
            <text:p>61526</text:p>
          </table:table-cell>
          <table:table-cell table:formula="of:=[original.O119]" office:value-type="float" office:value="191788" calcext:value-type="float">
            <text:p>191788</text:p>
          </table:table-cell>
          <table:table-cell table:formula="of:=['patched-standard'.AB119]" office:value-type="float" office:value="78784" calcext:value-type="float">
            <text:p>78784</text:p>
          </table:table-cell>
          <table:table-cell table:formula="of:=['patched-standard'.AC119]" office:value-type="float" office:value="58743" calcext:value-type="float">
            <text:p>58743</text:p>
          </table:table-cell>
          <table:table-cell table:formula="of:=['patched-standard'.O119]" office:value-type="float" office:value="195812" calcext:value-type="float">
            <text:p>195812</text:p>
          </table:table-cell>
          <table:table-cell table:formula="of:=['patched-aggressive'.AB119]" office:value-type="float" office:value="78784" calcext:value-type="float">
            <text:p>78784</text:p>
          </table:table-cell>
          <table:table-cell table:formula="of:=['patched-aggressive'.AC119]" office:value-type="float" office:value="58803" calcext:value-type="float">
            <text:p>58803</text:p>
          </table:table-cell>
          <table:table-cell table:formula="of:=['patched-aggressive'.O119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20]" office:value-type="float" office:value="80536" calcext:value-type="float">
            <text:p>80536</text:p>
          </table:table-cell>
          <table:table-cell table:formula="of:=[original.AC120]" office:value-type="float" office:value="61530" calcext:value-type="float">
            <text:p>61530</text:p>
          </table:table-cell>
          <table:table-cell table:formula="of:=[original.O120]" office:value-type="float" office:value="191788" calcext:value-type="float">
            <text:p>191788</text:p>
          </table:table-cell>
          <table:table-cell table:formula="of:=['patched-standard'.AB120]" office:value-type="float" office:value="78784" calcext:value-type="float">
            <text:p>78784</text:p>
          </table:table-cell>
          <table:table-cell table:formula="of:=['patched-standard'.AC120]" office:value-type="float" office:value="58743" calcext:value-type="float">
            <text:p>58743</text:p>
          </table:table-cell>
          <table:table-cell table:formula="of:=['patched-standard'.O120]" office:value-type="float" office:value="195812" calcext:value-type="float">
            <text:p>195812</text:p>
          </table:table-cell>
          <table:table-cell table:formula="of:=['patched-aggressive'.AB120]" office:value-type="float" office:value="78784" calcext:value-type="float">
            <text:p>78784</text:p>
          </table:table-cell>
          <table:table-cell table:formula="of:=['patched-aggressive'.AC120]" office:value-type="float" office:value="58806" calcext:value-type="float">
            <text:p>58806</text:p>
          </table:table-cell>
          <table:table-cell table:formula="of:=['patched-aggressive'.O120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21]" office:value-type="float" office:value="80536" calcext:value-type="float">
            <text:p>80536</text:p>
          </table:table-cell>
          <table:table-cell table:formula="of:=[original.AC121]" office:value-type="float" office:value="61530" calcext:value-type="float">
            <text:p>61530</text:p>
          </table:table-cell>
          <table:table-cell table:formula="of:=[original.O121]" office:value-type="float" office:value="191788" calcext:value-type="float">
            <text:p>191788</text:p>
          </table:table-cell>
          <table:table-cell table:formula="of:=['patched-standard'.AB121]" office:value-type="float" office:value="78784" calcext:value-type="float">
            <text:p>78784</text:p>
          </table:table-cell>
          <table:table-cell table:formula="of:=['patched-standard'.AC121]" office:value-type="float" office:value="58743" calcext:value-type="float">
            <text:p>58743</text:p>
          </table:table-cell>
          <table:table-cell table:formula="of:=['patched-standard'.O121]" office:value-type="float" office:value="195812" calcext:value-type="float">
            <text:p>195812</text:p>
          </table:table-cell>
          <table:table-cell table:formula="of:=['patched-aggressive'.AB121]" office:value-type="float" office:value="78784" calcext:value-type="float">
            <text:p>78784</text:p>
          </table:table-cell>
          <table:table-cell table:formula="of:=['patched-aggressive'.AC121]" office:value-type="float" office:value="58806" calcext:value-type="float">
            <text:p>58806</text:p>
          </table:table-cell>
          <table:table-cell table:formula="of:=['patched-aggressive'.O121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22]" office:value-type="float" office:value="80536" calcext:value-type="float">
            <text:p>80536</text:p>
          </table:table-cell>
          <table:table-cell table:formula="of:=[original.AC122]" office:value-type="float" office:value="61530" calcext:value-type="float">
            <text:p>61530</text:p>
          </table:table-cell>
          <table:table-cell table:formula="of:=[original.O122]" office:value-type="float" office:value="191788" calcext:value-type="float">
            <text:p>191788</text:p>
          </table:table-cell>
          <table:table-cell table:formula="of:=['patched-standard'.AB122]" office:value-type="float" office:value="78784" calcext:value-type="float">
            <text:p>78784</text:p>
          </table:table-cell>
          <table:table-cell table:formula="of:=['patched-standard'.AC122]" office:value-type="float" office:value="58743" calcext:value-type="float">
            <text:p>58743</text:p>
          </table:table-cell>
          <table:table-cell table:formula="of:=['patched-standard'.O122]" office:value-type="float" office:value="195812" calcext:value-type="float">
            <text:p>195812</text:p>
          </table:table-cell>
          <table:table-cell table:formula="of:=['patched-aggressive'.AB122]" office:value-type="float" office:value="78784" calcext:value-type="float">
            <text:p>78784</text:p>
          </table:table-cell>
          <table:table-cell table:formula="of:=['patched-aggressive'.AC122]" office:value-type="float" office:value="58806" calcext:value-type="float">
            <text:p>58806</text:p>
          </table:table-cell>
          <table:table-cell table:formula="of:=['patched-aggressive'.O122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23]" office:value-type="float" office:value="80536" calcext:value-type="float">
            <text:p>80536</text:p>
          </table:table-cell>
          <table:table-cell table:formula="of:=[original.AC123]" office:value-type="float" office:value="61530" calcext:value-type="float">
            <text:p>61530</text:p>
          </table:table-cell>
          <table:table-cell table:formula="of:=[original.O123]" office:value-type="float" office:value="191788" calcext:value-type="float">
            <text:p>191788</text:p>
          </table:table-cell>
          <table:table-cell table:formula="of:=['patched-standard'.AB123]" office:value-type="float" office:value="78784" calcext:value-type="float">
            <text:p>78784</text:p>
          </table:table-cell>
          <table:table-cell table:formula="of:=['patched-standard'.AC123]" office:value-type="float" office:value="58743" calcext:value-type="float">
            <text:p>58743</text:p>
          </table:table-cell>
          <table:table-cell table:formula="of:=['patched-standard'.O123]" office:value-type="float" office:value="195812" calcext:value-type="float">
            <text:p>195812</text:p>
          </table:table-cell>
          <table:table-cell table:formula="of:=['patched-aggressive'.AB123]" office:value-type="float" office:value="78784" calcext:value-type="float">
            <text:p>78784</text:p>
          </table:table-cell>
          <table:table-cell table:formula="of:=['patched-aggressive'.AC123]" office:value-type="float" office:value="58806" calcext:value-type="float">
            <text:p>58806</text:p>
          </table:table-cell>
          <table:table-cell table:formula="of:=['patched-aggressive'.O123]" office:value-type="float" office:value="185292" calcext:value-type="float">
            <text:p>185292</text:p>
          </table:table-cell>
        </table:table-row>
        <table:table-row table:style-name="ro1">
          <table:table-cell table:formula="of:=[original.AB124]" office:value-type="float" office:value="80536" calcext:value-type="float">
            <text:p>80536</text:p>
          </table:table-cell>
          <table:table-cell table:formula="of:=[original.AC124]" office:value-type="float" office:value="51474" calcext:value-type="float">
            <text:p>51474</text:p>
          </table:table-cell>
          <table:table-cell table:formula="of:=[original.O124]" office:value-type="float" office:value="191788" calcext:value-type="float">
            <text:p>191788</text:p>
          </table:table-cell>
          <table:table-cell table:formula="of:=['patched-standard'.AB124]" office:value-type="float" office:value="78784" calcext:value-type="float">
            <text:p>78784</text:p>
          </table:table-cell>
          <table:table-cell table:formula="of:=['patched-standard'.AC124]" office:value-type="float" office:value="49248" calcext:value-type="float">
            <text:p>49248</text:p>
          </table:table-cell>
          <table:table-cell table:formula="of:=['patched-standard'.O124]" office:value-type="float" office:value="195812" calcext:value-type="float">
            <text:p>195812</text:p>
          </table:table-cell>
          <table:table-cell table:formula="of:=['patched-aggressive'.AB124]" office:value-type="float" office:value="74096" calcext:value-type="float">
            <text:p>74096</text:p>
          </table:table-cell>
          <table:table-cell table:formula="of:=['patched-aggressive'.AC124]" office:value-type="float" office:value="49311" calcext:value-type="float">
            <text:p>49311</text:p>
          </table:table-cell>
          <table:table-cell table:formula="of:=['patched-aggressive'.O124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25]" office:value-type="float" office:value="80536" calcext:value-type="float">
            <text:p>80536</text:p>
          </table:table-cell>
          <table:table-cell table:formula="of:=[original.AC125]" office:value-type="float" office:value="51474" calcext:value-type="float">
            <text:p>51474</text:p>
          </table:table-cell>
          <table:table-cell table:formula="of:=[original.O125]" office:value-type="float" office:value="191788" calcext:value-type="float">
            <text:p>191788</text:p>
          </table:table-cell>
          <table:table-cell table:formula="of:=['patched-standard'.AB125]" office:value-type="float" office:value="78784" calcext:value-type="float">
            <text:p>78784</text:p>
          </table:table-cell>
          <table:table-cell table:formula="of:=['patched-standard'.AC125]" office:value-type="float" office:value="49248" calcext:value-type="float">
            <text:p>49248</text:p>
          </table:table-cell>
          <table:table-cell table:formula="of:=['patched-standard'.O125]" office:value-type="float" office:value="195812" calcext:value-type="float">
            <text:p>195812</text:p>
          </table:table-cell>
          <table:table-cell table:formula="of:=['patched-aggressive'.AB125]" office:value-type="float" office:value="74096" calcext:value-type="float">
            <text:p>74096</text:p>
          </table:table-cell>
          <table:table-cell table:formula="of:=['patched-aggressive'.AC125]" office:value-type="float" office:value="49311" calcext:value-type="float">
            <text:p>49311</text:p>
          </table:table-cell>
          <table:table-cell table:formula="of:=['patched-aggressive'.O125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26]" office:value-type="float" office:value="80536" calcext:value-type="float">
            <text:p>80536</text:p>
          </table:table-cell>
          <table:table-cell table:formula="of:=[original.AC126]" office:value-type="float" office:value="51474" calcext:value-type="float">
            <text:p>51474</text:p>
          </table:table-cell>
          <table:table-cell table:formula="of:=[original.O126]" office:value-type="float" office:value="191788" calcext:value-type="float">
            <text:p>191788</text:p>
          </table:table-cell>
          <table:table-cell table:formula="of:=['patched-standard'.AB126]" office:value-type="float" office:value="78784" calcext:value-type="float">
            <text:p>78784</text:p>
          </table:table-cell>
          <table:table-cell table:formula="of:=['patched-standard'.AC126]" office:value-type="float" office:value="49248" calcext:value-type="float">
            <text:p>49248</text:p>
          </table:table-cell>
          <table:table-cell table:formula="of:=['patched-standard'.O126]" office:value-type="float" office:value="195812" calcext:value-type="float">
            <text:p>195812</text:p>
          </table:table-cell>
          <table:table-cell table:formula="of:=['patched-aggressive'.AB126]" office:value-type="float" office:value="74096" calcext:value-type="float">
            <text:p>74096</text:p>
          </table:table-cell>
          <table:table-cell table:formula="of:=['patched-aggressive'.AC126]" office:value-type="float" office:value="49311" calcext:value-type="float">
            <text:p>49311</text:p>
          </table:table-cell>
          <table:table-cell table:formula="of:=['patched-aggressive'.O126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27]" office:value-type="float" office:value="80536" calcext:value-type="float">
            <text:p>80536</text:p>
          </table:table-cell>
          <table:table-cell table:formula="of:=[original.AC127]" office:value-type="float" office:value="51474" calcext:value-type="float">
            <text:p>51474</text:p>
          </table:table-cell>
          <table:table-cell table:formula="of:=[original.O127]" office:value-type="float" office:value="191788" calcext:value-type="float">
            <text:p>191788</text:p>
          </table:table-cell>
          <table:table-cell table:formula="of:=['patched-standard'.AB127]" office:value-type="float" office:value="78784" calcext:value-type="float">
            <text:p>78784</text:p>
          </table:table-cell>
          <table:table-cell table:formula="of:=['patched-standard'.AC127]" office:value-type="float" office:value="49248" calcext:value-type="float">
            <text:p>49248</text:p>
          </table:table-cell>
          <table:table-cell table:formula="of:=['patched-standard'.O127]" office:value-type="float" office:value="195812" calcext:value-type="float">
            <text:p>195812</text:p>
          </table:table-cell>
          <table:table-cell table:formula="of:=['patched-aggressive'.AB127]" office:value-type="float" office:value="74096" calcext:value-type="float">
            <text:p>74096</text:p>
          </table:table-cell>
          <table:table-cell table:formula="of:=['patched-aggressive'.AC127]" office:value-type="float" office:value="49311" calcext:value-type="float">
            <text:p>49311</text:p>
          </table:table-cell>
          <table:table-cell table:formula="of:=['patched-aggressive'.O127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28]" office:value-type="float" office:value="80536" calcext:value-type="float">
            <text:p>80536</text:p>
          </table:table-cell>
          <table:table-cell table:formula="of:=[original.AC128]" office:value-type="float" office:value="51474" calcext:value-type="float">
            <text:p>51474</text:p>
          </table:table-cell>
          <table:table-cell table:formula="of:=[original.O128]" office:value-type="float" office:value="191788" calcext:value-type="float">
            <text:p>191788</text:p>
          </table:table-cell>
          <table:table-cell table:formula="of:=['patched-standard'.AB128]" office:value-type="float" office:value="78784" calcext:value-type="float">
            <text:p>78784</text:p>
          </table:table-cell>
          <table:table-cell table:formula="of:=['patched-standard'.AC128]" office:value-type="float" office:value="49248" calcext:value-type="float">
            <text:p>49248</text:p>
          </table:table-cell>
          <table:table-cell table:formula="of:=['patched-standard'.O128]" office:value-type="float" office:value="195812" calcext:value-type="float">
            <text:p>195812</text:p>
          </table:table-cell>
          <table:table-cell table:formula="of:=['patched-aggressive'.AB128]" office:value-type="float" office:value="74096" calcext:value-type="float">
            <text:p>74096</text:p>
          </table:table-cell>
          <table:table-cell table:formula="of:=['patched-aggressive'.AC128]" office:value-type="float" office:value="49311" calcext:value-type="float">
            <text:p>49311</text:p>
          </table:table-cell>
          <table:table-cell table:formula="of:=['patched-aggressive'.O128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29]" office:value-type="float" office:value="80536" calcext:value-type="float">
            <text:p>80536</text:p>
          </table:table-cell>
          <table:table-cell table:formula="of:=[original.AC129]" office:value-type="float" office:value="51474" calcext:value-type="float">
            <text:p>51474</text:p>
          </table:table-cell>
          <table:table-cell table:formula="of:=[original.O129]" office:value-type="float" office:value="191788" calcext:value-type="float">
            <text:p>191788</text:p>
          </table:table-cell>
          <table:table-cell table:formula="of:=['patched-standard'.AB129]" office:value-type="float" office:value="78784" calcext:value-type="float">
            <text:p>78784</text:p>
          </table:table-cell>
          <table:table-cell table:formula="of:=['patched-standard'.AC129]" office:value-type="float" office:value="49248" calcext:value-type="float">
            <text:p>49248</text:p>
          </table:table-cell>
          <table:table-cell table:formula="of:=['patched-standard'.O129]" office:value-type="float" office:value="195812" calcext:value-type="float">
            <text:p>195812</text:p>
          </table:table-cell>
          <table:table-cell table:formula="of:=['patched-aggressive'.AB129]" office:value-type="float" office:value="74096" calcext:value-type="float">
            <text:p>74096</text:p>
          </table:table-cell>
          <table:table-cell table:formula="of:=['patched-aggressive'.AC129]" office:value-type="float" office:value="49311" calcext:value-type="float">
            <text:p>49311</text:p>
          </table:table-cell>
          <table:table-cell table:formula="of:=['patched-aggressive'.O129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30]" office:value-type="float" office:value="80536" calcext:value-type="float">
            <text:p>80536</text:p>
          </table:table-cell>
          <table:table-cell table:formula="of:=[original.AC130]" office:value-type="float" office:value="51474" calcext:value-type="float">
            <text:p>51474</text:p>
          </table:table-cell>
          <table:table-cell table:formula="of:=[original.O130]" office:value-type="float" office:value="191788" calcext:value-type="float">
            <text:p>191788</text:p>
          </table:table-cell>
          <table:table-cell table:formula="of:=['patched-standard'.AB130]" office:value-type="float" office:value="78784" calcext:value-type="float">
            <text:p>78784</text:p>
          </table:table-cell>
          <table:table-cell table:formula="of:=['patched-standard'.AC130]" office:value-type="float" office:value="49248" calcext:value-type="float">
            <text:p>49248</text:p>
          </table:table-cell>
          <table:table-cell table:formula="of:=['patched-standard'.O130]" office:value-type="float" office:value="195812" calcext:value-type="float">
            <text:p>195812</text:p>
          </table:table-cell>
          <table:table-cell table:formula="of:=['patched-aggressive'.AB130]" office:value-type="float" office:value="74096" calcext:value-type="float">
            <text:p>74096</text:p>
          </table:table-cell>
          <table:table-cell table:formula="of:=['patched-aggressive'.AC130]" office:value-type="float" office:value="49311" calcext:value-type="float">
            <text:p>49311</text:p>
          </table:table-cell>
          <table:table-cell table:formula="of:=['patched-aggressive'.O130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31]" office:value-type="float" office:value="80536" calcext:value-type="float">
            <text:p>80536</text:p>
          </table:table-cell>
          <table:table-cell table:formula="of:=[original.AC131]" office:value-type="float" office:value="51474" calcext:value-type="float">
            <text:p>51474</text:p>
          </table:table-cell>
          <table:table-cell table:formula="of:=[original.O131]" office:value-type="float" office:value="191788" calcext:value-type="float">
            <text:p>191788</text:p>
          </table:table-cell>
          <table:table-cell table:formula="of:=['patched-standard'.AB131]" office:value-type="float" office:value="78784" calcext:value-type="float">
            <text:p>78784</text:p>
          </table:table-cell>
          <table:table-cell table:formula="of:=['patched-standard'.AC131]" office:value-type="float" office:value="49248" calcext:value-type="float">
            <text:p>49248</text:p>
          </table:table-cell>
          <table:table-cell table:formula="of:=['patched-standard'.O131]" office:value-type="float" office:value="195812" calcext:value-type="float">
            <text:p>195812</text:p>
          </table:table-cell>
          <table:table-cell table:formula="of:=['patched-aggressive'.AB131]" office:value-type="float" office:value="74096" calcext:value-type="float">
            <text:p>74096</text:p>
          </table:table-cell>
          <table:table-cell table:formula="of:=['patched-aggressive'.AC131]" office:value-type="float" office:value="49311" calcext:value-type="float">
            <text:p>49311</text:p>
          </table:table-cell>
          <table:table-cell table:formula="of:=['patched-aggressive'.O131]" office:value-type="float" office:value="180828" calcext:value-type="float">
            <text:p>180828</text:p>
          </table:table-cell>
        </table:table-row>
        <table:table-row table:style-name="ro1">
          <table:table-cell table:formula="of:=[original.AB132]" office:value-type="float" office:value="80536" calcext:value-type="float">
            <text:p>80536</text:p>
          </table:table-cell>
          <table:table-cell table:formula="of:=[original.AC132]" office:value-type="float" office:value="41418" calcext:value-type="float">
            <text:p>41418</text:p>
          </table:table-cell>
          <table:table-cell table:formula="of:=[original.O132]" office:value-type="float" office:value="191788" calcext:value-type="float">
            <text:p>191788</text:p>
          </table:table-cell>
          <table:table-cell table:formula="of:=['patched-standard'.AB132]" office:value-type="float" office:value="78784" calcext:value-type="float">
            <text:p>78784</text:p>
          </table:table-cell>
          <table:table-cell table:formula="of:=['patched-standard'.AC132]" office:value-type="float" office:value="39753" calcext:value-type="float">
            <text:p>39753</text:p>
          </table:table-cell>
          <table:table-cell table:formula="of:=['patched-standard'.O132]" office:value-type="float" office:value="195812" calcext:value-type="float">
            <text:p>195812</text:p>
          </table:table-cell>
          <table:table-cell table:formula="of:=['patched-aggressive'.AB132]" office:value-type="float" office:value="67056" calcext:value-type="float">
            <text:p>67056</text:p>
          </table:table-cell>
          <table:table-cell table:formula="of:=['patched-aggressive'.AC132]" office:value-type="float" office:value="39815" calcext:value-type="float">
            <text:p>39815</text:p>
          </table:table-cell>
          <table:table-cell table:formula="of:=['patched-aggressive'.O132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3]" office:value-type="float" office:value="80536" calcext:value-type="float">
            <text:p>80536</text:p>
          </table:table-cell>
          <table:table-cell table:formula="of:=[original.AC133]" office:value-type="float" office:value="41418" calcext:value-type="float">
            <text:p>41418</text:p>
          </table:table-cell>
          <table:table-cell table:formula="of:=[original.O133]" office:value-type="float" office:value="191788" calcext:value-type="float">
            <text:p>191788</text:p>
          </table:table-cell>
          <table:table-cell table:formula="of:=['patched-standard'.AB133]" office:value-type="float" office:value="78784" calcext:value-type="float">
            <text:p>78784</text:p>
          </table:table-cell>
          <table:table-cell table:formula="of:=['patched-standard'.AC133]" office:value-type="float" office:value="39753" calcext:value-type="float">
            <text:p>39753</text:p>
          </table:table-cell>
          <table:table-cell table:formula="of:=['patched-standard'.O133]" office:value-type="float" office:value="195812" calcext:value-type="float">
            <text:p>195812</text:p>
          </table:table-cell>
          <table:table-cell table:formula="of:=['patched-aggressive'.AB133]" office:value-type="float" office:value="67056" calcext:value-type="float">
            <text:p>67056</text:p>
          </table:table-cell>
          <table:table-cell table:formula="of:=['patched-aggressive'.AC133]" office:value-type="float" office:value="39815" calcext:value-type="float">
            <text:p>39815</text:p>
          </table:table-cell>
          <table:table-cell table:formula="of:=['patched-aggressive'.O133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4]" office:value-type="float" office:value="80536" calcext:value-type="float">
            <text:p>80536</text:p>
          </table:table-cell>
          <table:table-cell table:formula="of:=[original.AC134]" office:value-type="float" office:value="41418" calcext:value-type="float">
            <text:p>41418</text:p>
          </table:table-cell>
          <table:table-cell table:formula="of:=[original.O134]" office:value-type="float" office:value="191788" calcext:value-type="float">
            <text:p>191788</text:p>
          </table:table-cell>
          <table:table-cell table:formula="of:=['patched-standard'.AB134]" office:value-type="float" office:value="78784" calcext:value-type="float">
            <text:p>78784</text:p>
          </table:table-cell>
          <table:table-cell table:formula="of:=['patched-standard'.AC134]" office:value-type="float" office:value="39753" calcext:value-type="float">
            <text:p>39753</text:p>
          </table:table-cell>
          <table:table-cell table:formula="of:=['patched-standard'.O134]" office:value-type="float" office:value="195812" calcext:value-type="float">
            <text:p>195812</text:p>
          </table:table-cell>
          <table:table-cell table:formula="of:=['patched-aggressive'.AB134]" office:value-type="float" office:value="67056" calcext:value-type="float">
            <text:p>67056</text:p>
          </table:table-cell>
          <table:table-cell table:formula="of:=['patched-aggressive'.AC134]" office:value-type="float" office:value="39815" calcext:value-type="float">
            <text:p>39815</text:p>
          </table:table-cell>
          <table:table-cell table:formula="of:=['patched-aggressive'.O134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5]" office:value-type="float" office:value="80536" calcext:value-type="float">
            <text:p>80536</text:p>
          </table:table-cell>
          <table:table-cell table:formula="of:=[original.AC135]" office:value-type="float" office:value="41418" calcext:value-type="float">
            <text:p>41418</text:p>
          </table:table-cell>
          <table:table-cell table:formula="of:=[original.O135]" office:value-type="float" office:value="191788" calcext:value-type="float">
            <text:p>191788</text:p>
          </table:table-cell>
          <table:table-cell table:formula="of:=['patched-standard'.AB135]" office:value-type="float" office:value="78784" calcext:value-type="float">
            <text:p>78784</text:p>
          </table:table-cell>
          <table:table-cell table:formula="of:=['patched-standard'.AC135]" office:value-type="float" office:value="39753" calcext:value-type="float">
            <text:p>39753</text:p>
          </table:table-cell>
          <table:table-cell table:formula="of:=['patched-standard'.O135]" office:value-type="float" office:value="195812" calcext:value-type="float">
            <text:p>195812</text:p>
          </table:table-cell>
          <table:table-cell table:formula="of:=['patched-aggressive'.AB135]" office:value-type="float" office:value="67056" calcext:value-type="float">
            <text:p>67056</text:p>
          </table:table-cell>
          <table:table-cell table:formula="of:=['patched-aggressive'.AC135]" office:value-type="float" office:value="39815" calcext:value-type="float">
            <text:p>39815</text:p>
          </table:table-cell>
          <table:table-cell table:formula="of:=['patched-aggressive'.O135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6]" office:value-type="float" office:value="80536" calcext:value-type="float">
            <text:p>80536</text:p>
          </table:table-cell>
          <table:table-cell table:formula="of:=[original.AC136]" office:value-type="float" office:value="41418" calcext:value-type="float">
            <text:p>41418</text:p>
          </table:table-cell>
          <table:table-cell table:formula="of:=[original.O136]" office:value-type="float" office:value="191788" calcext:value-type="float">
            <text:p>191788</text:p>
          </table:table-cell>
          <table:table-cell table:formula="of:=['patched-standard'.AB136]" office:value-type="float" office:value="78784" calcext:value-type="float">
            <text:p>78784</text:p>
          </table:table-cell>
          <table:table-cell table:formula="of:=['patched-standard'.AC136]" office:value-type="float" office:value="39753" calcext:value-type="float">
            <text:p>39753</text:p>
          </table:table-cell>
          <table:table-cell table:formula="of:=['patched-standard'.O136]" office:value-type="float" office:value="195812" calcext:value-type="float">
            <text:p>195812</text:p>
          </table:table-cell>
          <table:table-cell table:formula="of:=['patched-aggressive'.AB136]" office:value-type="float" office:value="67056" calcext:value-type="float">
            <text:p>67056</text:p>
          </table:table-cell>
          <table:table-cell table:formula="of:=['patched-aggressive'.AC136]" office:value-type="float" office:value="39815" calcext:value-type="float">
            <text:p>39815</text:p>
          </table:table-cell>
          <table:table-cell table:formula="of:=['patched-aggressive'.O136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7]" office:value-type="float" office:value="80536" calcext:value-type="float">
            <text:p>80536</text:p>
          </table:table-cell>
          <table:table-cell table:formula="of:=[original.AC137]" office:value-type="float" office:value="41418" calcext:value-type="float">
            <text:p>41418</text:p>
          </table:table-cell>
          <table:table-cell table:formula="of:=[original.O137]" office:value-type="float" office:value="191788" calcext:value-type="float">
            <text:p>191788</text:p>
          </table:table-cell>
          <table:table-cell table:formula="of:=['patched-standard'.AB137]" office:value-type="float" office:value="78784" calcext:value-type="float">
            <text:p>78784</text:p>
          </table:table-cell>
          <table:table-cell table:formula="of:=['patched-standard'.AC137]" office:value-type="float" office:value="39753" calcext:value-type="float">
            <text:p>39753</text:p>
          </table:table-cell>
          <table:table-cell table:formula="of:=['patched-standard'.O137]" office:value-type="float" office:value="195812" calcext:value-type="float">
            <text:p>195812</text:p>
          </table:table-cell>
          <table:table-cell table:formula="of:=['patched-aggressive'.AB137]" office:value-type="float" office:value="67056" calcext:value-type="float">
            <text:p>67056</text:p>
          </table:table-cell>
          <table:table-cell table:formula="of:=['patched-aggressive'.AC137]" office:value-type="float" office:value="39815" calcext:value-type="float">
            <text:p>39815</text:p>
          </table:table-cell>
          <table:table-cell table:formula="of:=['patched-aggressive'.O137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8]" office:value-type="float" office:value="80536" calcext:value-type="float">
            <text:p>80536</text:p>
          </table:table-cell>
          <table:table-cell table:formula="of:=[original.AC138]" office:value-type="float" office:value="41418" calcext:value-type="float">
            <text:p>41418</text:p>
          </table:table-cell>
          <table:table-cell table:formula="of:=[original.O138]" office:value-type="float" office:value="191788" calcext:value-type="float">
            <text:p>191788</text:p>
          </table:table-cell>
          <table:table-cell table:formula="of:=['patched-standard'.AB138]" office:value-type="float" office:value="78784" calcext:value-type="float">
            <text:p>78784</text:p>
          </table:table-cell>
          <table:table-cell table:formula="of:=['patched-standard'.AC138]" office:value-type="float" office:value="39753" calcext:value-type="float">
            <text:p>39753</text:p>
          </table:table-cell>
          <table:table-cell table:formula="of:=['patched-standard'.O138]" office:value-type="float" office:value="195812" calcext:value-type="float">
            <text:p>195812</text:p>
          </table:table-cell>
          <table:table-cell table:formula="of:=['patched-aggressive'.AB138]" office:value-type="float" office:value="67056" calcext:value-type="float">
            <text:p>67056</text:p>
          </table:table-cell>
          <table:table-cell table:formula="of:=['patched-aggressive'.AC138]" office:value-type="float" office:value="39815" calcext:value-type="float">
            <text:p>39815</text:p>
          </table:table-cell>
          <table:table-cell table:formula="of:=['patched-aggressive'.O138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39]" office:value-type="float" office:value="80536" calcext:value-type="float">
            <text:p>80536</text:p>
          </table:table-cell>
          <table:table-cell table:formula="of:=[original.AC139]" office:value-type="float" office:value="41418" calcext:value-type="float">
            <text:p>41418</text:p>
          </table:table-cell>
          <table:table-cell table:formula="of:=[original.O139]" office:value-type="float" office:value="191788" calcext:value-type="float">
            <text:p>191788</text:p>
          </table:table-cell>
          <table:table-cell table:formula="of:=['patched-standard'.AB139]" office:value-type="float" office:value="78784" calcext:value-type="float">
            <text:p>78784</text:p>
          </table:table-cell>
          <table:table-cell table:formula="of:=['patched-standard'.AC139]" office:value-type="float" office:value="39753" calcext:value-type="float">
            <text:p>39753</text:p>
          </table:table-cell>
          <table:table-cell table:formula="of:=['patched-standard'.O139]" office:value-type="float" office:value="195812" calcext:value-type="float">
            <text:p>195812</text:p>
          </table:table-cell>
          <table:table-cell table:formula="of:=['patched-aggressive'.AB139]" office:value-type="float" office:value="67056" calcext:value-type="float">
            <text:p>67056</text:p>
          </table:table-cell>
          <table:table-cell table:formula="of:=['patched-aggressive'.AC139]" office:value-type="float" office:value="39815" calcext:value-type="float">
            <text:p>39815</text:p>
          </table:table-cell>
          <table:table-cell table:formula="of:=['patched-aggressive'.O139]" office:value-type="float" office:value="173816" calcext:value-type="float">
            <text:p>173816</text:p>
          </table:table-cell>
        </table:table-row>
        <table:table-row table:style-name="ro1">
          <table:table-cell table:formula="of:=[original.AB140]" office:value-type="float" office:value="80536" calcext:value-type="float">
            <text:p>80536</text:p>
          </table:table-cell>
          <table:table-cell table:formula="of:=[original.AC140]" office:value-type="float" office:value="31361" calcext:value-type="float">
            <text:p>31361</text:p>
          </table:table-cell>
          <table:table-cell table:formula="of:=[original.O140]" office:value-type="float" office:value="191788" calcext:value-type="float">
            <text:p>191788</text:p>
          </table:table-cell>
          <table:table-cell table:formula="of:=['patched-standard'.AB140]" office:value-type="float" office:value="78784" calcext:value-type="float">
            <text:p>78784</text:p>
          </table:table-cell>
          <table:table-cell table:formula="of:=['patched-standard'.AC140]" office:value-type="float" office:value="30257" calcext:value-type="float">
            <text:p>30257</text:p>
          </table:table-cell>
          <table:table-cell table:formula="of:=['patched-standard'.O140]" office:value-type="float" office:value="195812" calcext:value-type="float">
            <text:p>195812</text:p>
          </table:table-cell>
          <table:table-cell table:formula="of:=['patched-aggressive'.AB140]" office:value-type="float" office:value="60016" calcext:value-type="float">
            <text:p>60016</text:p>
          </table:table-cell>
          <table:table-cell table:formula="of:=['patched-aggressive'.AC140]" office:value-type="float" office:value="30320" calcext:value-type="float">
            <text:p>30320</text:p>
          </table:table-cell>
          <table:table-cell table:formula="of:=['patched-aggressive'.O140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1]" office:value-type="float" office:value="80536" calcext:value-type="float">
            <text:p>80536</text:p>
          </table:table-cell>
          <table:table-cell table:formula="of:=[original.AC141]" office:value-type="float" office:value="31361" calcext:value-type="float">
            <text:p>31361</text:p>
          </table:table-cell>
          <table:table-cell table:formula="of:=[original.O141]" office:value-type="float" office:value="191788" calcext:value-type="float">
            <text:p>191788</text:p>
          </table:table-cell>
          <table:table-cell table:formula="of:=['patched-standard'.AB141]" office:value-type="float" office:value="78784" calcext:value-type="float">
            <text:p>78784</text:p>
          </table:table-cell>
          <table:table-cell table:formula="of:=['patched-standard'.AC141]" office:value-type="float" office:value="30257" calcext:value-type="float">
            <text:p>30257</text:p>
          </table:table-cell>
          <table:table-cell table:formula="of:=['patched-standard'.O141]" office:value-type="float" office:value="195812" calcext:value-type="float">
            <text:p>195812</text:p>
          </table:table-cell>
          <table:table-cell table:formula="of:=['patched-aggressive'.AB141]" office:value-type="float" office:value="60016" calcext:value-type="float">
            <text:p>60016</text:p>
          </table:table-cell>
          <table:table-cell table:formula="of:=['patched-aggressive'.AC141]" office:value-type="float" office:value="30320" calcext:value-type="float">
            <text:p>30320</text:p>
          </table:table-cell>
          <table:table-cell table:formula="of:=['patched-aggressive'.O141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2]" office:value-type="float" office:value="80536" calcext:value-type="float">
            <text:p>80536</text:p>
          </table:table-cell>
          <table:table-cell table:formula="of:=[original.AC142]" office:value-type="float" office:value="31361" calcext:value-type="float">
            <text:p>31361</text:p>
          </table:table-cell>
          <table:table-cell table:formula="of:=[original.O142]" office:value-type="float" office:value="191788" calcext:value-type="float">
            <text:p>191788</text:p>
          </table:table-cell>
          <table:table-cell table:formula="of:=['patched-standard'.AB142]" office:value-type="float" office:value="78784" calcext:value-type="float">
            <text:p>78784</text:p>
          </table:table-cell>
          <table:table-cell table:formula="of:=['patched-standard'.AC142]" office:value-type="float" office:value="30257" calcext:value-type="float">
            <text:p>30257</text:p>
          </table:table-cell>
          <table:table-cell table:formula="of:=['patched-standard'.O142]" office:value-type="float" office:value="195812" calcext:value-type="float">
            <text:p>195812</text:p>
          </table:table-cell>
          <table:table-cell table:formula="of:=['patched-aggressive'.AB142]" office:value-type="float" office:value="60016" calcext:value-type="float">
            <text:p>60016</text:p>
          </table:table-cell>
          <table:table-cell table:formula="of:=['patched-aggressive'.AC142]" office:value-type="float" office:value="30320" calcext:value-type="float">
            <text:p>30320</text:p>
          </table:table-cell>
          <table:table-cell table:formula="of:=['patched-aggressive'.O142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3]" office:value-type="float" office:value="80536" calcext:value-type="float">
            <text:p>80536</text:p>
          </table:table-cell>
          <table:table-cell table:formula="of:=[original.AC143]" office:value-type="float" office:value="31361" calcext:value-type="float">
            <text:p>31361</text:p>
          </table:table-cell>
          <table:table-cell table:formula="of:=[original.O143]" office:value-type="float" office:value="191788" calcext:value-type="float">
            <text:p>191788</text:p>
          </table:table-cell>
          <table:table-cell table:formula="of:=['patched-standard'.AB143]" office:value-type="float" office:value="78784" calcext:value-type="float">
            <text:p>78784</text:p>
          </table:table-cell>
          <table:table-cell table:formula="of:=['patched-standard'.AC143]" office:value-type="float" office:value="30257" calcext:value-type="float">
            <text:p>30257</text:p>
          </table:table-cell>
          <table:table-cell table:formula="of:=['patched-standard'.O143]" office:value-type="float" office:value="195812" calcext:value-type="float">
            <text:p>195812</text:p>
          </table:table-cell>
          <table:table-cell table:formula="of:=['patched-aggressive'.AB143]" office:value-type="float" office:value="60016" calcext:value-type="float">
            <text:p>60016</text:p>
          </table:table-cell>
          <table:table-cell table:formula="of:=['patched-aggressive'.AC143]" office:value-type="float" office:value="30320" calcext:value-type="float">
            <text:p>30320</text:p>
          </table:table-cell>
          <table:table-cell table:formula="of:=['patched-aggressive'.O143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4]" office:value-type="float" office:value="80536" calcext:value-type="float">
            <text:p>80536</text:p>
          </table:table-cell>
          <table:table-cell table:formula="of:=[original.AC144]" office:value-type="float" office:value="31361" calcext:value-type="float">
            <text:p>31361</text:p>
          </table:table-cell>
          <table:table-cell table:formula="of:=[original.O144]" office:value-type="float" office:value="191788" calcext:value-type="float">
            <text:p>191788</text:p>
          </table:table-cell>
          <table:table-cell table:formula="of:=['patched-standard'.AB144]" office:value-type="float" office:value="78784" calcext:value-type="float">
            <text:p>78784</text:p>
          </table:table-cell>
          <table:table-cell table:formula="of:=['patched-standard'.AC144]" office:value-type="float" office:value="30257" calcext:value-type="float">
            <text:p>30257</text:p>
          </table:table-cell>
          <table:table-cell table:formula="of:=['patched-standard'.O144]" office:value-type="float" office:value="195812" calcext:value-type="float">
            <text:p>195812</text:p>
          </table:table-cell>
          <table:table-cell table:formula="of:=['patched-aggressive'.AB144]" office:value-type="float" office:value="60016" calcext:value-type="float">
            <text:p>60016</text:p>
          </table:table-cell>
          <table:table-cell table:formula="of:=['patched-aggressive'.AC144]" office:value-type="float" office:value="30320" calcext:value-type="float">
            <text:p>30320</text:p>
          </table:table-cell>
          <table:table-cell table:formula="of:=['patched-aggressive'.O144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5]" office:value-type="float" office:value="80536" calcext:value-type="float">
            <text:p>80536</text:p>
          </table:table-cell>
          <table:table-cell table:formula="of:=[original.AC145]" office:value-type="float" office:value="31361" calcext:value-type="float">
            <text:p>31361</text:p>
          </table:table-cell>
          <table:table-cell table:formula="of:=[original.O145]" office:value-type="float" office:value="191788" calcext:value-type="float">
            <text:p>191788</text:p>
          </table:table-cell>
          <table:table-cell table:formula="of:=['patched-standard'.AB145]" office:value-type="float" office:value="78784" calcext:value-type="float">
            <text:p>78784</text:p>
          </table:table-cell>
          <table:table-cell table:formula="of:=['patched-standard'.AC145]" office:value-type="float" office:value="30257" calcext:value-type="float">
            <text:p>30257</text:p>
          </table:table-cell>
          <table:table-cell table:formula="of:=['patched-standard'.O145]" office:value-type="float" office:value="195812" calcext:value-type="float">
            <text:p>195812</text:p>
          </table:table-cell>
          <table:table-cell table:formula="of:=['patched-aggressive'.AB145]" office:value-type="float" office:value="60016" calcext:value-type="float">
            <text:p>60016</text:p>
          </table:table-cell>
          <table:table-cell table:formula="of:=['patched-aggressive'.AC145]" office:value-type="float" office:value="30320" calcext:value-type="float">
            <text:p>30320</text:p>
          </table:table-cell>
          <table:table-cell table:formula="of:=['patched-aggressive'.O145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6]" office:value-type="float" office:value="80536" calcext:value-type="float">
            <text:p>80536</text:p>
          </table:table-cell>
          <table:table-cell table:formula="of:=[original.AC146]" office:value-type="float" office:value="31361" calcext:value-type="float">
            <text:p>31361</text:p>
          </table:table-cell>
          <table:table-cell table:formula="of:=[original.O146]" office:value-type="float" office:value="191788" calcext:value-type="float">
            <text:p>191788</text:p>
          </table:table-cell>
          <table:table-cell table:formula="of:=['patched-standard'.AB146]" office:value-type="float" office:value="78784" calcext:value-type="float">
            <text:p>78784</text:p>
          </table:table-cell>
          <table:table-cell table:formula="of:=['patched-standard'.AC146]" office:value-type="float" office:value="30257" calcext:value-type="float">
            <text:p>30257</text:p>
          </table:table-cell>
          <table:table-cell table:formula="of:=['patched-standard'.O146]" office:value-type="float" office:value="195812" calcext:value-type="float">
            <text:p>195812</text:p>
          </table:table-cell>
          <table:table-cell table:formula="of:=['patched-aggressive'.AB146]" office:value-type="float" office:value="60016" calcext:value-type="float">
            <text:p>60016</text:p>
          </table:table-cell>
          <table:table-cell table:formula="of:=['patched-aggressive'.AC146]" office:value-type="float" office:value="30320" calcext:value-type="float">
            <text:p>30320</text:p>
          </table:table-cell>
          <table:table-cell table:formula="of:=['patched-aggressive'.O146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7]" office:value-type="float" office:value="80536" calcext:value-type="float">
            <text:p>80536</text:p>
          </table:table-cell>
          <table:table-cell table:formula="of:=[original.AC147]" office:value-type="float" office:value="31361" calcext:value-type="float">
            <text:p>31361</text:p>
          </table:table-cell>
          <table:table-cell table:formula="of:=[original.O147]" office:value-type="float" office:value="191788" calcext:value-type="float">
            <text:p>191788</text:p>
          </table:table-cell>
          <table:table-cell table:formula="of:=['patched-standard'.AB147]" office:value-type="float" office:value="78784" calcext:value-type="float">
            <text:p>78784</text:p>
          </table:table-cell>
          <table:table-cell table:formula="of:=['patched-standard'.AC147]" office:value-type="float" office:value="30257" calcext:value-type="float">
            <text:p>30257</text:p>
          </table:table-cell>
          <table:table-cell table:formula="of:=['patched-standard'.O147]" office:value-type="float" office:value="195812" calcext:value-type="float">
            <text:p>195812</text:p>
          </table:table-cell>
          <table:table-cell table:formula="of:=['patched-aggressive'.AB147]" office:value-type="float" office:value="60016" calcext:value-type="float">
            <text:p>60016</text:p>
          </table:table-cell>
          <table:table-cell table:formula="of:=['patched-aggressive'.AC147]" office:value-type="float" office:value="30320" calcext:value-type="float">
            <text:p>30320</text:p>
          </table:table-cell>
          <table:table-cell table:formula="of:=['patched-aggressive'.O147]" office:value-type="float" office:value="166868" calcext:value-type="float">
            <text:p>166868</text:p>
          </table:table-cell>
        </table:table-row>
        <table:table-row table:style-name="ro1">
          <table:table-cell table:formula="of:=[original.AB148]" office:value-type="float" office:value="25240" calcext:value-type="float">
            <text:p>25240</text:p>
          </table:table-cell>
          <table:table-cell table:formula="of:=[original.AC148]" office:value-type="float" office:value="11249" calcext:value-type="float">
            <text:p>11249</text:p>
          </table:table-cell>
          <table:table-cell table:formula="of:=[original.O148]" office:value-type="float" office:value="136548" calcext:value-type="float">
            <text:p>136548</text:p>
          </table:table-cell>
          <table:table-cell table:formula="of:=['patched-standard'.AB148]" office:value-type="float" office:value="11648" calcext:value-type="float">
            <text:p>11648</text:p>
          </table:table-cell>
          <table:table-cell table:formula="of:=['patched-standard'.AC148]" office:value-type="float" office:value="11336" calcext:value-type="float">
            <text:p>11336</text:p>
          </table:table-cell>
          <table:table-cell table:formula="of:=['patched-standard'.O148]" office:value-type="float" office:value="128688" calcext:value-type="float">
            <text:p>128688</text:p>
          </table:table-cell>
          <table:table-cell table:formula="of:=['patched-aggressive'.AB148]" office:value-type="float" office:value="11600" calcext:value-type="float">
            <text:p>11600</text:p>
          </table:table-cell>
          <table:table-cell table:formula="of:=['patched-aggressive'.AC148]" office:value-type="float" office:value="11399" calcext:value-type="float">
            <text:p>11399</text:p>
          </table:table-cell>
          <table:table-cell table:formula="of:=['patched-aggressive'.O148]" office:value-type="float" office:value="118476" calcext:value-type="float">
            <text:p>118476</text:p>
          </table:table-cell>
        </table:table-row>
        <table:table-row table:style-name="ro1">
          <table:table-cell table:formula="of:=[original.AB149]" office:value-type="float" office:value="25240" calcext:value-type="float">
            <text:p>25240</text:p>
          </table:table-cell>
          <table:table-cell table:formula="of:=[original.AC149]" office:value-type="float" office:value="11249" calcext:value-type="float">
            <text:p>11249</text:p>
          </table:table-cell>
          <table:table-cell table:formula="of:=[original.O149]" office:value-type="float" office:value="136548" calcext:value-type="float">
            <text:p>136548</text:p>
          </table:table-cell>
          <table:table-cell table:formula="of:=['patched-standard'.AB149]" office:value-type="float" office:value="11648" calcext:value-type="float">
            <text:p>11648</text:p>
          </table:table-cell>
          <table:table-cell table:formula="of:=['patched-standard'.AC149]" office:value-type="float" office:value="11336" calcext:value-type="float">
            <text:p>11336</text:p>
          </table:table-cell>
          <table:table-cell table:formula="of:=['patched-standard'.O149]" office:value-type="float" office:value="128688" calcext:value-type="float">
            <text:p>128688</text:p>
          </table:table-cell>
          <table:table-cell table:formula="of:=['patched-aggressive'.AB149]" office:value-type="float" office:value="11600" calcext:value-type="float">
            <text:p>11600</text:p>
          </table:table-cell>
          <table:table-cell table:formula="of:=['patched-aggressive'.AC149]" office:value-type="float" office:value="11399" calcext:value-type="float">
            <text:p>11399</text:p>
          </table:table-cell>
          <table:table-cell table:formula="of:=['patched-aggressive'.O149]" office:value-type="float" office:value="118476" calcext:value-type="float">
            <text:p>118476</text:p>
          </table:table-cell>
        </table:table-row>
        <table:table-row table:style-name="ro1">
          <table:table-cell table:formula="of:=[original.AB150]" office:value-type="float" office:value="25240" calcext:value-type="float">
            <text:p>25240</text:p>
          </table:table-cell>
          <table:table-cell table:formula="of:=[original.AC150]" office:value-type="float" office:value="11249" calcext:value-type="float">
            <text:p>11249</text:p>
          </table:table-cell>
          <table:table-cell table:formula="of:=[original.O150]" office:value-type="float" office:value="136548" calcext:value-type="float">
            <text:p>136548</text:p>
          </table:table-cell>
          <table:table-cell table:formula="of:=['patched-standard'.AB150]" office:value-type="float" office:value="11648" calcext:value-type="float">
            <text:p>11648</text:p>
          </table:table-cell>
          <table:table-cell table:formula="of:=['patched-standard'.AC150]" office:value-type="float" office:value="11336" calcext:value-type="float">
            <text:p>11336</text:p>
          </table:table-cell>
          <table:table-cell table:formula="of:=['patched-standard'.O150]" office:value-type="float" office:value="128688" calcext:value-type="float">
            <text:p>128688</text:p>
          </table:table-cell>
          <table:table-cell table:formula="of:=['patched-aggressive'.AB150]" office:value-type="float" office:value="11600" calcext:value-type="float">
            <text:p>11600</text:p>
          </table:table-cell>
          <table:table-cell table:formula="of:=['patched-aggressive'.AC150]" office:value-type="float" office:value="11399" calcext:value-type="float">
            <text:p>11399</text:p>
          </table:table-cell>
          <table:table-cell table:formula="of:=['patched-aggressive'.O150]" office:value-type="float" office:value="118476" calcext:value-type="float">
            <text:p>118476</text:p>
          </table:table-cell>
        </table:table-row>
        <table:table-row table:style-name="ro1">
          <table:table-cell table:formula="of:=[original.AB151]" office:value-type="float" office:value="25240" calcext:value-type="float">
            <text:p>25240</text:p>
          </table:table-cell>
          <table:table-cell table:formula="of:=[original.AC151]" office:value-type="float" office:value="11249" calcext:value-type="float">
            <text:p>11249</text:p>
          </table:table-cell>
          <table:table-cell table:formula="of:=[original.O151]" office:value-type="float" office:value="136548" calcext:value-type="float">
            <text:p>136548</text:p>
          </table:table-cell>
          <table:table-cell table:formula="of:=['patched-standard'.AB151]" office:value-type="float" office:value="11648" calcext:value-type="float">
            <text:p>11648</text:p>
          </table:table-cell>
          <table:table-cell table:formula="of:=['patched-standard'.AC151]" office:value-type="float" office:value="11336" calcext:value-type="float">
            <text:p>11336</text:p>
          </table:table-cell>
          <table:table-cell table:formula="of:=['patched-standard'.O151]" office:value-type="float" office:value="128688" calcext:value-type="float">
            <text:p>128688</text:p>
          </table:table-cell>
          <table:table-cell table:formula="of:=['patched-aggressive'.AB151]" office:value-type="float" office:value="11600" calcext:value-type="float">
            <text:p>11600</text:p>
          </table:table-cell>
          <table:table-cell table:formula="of:=['patched-aggressive'.AC151]" office:value-type="float" office:value="11399" calcext:value-type="float">
            <text:p>11399</text:p>
          </table:table-cell>
          <table:table-cell table:formula="of:=['patched-aggressive'.O151]" office:value-type="float" office:value="118476" calcext:value-type="float">
            <text:p>118476</text:p>
          </table:table-cell>
        </table:table-row>
        <table:table-row table:style-name="ro1">
          <table:table-cell table:formula="of:=[original.AB152]" office:value-type="float" office:value="0" calcext:value-type="float">
            <text:p>0</text:p>
          </table:table-cell>
          <table:table-cell table:formula="of:=[original.AC152]" office:value-type="float" office:value="0" calcext:value-type="float">
            <text:p>0</text:p>
          </table:table-cell>
          <table:table-cell table:formula="of:=[original.O152]" office:value-type="float" office:value="0" calcext:value-type="float">
            <text:p>0</text:p>
          </table:table-cell>
          <table:table-cell table:formula="of:=['patched-standard'.AB152]" office:value-type="float" office:value="0" calcext:value-type="float">
            <text:p>0</text:p>
          </table:table-cell>
          <table:table-cell table:formula="of:=['patched-standard'.AC152]" office:value-type="float" office:value="0" calcext:value-type="float">
            <text:p>0</text:p>
          </table:table-cell>
          <table:table-cell table:formula="of:=['patched-standard'.O152]" office:value-type="float" office:value="0" calcext:value-type="float">
            <text:p>0</text:p>
          </table:table-cell>
          <table:table-cell table:formula="of:=['patched-aggressive'.AB152]" office:value-type="float" office:value="0" calcext:value-type="float">
            <text:p>0</text:p>
          </table:table-cell>
          <table:table-cell table:formula="of:=['patched-aggressive'.AC152]" office:value-type="float" office:value="0" calcext:value-type="float">
            <text:p>0</text:p>
          </table:table-cell>
          <table:table-cell table:formula="of:=['patched-aggressive'.O152]" office:value-type="float" office:value="0" calcext:value-type="float">
            <text:p>0</text:p>
          </table:table-cell>
        </table:table-row>
        <table:table-row table:style-name="ro1">
          <table:table-cell table:formula="of:=[original.AB153]" office:value-type="float" office:value="0" calcext:value-type="float">
            <text:p>0</text:p>
          </table:table-cell>
          <table:table-cell table:formula="of:=[original.AC153]" office:value-type="float" office:value="0" calcext:value-type="float">
            <text:p>0</text:p>
          </table:table-cell>
          <table:table-cell table:formula="of:=[original.O153]" office:value-type="float" office:value="0" calcext:value-type="float">
            <text:p>0</text:p>
          </table:table-cell>
          <table:table-cell table:formula="of:=['patched-standard'.AB153]" office:value-type="float" office:value="0" calcext:value-type="float">
            <text:p>0</text:p>
          </table:table-cell>
          <table:table-cell table:formula="of:=['patched-standard'.AC153]" office:value-type="float" office:value="0" calcext:value-type="float">
            <text:p>0</text:p>
          </table:table-cell>
          <table:table-cell table:formula="of:=['patched-standard'.O153]" office:value-type="float" office:value="0" calcext:value-type="float">
            <text:p>0</text:p>
          </table:table-cell>
          <table:table-cell table:formula="of:=['patched-aggressive'.AB153]" office:value-type="float" office:value="0" calcext:value-type="float">
            <text:p>0</text:p>
          </table:table-cell>
          <table:table-cell table:formula="of:=['patched-aggressive'.AC153]" office:value-type="float" office:value="0" calcext:value-type="float">
            <text:p>0</text:p>
          </table:table-cell>
          <table:table-cell table:formula="of:=['patched-aggressive'.O153]" office:value-type="float" office:value="0" calcext:value-type="float">
            <text:p>0</text:p>
          </table:table-cell>
        </table:table-row>
        <table:table-row table:style-name="ro1">
          <table:table-cell table:formula="of:=[original.AB154]" office:value-type="float" office:value="0" calcext:value-type="float">
            <text:p>0</text:p>
          </table:table-cell>
          <table:table-cell table:formula="of:=[original.AC154]" office:value-type="float" office:value="0" calcext:value-type="float">
            <text:p>0</text:p>
          </table:table-cell>
          <table:table-cell table:formula="of:=[original.O154]" office:value-type="float" office:value="0" calcext:value-type="float">
            <text:p>0</text:p>
          </table:table-cell>
          <table:table-cell table:formula="of:=['patched-standard'.AB154]" office:value-type="float" office:value="0" calcext:value-type="float">
            <text:p>0</text:p>
          </table:table-cell>
          <table:table-cell table:formula="of:=['patched-standard'.AC154]" office:value-type="float" office:value="0" calcext:value-type="float">
            <text:p>0</text:p>
          </table:table-cell>
          <table:table-cell table:formula="of:=['patched-standard'.O154]" office:value-type="float" office:value="0" calcext:value-type="float">
            <text:p>0</text:p>
          </table:table-cell>
          <table:table-cell table:formula="of:=['patched-aggressive'.AB154]" office:value-type="float" office:value="0" calcext:value-type="float">
            <text:p>0</text:p>
          </table:table-cell>
          <table:table-cell table:formula="of:=['patched-aggressive'.AC154]" office:value-type="float" office:value="0" calcext:value-type="float">
            <text:p>0</text:p>
          </table:table-cell>
          <table:table-cell table:formula="of:=['patched-aggressive'.O154]" office:value-type="float" office:value="0" calcext:value-type="float">
            <text:p>0</text:p>
          </table:table-cell>
        </table:table-row>
        <table:table-row table:style-name="ro1">
          <table:table-cell table:formula="of:=[original.AB155]" office:value-type="float" office:value="0" calcext:value-type="float">
            <text:p>0</text:p>
          </table:table-cell>
          <table:table-cell table:formula="of:=[original.AC155]" office:value-type="float" office:value="0" calcext:value-type="float">
            <text:p>0</text:p>
          </table:table-cell>
          <table:table-cell table:formula="of:=[original.O155]" office:value-type="float" office:value="0" calcext:value-type="float">
            <text:p>0</text:p>
          </table:table-cell>
          <table:table-cell table:formula="of:=['patched-standard'.AB155]" office:value-type="float" office:value="0" calcext:value-type="float">
            <text:p>0</text:p>
          </table:table-cell>
          <table:table-cell table:formula="of:=['patched-standard'.AC155]" office:value-type="float" office:value="0" calcext:value-type="float">
            <text:p>0</text:p>
          </table:table-cell>
          <table:table-cell table:formula="of:=['patched-standard'.O155]" office:value-type="float" office:value="0" calcext:value-type="float">
            <text:p>0</text:p>
          </table:table-cell>
          <table:table-cell table:formula="of:=['patched-aggressive'.AB155]" office:value-type="float" office:value="0" calcext:value-type="float">
            <text:p>0</text:p>
          </table:table-cell>
          <table:table-cell table:formula="of:=['patched-aggressive'.AC155]" office:value-type="float" office:value="0" calcext:value-type="float">
            <text:p>0</text:p>
          </table:table-cell>
          <table:table-cell table:formula="of:=['patched-aggressive'.O155]" office:value-type="float" office:value="0" calcext:value-type="float">
            <text:p>0</text:p>
          </table:table-cell>
        </table:table-row>
        <table:table-row table:style-name="ro1">
          <table:table-cell table:formula="of:=[original.AB156]" office:value-type="float" office:value="0" calcext:value-type="float">
            <text:p>0</text:p>
          </table:table-cell>
          <table:table-cell table:formula="of:=[original.AC156]" office:value-type="float" office:value="0" calcext:value-type="float">
            <text:p>0</text:p>
          </table:table-cell>
          <table:table-cell table:formula="of:=[original.O156]" office:value-type="float" office:value="0" calcext:value-type="float">
            <text:p>0</text:p>
          </table:table-cell>
          <table:table-cell table:formula="of:=['patched-standard'.AB156]" office:value-type="float" office:value="0" calcext:value-type="float">
            <text:p>0</text:p>
          </table:table-cell>
          <table:table-cell table:formula="of:=['patched-standard'.AC156]" office:value-type="float" office:value="0" calcext:value-type="float">
            <text:p>0</text:p>
          </table:table-cell>
          <table:table-cell table:formula="of:=['patched-standard'.O156]" office:value-type="float" office:value="0" calcext:value-type="float">
            <text:p>0</text:p>
          </table:table-cell>
          <table:table-cell table:formula="of:=['patched-aggressive'.AB156]" office:value-type="float" office:value="0" calcext:value-type="float">
            <text:p>0</text:p>
          </table:table-cell>
          <table:table-cell table:formula="of:=['patched-aggressive'.AC156]" office:value-type="float" office:value="0" calcext:value-type="float">
            <text:p>0</text:p>
          </table:table-cell>
          <table:table-cell table:formula="of:=['patched-aggressive'.O156]" office:value-type="float" office:value="0" calcext:value-type="float">
            <text:p>0</text:p>
          </table:table-cell>
        </table:table-row>
        <table:table-row table:style-name="ro1">
          <table:table-cell table:formula="of:=[original.AB157]" office:value-type="float" office:value="0" calcext:value-type="float">
            <text:p>0</text:p>
          </table:table-cell>
          <table:table-cell table:formula="of:=[original.AC157]" office:value-type="float" office:value="0" calcext:value-type="float">
            <text:p>0</text:p>
          </table:table-cell>
          <table:table-cell table:formula="of:=[original.O157]" office:value-type="float" office:value="0" calcext:value-type="float">
            <text:p>0</text:p>
          </table:table-cell>
          <table:table-cell table:formula="of:=['patched-standard'.AB157]" office:value-type="float" office:value="0" calcext:value-type="float">
            <text:p>0</text:p>
          </table:table-cell>
          <table:table-cell table:formula="of:=['patched-standard'.AC157]" office:value-type="float" office:value="0" calcext:value-type="float">
            <text:p>0</text:p>
          </table:table-cell>
          <table:table-cell table:formula="of:=['patched-standard'.O157]" office:value-type="float" office:value="0" calcext:value-type="float">
            <text:p>0</text:p>
          </table:table-cell>
          <table:table-cell table:formula="of:=['patched-aggressive'.AB157]" office:value-type="float" office:value="0" calcext:value-type="float">
            <text:p>0</text:p>
          </table:table-cell>
          <table:table-cell table:formula="of:=['patched-aggressive'.AC157]" office:value-type="float" office:value="0" calcext:value-type="float">
            <text:p>0</text:p>
          </table:table-cell>
          <table:table-cell table:formula="of:=['patched-aggressive'.O157]" office:value-type="float" office:value="0" calcext:value-type="float">
            <text:p>0</text:p>
          </table:table-cell>
        </table:table-row>
        <table:table-row table:style-name="ro1">
          <table:table-cell table:formula="of:=[original.AB158]" office:value-type="float" office:value="0" calcext:value-type="float">
            <text:p>0</text:p>
          </table:table-cell>
          <table:table-cell table:formula="of:=[original.AC158]" office:value-type="float" office:value="0" calcext:value-type="float">
            <text:p>0</text:p>
          </table:table-cell>
          <table:table-cell table:formula="of:=[original.O158]" office:value-type="float" office:value="0" calcext:value-type="float">
            <text:p>0</text:p>
          </table:table-cell>
          <table:table-cell table:formula="of:=['patched-standard'.AB158]" office:value-type="float" office:value="0" calcext:value-type="float">
            <text:p>0</text:p>
          </table:table-cell>
          <table:table-cell table:formula="of:=['patched-standard'.AC158]" office:value-type="float" office:value="0" calcext:value-type="float">
            <text:p>0</text:p>
          </table:table-cell>
          <table:table-cell table:formula="of:=['patched-standard'.O158]" office:value-type="float" office:value="0" calcext:value-type="float">
            <text:p>0</text:p>
          </table:table-cell>
          <table:table-cell table:formula="of:=['patched-aggressive'.AB158]" office:value-type="float" office:value="0" calcext:value-type="float">
            <text:p>0</text:p>
          </table:table-cell>
          <table:table-cell table:formula="of:=['patched-aggressive'.AC158]" office:value-type="float" office:value="0" calcext:value-type="float">
            <text:p>0</text:p>
          </table:table-cell>
          <table:table-cell table:formula="of:=['patched-aggressive'.O158]" office:value-type="float" office:value="0" calcext:value-type="float">
            <text:p>0</text:p>
          </table:table-cell>
        </table:table-row>
        <table:table-row table:style-name="ro1">
          <table:table-cell table:formula="of:=[original.AB159]" office:value-type="float" office:value="0" calcext:value-type="float">
            <text:p>0</text:p>
          </table:table-cell>
          <table:table-cell table:formula="of:=[original.AC159]" office:value-type="float" office:value="0" calcext:value-type="float">
            <text:p>0</text:p>
          </table:table-cell>
          <table:table-cell table:formula="of:=[original.O159]" office:value-type="float" office:value="0" calcext:value-type="float">
            <text:p>0</text:p>
          </table:table-cell>
          <table:table-cell table:formula="of:=['patched-standard'.AB159]" office:value-type="float" office:value="0" calcext:value-type="float">
            <text:p>0</text:p>
          </table:table-cell>
          <table:table-cell table:formula="of:=['patched-standard'.AC159]" office:value-type="float" office:value="0" calcext:value-type="float">
            <text:p>0</text:p>
          </table:table-cell>
          <table:table-cell table:formula="of:=['patched-standard'.O159]" office:value-type="float" office:value="0" calcext:value-type="float">
            <text:p>0</text:p>
          </table:table-cell>
          <table:table-cell table:formula="of:=['patched-aggressive'.AB159]" office:value-type="float" office:value="0" calcext:value-type="float">
            <text:p>0</text:p>
          </table:table-cell>
          <table:table-cell table:formula="of:=['patched-aggressive'.AC159]" office:value-type="float" office:value="0" calcext:value-type="float">
            <text:p>0</text:p>
          </table:table-cell>
          <table:table-cell table:formula="of:=['patched-aggressive'.O159]" office:value-type="float" office:value="0" calcext:value-type="float">
            <text:p>0</text:p>
          </table:table-cell>
        </table:table-row>
        <table:table-row table:style-name="ro1">
          <table:table-cell table:formula="of:=[original.AB160]" office:value-type="float" office:value="0" calcext:value-type="float">
            <text:p>0</text:p>
          </table:table-cell>
          <table:table-cell table:formula="of:=[original.AC160]" office:value-type="float" office:value="0" calcext:value-type="float">
            <text:p>0</text:p>
          </table:table-cell>
          <table:table-cell table:formula="of:=[original.O160]" office:value-type="float" office:value="0" calcext:value-type="float">
            <text:p>0</text:p>
          </table:table-cell>
          <table:table-cell table:formula="of:=['patched-standard'.AB160]" office:value-type="float" office:value="0" calcext:value-type="float">
            <text:p>0</text:p>
          </table:table-cell>
          <table:table-cell table:formula="of:=['patched-standard'.AC160]" office:value-type="float" office:value="0" calcext:value-type="float">
            <text:p>0</text:p>
          </table:table-cell>
          <table:table-cell table:formula="of:=['patched-standard'.O160]" office:value-type="float" office:value="0" calcext:value-type="float">
            <text:p>0</text:p>
          </table:table-cell>
          <table:table-cell table:formula="of:=['patched-aggressive'.AB160]" office:value-type="float" office:value="0" calcext:value-type="float">
            <text:p>0</text:p>
          </table:table-cell>
          <table:table-cell table:formula="of:=['patched-aggressive'.AC160]" office:value-type="float" office:value="0" calcext:value-type="float">
            <text:p>0</text:p>
          </table:table-cell>
          <table:table-cell table:formula="of:=['patched-aggressive'.O160]" office:value-type="float" office:value="0" calcext:value-type="float">
            <text:p>0</text:p>
          </table:table-cell>
        </table:table-row>
        <table:table-row table:style-name="ro1">
          <table:table-cell table:formula="of:=[original.AB161]" office:value-type="float" office:value="0" calcext:value-type="float">
            <text:p>0</text:p>
          </table:table-cell>
          <table:table-cell table:formula="of:=[original.AC161]" office:value-type="float" office:value="0" calcext:value-type="float">
            <text:p>0</text:p>
          </table:table-cell>
          <table:table-cell table:formula="of:=[original.O161]" office:value-type="float" office:value="0" calcext:value-type="float">
            <text:p>0</text:p>
          </table:table-cell>
          <table:table-cell table:formula="of:=['patched-standard'.AB161]" office:value-type="float" office:value="0" calcext:value-type="float">
            <text:p>0</text:p>
          </table:table-cell>
          <table:table-cell table:formula="of:=['patched-standard'.AC161]" office:value-type="float" office:value="0" calcext:value-type="float">
            <text:p>0</text:p>
          </table:table-cell>
          <table:table-cell table:formula="of:=['patched-standard'.O161]" office:value-type="float" office:value="0" calcext:value-type="float">
            <text:p>0</text:p>
          </table:table-cell>
          <table:table-cell table:formula="of:=['patched-aggressive'.AB161]" office:value-type="float" office:value="0" calcext:value-type="float">
            <text:p>0</text:p>
          </table:table-cell>
          <table:table-cell table:formula="of:=['patched-aggressive'.AC161]" office:value-type="float" office:value="0" calcext:value-type="float">
            <text:p>0</text:p>
          </table:table-cell>
          <table:table-cell table:formula="of:=['patched-aggressive'.O161]" office:value-type="float" office:value="0" calcext:value-type="float">
            <text:p>0</text:p>
          </table:table-cell>
        </table:table-row>
        <table:table-row table:style-name="ro1">
          <table:table-cell table:formula="of:=[original.AB162]" office:value-type="float" office:value="0" calcext:value-type="float">
            <text:p>0</text:p>
          </table:table-cell>
          <table:table-cell table:formula="of:=[original.AC162]" office:value-type="float" office:value="0" calcext:value-type="float">
            <text:p>0</text:p>
          </table:table-cell>
          <table:table-cell table:formula="of:=[original.O162]" office:value-type="float" office:value="0" calcext:value-type="float">
            <text:p>0</text:p>
          </table:table-cell>
          <table:table-cell table:formula="of:=['patched-standard'.AB162]" office:value-type="float" office:value="0" calcext:value-type="float">
            <text:p>0</text:p>
          </table:table-cell>
          <table:table-cell table:formula="of:=['patched-standard'.AC162]" office:value-type="float" office:value="0" calcext:value-type="float">
            <text:p>0</text:p>
          </table:table-cell>
          <table:table-cell table:formula="of:=['patched-standard'.O162]" office:value-type="float" office:value="0" calcext:value-type="float">
            <text:p>0</text:p>
          </table:table-cell>
          <table:table-cell table:formula="of:=['patched-aggressive'.AB162]" office:value-type="float" office:value="0" calcext:value-type="float">
            <text:p>0</text:p>
          </table:table-cell>
          <table:table-cell table:formula="of:=['patched-aggressive'.AC162]" office:value-type="float" office:value="0" calcext:value-type="float">
            <text:p>0</text:p>
          </table:table-cell>
          <table:table-cell table:formula="of:=['patched-aggressive'.O162]" office:value-type="float" office:value="0" calcext:value-type="float">
            <text:p>0</text:p>
          </table:table-cell>
        </table:table-row>
        <table:table-row table:style-name="ro1">
          <table:table-cell table:formula="of:=[original.AB163]" office:value-type="float" office:value="0" calcext:value-type="float">
            <text:p>0</text:p>
          </table:table-cell>
          <table:table-cell table:formula="of:=[original.AC163]" office:value-type="float" office:value="0" calcext:value-type="float">
            <text:p>0</text:p>
          </table:table-cell>
          <table:table-cell table:formula="of:=[original.O163]" office:value-type="float" office:value="0" calcext:value-type="float">
            <text:p>0</text:p>
          </table:table-cell>
          <table:table-cell table:formula="of:=['patched-standard'.AB163]" office:value-type="float" office:value="0" calcext:value-type="float">
            <text:p>0</text:p>
          </table:table-cell>
          <table:table-cell table:formula="of:=['patched-standard'.AC163]" office:value-type="float" office:value="0" calcext:value-type="float">
            <text:p>0</text:p>
          </table:table-cell>
          <table:table-cell table:formula="of:=['patched-standard'.O163]" office:value-type="float" office:value="0" calcext:value-type="float">
            <text:p>0</text:p>
          </table:table-cell>
          <table:table-cell table:formula="of:=['patched-aggressive'.AB163]" office:value-type="float" office:value="0" calcext:value-type="float">
            <text:p>0</text:p>
          </table:table-cell>
          <table:table-cell table:formula="of:=['patched-aggressive'.AC163]" office:value-type="float" office:value="0" calcext:value-type="float">
            <text:p>0</text:p>
          </table:table-cell>
          <table:table-cell table:formula="of:=['patched-aggressive'.O163]" office:value-type="float" office:value="0" calcext:value-type="float">
            <text:p>0</text:p>
          </table:table-cell>
        </table:table-row>
        <table:table-row table:style-name="ro1">
          <table:table-cell table:formula="of:=[original.AB164]" office:value-type="float" office:value="0" calcext:value-type="float">
            <text:p>0</text:p>
          </table:table-cell>
          <table:table-cell table:formula="of:=[original.AC164]" office:value-type="float" office:value="0" calcext:value-type="float">
            <text:p>0</text:p>
          </table:table-cell>
          <table:table-cell table:formula="of:=[original.O164]" office:value-type="float" office:value="0" calcext:value-type="float">
            <text:p>0</text:p>
          </table:table-cell>
          <table:table-cell table:formula="of:=['patched-standard'.AB164]" office:value-type="float" office:value="0" calcext:value-type="float">
            <text:p>0</text:p>
          </table:table-cell>
          <table:table-cell table:formula="of:=['patched-standard'.AC164]" office:value-type="float" office:value="0" calcext:value-type="float">
            <text:p>0</text:p>
          </table:table-cell>
          <table:table-cell table:formula="of:=['patched-standard'.O164]" office:value-type="float" office:value="0" calcext:value-type="float">
            <text:p>0</text:p>
          </table:table-cell>
          <table:table-cell table:formula="of:=['patched-aggressive'.AB164]" office:value-type="float" office:value="0" calcext:value-type="float">
            <text:p>0</text:p>
          </table:table-cell>
          <table:table-cell table:formula="of:=['patched-aggressive'.AC164]" office:value-type="float" office:value="0" calcext:value-type="float">
            <text:p>0</text:p>
          </table:table-cell>
          <table:table-cell table:formula="of:=['patched-aggressive'.O164]" office:value-type="float" office:value="0" calcext:value-type="float">
            <text:p>0</text:p>
          </table:table-cell>
        </table:table-row>
        <table:table-row table:style-name="ro1">
          <table:table-cell table:formula="of:=[original.AB165]" office:value-type="float" office:value="0" calcext:value-type="float">
            <text:p>0</text:p>
          </table:table-cell>
          <table:table-cell table:formula="of:=[original.AC165]" office:value-type="float" office:value="0" calcext:value-type="float">
            <text:p>0</text:p>
          </table:table-cell>
          <table:table-cell table:formula="of:=[original.O165]" office:value-type="float" office:value="0" calcext:value-type="float">
            <text:p>0</text:p>
          </table:table-cell>
          <table:table-cell table:formula="of:=['patched-standard'.AB165]" office:value-type="float" office:value="0" calcext:value-type="float">
            <text:p>0</text:p>
          </table:table-cell>
          <table:table-cell table:formula="of:=['patched-standard'.AC165]" office:value-type="float" office:value="0" calcext:value-type="float">
            <text:p>0</text:p>
          </table:table-cell>
          <table:table-cell table:formula="of:=['patched-standard'.O165]" office:value-type="float" office:value="0" calcext:value-type="float">
            <text:p>0</text:p>
          </table:table-cell>
          <table:table-cell table:formula="of:=['patched-aggressive'.AB165]" office:value-type="float" office:value="0" calcext:value-type="float">
            <text:p>0</text:p>
          </table:table-cell>
          <table:table-cell table:formula="of:=['patched-aggressive'.AC165]" office:value-type="float" office:value="0" calcext:value-type="float">
            <text:p>0</text:p>
          </table:table-cell>
          <table:table-cell table:formula="of:=['patched-aggressive'.O165]" office:value-type="float" office:value="0" calcext:value-type="float">
            <text:p>0</text:p>
          </table:table-cell>
        </table:table-row>
        <table:table-row table:style-name="ro1">
          <table:table-cell table:formula="of:=[original.AB166]" office:value-type="float" office:value="0" calcext:value-type="float">
            <text:p>0</text:p>
          </table:table-cell>
          <table:table-cell table:formula="of:=[original.AC166]" office:value-type="float" office:value="0" calcext:value-type="float">
            <text:p>0</text:p>
          </table:table-cell>
          <table:table-cell table:formula="of:=[original.O166]" office:value-type="float" office:value="0" calcext:value-type="float">
            <text:p>0</text:p>
          </table:table-cell>
          <table:table-cell table:formula="of:=['patched-standard'.AB166]" office:value-type="float" office:value="0" calcext:value-type="float">
            <text:p>0</text:p>
          </table:table-cell>
          <table:table-cell table:formula="of:=['patched-standard'.AC166]" office:value-type="float" office:value="0" calcext:value-type="float">
            <text:p>0</text:p>
          </table:table-cell>
          <table:table-cell table:formula="of:=['patched-standard'.O166]" office:value-type="float" office:value="0" calcext:value-type="float">
            <text:p>0</text:p>
          </table:table-cell>
          <table:table-cell table:formula="of:=['patched-aggressive'.AB166]" office:value-type="float" office:value="0" calcext:value-type="float">
            <text:p>0</text:p>
          </table:table-cell>
          <table:table-cell table:formula="of:=['patched-aggressive'.AC166]" office:value-type="float" office:value="0" calcext:value-type="float">
            <text:p>0</text:p>
          </table:table-cell>
          <table:table-cell table:formula="of:=['patched-aggressive'.O166]" office:value-type="float" office:value="0" calcext:value-type="float">
            <text:p>0</text:p>
          </table:table-cell>
        </table:table-row>
        <table:table-row table:style-name="ro1">
          <table:table-cell table:formula="of:=[original.AB167]" office:value-type="float" office:value="0" calcext:value-type="float">
            <text:p>0</text:p>
          </table:table-cell>
          <table:table-cell table:formula="of:=[original.AC167]" office:value-type="float" office:value="0" calcext:value-type="float">
            <text:p>0</text:p>
          </table:table-cell>
          <table:table-cell table:formula="of:=[original.O167]" office:value-type="float" office:value="0" calcext:value-type="float">
            <text:p>0</text:p>
          </table:table-cell>
          <table:table-cell table:formula="of:=['patched-standard'.AB167]" office:value-type="float" office:value="0" calcext:value-type="float">
            <text:p>0</text:p>
          </table:table-cell>
          <table:table-cell table:formula="of:=['patched-standard'.AC167]" office:value-type="float" office:value="0" calcext:value-type="float">
            <text:p>0</text:p>
          </table:table-cell>
          <table:table-cell table:formula="of:=['patched-standard'.O167]" office:value-type="float" office:value="0" calcext:value-type="float">
            <text:p>0</text:p>
          </table:table-cell>
          <table:table-cell table:formula="of:=['patched-aggressive'.AB167]" office:value-type="float" office:value="0" calcext:value-type="float">
            <text:p>0</text:p>
          </table:table-cell>
          <table:table-cell table:formula="of:=['patched-aggressive'.AC167]" office:value-type="float" office:value="0" calcext:value-type="float">
            <text:p>0</text:p>
          </table:table-cell>
          <table:table-cell table:formula="of:=['patched-aggressive'.O167]" office:value-type="float" office:value="0" calcext:value-type="float">
            <text:p>0</text:p>
          </table:table-cell>
        </table:table-row>
        <table:table-row table:style-name="ro1">
          <table:table-cell table:formula="of:=[original.AB168]" office:value-type="float" office:value="0" calcext:value-type="float">
            <text:p>0</text:p>
          </table:table-cell>
          <table:table-cell table:formula="of:=[original.AC168]" office:value-type="float" office:value="0" calcext:value-type="float">
            <text:p>0</text:p>
          </table:table-cell>
          <table:table-cell table:formula="of:=[original.O168]" office:value-type="float" office:value="0" calcext:value-type="float">
            <text:p>0</text:p>
          </table:table-cell>
          <table:table-cell table:formula="of:=['patched-standard'.AB168]" office:value-type="float" office:value="0" calcext:value-type="float">
            <text:p>0</text:p>
          </table:table-cell>
          <table:table-cell table:formula="of:=['patched-standard'.AC168]" office:value-type="float" office:value="0" calcext:value-type="float">
            <text:p>0</text:p>
          </table:table-cell>
          <table:table-cell table:formula="of:=['patched-standard'.O168]" office:value-type="float" office:value="0" calcext:value-type="float">
            <text:p>0</text:p>
          </table:table-cell>
          <table:table-cell table:formula="of:=['patched-aggressive'.AB168]" office:value-type="float" office:value="0" calcext:value-type="float">
            <text:p>0</text:p>
          </table:table-cell>
          <table:table-cell table:formula="of:=['patched-aggressive'.AC168]" office:value-type="float" office:value="0" calcext:value-type="float">
            <text:p>0</text:p>
          </table:table-cell>
          <table:table-cell table:formula="of:=['patched-aggressive'.O168]" office:value-type="float" office:value="0" calcext:value-type="float">
            <text:p>0</text:p>
          </table:table-cell>
        </table:table-row>
        <table:table-row table:style-name="ro1">
          <table:table-cell table:formula="of:=[original.AB169]" office:value-type="float" office:value="0" calcext:value-type="float">
            <text:p>0</text:p>
          </table:table-cell>
          <table:table-cell table:formula="of:=[original.AC169]" office:value-type="float" office:value="0" calcext:value-type="float">
            <text:p>0</text:p>
          </table:table-cell>
          <table:table-cell table:formula="of:=[original.O169]" office:value-type="float" office:value="0" calcext:value-type="float">
            <text:p>0</text:p>
          </table:table-cell>
          <table:table-cell table:formula="of:=['patched-standard'.AB169]" office:value-type="float" office:value="0" calcext:value-type="float">
            <text:p>0</text:p>
          </table:table-cell>
          <table:table-cell table:formula="of:=['patched-standard'.AC169]" office:value-type="float" office:value="0" calcext:value-type="float">
            <text:p>0</text:p>
          </table:table-cell>
          <table:table-cell table:formula="of:=['patched-standard'.O169]" office:value-type="float" office:value="0" calcext:value-type="float">
            <text:p>0</text:p>
          </table:table-cell>
          <table:table-cell table:formula="of:=['patched-aggressive'.AB169]" office:value-type="float" office:value="0" calcext:value-type="float">
            <text:p>0</text:p>
          </table:table-cell>
          <table:table-cell table:formula="of:=['patched-aggressive'.AC169]" office:value-type="float" office:value="0" calcext:value-type="float">
            <text:p>0</text:p>
          </table:table-cell>
          <table:table-cell table:formula="of:=['patched-aggressive'.O169]" office:value-type="float" office:value="0" calcext:value-type="float">
            <text:p>0</text:p>
          </table:table-cell>
        </table:table-row>
        <table:table-row table:style-name="ro1">
          <table:table-cell table:formula="of:=[original.AB170]" office:value-type="float" office:value="0" calcext:value-type="float">
            <text:p>0</text:p>
          </table:table-cell>
          <table:table-cell table:formula="of:=[original.AC170]" office:value-type="float" office:value="0" calcext:value-type="float">
            <text:p>0</text:p>
          </table:table-cell>
          <table:table-cell table:formula="of:=[original.O170]" office:value-type="float" office:value="0" calcext:value-type="float">
            <text:p>0</text:p>
          </table:table-cell>
          <table:table-cell table:formula="of:=['patched-standard'.AB170]" office:value-type="float" office:value="0" calcext:value-type="float">
            <text:p>0</text:p>
          </table:table-cell>
          <table:table-cell table:formula="of:=['patched-standard'.AC170]" office:value-type="float" office:value="0" calcext:value-type="float">
            <text:p>0</text:p>
          </table:table-cell>
          <table:table-cell table:formula="of:=['patched-standard'.O170]" office:value-type="float" office:value="0" calcext:value-type="float">
            <text:p>0</text:p>
          </table:table-cell>
          <table:table-cell table:formula="of:=['patched-aggressive'.AB170]" office:value-type="float" office:value="0" calcext:value-type="float">
            <text:p>0</text:p>
          </table:table-cell>
          <table:table-cell table:formula="of:=['patched-aggressive'.AC170]" office:value-type="float" office:value="0" calcext:value-type="float">
            <text:p>0</text:p>
          </table:table-cell>
          <table:table-cell table:formula="of:=['patched-aggressive'.O170]" office:value-type="float" office:value="0" calcext:value-type="float">
            <text:p>0</text:p>
          </table:table-cell>
        </table:table-row>
        <table:table-row table:style-name="ro1">
          <table:table-cell table:formula="of:=[original.AB171]" office:value-type="float" office:value="0" calcext:value-type="float">
            <text:p>0</text:p>
          </table:table-cell>
          <table:table-cell table:formula="of:=[original.AC171]" office:value-type="float" office:value="0" calcext:value-type="float">
            <text:p>0</text:p>
          </table:table-cell>
          <table:table-cell table:formula="of:=[original.O171]" office:value-type="float" office:value="0" calcext:value-type="float">
            <text:p>0</text:p>
          </table:table-cell>
          <table:table-cell table:formula="of:=['patched-standard'.AB171]" office:value-type="float" office:value="0" calcext:value-type="float">
            <text:p>0</text:p>
          </table:table-cell>
          <table:table-cell table:formula="of:=['patched-standard'.AC171]" office:value-type="float" office:value="0" calcext:value-type="float">
            <text:p>0</text:p>
          </table:table-cell>
          <table:table-cell table:formula="of:=['patched-standard'.O171]" office:value-type="float" office:value="0" calcext:value-type="float">
            <text:p>0</text:p>
          </table:table-cell>
          <table:table-cell table:formula="of:=['patched-aggressive'.AB171]" office:value-type="float" office:value="0" calcext:value-type="float">
            <text:p>0</text:p>
          </table:table-cell>
          <table:table-cell table:formula="of:=['patched-aggressive'.AC171]" office:value-type="float" office:value="0" calcext:value-type="float">
            <text:p>0</text:p>
          </table:table-cell>
          <table:table-cell table:formula="of:=['patched-aggressive'.O171]" office:value-type="float" office:value="0" calcext:value-type="float">
            <text:p>0</text:p>
          </table:table-cell>
        </table:table-row>
        <table:table-row table:style-name="ro1">
          <table:table-cell table:formula="of:=[original.AB172]" office:value-type="float" office:value="0" calcext:value-type="float">
            <text:p>0</text:p>
          </table:table-cell>
          <table:table-cell table:formula="of:=[original.AC172]" office:value-type="float" office:value="0" calcext:value-type="float">
            <text:p>0</text:p>
          </table:table-cell>
          <table:table-cell table:formula="of:=[original.O172]" office:value-type="float" office:value="0" calcext:value-type="float">
            <text:p>0</text:p>
          </table:table-cell>
          <table:table-cell table:formula="of:=['patched-standard'.AB172]" office:value-type="float" office:value="0" calcext:value-type="float">
            <text:p>0</text:p>
          </table:table-cell>
          <table:table-cell table:formula="of:=['patched-standard'.AC172]" office:value-type="float" office:value="0" calcext:value-type="float">
            <text:p>0</text:p>
          </table:table-cell>
          <table:table-cell table:formula="of:=['patched-standard'.O172]" office:value-type="float" office:value="0" calcext:value-type="float">
            <text:p>0</text:p>
          </table:table-cell>
          <table:table-cell table:formula="of:=['patched-aggressive'.AB172]" office:value-type="float" office:value="0" calcext:value-type="float">
            <text:p>0</text:p>
          </table:table-cell>
          <table:table-cell table:formula="of:=['patched-aggressive'.AC172]" office:value-type="float" office:value="0" calcext:value-type="float">
            <text:p>0</text:p>
          </table:table-cell>
          <table:table-cell table:formula="of:=['patched-aggressive'.O172]" office:value-type="float" office:value="0" calcext:value-type="float">
            <text:p>0</text:p>
          </table:table-cell>
        </table:table-row>
        <table:table-row table:style-name="ro1">
          <table:table-cell table:formula="of:=[original.AB173]" office:value-type="float" office:value="0" calcext:value-type="float">
            <text:p>0</text:p>
          </table:table-cell>
          <table:table-cell table:formula="of:=[original.AC173]" office:value-type="float" office:value="0" calcext:value-type="float">
            <text:p>0</text:p>
          </table:table-cell>
          <table:table-cell table:formula="of:=[original.O173]" office:value-type="float" office:value="0" calcext:value-type="float">
            <text:p>0</text:p>
          </table:table-cell>
          <table:table-cell table:formula="of:=['patched-standard'.AB173]" office:value-type="float" office:value="0" calcext:value-type="float">
            <text:p>0</text:p>
          </table:table-cell>
          <table:table-cell table:formula="of:=['patched-standard'.AC173]" office:value-type="float" office:value="0" calcext:value-type="float">
            <text:p>0</text:p>
          </table:table-cell>
          <table:table-cell table:formula="of:=['patched-standard'.O173]" office:value-type="float" office:value="0" calcext:value-type="float">
            <text:p>0</text:p>
          </table:table-cell>
          <table:table-cell table:formula="of:=['patched-aggressive'.AB173]" office:value-type="float" office:value="0" calcext:value-type="float">
            <text:p>0</text:p>
          </table:table-cell>
          <table:table-cell table:formula="of:=['patched-aggressive'.AC173]" office:value-type="float" office:value="0" calcext:value-type="float">
            <text:p>0</text:p>
          </table:table-cell>
          <table:table-cell table:formula="of:=['patched-aggressive'.O173]" office:value-type="float" office:value="0" calcext:value-type="float">
            <text:p>0</text:p>
          </table:table-cell>
        </table:table-row>
        <table:table-row table:style-name="ro1">
          <table:table-cell table:formula="of:=[original.AB174]" office:value-type="float" office:value="0" calcext:value-type="float">
            <text:p>0</text:p>
          </table:table-cell>
          <table:table-cell table:formula="of:=[original.AC174]" office:value-type="float" office:value="0" calcext:value-type="float">
            <text:p>0</text:p>
          </table:table-cell>
          <table:table-cell table:formula="of:=[original.O174]" office:value-type="float" office:value="0" calcext:value-type="float">
            <text:p>0</text:p>
          </table:table-cell>
          <table:table-cell table:formula="of:=['patched-standard'.AB174]" office:value-type="float" office:value="0" calcext:value-type="float">
            <text:p>0</text:p>
          </table:table-cell>
          <table:table-cell table:formula="of:=['patched-standard'.AC174]" office:value-type="float" office:value="0" calcext:value-type="float">
            <text:p>0</text:p>
          </table:table-cell>
          <table:table-cell table:formula="of:=['patched-standard'.O174]" office:value-type="float" office:value="0" calcext:value-type="float">
            <text:p>0</text:p>
          </table:table-cell>
          <table:table-cell table:formula="of:=['patched-aggressive'.AB174]" office:value-type="float" office:value="0" calcext:value-type="float">
            <text:p>0</text:p>
          </table:table-cell>
          <table:table-cell table:formula="of:=['patched-aggressive'.AC174]" office:value-type="float" office:value="0" calcext:value-type="float">
            <text:p>0</text:p>
          </table:table-cell>
          <table:table-cell table:formula="of:=['patched-aggressive'.O174]" office:value-type="float" office:value="0" calcext:value-type="float">
            <text:p>0</text:p>
          </table:table-cell>
        </table:table-row>
        <table:table-row table:style-name="ro1">
          <table:table-cell table:formula="of:=[original.AB175]" office:value-type="float" office:value="0" calcext:value-type="float">
            <text:p>0</text:p>
          </table:table-cell>
          <table:table-cell table:formula="of:=[original.AC175]" office:value-type="float" office:value="0" calcext:value-type="float">
            <text:p>0</text:p>
          </table:table-cell>
          <table:table-cell table:formula="of:=[original.O175]" office:value-type="float" office:value="0" calcext:value-type="float">
            <text:p>0</text:p>
          </table:table-cell>
          <table:table-cell table:formula="of:=['patched-standard'.AB175]" office:value-type="float" office:value="0" calcext:value-type="float">
            <text:p>0</text:p>
          </table:table-cell>
          <table:table-cell table:formula="of:=['patched-standard'.AC175]" office:value-type="float" office:value="0" calcext:value-type="float">
            <text:p>0</text:p>
          </table:table-cell>
          <table:table-cell table:formula="of:=['patched-standard'.O175]" office:value-type="float" office:value="0" calcext:value-type="float">
            <text:p>0</text:p>
          </table:table-cell>
          <table:table-cell table:formula="of:=['patched-aggressive'.AB175]" office:value-type="float" office:value="0" calcext:value-type="float">
            <text:p>0</text:p>
          </table:table-cell>
          <table:table-cell table:formula="of:=['patched-aggressive'.AC175]" office:value-type="float" office:value="0" calcext:value-type="float">
            <text:p>0</text:p>
          </table:table-cell>
          <table:table-cell table:formula="of:=['patched-aggressive'.O175]" office:value-type="float" office:value="0" calcext:value-type="float">
            <text:p>0</text:p>
          </table:table-cell>
        </table:table-row>
        <table:table-row table:style-name="ro1">
          <table:table-cell table:formula="of:=[original.AB176]" office:value-type="float" office:value="0" calcext:value-type="float">
            <text:p>0</text:p>
          </table:table-cell>
          <table:table-cell table:formula="of:=[original.AC176]" office:value-type="float" office:value="0" calcext:value-type="float">
            <text:p>0</text:p>
          </table:table-cell>
          <table:table-cell table:formula="of:=[original.O176]" office:value-type="float" office:value="0" calcext:value-type="float">
            <text:p>0</text:p>
          </table:table-cell>
          <table:table-cell table:formula="of:=['patched-standard'.AB176]" office:value-type="float" office:value="0" calcext:value-type="float">
            <text:p>0</text:p>
          </table:table-cell>
          <table:table-cell table:formula="of:=['patched-standard'.AC176]" office:value-type="float" office:value="0" calcext:value-type="float">
            <text:p>0</text:p>
          </table:table-cell>
          <table:table-cell table:formula="of:=['patched-standard'.O176]" office:value-type="float" office:value="0" calcext:value-type="float">
            <text:p>0</text:p>
          </table:table-cell>
          <table:table-cell table:formula="of:=['patched-aggressive'.AB176]" office:value-type="float" office:value="0" calcext:value-type="float">
            <text:p>0</text:p>
          </table:table-cell>
          <table:table-cell table:formula="of:=['patched-aggressive'.AC176]" office:value-type="float" office:value="0" calcext:value-type="float">
            <text:p>0</text:p>
          </table:table-cell>
          <table:table-cell table:formula="of:=['patched-aggressive'.O176]" office:value-type="float" office:value="0" calcext:value-type="float">
            <text:p>0</text:p>
          </table:table-cell>
        </table:table-row>
        <table:table-row table:style-name="ro1">
          <table:table-cell table:formula="of:=[original.AB177]" office:value-type="float" office:value="0" calcext:value-type="float">
            <text:p>0</text:p>
          </table:table-cell>
          <table:table-cell table:formula="of:=[original.AC177]" office:value-type="float" office:value="0" calcext:value-type="float">
            <text:p>0</text:p>
          </table:table-cell>
          <table:table-cell table:formula="of:=[original.O177]" office:value-type="float" office:value="0" calcext:value-type="float">
            <text:p>0</text:p>
          </table:table-cell>
          <table:table-cell table:formula="of:=['patched-standard'.AB177]" office:value-type="float" office:value="0" calcext:value-type="float">
            <text:p>0</text:p>
          </table:table-cell>
          <table:table-cell table:formula="of:=['patched-standard'.AC177]" office:value-type="float" office:value="0" calcext:value-type="float">
            <text:p>0</text:p>
          </table:table-cell>
          <table:table-cell table:formula="of:=['patched-standard'.O177]" office:value-type="float" office:value="0" calcext:value-type="float">
            <text:p>0</text:p>
          </table:table-cell>
          <table:table-cell table:formula="of:=['patched-aggressive'.AB177]" office:value-type="float" office:value="0" calcext:value-type="float">
            <text:p>0</text:p>
          </table:table-cell>
          <table:table-cell table:formula="of:=['patched-aggressive'.AC177]" office:value-type="float" office:value="0" calcext:value-type="float">
            <text:p>0</text:p>
          </table:table-cell>
          <table:table-cell table:formula="of:=['patched-aggressive'.O177]" office:value-type="float" office:value="0" calcext:value-type="float">
            <text:p>0</text:p>
          </table:table-cell>
        </table:table-row>
        <table:table-row table:style-name="ro1">
          <table:table-cell table:formula="of:=[original.AB178]" office:value-type="float" office:value="0" calcext:value-type="float">
            <text:p>0</text:p>
          </table:table-cell>
          <table:table-cell table:formula="of:=[original.AC178]" office:value-type="float" office:value="0" calcext:value-type="float">
            <text:p>0</text:p>
          </table:table-cell>
          <table:table-cell table:formula="of:=[original.O178]" office:value-type="float" office:value="0" calcext:value-type="float">
            <text:p>0</text:p>
          </table:table-cell>
          <table:table-cell table:formula="of:=['patched-standard'.AB178]" office:value-type="float" office:value="0" calcext:value-type="float">
            <text:p>0</text:p>
          </table:table-cell>
          <table:table-cell table:formula="of:=['patched-standard'.AC178]" office:value-type="float" office:value="0" calcext:value-type="float">
            <text:p>0</text:p>
          </table:table-cell>
          <table:table-cell table:formula="of:=['patched-standard'.O178]" office:value-type="float" office:value="0" calcext:value-type="float">
            <text:p>0</text:p>
          </table:table-cell>
          <table:table-cell table:formula="of:=['patched-aggressive'.AB178]" office:value-type="float" office:value="0" calcext:value-type="float">
            <text:p>0</text:p>
          </table:table-cell>
          <table:table-cell table:formula="of:=['patched-aggressive'.AC178]" office:value-type="float" office:value="0" calcext:value-type="float">
            <text:p>0</text:p>
          </table:table-cell>
          <table:table-cell table:formula="of:=['patched-aggressive'.O178]" office:value-type="float" office:value="0" calcext:value-type="float">
            <text:p>0</text:p>
          </table:table-cell>
        </table:table-row>
        <table:table-row table:style-name="ro1">
          <table:table-cell table:formula="of:=[original.AB179]" office:value-type="float" office:value="0" calcext:value-type="float">
            <text:p>0</text:p>
          </table:table-cell>
          <table:table-cell table:formula="of:=[original.AC179]" office:value-type="float" office:value="0" calcext:value-type="float">
            <text:p>0</text:p>
          </table:table-cell>
          <table:table-cell table:formula="of:=[original.O179]" office:value-type="float" office:value="0" calcext:value-type="float">
            <text:p>0</text:p>
          </table:table-cell>
          <table:table-cell table:formula="of:=['patched-standard'.AB179]" office:value-type="float" office:value="0" calcext:value-type="float">
            <text:p>0</text:p>
          </table:table-cell>
          <table:table-cell table:formula="of:=['patched-standard'.AC179]" office:value-type="float" office:value="0" calcext:value-type="float">
            <text:p>0</text:p>
          </table:table-cell>
          <table:table-cell table:formula="of:=['patched-standard'.O179]" office:value-type="float" office:value="0" calcext:value-type="float">
            <text:p>0</text:p>
          </table:table-cell>
          <table:table-cell table:formula="of:=['patched-aggressive'.AB179]" office:value-type="float" office:value="0" calcext:value-type="float">
            <text:p>0</text:p>
          </table:table-cell>
          <table:table-cell table:formula="of:=['patched-aggressive'.AC179]" office:value-type="float" office:value="0" calcext:value-type="float">
            <text:p>0</text:p>
          </table:table-cell>
          <table:table-cell table:formula="of:=['patched-aggressive'.O179]" office:value-type="float" office:value="0" calcext:value-type="float">
            <text:p>0</text:p>
          </table:table-cell>
        </table:table-row>
        <table:table-row table:style-name="ro1">
          <table:table-cell table:formula="of:=[original.AB180]" office:value-type="float" office:value="0" calcext:value-type="float">
            <text:p>0</text:p>
          </table:table-cell>
          <table:table-cell table:formula="of:=[original.AC180]" office:value-type="float" office:value="0" calcext:value-type="float">
            <text:p>0</text:p>
          </table:table-cell>
          <table:table-cell table:formula="of:=[original.O180]" office:value-type="float" office:value="0" calcext:value-type="float">
            <text:p>0</text:p>
          </table:table-cell>
          <table:table-cell table:formula="of:=['patched-standard'.AB180]" office:value-type="float" office:value="0" calcext:value-type="float">
            <text:p>0</text:p>
          </table:table-cell>
          <table:table-cell table:formula="of:=['patched-standard'.AC180]" office:value-type="float" office:value="0" calcext:value-type="float">
            <text:p>0</text:p>
          </table:table-cell>
          <table:table-cell table:formula="of:=['patched-standard'.O180]" office:value-type="float" office:value="0" calcext:value-type="float">
            <text:p>0</text:p>
          </table:table-cell>
          <table:table-cell table:formula="of:=['patched-aggressive'.AB180]" office:value-type="float" office:value="0" calcext:value-type="float">
            <text:p>0</text:p>
          </table:table-cell>
          <table:table-cell table:formula="of:=['patched-aggressive'.AC180]" office:value-type="float" office:value="0" calcext:value-type="float">
            <text:p>0</text:p>
          </table:table-cell>
          <table:table-cell table:formula="of:=['patched-aggressive'.O180]" office:value-type="float" office:value="0" calcext:value-type="float">
            <text:p>0</text:p>
          </table:table-cell>
        </table:table-row>
      </table:table>
      <table:table table:name="orig, comm vs used" table:style-name="ta1">
        <table:shapes>
          <draw:frame draw:z-index="0" draw:style-name="gr1" draw:text-style-name="P1" svg:width="898.3pt" svg:height="636.94pt" svg:x="0.03pt" svg:y="0.03pt">
            <loext:p draw:notify-on-update-of-ranges="Sheet3.A2:Sheet3.A3 Sheet3.A4:Sheet3.A180 Sheet3.B2:Sheet3.B3 Sheet3.B4:Sheet3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, comm vs used" table:style-name="ta1">
        <table:shapes>
          <draw:frame draw:z-index="0" draw:style-name="gr1" draw:text-style-name="P1" svg:width="898.3pt" svg:height="627.17pt" svg:x="0.03pt" svg:y="0.03pt">
            <loext:p draw:notify-on-update-of-ranges="Sheet3.D2:Sheet3.D3 Sheet3.D4:Sheet3.D180 Sheet3.E2:Sheet3.E3 Sheet3.E4:Sheet3.E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-aggr, comm vs used" table:style-name="ta1">
        <table:shapes>
          <draw:frame draw:z-index="0" draw:style-name="gr1" draw:text-style-name="P1" svg:width="893.62pt" svg:height="623.4pt" svg:x="0.03pt" svg:y="0.03pt">
            <loext:p draw:notify-on-update-of-ranges="Sheet3.G2:Sheet3.G3 Sheet3.G4:Sheet3.G180 Sheet3.H2:Sheet3.H3 Sheet3.H4:Sheet3.H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-aggr, comm" table:style-name="ta1">
        <table:shapes>
          <draw:frame draw:z-index="0" draw:style-name="gr1" draw:text-style-name="P1" svg:width="893.62pt" svg:height="622.63pt" svg:x="0.03pt" svg:y="0.03pt">
            <loext:p draw:notify-on-update-of-ranges="Sheet3.A2:Sheet3.A3 Sheet3.A4:Sheet3.A180 Sheet3.G2:Sheet3.G3 Sheet3.G4:Sheet3.G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rss" table:style-name="ta1">
        <table:shapes>
          <draw:frame draw:z-index="0" draw:style-name="gr1" draw:text-style-name="P1" svg:width="894.42pt" svg:height="639.95pt" svg:x="0.03pt" svg:y="0.03pt">
            <loext:p draw:notify-on-update-of-ranges="Sheet3.C2:Sheet3.C3 Sheet3.C4:Sheet3.C180 Sheet3.I2:Sheet3.I3 Sheet3.I4:Sheet3.I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/00/0000</text:date>, <text:time style:data-style-name="N2" text:time-value="17:43:43.590383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19-10-21T17:44:45.663413758</dc:date>
    <meta:editing-duration>PT58M57S</meta:editing-duration>
    <meta:editing-cycles>35</meta:editing-cycles>
    <meta:generator>LibreOffice/5.1.6.2$Linux_X86_64 LibreOffice_project/10m0$Build-2</meta:generator>
    <meta:document-statistic meta:table-count="9" meta:cell-count="22092"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471cm" xlink:href=".." xlink:type="simple" chart:class="chart:line" chart:style-name="ch1">
        <chart:legend chart:legend-position="end" svg:x="27.331cm" svg:y="10.687cm" style:legend-expansion="high" chart:style-name="ch2"/>
        <chart:plot-area chart:style-name="ch3" table:cell-range-address="Sheet3.A2:Sheet3.B180" chart:data-source-has-labels="row" svg:x="0.633cm" svg:y="0.449cm" svg:width="26.065cm" svg:height="21.573cm">
          <chartooo:coordinate-region svg:x="1.81cm" svg:y="0.57cm" svg:width="24.747cm" svg:height="20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B4:Sheet3.B180" chart:label-cell-address="Sheet3.B2:Sheet3.B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40">
                <text:p>13440</text:p>
              </table:table-cell>
              <table:table-cell office:value-type="float" office:value="11190">
                <text:p>111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0">
                <text:p>13440</text:p>
              </table:table-cell>
              <table:table-cell office:value-type="float" office:value="11190">
                <text:p>11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40">
                <text:p>13440</text:p>
              </table:table-cell>
              <table:table-cell office:value-type="float" office:value="11190">
                <text:p>11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40">
                <text:p>13440</text:p>
              </table:table-cell>
              <table:table-cell office:value-type="float" office:value="11190">
                <text:p>11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904">
                <text:p>38904</text:p>
              </table:table-cell>
              <table:table-cell office:value-type="float" office:value="34201">
                <text:p>34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528">
                <text:p>69528</text:p>
              </table:table-cell>
              <table:table-cell office:value-type="float" office:value="61522">
                <text:p>61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528">
                <text:p>69528</text:p>
              </table:table-cell>
              <table:table-cell office:value-type="float" office:value="61522">
                <text:p>61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528">
                <text:p>69528</text:p>
              </table:table-cell>
              <table:table-cell office:value-type="float" office:value="61522">
                <text:p>61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528">
                <text:p>69528</text:p>
              </table:table-cell>
              <table:table-cell office:value-type="float" office:value="61522">
                <text:p>61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528">
                <text:p>69528</text:p>
              </table:table-cell>
              <table:table-cell office:value-type="float" office:value="61522">
                <text:p>615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528">
                <text:p>69528</text:p>
              </table:table-cell>
              <table:table-cell office:value-type="float" office:value="61522">
                <text:p>61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528">
                <text:p>69528</text:p>
              </table:table-cell>
              <table:table-cell office:value-type="float" office:value="61522">
                <text:p>615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528">
                <text:p>69528</text:p>
              </table:table-cell>
              <table:table-cell office:value-type="float" office:value="61522">
                <text:p>61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528">
                <text:p>69528</text:p>
              </table:table-cell>
              <table:table-cell office:value-type="float" office:value="51466">
                <text:p>51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528">
                <text:p>69528</text:p>
              </table:table-cell>
              <table:table-cell office:value-type="float" office:value="51466">
                <text:p>51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528">
                <text:p>69528</text:p>
              </table:table-cell>
              <table:table-cell office:value-type="float" office:value="51466">
                <text:p>51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528">
                <text:p>69528</text:p>
              </table:table-cell>
              <table:table-cell office:value-type="float" office:value="51466">
                <text:p>51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528">
                <text:p>69528</text:p>
              </table:table-cell>
              <table:table-cell office:value-type="float" office:value="51467">
                <text:p>514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528">
                <text:p>69528</text:p>
              </table:table-cell>
              <table:table-cell office:value-type="float" office:value="51467">
                <text:p>514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528">
                <text:p>69528</text:p>
              </table:table-cell>
              <table:table-cell office:value-type="float" office:value="51467">
                <text:p>51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528">
                <text:p>69528</text:p>
              </table:table-cell>
              <table:table-cell office:value-type="float" office:value="51467">
                <text:p>514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528">
                <text:p>69528</text:p>
              </table:table-cell>
              <table:table-cell office:value-type="float" office:value="41410">
                <text:p>414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528">
                <text:p>69528</text:p>
              </table:table-cell>
              <table:table-cell office:value-type="float" office:value="41410">
                <text:p>414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528">
                <text:p>69528</text:p>
              </table:table-cell>
              <table:table-cell office:value-type="float" office:value="41410">
                <text:p>414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528">
                <text:p>69528</text:p>
              </table:table-cell>
              <table:table-cell office:value-type="float" office:value="41410">
                <text:p>414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528">
                <text:p>69528</text:p>
              </table:table-cell>
              <table:table-cell office:value-type="float" office:value="41411">
                <text:p>414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528">
                <text:p>69528</text:p>
              </table:table-cell>
              <table:table-cell office:value-type="float" office:value="41411">
                <text:p>41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528">
                <text:p>69528</text:p>
              </table:table-cell>
              <table:table-cell office:value-type="float" office:value="41411">
                <text:p>414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528">
                <text:p>69528</text:p>
              </table:table-cell>
              <table:table-cell office:value-type="float" office:value="41411">
                <text:p>414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528">
                <text:p>69528</text:p>
              </table:table-cell>
              <table:table-cell office:value-type="float" office:value="31355">
                <text:p>313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528">
                <text:p>69528</text:p>
              </table:table-cell>
              <table:table-cell office:value-type="float" office:value="31355">
                <text:p>31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528">
                <text:p>69528</text:p>
              </table:table-cell>
              <table:table-cell office:value-type="float" office:value="31355">
                <text:p>313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528">
                <text:p>69528</text:p>
              </table:table-cell>
              <table:table-cell office:value-type="float" office:value="31355">
                <text:p>31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528">
                <text:p>69528</text:p>
              </table:table-cell>
              <table:table-cell office:value-type="float" office:value="31356">
                <text:p>31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528">
                <text:p>69528</text:p>
              </table:table-cell>
              <table:table-cell office:value-type="float" office:value="31356">
                <text:p>313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528">
                <text:p>69528</text:p>
              </table:table-cell>
              <table:table-cell office:value-type="float" office:value="31356">
                <text:p>313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528">
                <text:p>69528</text:p>
              </table:table-cell>
              <table:table-cell office:value-type="float" office:value="31356">
                <text:p>313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528">
                <text:p>69528</text:p>
              </table:table-cell>
              <table:table-cell office:value-type="float" office:value="21299">
                <text:p>21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9384">
                <text:p>79384</text:p>
              </table:table-cell>
              <table:table-cell office:value-type="float" office:value="70538">
                <text:p>705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0536">
                <text:p>80536</text:p>
              </table:table-cell>
              <table:table-cell office:value-type="float" office:value="71581">
                <text:p>715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0536">
                <text:p>80536</text:p>
              </table:table-cell>
              <table:table-cell office:value-type="float" office:value="71581">
                <text:p>715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0536">
                <text:p>80536</text:p>
              </table:table-cell>
              <table:table-cell office:value-type="float" office:value="71581">
                <text:p>715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0536">
                <text:p>80536</text:p>
              </table:table-cell>
              <table:table-cell office:value-type="float" office:value="71581">
                <text:p>715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536">
                <text:p>80536</text:p>
              </table:table-cell>
              <table:table-cell office:value-type="float" office:value="71582">
                <text:p>715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536">
                <text:p>80536</text:p>
              </table:table-cell>
              <table:table-cell office:value-type="float" office:value="71582">
                <text:p>715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0536">
                <text:p>80536</text:p>
              </table:table-cell>
              <table:table-cell office:value-type="float" office:value="71582">
                <text:p>715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0536">
                <text:p>80536</text:p>
              </table:table-cell>
              <table:table-cell office:value-type="float" office:value="71582">
                <text:p>715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536">
                <text:p>80536</text:p>
              </table:table-cell>
              <table:table-cell office:value-type="float" office:value="61526">
                <text:p>615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0536">
                <text:p>80536</text:p>
              </table:table-cell>
              <table:table-cell office:value-type="float" office:value="61526">
                <text:p>615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536">
                <text:p>80536</text:p>
              </table:table-cell>
              <table:table-cell office:value-type="float" office:value="61526">
                <text:p>615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0536">
                <text:p>80536</text:p>
              </table:table-cell>
              <table:table-cell office:value-type="float" office:value="61526">
                <text:p>615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536">
                <text:p>80536</text:p>
              </table:table-cell>
              <table:table-cell office:value-type="float" office:value="61530">
                <text:p>615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536">
                <text:p>80536</text:p>
              </table:table-cell>
              <table:table-cell office:value-type="float" office:value="61530">
                <text:p>615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536">
                <text:p>80536</text:p>
              </table:table-cell>
              <table:table-cell office:value-type="float" office:value="61530">
                <text:p>615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536">
                <text:p>80536</text:p>
              </table:table-cell>
              <table:table-cell office:value-type="float" office:value="61530">
                <text:p>615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0536">
                <text:p>80536</text:p>
              </table:table-cell>
              <table:table-cell office:value-type="float" office:value="51474">
                <text:p>514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0536">
                <text:p>80536</text:p>
              </table:table-cell>
              <table:table-cell office:value-type="float" office:value="51474">
                <text:p>514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0536">
                <text:p>80536</text:p>
              </table:table-cell>
              <table:table-cell office:value-type="float" office:value="51474">
                <text:p>514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536">
                <text:p>80536</text:p>
              </table:table-cell>
              <table:table-cell office:value-type="float" office:value="51474">
                <text:p>514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536">
                <text:p>80536</text:p>
              </table:table-cell>
              <table:table-cell office:value-type="float" office:value="51474">
                <text:p>514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536">
                <text:p>80536</text:p>
              </table:table-cell>
              <table:table-cell office:value-type="float" office:value="51474">
                <text:p>514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536">
                <text:p>80536</text:p>
              </table:table-cell>
              <table:table-cell office:value-type="float" office:value="51474">
                <text:p>514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536">
                <text:p>80536</text:p>
              </table:table-cell>
              <table:table-cell office:value-type="float" office:value="51474">
                <text:p>514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536">
                <text:p>80536</text:p>
              </table:table-cell>
              <table:table-cell office:value-type="float" office:value="41418">
                <text:p>414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536">
                <text:p>80536</text:p>
              </table:table-cell>
              <table:table-cell office:value-type="float" office:value="41418">
                <text:p>414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536">
                <text:p>80536</text:p>
              </table:table-cell>
              <table:table-cell office:value-type="float" office:value="41418">
                <text:p>414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536">
                <text:p>80536</text:p>
              </table:table-cell>
              <table:table-cell office:value-type="float" office:value="41418">
                <text:p>414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536">
                <text:p>80536</text:p>
              </table:table-cell>
              <table:table-cell office:value-type="float" office:value="41418">
                <text:p>414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0536">
                <text:p>80536</text:p>
              </table:table-cell>
              <table:table-cell office:value-type="float" office:value="41418">
                <text:p>414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536">
                <text:p>80536</text:p>
              </table:table-cell>
              <table:table-cell office:value-type="float" office:value="41418">
                <text:p>414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536">
                <text:p>80536</text:p>
              </table:table-cell>
              <table:table-cell office:value-type="float" office:value="41418">
                <text:p>414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0536">
                <text:p>80536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536">
                <text:p>80536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0536">
                <text:p>80536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536">
                <text:p>80536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0536">
                <text:p>80536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536">
                <text:p>80536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0536">
                <text:p>80536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0536">
                <text:p>80536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240">
                <text:p>25240</text:p>
              </table:table-cell>
              <table:table-cell office:value-type="float" office:value="11249">
                <text:p>112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240">
                <text:p>25240</text:p>
              </table:table-cell>
              <table:table-cell office:value-type="float" office:value="11249">
                <text:p>112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240">
                <text:p>25240</text:p>
              </table:table-cell>
              <table:table-cell office:value-type="float" office:value="11249">
                <text:p>112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240">
                <text:p>25240</text:p>
              </table:table-cell>
              <table:table-cell office:value-type="float" office:value="11249">
                <text:p>112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126cm" xlink:href=".." xlink:type="simple" chart:class="chart:line" chart:style-name="ch1">
        <chart:legend chart:legend-position="end" svg:x="27.198cm" svg:y="10.515cm" style:legend-expansion="high" chart:style-name="ch2"/>
        <chart:plot-area chart:style-name="ch3" table:cell-range-address="Sheet3.D2:Sheet3.E180" chart:data-source-has-labels="row" svg:x="0.633cm" svg:y="0.442cm" svg:width="25.932cm" svg:height="21.242cm">
          <chartooo:coordinate-region svg:x="1.81cm" svg:y="0.563cm" svg:width="24.755cm" svg:height="20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4:Sheet3.D180" chart:label-cell-address="Sheet3.D2:Sheet3.D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 meta-used</text:p>
                <text:list>
                  <text:list-item>
                    <text:p>patched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84">
                <text:p>11584</text:p>
              </table:table-cell>
              <table:table-cell office:value-type="float" office:value="11285">
                <text:p>11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84">
                <text:p>11584</text:p>
              </table:table-cell>
              <table:table-cell office:value-type="float" office:value="11285">
                <text:p>1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84">
                <text:p>11584</text:p>
              </table:table-cell>
              <table:table-cell office:value-type="float" office:value="11285">
                <text:p>11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84">
                <text:p>11584</text:p>
              </table:table-cell>
              <table:table-cell office:value-type="float" office:value="11285">
                <text:p>11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76">
                <text:p>32576</text:p>
              </table:table-cell>
              <table:table-cell office:value-type="float" office:value="29034">
                <text:p>29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584">
                <text:p>67584</text:p>
              </table:table-cell>
              <table:table-cell office:value-type="float" office:value="58454">
                <text:p>58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584">
                <text:p>67584</text:p>
              </table:table-cell>
              <table:table-cell office:value-type="float" office:value="58454">
                <text:p>58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584">
                <text:p>67584</text:p>
              </table:table-cell>
              <table:table-cell office:value-type="float" office:value="58454">
                <text:p>58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584">
                <text:p>67584</text:p>
              </table:table-cell>
              <table:table-cell office:value-type="float" office:value="58454">
                <text:p>58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584">
                <text:p>67584</text:p>
              </table:table-cell>
              <table:table-cell office:value-type="float" office:value="58454">
                <text:p>58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584">
                <text:p>67584</text:p>
              </table:table-cell>
              <table:table-cell office:value-type="float" office:value="58454">
                <text:p>584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84">
                <text:p>67584</text:p>
              </table:table-cell>
              <table:table-cell office:value-type="float" office:value="58454">
                <text:p>58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584">
                <text:p>67584</text:p>
              </table:table-cell>
              <table:table-cell office:value-type="float" office:value="58454">
                <text:p>58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520">
                <text:p>67520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520">
                <text:p>67520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520">
                <text:p>67520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520">
                <text:p>67520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520">
                <text:p>67520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520">
                <text:p>67520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520">
                <text:p>67520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520">
                <text:p>67520</text:p>
              </table:table-cell>
              <table:table-cell office:value-type="float" office:value="49029">
                <text:p>490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520">
                <text:p>67520</text:p>
              </table:table-cell>
              <table:table-cell office:value-type="float" office:value="39604">
                <text:p>39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520">
                <text:p>67520</text:p>
              </table:table-cell>
              <table:table-cell office:value-type="float" office:value="39604">
                <text:p>39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520">
                <text:p>67520</text:p>
              </table:table-cell>
              <table:table-cell office:value-type="float" office:value="39604">
                <text:p>396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20">
                <text:p>67520</text:p>
              </table:table-cell>
              <table:table-cell office:value-type="float" office:value="39604">
                <text:p>396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584">
                <text:p>67584</text:p>
              </table:table-cell>
              <table:table-cell office:value-type="float" office:value="39605">
                <text:p>39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584">
                <text:p>67584</text:p>
              </table:table-cell>
              <table:table-cell office:value-type="float" office:value="39605">
                <text:p>396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584">
                <text:p>67584</text:p>
              </table:table-cell>
              <table:table-cell office:value-type="float" office:value="39605">
                <text:p>39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584">
                <text:p>67584</text:p>
              </table:table-cell>
              <table:table-cell office:value-type="float" office:value="39605">
                <text:p>39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584">
                <text:p>67584</text:p>
              </table:table-cell>
              <table:table-cell office:value-type="float" office:value="30180">
                <text:p>30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584">
                <text:p>67584</text:p>
              </table:table-cell>
              <table:table-cell office:value-type="float" office:value="30180">
                <text:p>301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584">
                <text:p>67584</text:p>
              </table:table-cell>
              <table:table-cell office:value-type="float" office:value="30180">
                <text:p>301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584">
                <text:p>67584</text:p>
              </table:table-cell>
              <table:table-cell office:value-type="float" office:value="30180">
                <text:p>301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584">
                <text:p>67584</text:p>
              </table:table-cell>
              <table:table-cell office:value-type="float" office:value="30181">
                <text:p>30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584">
                <text:p>67584</text:p>
              </table:table-cell>
              <table:table-cell office:value-type="float" office:value="30181">
                <text:p>30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584">
                <text:p>67584</text:p>
              </table:table-cell>
              <table:table-cell office:value-type="float" office:value="30181">
                <text:p>30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584">
                <text:p>67584</text:p>
              </table:table-cell>
              <table:table-cell office:value-type="float" office:value="30181">
                <text:p>30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584">
                <text:p>6758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120">
                <text:p>69120</text:p>
              </table:table-cell>
              <table:table-cell office:value-type="float" office:value="60021">
                <text:p>60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848">
                <text:p>78848</text:p>
              </table:table-cell>
              <table:table-cell office:value-type="float" office:value="68234">
                <text:p>682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8848">
                <text:p>78848</text:p>
              </table:table-cell>
              <table:table-cell office:value-type="float" office:value="68234">
                <text:p>682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848">
                <text:p>78848</text:p>
              </table:table-cell>
              <table:table-cell office:value-type="float" office:value="68234">
                <text:p>682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848">
                <text:p>78848</text:p>
              </table:table-cell>
              <table:table-cell office:value-type="float" office:value="68234">
                <text:p>682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8848">
                <text:p>78848</text:p>
              </table:table-cell>
              <table:table-cell office:value-type="float" office:value="68235">
                <text:p>682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848">
                <text:p>78848</text:p>
              </table:table-cell>
              <table:table-cell office:value-type="float" office:value="68235">
                <text:p>68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848">
                <text:p>78848</text:p>
              </table:table-cell>
              <table:table-cell office:value-type="float" office:value="68235">
                <text:p>682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8848">
                <text:p>78848</text:p>
              </table:table-cell>
              <table:table-cell office:value-type="float" office:value="68235">
                <text:p>682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8784">
                <text:p>78784</text:p>
              </table:table-cell>
              <table:table-cell office:value-type="float" office:value="58743">
                <text:p>587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784">
                <text:p>78784</text:p>
              </table:table-cell>
              <table:table-cell office:value-type="float" office:value="58743">
                <text:p>587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784">
                <text:p>78784</text:p>
              </table:table-cell>
              <table:table-cell office:value-type="float" office:value="58743">
                <text:p>587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8784">
                <text:p>78784</text:p>
              </table:table-cell>
              <table:table-cell office:value-type="float" office:value="58743">
                <text:p>587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784">
                <text:p>78784</text:p>
              </table:table-cell>
              <table:table-cell office:value-type="float" office:value="58743">
                <text:p>587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784">
                <text:p>78784</text:p>
              </table:table-cell>
              <table:table-cell office:value-type="float" office:value="58743">
                <text:p>587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784">
                <text:p>78784</text:p>
              </table:table-cell>
              <table:table-cell office:value-type="float" office:value="58743">
                <text:p>587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784">
                <text:p>78784</text:p>
              </table:table-cell>
              <table:table-cell office:value-type="float" office:value="58743">
                <text:p>587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8784">
                <text:p>78784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784">
                <text:p>78784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8784">
                <text:p>78784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784">
                <text:p>78784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784">
                <text:p>78784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8784">
                <text:p>78784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8784">
                <text:p>78784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784">
                <text:p>78784</text:p>
              </table:table-cell>
              <table:table-cell office:value-type="float" office:value="49248">
                <text:p>492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8784">
                <text:p>78784</text:p>
              </table:table-cell>
              <table:table-cell office:value-type="float" office:value="39753">
                <text:p>397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8784">
                <text:p>78784</text:p>
              </table:table-cell>
              <table:table-cell office:value-type="float" office:value="39753">
                <text:p>397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8784">
                <text:p>78784</text:p>
              </table:table-cell>
              <table:table-cell office:value-type="float" office:value="39753">
                <text:p>397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784">
                <text:p>78784</text:p>
              </table:table-cell>
              <table:table-cell office:value-type="float" office:value="39753">
                <text:p>397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8784">
                <text:p>78784</text:p>
              </table:table-cell>
              <table:table-cell office:value-type="float" office:value="39753">
                <text:p>397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8784">
                <text:p>78784</text:p>
              </table:table-cell>
              <table:table-cell office:value-type="float" office:value="39753">
                <text:p>397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8784">
                <text:p>78784</text:p>
              </table:table-cell>
              <table:table-cell office:value-type="float" office:value="39753">
                <text:p>397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784">
                <text:p>78784</text:p>
              </table:table-cell>
              <table:table-cell office:value-type="float" office:value="39753">
                <text:p>397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8784">
                <text:p>78784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784">
                <text:p>78784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8784">
                <text:p>78784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8784">
                <text:p>78784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784">
                <text:p>78784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784">
                <text:p>78784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8784">
                <text:p>78784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8784">
                <text:p>78784</text:p>
              </table:table-cell>
              <table:table-cell office:value-type="float" office:value="30257">
                <text:p>302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648">
                <text:p>11648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648">
                <text:p>11648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648">
                <text:p>11648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648">
                <text:p>11648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93cm" xlink:href=".." xlink:type="simple" chart:class="chart:line" chart:style-name="ch1">
        <chart:legend chart:legend-position="end" svg:x="26.266cm" svg:y="10.448cm" style:legend-expansion="high" chart:style-name="ch2"/>
        <chart:plot-area chart:style-name="ch3" table:cell-range-address="Sheet3.G2:Sheet3.H180" chart:data-source-has-labels="row" svg:x="0.63cm" svg:y="0.439cm" svg:width="25.006cm" svg:height="21.115cm">
          <chartooo:coordinate-region svg:x="1.807cm" svg:y="0.56cm" svg:width="23.824cm" svg:height="19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180" chart:label-cell-address="Sheet3.G2:Sheet3.G3" chart:class="chart:line">
            <chart:data-point chart:repeated="177"/>
          </chart:series>
          <chart:series chart:style-name="ch7" chart:values-cell-range-address="Sheet3.H4:Sheet3.H180" chart:label-cell-address="Sheet3.H2:Sheet3.H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  <table:table-cell office:value-type="string">
                <text:p>patched-aggr meta-used</text:p>
                <text:list>
                  <text:list-item>
                    <text:p>patched-aggr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52">
                <text:p>1155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52">
                <text:p>1155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52">
                <text:p>1155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52">
                <text:p>11552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728">
                <text:p>33728</text:p>
              </table:table-cell>
              <table:table-cell office:value-type="float" office:value="30015">
                <text:p>30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600">
                <text:p>67600</text:p>
              </table:table-cell>
              <table:table-cell office:value-type="float" office:value="58516">
                <text:p>58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584">
                <text:p>67584</text:p>
              </table:table-cell>
              <table:table-cell office:value-type="float" office:value="49091">
                <text:p>490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584">
                <text:p>67584</text:p>
              </table:table-cell>
              <table:table-cell office:value-type="float" office:value="49091">
                <text:p>49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584">
                <text:p>67584</text:p>
              </table:table-cell>
              <table:table-cell office:value-type="float" office:value="49091">
                <text:p>490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584">
                <text:p>67584</text:p>
              </table:table-cell>
              <table:table-cell office:value-type="float" office:value="49091">
                <text:p>49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584">
                <text:p>67584</text:p>
              </table:table-cell>
              <table:table-cell office:value-type="float" office:value="49092">
                <text:p>49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584">
                <text:p>67584</text:p>
              </table:table-cell>
              <table:table-cell office:value-type="float" office:value="49092">
                <text:p>49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584">
                <text:p>67584</text:p>
              </table:table-cell>
              <table:table-cell office:value-type="float" office:value="49092">
                <text:p>49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584">
                <text:p>67584</text:p>
              </table:table-cell>
              <table:table-cell office:value-type="float" office:value="49092">
                <text:p>49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184">
                <text:p>61184</text:p>
              </table:table-cell>
              <table:table-cell office:value-type="float" office:value="39667">
                <text:p>39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184">
                <text:p>61184</text:p>
              </table:table-cell>
              <table:table-cell office:value-type="float" office:value="39667">
                <text:p>39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184">
                <text:p>61184</text:p>
              </table:table-cell>
              <table:table-cell office:value-type="float" office:value="39667">
                <text:p>39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184">
                <text:p>61184</text:p>
              </table:table-cell>
              <table:table-cell office:value-type="float" office:value="39667">
                <text:p>39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184">
                <text:p>61184</text:p>
              </table:table-cell>
              <table:table-cell office:value-type="float" office:value="39668">
                <text:p>39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184">
                <text:p>61184</text:p>
              </table:table-cell>
              <table:table-cell office:value-type="float" office:value="39668">
                <text:p>39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184">
                <text:p>61184</text:p>
              </table:table-cell>
              <table:table-cell office:value-type="float" office:value="39668">
                <text:p>39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184">
                <text:p>61184</text:p>
              </table:table-cell>
              <table:table-cell office:value-type="float" office:value="39668">
                <text:p>396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600">
                <text:p>51600</text:p>
              </table:table-cell>
              <table:table-cell office:value-type="float" office:value="30243">
                <text:p>30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000">
                <text:p>42000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5584">
                <text:p>65584</text:p>
              </table:table-cell>
              <table:table-cell office:value-type="float" office:value="56891">
                <text:p>568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800">
                <text:p>78800</text:p>
              </table:table-cell>
              <table:table-cell office:value-type="float" office:value="68297">
                <text:p>68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8800">
                <text:p>78800</text:p>
              </table:table-cell>
              <table:table-cell office:value-type="float" office:value="68297">
                <text:p>682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8800">
                <text:p>78800</text:p>
              </table:table-cell>
              <table:table-cell office:value-type="float" office:value="68297">
                <text:p>682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800">
                <text:p>78800</text:p>
              </table:table-cell>
              <table:table-cell office:value-type="float" office:value="68297">
                <text:p>682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8800">
                <text:p>78800</text:p>
              </table:table-cell>
              <table:table-cell office:value-type="float" office:value="68298">
                <text:p>682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800">
                <text:p>78800</text:p>
              </table:table-cell>
              <table:table-cell office:value-type="float" office:value="68298">
                <text:p>682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8800">
                <text:p>78800</text:p>
              </table:table-cell>
              <table:table-cell office:value-type="float" office:value="68298">
                <text:p>68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8800">
                <text:p>78800</text:p>
              </table:table-cell>
              <table:table-cell office:value-type="float" office:value="68298">
                <text:p>682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8784">
                <text:p>78784</text:p>
              </table:table-cell>
              <table:table-cell office:value-type="float" office:value="58803">
                <text:p>588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784">
                <text:p>78784</text:p>
              </table:table-cell>
              <table:table-cell office:value-type="float" office:value="58803">
                <text:p>588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784">
                <text:p>78784</text:p>
              </table:table-cell>
              <table:table-cell office:value-type="float" office:value="58803">
                <text:p>588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8784">
                <text:p>78784</text:p>
              </table:table-cell>
              <table:table-cell office:value-type="float" office:value="58803">
                <text:p>588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784">
                <text:p>78784</text:p>
              </table:table-cell>
              <table:table-cell office:value-type="float" office:value="58806">
                <text:p>588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784">
                <text:p>78784</text:p>
              </table:table-cell>
              <table:table-cell office:value-type="float" office:value="58806">
                <text:p>588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784">
                <text:p>78784</text:p>
              </table:table-cell>
              <table:table-cell office:value-type="float" office:value="58806">
                <text:p>588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784">
                <text:p>78784</text:p>
              </table:table-cell>
              <table:table-cell office:value-type="float" office:value="58806">
                <text:p>588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096">
                <text:p>74096</text:p>
              </table:table-cell>
              <table:table-cell office:value-type="float" office:value="49311">
                <text:p>493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056">
                <text:p>67056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016">
                <text:p>60016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600">
                <text:p>11600</text:p>
              </table:table-cell>
              <table:table-cell office:value-type="float" office:value="11399">
                <text:p>113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600">
                <text:p>11600</text:p>
              </table:table-cell>
              <table:table-cell office:value-type="float" office:value="11399">
                <text:p>113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600">
                <text:p>11600</text:p>
              </table:table-cell>
              <table:table-cell office:value-type="float" office:value="11399">
                <text:p>11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600">
                <text:p>11600</text:p>
              </table:table-cell>
              <table:table-cell office:value-type="float" office:value="11399">
                <text:p>113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66cm" xlink:href=".." xlink:type="simple" chart:class="chart:line" chart:style-name="ch1">
        <chart:legend chart:legend-position="end" svg:x="26.266cm" svg:y="10.435cm" style:legend-expansion="high" chart:style-name="ch2"/>
        <chart:plot-area chart:style-name="ch3" table:cell-range-address="Sheet3.A2:Sheet3.A180 Sheet3.G2:Sheet3.G180" chart:data-source-has-labels="row" svg:x="0.63cm" svg:y="0.439cm" svg:width="25.006cm" svg:height="21.088cm">
          <chartooo:coordinate-region svg:x="1.992cm" svg:y="0.56cm" svg:width="23.638cm" svg:height="19.9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G4:Sheet3.G180" chart:label-cell-address="Sheet3.G2:Sheet3.G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40">
                <text:p>13440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40">
                <text:p>13440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40">
                <text:p>13440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40">
                <text:p>13440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768">
                <text:p>32768</text:p>
              </table:table-cell>
              <table:table-cell office:value-type="float" office:value="34992">
                <text:p>34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544">
                <text:p>123544</text:p>
              </table:table-cell>
              <table:table-cell office:value-type="float" office:value="126112">
                <text:p>126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3640">
                <text:p>223640</text:p>
              </table:table-cell>
              <table:table-cell office:value-type="float" office:value="225760">
                <text:p>2257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328">
                <text:p>324328</text:p>
              </table:table-cell>
              <table:table-cell office:value-type="float" office:value="324720">
                <text:p>3247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2248">
                <text:p>422248</text:p>
              </table:table-cell>
              <table:table-cell office:value-type="float" office:value="420816">
                <text:p>420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0424">
                <text:p>520424</text:p>
              </table:table-cell>
              <table:table-cell office:value-type="float" office:value="517216">
                <text:p>517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3416">
                <text:p>573416</text:p>
              </table:table-cell>
              <table:table-cell office:value-type="float" office:value="571552">
                <text:p>5715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3416">
                <text:p>573416</text:p>
              </table:table-cell>
              <table:table-cell office:value-type="float" office:value="571536">
                <text:p>571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3416">
                <text:p>573416</text:p>
              </table:table-cell>
              <table:table-cell office:value-type="float" office:value="507536">
                <text:p>507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3416">
                <text:p>573416</text:p>
              </table:table-cell>
              <table:table-cell office:value-type="float" office:value="411536">
                <text:p>4115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3416">
                <text:p>573416</text:p>
              </table:table-cell>
              <table:table-cell office:value-type="float" office:value="315536">
                <text:p>3155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3416">
                <text:p>573416</text:p>
              </table:table-cell>
              <table:table-cell office:value-type="float" office:value="364736">
                <text:p>3647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3416">
                <text:p>573416</text:p>
              </table:table-cell>
              <table:table-cell office:value-type="float" office:value="449296">
                <text:p>4492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3416">
                <text:p>573416</text:p>
              </table:table-cell>
              <table:table-cell office:value-type="float" office:value="530896">
                <text:p>5308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6648">
                <text:p>636648</text:p>
              </table:table-cell>
              <table:table-cell office:value-type="float" office:value="622048">
                <text:p>6220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85416">
                <text:p>685416</text:p>
              </table:table-cell>
              <table:table-cell office:value-type="float" office:value="683552">
                <text:p>683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5416">
                <text:p>685416</text:p>
              </table:table-cell>
              <table:table-cell office:value-type="float" office:value="683536">
                <text:p>6835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5416">
                <text:p>685416</text:p>
              </table:table-cell>
              <table:table-cell office:value-type="float" office:value="636608">
                <text:p>6366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85416">
                <text:p>685416</text:p>
              </table:table-cell>
              <table:table-cell office:value-type="float" office:value="566192">
                <text:p>5661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5416">
                <text:p>685416</text:p>
              </table:table-cell>
              <table:table-cell office:value-type="float" office:value="495792">
                <text:p>4957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1976">
                <text:p>111976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1976">
                <text:p>111976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1976">
                <text:p>111976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1976">
                <text:p>111976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4cm" svg:height="22.577cm" xlink:href=".." xlink:type="simple" chart:class="chart:line" chart:style-name="ch1">
        <chart:legend chart:legend-position="end" svg:x="27.194cm" svg:y="10.74cm" style:legend-expansion="high" chart:style-name="ch2"/>
        <chart:plot-area chart:style-name="ch3" table:cell-range-address="Sheet3.C2:Sheet3.C180 Sheet3.I2:Sheet3.I180" chart:data-source-has-labels="row" svg:x="0.631cm" svg:y="0.451cm" svg:width="25.932cm" svg:height="21.675cm">
          <chartooo:coordinate-region svg:x="1.993cm" svg:y="0.572cm" svg:width="24.569cm" svg:height="20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I4:Sheet3.I180" chart:label-cell-address="Sheet3.I2:Sheet3.I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-aggr rss-all</text:p>
                <text:list>
                  <text:list-item>
                    <text:p>patched-aggr</text:p>
                  </text:list-item>
                  <text:list-item>
                    <text:p>rss-all</text:p>
                  </text:list-item>
                </text:list>
                <draw:g>
                  <svg:desc>Sheet3.I2:Sheet3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I4:Sheet3.I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220">
                <text:p>33220</text:p>
              </table:table-cell>
              <table:table-cell office:value-type="float" office:value="33080">
                <text:p>330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588">
                <text:p>75588</text:p>
              </table:table-cell>
              <table:table-cell office:value-type="float" office:value="73384">
                <text:p>73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588">
                <text:p>75588</text:p>
              </table:table-cell>
              <table:table-cell office:value-type="float" office:value="73384">
                <text:p>73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588">
                <text:p>75588</text:p>
              </table:table-cell>
              <table:table-cell office:value-type="float" office:value="73384">
                <text:p>73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588">
                <text:p>75588</text:p>
              </table:table-cell>
              <table:table-cell office:value-type="float" office:value="73384">
                <text:p>73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128">
                <text:p>117128</text:p>
              </table:table-cell>
              <table:table-cell office:value-type="float" office:value="109548">
                <text:p>109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5520">
                <text:p>185520</text:p>
              </table:table-cell>
              <table:table-cell office:value-type="float" office:value="189016">
                <text:p>189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520">
                <text:p>185520</text:p>
              </table:table-cell>
              <table:table-cell office:value-type="float" office:value="189016">
                <text:p>189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5520">
                <text:p>185520</text:p>
              </table:table-cell>
              <table:table-cell office:value-type="float" office:value="189016">
                <text:p>189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520">
                <text:p>185520</text:p>
              </table:table-cell>
              <table:table-cell office:value-type="float" office:value="189016">
                <text:p>189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520">
                <text:p>185520</text:p>
              </table:table-cell>
              <table:table-cell office:value-type="float" office:value="189016">
                <text:p>189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8492">
                <text:p>178492</text:p>
              </table:table-cell>
              <table:table-cell office:value-type="float" office:value="181908">
                <text:p>181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8492">
                <text:p>178492</text:p>
              </table:table-cell>
              <table:table-cell office:value-type="float" office:value="181908">
                <text:p>181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492">
                <text:p>178492</text:p>
              </table:table-cell>
              <table:table-cell office:value-type="float" office:value="181908">
                <text:p>1819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8404">
                <text:p>178404</text:p>
              </table:table-cell>
              <table:table-cell office:value-type="float" office:value="182020">
                <text:p>1820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8836">
                <text:p>178836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692">
                <text:p>178692</text:p>
              </table:table-cell>
              <table:table-cell office:value-type="float" office:value="166332">
                <text:p>166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8692">
                <text:p>178692</text:p>
              </table:table-cell>
              <table:table-cell office:value-type="float" office:value="156464">
                <text:p>1564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0292">
                <text:p>190292</text:p>
              </table:table-cell>
              <table:table-cell office:value-type="float" office:value="181096">
                <text:p>1810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1712">
                <text:p>191712</text:p>
              </table:table-cell>
              <table:table-cell office:value-type="float" office:value="194680">
                <text:p>1946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1712">
                <text:p>191712</text:p>
              </table:table-cell>
              <table:table-cell office:value-type="float" office:value="194680">
                <text:p>1946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1712">
                <text:p>191712</text:p>
              </table:table-cell>
              <table:table-cell office:value-type="float" office:value="194680">
                <text:p>1946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1712">
                <text:p>191712</text:p>
              </table:table-cell>
              <table:table-cell office:value-type="float" office:value="185200">
                <text:p>1852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1788">
                <text:p>191788</text:p>
              </table:table-cell>
              <table:table-cell office:value-type="float" office:value="185272">
                <text:p>185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1788">
                <text:p>191788</text:p>
              </table:table-cell>
              <table:table-cell office:value-type="float" office:value="185272">
                <text:p>1852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1788">
                <text:p>191788</text:p>
              </table:table-cell>
              <table:table-cell office:value-type="float" office:value="185272">
                <text:p>1852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1788">
                <text:p>191788</text:p>
              </table:table-cell>
              <table:table-cell office:value-type="float" office:value="185272">
                <text:p>1852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1788">
                <text:p>191788</text:p>
              </table:table-cell>
              <table:table-cell office:value-type="float" office:value="185292">
                <text:p>1852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1788">
                <text:p>191788</text:p>
              </table:table-cell>
              <table:table-cell office:value-type="float" office:value="180828">
                <text:p>180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1788">
                <text:p>191788</text:p>
              </table:table-cell>
              <table:table-cell office:value-type="float" office:value="173816">
                <text:p>1738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1788">
                <text:p>191788</text:p>
              </table:table-cell>
              <table:table-cell office:value-type="float" office:value="166868">
                <text:p>1668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548">
                <text:p>136548</text:p>
              </table:table-cell>
              <table:table-cell office:value-type="float" office:value="118476">
                <text:p>1184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6548">
                <text:p>136548</text:p>
              </table:table-cell>
              <table:table-cell office:value-type="float" office:value="118476">
                <text:p>1184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548">
                <text:p>136548</text:p>
              </table:table-cell>
              <table:table-cell office:value-type="float" office:value="118476">
                <text:p>1184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6548">
                <text:p>136548</text:p>
              </table:table-cell>
              <table:table-cell office:value-type="float" office:value="118476">
                <text:p>1184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